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21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/>
          <table:table-cell table:style-name="ce2" office:value-type="string" calcext:value-type="string">
            <text:p><text:a xlink:href="https://reader.izneo.com/read/" xlink:type="simple">https://reader.izneo.com/read/</text:a></text:p>
          </table:table-cell>
        </table:table-row>
        <table:table-row table:style-name="ro1">
          <table:table-cell office:value-type="string" calcext:value-type="string">
            <text:p>9782800180847</text:p>
          </table:table-cell>
          <table:table-cell table:formula="of:=[.$B$1]&amp;[.A2]&amp;&quot;/[0:300]&quot;" office:value-type="string" office:string-value="https://reader.izneo.com/read/9782800180847/[0:300]" calcext:value-type="string">
            <text:p>https://reader.izneo.com/read/9782800180847/[0:300]</text:p>
          </table:table-cell>
        </table:table-row>
        <table:table-row table:style-name="ro1">
          <table:table-cell office:value-type="string" calcext:value-type="string">
            <text:p>9782800180854</text:p>
          </table:table-cell>
          <table:table-cell table:formula="of:=[.$B$1]&amp;[.A3]&amp;&quot;/[0:300]&quot;" office:value-type="string" office:string-value="https://reader.izneo.com/read/9782800180854/[0:300]" calcext:value-type="string">
            <text:p>https://reader.izneo.com/read/9782800180854/[0:300]</text:p>
          </table:table-cell>
        </table:table-row>
        <table:table-row table:style-name="ro1">
          <table:table-cell office:value-type="string" calcext:value-type="string">
            <text:p>9782800180885</text:p>
          </table:table-cell>
          <table:table-cell table:formula="of:=[.$B$1]&amp;[.A4]&amp;&quot;/[0:300]&quot;" office:value-type="string" office:string-value="https://reader.izneo.com/read/9782800180885/[0:300]" calcext:value-type="string">
            <text:p>https://reader.izneo.com/read/9782800180885/[0:300]</text:p>
          </table:table-cell>
        </table:table-row>
        <table:table-row table:style-name="ro1">
          <table:table-cell office:value-type="string" calcext:value-type="string">
            <text:p>9782800180892</text:p>
          </table:table-cell>
          <table:table-cell table:formula="of:=[.$B$1]&amp;[.A5]&amp;&quot;/[0:300]&quot;" office:value-type="string" office:string-value="https://reader.izneo.com/read/9782800180892/[0:300]" calcext:value-type="string">
            <text:p>https://reader.izneo.com/read/9782800180892/[0:300]</text:p>
          </table:table-cell>
        </table:table-row>
        <table:table-row table:style-name="ro1">
          <table:table-cell office:value-type="string" calcext:value-type="string">
            <text:p>9782800180908</text:p>
          </table:table-cell>
          <table:table-cell table:formula="of:=[.$B$1]&amp;[.A6]&amp;&quot;/[0:300]&quot;" office:value-type="string" office:string-value="https://reader.izneo.com/read/9782800180908/[0:300]" calcext:value-type="string">
            <text:p>https://reader.izneo.com/read/9782800180908/[0:300]</text:p>
          </table:table-cell>
        </table:table-row>
        <table:table-row table:style-name="ro1">
          <table:table-cell office:value-type="string" calcext:value-type="string">
            <text:p>9782800180915</text:p>
          </table:table-cell>
          <table:table-cell table:formula="of:=[.$B$1]&amp;[.A7]&amp;&quot;/[0:300]&quot;" office:value-type="string" office:string-value="https://reader.izneo.com/read/9782800180915/[0:300]" calcext:value-type="string">
            <text:p>https://reader.izneo.com/read/9782800180915/[0:300]</text:p>
          </table:table-cell>
        </table:table-row>
        <table:table-row table:style-name="ro1">
          <table:table-cell office:value-type="string" calcext:value-type="string">
            <text:p>9782800180922</text:p>
          </table:table-cell>
          <table:table-cell table:formula="of:=[.$B$1]&amp;[.A8]&amp;&quot;/[0:300]&quot;" office:value-type="string" office:string-value="https://reader.izneo.com/read/9782800180922/[0:300]" calcext:value-type="string">
            <text:p>https://reader.izneo.com/read/9782800180922/[0:300]</text:p>
          </table:table-cell>
        </table:table-row>
        <table:table-row table:style-name="ro1">
          <table:table-cell office:value-type="string" calcext:value-type="string">
            <text:p>9782800180939</text:p>
          </table:table-cell>
          <table:table-cell table:formula="of:=[.$B$1]&amp;[.A9]&amp;&quot;/[0:300]&quot;" office:value-type="string" office:string-value="https://reader.izneo.com/read/9782800180939/[0:300]" calcext:value-type="string">
            <text:p>https://reader.izneo.com/read/9782800180939/[0:300]</text:p>
          </table:table-cell>
        </table:table-row>
        <table:table-row table:style-name="ro1">
          <table:table-cell office:value-type="string" calcext:value-type="string">
            <text:p>9782800180946</text:p>
          </table:table-cell>
          <table:table-cell table:formula="of:=[.$B$1]&amp;[.A10]&amp;&quot;/[0:300]&quot;" office:value-type="string" office:string-value="https://reader.izneo.com/read/9782800180946/[0:300]" calcext:value-type="string">
            <text:p>https://reader.izneo.com/read/9782800180946/[0:300]</text:p>
          </table:table-cell>
        </table:table-row>
        <table:table-row table:style-name="ro1">
          <table:table-cell office:value-type="string" calcext:value-type="string">
            <text:p>9782800180960</text:p>
          </table:table-cell>
          <table:table-cell table:formula="of:=[.$B$1]&amp;[.A11]&amp;&quot;/[0:300]&quot;" office:value-type="string" office:string-value="https://reader.izneo.com/read/9782800180960/[0:300]" calcext:value-type="string">
            <text:p>https://reader.izneo.com/read/9782800180960/[0:300]</text:p>
          </table:table-cell>
        </table:table-row>
        <table:table-row table:style-name="ro1">
          <table:table-cell office:value-type="string" calcext:value-type="string">
            <text:p>9782800180977</text:p>
          </table:table-cell>
          <table:table-cell table:formula="of:=[.$B$1]&amp;[.A12]&amp;&quot;/[0:300]&quot;" office:value-type="string" office:string-value="https://reader.izneo.com/read/9782800180977/[0:300]" calcext:value-type="string">
            <text:p>https://reader.izneo.com/read/9782800180977/[0:300]</text:p>
          </table:table-cell>
        </table:table-row>
        <table:table-row table:style-name="ro1">
          <table:table-cell office:value-type="string" calcext:value-type="string">
            <text:p>9782800181004</text:p>
          </table:table-cell>
          <table:table-cell table:formula="of:=[.$B$1]&amp;[.A13]&amp;&quot;/[0:300]&quot;" office:value-type="string" office:string-value="https://reader.izneo.com/read/9782800181004/[0:300]" calcext:value-type="string">
            <text:p>https://reader.izneo.com/read/9782800181004/[0:300]</text:p>
          </table:table-cell>
        </table:table-row>
        <table:table-row table:style-name="ro1">
          <table:table-cell office:value-type="string" calcext:value-type="string">
            <text:p>9782800181011</text:p>
          </table:table-cell>
          <table:table-cell table:formula="of:=[.$B$1]&amp;[.A14]&amp;&quot;/[0:300]&quot;" office:value-type="string" office:string-value="https://reader.izneo.com/read/9782800181011/[0:300]" calcext:value-type="string">
            <text:p>https://reader.izneo.com/read/9782800181011/[0:300]</text:p>
          </table:table-cell>
        </table:table-row>
        <table:table-row table:style-name="ro1">
          <table:table-cell office:value-type="string" calcext:value-type="string">
            <text:p>9782800181738</text:p>
          </table:table-cell>
          <table:table-cell table:formula="of:=[.$B$1]&amp;[.A15]&amp;&quot;/[0:300]&quot;" office:value-type="string" office:string-value="https://reader.izneo.com/read/9782800181738/[0:300]" calcext:value-type="string">
            <text:p>https://reader.izneo.com/read/9782800181738/[0:300]</text:p>
          </table:table-cell>
        </table:table-row>
        <table:table-row table:style-name="ro1">
          <table:table-cell office:value-type="string" calcext:value-type="string">
            <text:p>9782800181820</text:p>
          </table:table-cell>
          <table:table-cell table:formula="of:=[.$B$1]&amp;[.A16]&amp;&quot;/[0:300]&quot;" office:value-type="string" office:string-value="https://reader.izneo.com/read/9782800181820/[0:300]" calcext:value-type="string">
            <text:p>https://reader.izneo.com/read/9782800181820/[0:300]</text:p>
          </table:table-cell>
        </table:table-row>
        <table:table-row table:style-name="ro1">
          <table:table-cell office:value-type="string" calcext:value-type="string">
            <text:p>9782800181837</text:p>
          </table:table-cell>
          <table:table-cell table:formula="of:=[.$B$1]&amp;[.A17]&amp;&quot;/[0:300]&quot;" office:value-type="string" office:string-value="https://reader.izneo.com/read/9782800181837/[0:300]" calcext:value-type="string">
            <text:p>https://reader.izneo.com/read/9782800181837/[0:300]</text:p>
          </table:table-cell>
        </table:table-row>
        <table:table-row table:style-name="ro1">
          <table:table-cell office:value-type="string" calcext:value-type="string">
            <text:p>9782800181844</text:p>
          </table:table-cell>
          <table:table-cell table:formula="of:=[.$B$1]&amp;[.A18]&amp;&quot;/[0:300]&quot;" office:value-type="string" office:string-value="https://reader.izneo.com/read/9782800181844/[0:300]" calcext:value-type="string">
            <text:p>https://reader.izneo.com/read/9782800181844/[0:300]</text:p>
          </table:table-cell>
        </table:table-row>
        <table:table-row table:style-name="ro1">
          <table:table-cell office:value-type="string" calcext:value-type="string">
            <text:p>9782800181875</text:p>
          </table:table-cell>
          <table:table-cell table:formula="of:=[.$B$1]&amp;[.A19]&amp;&quot;/[0:300]&quot;" office:value-type="string" office:string-value="https://reader.izneo.com/read/9782800181875/[0:300]" calcext:value-type="string">
            <text:p>https://reader.izneo.com/read/9782800181875/[0:300]</text:p>
          </table:table-cell>
        </table:table-row>
        <table:table-row table:style-name="ro1">
          <table:table-cell office:value-type="string" calcext:value-type="string">
            <text:p>9782800181882</text:p>
          </table:table-cell>
          <table:table-cell table:formula="of:=[.$B$1]&amp;[.A20]&amp;&quot;/[0:300]&quot;" office:value-type="string" office:string-value="https://reader.izneo.com/read/9782800181882/[0:300]" calcext:value-type="string">
            <text:p>https://reader.izneo.com/read/9782800181882/[0:300]</text:p>
          </table:table-cell>
        </table:table-row>
        <table:table-row table:style-name="ro1">
          <table:table-cell office:value-type="string" calcext:value-type="string">
            <text:p>9782800181899</text:p>
          </table:table-cell>
          <table:table-cell table:formula="of:=[.$B$1]&amp;[.A21]&amp;&quot;/[0:300]&quot;" office:value-type="string" office:string-value="https://reader.izneo.com/read/9782800181899/[0:300]" calcext:value-type="string">
            <text:p>https://reader.izneo.com/read/9782800181899/[0:300]</text:p>
          </table:table-cell>
        </table:table-row>
        <table:table-row table:style-name="ro1">
          <table:table-cell office:value-type="string" calcext:value-type="string">
            <text:p>9782800181905</text:p>
          </table:table-cell>
          <table:table-cell table:formula="of:=[.$B$1]&amp;[.A22]&amp;&quot;/[0:300]&quot;" office:value-type="string" office:string-value="https://reader.izneo.com/read/9782800181905/[0:300]" calcext:value-type="string">
            <text:p>https://reader.izneo.com/read/9782800181905/[0:300]</text:p>
          </table:table-cell>
        </table:table-row>
        <table:table-row table:style-name="ro1">
          <table:table-cell office:value-type="string" calcext:value-type="string">
            <text:p>9782800181912</text:p>
          </table:table-cell>
          <table:table-cell table:formula="of:=[.$B$1]&amp;[.A23]&amp;&quot;/[0:300]&quot;" office:value-type="string" office:string-value="https://reader.izneo.com/read/9782800181912/[0:300]" calcext:value-type="string">
            <text:p>https://reader.izneo.com/read/9782800181912/[0:300]</text:p>
          </table:table-cell>
        </table:table-row>
        <table:table-row table:style-name="ro1">
          <table:table-cell office:value-type="string" calcext:value-type="string">
            <text:p>9782800181936</text:p>
          </table:table-cell>
          <table:table-cell table:formula="of:=[.$B$1]&amp;[.A24]&amp;&quot;/[0:300]&quot;" office:value-type="string" office:string-value="https://reader.izneo.com/read/9782800181936/[0:300]" calcext:value-type="string">
            <text:p>https://reader.izneo.com/read/9782800181936/[0:300]</text:p>
          </table:table-cell>
        </table:table-row>
        <table:table-row table:style-name="ro1">
          <table:table-cell office:value-type="string" calcext:value-type="string">
            <text:p>9782800181967</text:p>
          </table:table-cell>
          <table:table-cell table:formula="of:=[.$B$1]&amp;[.A25]&amp;&quot;/[0:300]&quot;" office:value-type="string" office:string-value="https://reader.izneo.com/read/9782800181967/[0:300]" calcext:value-type="string">
            <text:p>https://reader.izneo.com/read/9782800181967/[0:300]</text:p>
          </table:table-cell>
        </table:table-row>
        <table:table-row table:style-name="ro1">
          <table:table-cell office:value-type="string" calcext:value-type="string">
            <text:p>9782800181974</text:p>
          </table:table-cell>
          <table:table-cell table:formula="of:=[.$B$1]&amp;[.A26]&amp;&quot;/[0:300]&quot;" office:value-type="string" office:string-value="https://reader.izneo.com/read/9782800181974/[0:300]" calcext:value-type="string">
            <text:p>https://reader.izneo.com/read/9782800181974/[0:300]</text:p>
          </table:table-cell>
        </table:table-row>
        <table:table-row table:style-name="ro1">
          <table:table-cell office:value-type="string" calcext:value-type="string">
            <text:p>9782800181981</text:p>
          </table:table-cell>
          <table:table-cell table:formula="of:=[.$B$1]&amp;[.A27]&amp;&quot;/[0:300]&quot;" office:value-type="string" office:string-value="https://reader.izneo.com/read/9782800181981/[0:300]" calcext:value-type="string">
            <text:p>https://reader.izneo.com/read/9782800181981/[0:300]</text:p>
          </table:table-cell>
        </table:table-row>
        <table:table-row table:style-name="ro1">
          <table:table-cell office:value-type="string" calcext:value-type="string">
            <text:p>9782800182001</text:p>
          </table:table-cell>
          <table:table-cell table:formula="of:=[.$B$1]&amp;[.A28]&amp;&quot;/[0:300]&quot;" office:value-type="string" office:string-value="https://reader.izneo.com/read/9782800182001/[0:300]" calcext:value-type="string">
            <text:p>https://reader.izneo.com/read/9782800182001/[0:300]</text:p>
          </table:table-cell>
        </table:table-row>
        <table:table-row table:style-name="ro1">
          <table:table-cell office:value-type="string" calcext:value-type="string">
            <text:p>9782800182018</text:p>
          </table:table-cell>
          <table:table-cell table:formula="of:=[.$B$1]&amp;[.A29]&amp;&quot;/[0:300]&quot;" office:value-type="string" office:string-value="https://reader.izneo.com/read/9782800182018/[0:300]" calcext:value-type="string">
            <text:p>https://reader.izneo.com/read/9782800182018/[0:300]</text:p>
          </table:table-cell>
        </table:table-row>
        <table:table-row table:style-name="ro1">
          <table:table-cell office:value-type="string" calcext:value-type="string">
            <text:p>9782800182025</text:p>
          </table:table-cell>
          <table:table-cell table:formula="of:=[.$B$1]&amp;[.A30]&amp;&quot;/[0:300]&quot;" office:value-type="string" office:string-value="https://reader.izneo.com/read/9782800182025/[0:300]" calcext:value-type="string">
            <text:p>https://reader.izneo.com/read/9782800182025/[0:300]</text:p>
          </table:table-cell>
        </table:table-row>
        <table:table-row table:style-name="ro1">
          <table:table-cell office:value-type="string" calcext:value-type="string">
            <text:p>9782800182056</text:p>
          </table:table-cell>
          <table:table-cell table:formula="of:=[.$B$1]&amp;[.A31]&amp;&quot;/[0:300]&quot;" office:value-type="string" office:string-value="https://reader.izneo.com/read/9782800182056/[0:300]" calcext:value-type="string">
            <text:p>https://reader.izneo.com/read/9782800182056/[0:300]</text:p>
          </table:table-cell>
        </table:table-row>
        <table:table-row table:style-name="ro1">
          <table:table-cell office:value-type="string" calcext:value-type="string">
            <text:p>9782800182186</text:p>
          </table:table-cell>
          <table:table-cell table:formula="of:=[.$B$1]&amp;[.A32]&amp;&quot;/[0:300]&quot;" office:value-type="string" office:string-value="https://reader.izneo.com/read/9782800182186/[0:300]" calcext:value-type="string">
            <text:p>https://reader.izneo.com/read/9782800182186/[0:300]</text:p>
          </table:table-cell>
        </table:table-row>
        <table:table-row table:style-name="ro1">
          <table:table-cell office:value-type="string" calcext:value-type="string">
            <text:p>9782800182209</text:p>
          </table:table-cell>
          <table:table-cell table:formula="of:=[.$B$1]&amp;[.A33]&amp;&quot;/[0:300]&quot;" office:value-type="string" office:string-value="https://reader.izneo.com/read/9782800182209/[0:300]" calcext:value-type="string">
            <text:p>https://reader.izneo.com/read/9782800182209/[0:300]</text:p>
          </table:table-cell>
        </table:table-row>
        <table:table-row table:style-name="ro1">
          <table:table-cell office:value-type="string" calcext:value-type="string">
            <text:p>9782800182230</text:p>
          </table:table-cell>
          <table:table-cell table:formula="of:=[.$B$1]&amp;[.A34]&amp;&quot;/[0:300]&quot;" office:value-type="string" office:string-value="https://reader.izneo.com/read/9782800182230/[0:300]" calcext:value-type="string">
            <text:p>https://reader.izneo.com/read/9782800182230/[0:300]</text:p>
          </table:table-cell>
        </table:table-row>
        <table:table-row table:style-name="ro1">
          <table:table-cell office:value-type="string" calcext:value-type="string">
            <text:p>9782800182247</text:p>
          </table:table-cell>
          <table:table-cell table:formula="of:=[.$B$1]&amp;[.A35]&amp;&quot;/[0:300]&quot;" office:value-type="string" office:string-value="https://reader.izneo.com/read/9782800182247/[0:300]" calcext:value-type="string">
            <text:p>https://reader.izneo.com/read/9782800182247/[0:300]</text:p>
          </table:table-cell>
        </table:table-row>
        <table:table-row table:style-name="ro1">
          <table:table-cell office:value-type="string" calcext:value-type="string">
            <text:p>9782800182285</text:p>
          </table:table-cell>
          <table:table-cell table:formula="of:=[.$B$1]&amp;[.A36]&amp;&quot;/[0:300]&quot;" office:value-type="string" office:string-value="https://reader.izneo.com/read/9782800182285/[0:300]" calcext:value-type="string">
            <text:p>https://reader.izneo.com/read/9782800182285/[0:300]</text:p>
          </table:table-cell>
        </table:table-row>
        <table:table-row table:style-name="ro1">
          <table:table-cell office:value-type="string" calcext:value-type="string">
            <text:p>9782800182292</text:p>
          </table:table-cell>
          <table:table-cell table:formula="of:=[.$B$1]&amp;[.A37]&amp;&quot;/[0:300]&quot;" office:value-type="string" office:string-value="https://reader.izneo.com/read/9782800182292/[0:300]" calcext:value-type="string">
            <text:p>https://reader.izneo.com/read/9782800182292/[0:300]</text:p>
          </table:table-cell>
        </table:table-row>
        <table:table-row table:style-name="ro1">
          <table:table-cell office:value-type="string" calcext:value-type="string">
            <text:p>9782800182308</text:p>
          </table:table-cell>
          <table:table-cell table:formula="of:=[.$B$1]&amp;[.A38]&amp;&quot;/[0:300]&quot;" office:value-type="string" office:string-value="https://reader.izneo.com/read/9782800182308/[0:300]" calcext:value-type="string">
            <text:p>https://reader.izneo.com/read/9782800182308/[0:300]</text:p>
          </table:table-cell>
        </table:table-row>
        <table:table-row table:style-name="ro1">
          <table:table-cell office:value-type="string" calcext:value-type="string">
            <text:p>9782800182384</text:p>
          </table:table-cell>
          <table:table-cell table:formula="of:=[.$B$1]&amp;[.A39]&amp;&quot;/[0:300]&quot;" office:value-type="string" office:string-value="https://reader.izneo.com/read/9782800182384/[0:300]" calcext:value-type="string">
            <text:p>https://reader.izneo.com/read/9782800182384/[0:300]</text:p>
          </table:table-cell>
        </table:table-row>
        <table:table-row table:style-name="ro1">
          <table:table-cell office:value-type="string" calcext:value-type="string">
            <text:p>9782800182391</text:p>
          </table:table-cell>
          <table:table-cell table:formula="of:=[.$B$1]&amp;[.A40]&amp;&quot;/[0:300]&quot;" office:value-type="string" office:string-value="https://reader.izneo.com/read/9782800182391/[0:300]" calcext:value-type="string">
            <text:p>https://reader.izneo.com/read/9782800182391/[0:300]</text:p>
          </table:table-cell>
        </table:table-row>
        <table:table-row table:style-name="ro1">
          <table:table-cell office:value-type="string" calcext:value-type="string">
            <text:p>9782800182407</text:p>
          </table:table-cell>
          <table:table-cell table:formula="of:=[.$B$1]&amp;[.A41]&amp;&quot;/[0:300]&quot;" office:value-type="string" office:string-value="https://reader.izneo.com/read/9782800182407/[0:300]" calcext:value-type="string">
            <text:p>https://reader.izneo.com/read/9782800182407/[0:300]</text:p>
          </table:table-cell>
        </table:table-row>
        <table:table-row table:style-name="ro1">
          <table:table-cell office:value-type="string" calcext:value-type="string">
            <text:p>9782800182414</text:p>
          </table:table-cell>
          <table:table-cell table:formula="of:=[.$B$1]&amp;[.A42]&amp;&quot;/[0:300]&quot;" office:value-type="string" office:string-value="https://reader.izneo.com/read/9782800182414/[0:300]" calcext:value-type="string">
            <text:p>https://reader.izneo.com/read/9782800182414/[0:300]</text:p>
          </table:table-cell>
        </table:table-row>
        <table:table-row table:style-name="ro1">
          <table:table-cell office:value-type="string" calcext:value-type="string">
            <text:p>9782800182421</text:p>
          </table:table-cell>
          <table:table-cell table:formula="of:=[.$B$1]&amp;[.A43]&amp;&quot;/[0:300]&quot;" office:value-type="string" office:string-value="https://reader.izneo.com/read/9782800182421/[0:300]" calcext:value-type="string">
            <text:p>https://reader.izneo.com/read/9782800182421/[0:300]</text:p>
          </table:table-cell>
        </table:table-row>
        <table:table-row table:style-name="ro1">
          <table:table-cell office:value-type="string" calcext:value-type="string">
            <text:p>9782800182469</text:p>
          </table:table-cell>
          <table:table-cell table:formula="of:=[.$B$1]&amp;[.A44]&amp;&quot;/[0:300]&quot;" office:value-type="string" office:string-value="https://reader.izneo.com/read/9782800182469/[0:300]" calcext:value-type="string">
            <text:p>https://reader.izneo.com/read/9782800182469/[0:300]</text:p>
          </table:table-cell>
        </table:table-row>
        <table:table-row table:style-name="ro1">
          <table:table-cell office:value-type="string" calcext:value-type="string">
            <text:p>9782800182957</text:p>
          </table:table-cell>
          <table:table-cell table:formula="of:=[.$B$1]&amp;[.A45]&amp;&quot;/[0:300]&quot;" office:value-type="string" office:string-value="https://reader.izneo.com/read/9782800182957/[0:300]" calcext:value-type="string">
            <text:p>https://reader.izneo.com/read/9782800182957/[0:300]</text:p>
          </table:table-cell>
        </table:table-row>
        <table:table-row table:style-name="ro1">
          <table:table-cell office:value-type="string" calcext:value-type="string">
            <text:p>9782800182988</text:p>
          </table:table-cell>
          <table:table-cell table:formula="of:=[.$B$1]&amp;[.A46]&amp;&quot;/[0:300]&quot;" office:value-type="string" office:string-value="https://reader.izneo.com/read/9782800182988/[0:300]" calcext:value-type="string">
            <text:p>https://reader.izneo.com/read/9782800182988/[0:300]</text:p>
          </table:table-cell>
        </table:table-row>
        <table:table-row table:style-name="ro1">
          <table:table-cell office:value-type="string" calcext:value-type="string">
            <text:p>9782800182995</text:p>
          </table:table-cell>
          <table:table-cell table:formula="of:=[.$B$1]&amp;[.A47]&amp;&quot;/[0:300]&quot;" office:value-type="string" office:string-value="https://reader.izneo.com/read/9782800182995/[0:300]" calcext:value-type="string">
            <text:p>https://reader.izneo.com/read/9782800182995/[0:300]</text:p>
          </table:table-cell>
        </table:table-row>
        <table:table-row table:style-name="ro1">
          <table:table-cell office:value-type="string" calcext:value-type="string">
            <text:p>9782800183008</text:p>
          </table:table-cell>
          <table:table-cell table:formula="of:=[.$B$1]&amp;[.A48]&amp;&quot;/[0:300]&quot;" office:value-type="string" office:string-value="https://reader.izneo.com/read/9782800183008/[0:300]" calcext:value-type="string">
            <text:p>https://reader.izneo.com/read/9782800183008/[0:300]</text:p>
          </table:table-cell>
        </table:table-row>
        <table:table-row table:style-name="ro1">
          <table:table-cell office:value-type="string" calcext:value-type="string">
            <text:p>9782800183015</text:p>
          </table:table-cell>
          <table:table-cell table:formula="of:=[.$B$1]&amp;[.A49]&amp;&quot;/[0:300]&quot;" office:value-type="string" office:string-value="https://reader.izneo.com/read/9782800183015/[0:300]" calcext:value-type="string">
            <text:p>https://reader.izneo.com/read/9782800183015/[0:300]</text:p>
          </table:table-cell>
        </table:table-row>
        <table:table-row table:style-name="ro1">
          <table:table-cell office:value-type="string" calcext:value-type="string">
            <text:p>9782800183022</text:p>
          </table:table-cell>
          <table:table-cell table:formula="of:=[.$B$1]&amp;[.A50]&amp;&quot;/[0:300]&quot;" office:value-type="string" office:string-value="https://reader.izneo.com/read/9782800183022/[0:300]" calcext:value-type="string">
            <text:p>https://reader.izneo.com/read/9782800183022/[0:300]</text:p>
          </table:table-cell>
        </table:table-row>
        <table:table-row table:style-name="ro1">
          <table:table-cell office:value-type="string" calcext:value-type="string">
            <text:p>9782800183039</text:p>
          </table:table-cell>
          <table:table-cell table:formula="of:=[.$B$1]&amp;[.A51]&amp;&quot;/[0:300]&quot;" office:value-type="string" office:string-value="https://reader.izneo.com/read/9782800183039/[0:300]" calcext:value-type="string">
            <text:p>https://reader.izneo.com/read/9782800183039/[0:300]</text:p>
          </table:table-cell>
        </table:table-row>
        <table:table-row table:style-name="ro1">
          <table:table-cell office:value-type="string" calcext:value-type="string">
            <text:p>9782800183046</text:p>
          </table:table-cell>
          <table:table-cell table:formula="of:=[.$B$1]&amp;[.A52]&amp;&quot;/[0:300]&quot;" office:value-type="string" office:string-value="https://reader.izneo.com/read/9782800183046/[0:300]" calcext:value-type="string">
            <text:p>https://reader.izneo.com/read/9782800183046/[0:300]</text:p>
          </table:table-cell>
        </table:table-row>
        <table:table-row table:style-name="ro1">
          <table:table-cell office:value-type="string" calcext:value-type="string">
            <text:p>9782800183053</text:p>
          </table:table-cell>
          <table:table-cell table:formula="of:=[.$B$1]&amp;[.A53]&amp;&quot;/[0:300]&quot;" office:value-type="string" office:string-value="https://reader.izneo.com/read/9782800183053/[0:300]" calcext:value-type="string">
            <text:p>https://reader.izneo.com/read/9782800183053/[0:300]</text:p>
          </table:table-cell>
        </table:table-row>
        <table:table-row table:style-name="ro1">
          <table:table-cell office:value-type="string" calcext:value-type="string">
            <text:p>9782800183060</text:p>
          </table:table-cell>
          <table:table-cell table:formula="of:=[.$B$1]&amp;[.A54]&amp;&quot;/[0:300]&quot;" office:value-type="string" office:string-value="https://reader.izneo.com/read/9782800183060/[0:300]" calcext:value-type="string">
            <text:p>https://reader.izneo.com/read/9782800183060/[0:300]</text:p>
          </table:table-cell>
        </table:table-row>
        <table:table-row table:style-name="ro1">
          <table:table-cell office:value-type="string" calcext:value-type="string">
            <text:p>9782800183077</text:p>
          </table:table-cell>
          <table:table-cell table:formula="of:=[.$B$1]&amp;[.A55]&amp;&quot;/[0:300]&quot;" office:value-type="string" office:string-value="https://reader.izneo.com/read/9782800183077/[0:300]" calcext:value-type="string">
            <text:p>https://reader.izneo.com/read/9782800183077/[0:300]</text:p>
          </table:table-cell>
        </table:table-row>
        <table:table-row table:style-name="ro1">
          <table:table-cell office:value-type="string" calcext:value-type="string">
            <text:p>9782800183671</text:p>
          </table:table-cell>
          <table:table-cell table:formula="of:=[.$B$1]&amp;[.A56]&amp;&quot;/[0:300]&quot;" office:value-type="string" office:string-value="https://reader.izneo.com/read/9782800183671/[0:300]" calcext:value-type="string">
            <text:p>https://reader.izneo.com/read/9782800183671/[0:300]</text:p>
          </table:table-cell>
        </table:table-row>
        <table:table-row table:style-name="ro1">
          <table:table-cell office:value-type="string" calcext:value-type="string">
            <text:p>9782800184937</text:p>
          </table:table-cell>
          <table:table-cell table:formula="of:=[.$B$1]&amp;[.A57]&amp;&quot;/[0:300]&quot;" office:value-type="string" office:string-value="https://reader.izneo.com/read/9782800184937/[0:300]" calcext:value-type="string">
            <text:p>https://reader.izneo.com/read/9782800184937/[0:300]</text:p>
          </table:table-cell>
        </table:table-row>
        <table:table-row table:style-name="ro1">
          <table:table-cell office:value-type="string" calcext:value-type="string">
            <text:p>9782800184999</text:p>
          </table:table-cell>
          <table:table-cell table:formula="of:=[.$B$1]&amp;[.A58]&amp;&quot;/[0:300]&quot;" office:value-type="string" office:string-value="https://reader.izneo.com/read/9782800184999/[0:300]" calcext:value-type="string">
            <text:p>https://reader.izneo.com/read/9782800184999/[0:300]</text:p>
          </table:table-cell>
        </table:table-row>
        <table:table-row table:style-name="ro1">
          <table:table-cell office:value-type="string" calcext:value-type="string">
            <text:p>9782800185002</text:p>
          </table:table-cell>
          <table:table-cell table:formula="of:=[.$B$1]&amp;[.A59]&amp;&quot;/[0:300]&quot;" office:value-type="string" office:string-value="https://reader.izneo.com/read/9782800185002/[0:300]" calcext:value-type="string">
            <text:p>https://reader.izneo.com/read/9782800185002/[0:300]</text:p>
          </table:table-cell>
        </table:table-row>
        <table:table-row table:style-name="ro1">
          <table:table-cell office:value-type="string" calcext:value-type="string">
            <text:p>9782800185019</text:p>
          </table:table-cell>
          <table:table-cell table:formula="of:=[.$B$1]&amp;[.A60]&amp;&quot;/[0:300]&quot;" office:value-type="string" office:string-value="https://reader.izneo.com/read/9782800185019/[0:300]" calcext:value-type="string">
            <text:p>https://reader.izneo.com/read/9782800185019/[0:300]</text:p>
          </table:table-cell>
        </table:table-row>
        <table:table-row table:style-name="ro1">
          <table:table-cell office:value-type="string" calcext:value-type="string">
            <text:p>9782800185033</text:p>
          </table:table-cell>
          <table:table-cell table:formula="of:=[.$B$1]&amp;[.A61]&amp;&quot;/[0:300]&quot;" office:value-type="string" office:string-value="https://reader.izneo.com/read/9782800185033/[0:300]" calcext:value-type="string">
            <text:p>https://reader.izneo.com/read/9782800185033/[0:300]</text:p>
          </table:table-cell>
        </table:table-row>
        <table:table-row table:style-name="ro1">
          <table:table-cell office:value-type="string" calcext:value-type="string">
            <text:p>9782800185057</text:p>
          </table:table-cell>
          <table:table-cell table:formula="of:=[.$B$1]&amp;[.A62]&amp;&quot;/[0:300]&quot;" office:value-type="string" office:string-value="https://reader.izneo.com/read/9782800185057/[0:300]" calcext:value-type="string">
            <text:p>https://reader.izneo.com/read/9782800185057/[0:300]</text:p>
          </table:table-cell>
        </table:table-row>
        <table:table-row table:style-name="ro1">
          <table:table-cell office:value-type="string" calcext:value-type="string">
            <text:p>9782800185088</text:p>
          </table:table-cell>
          <table:table-cell table:formula="of:=[.$B$1]&amp;[.A63]&amp;&quot;/[0:300]&quot;" office:value-type="string" office:string-value="https://reader.izneo.com/read/9782800185088/[0:300]" calcext:value-type="string">
            <text:p>https://reader.izneo.com/read/9782800185088/[0:300]</text:p>
          </table:table-cell>
        </table:table-row>
        <table:table-row table:style-name="ro1">
          <table:table-cell office:value-type="string" calcext:value-type="string">
            <text:p>9782800185095</text:p>
          </table:table-cell>
          <table:table-cell table:formula="of:=[.$B$1]&amp;[.A64]&amp;&quot;/[0:300]&quot;" office:value-type="string" office:string-value="https://reader.izneo.com/read/9782800185095/[0:300]" calcext:value-type="string">
            <text:p>https://reader.izneo.com/read/9782800185095/[0:300]</text:p>
          </table:table-cell>
        </table:table-row>
        <table:table-row table:style-name="ro1">
          <table:table-cell office:value-type="string" calcext:value-type="string">
            <text:p>9782800185101</text:p>
          </table:table-cell>
          <table:table-cell table:formula="of:=[.$B$1]&amp;[.A65]&amp;&quot;/[0:300]&quot;" office:value-type="string" office:string-value="https://reader.izneo.com/read/9782800185101/[0:300]" calcext:value-type="string">
            <text:p>https://reader.izneo.com/read/9782800185101/[0:300]</text:p>
          </table:table-cell>
        </table:table-row>
        <table:table-row table:style-name="ro1">
          <table:table-cell office:value-type="string" calcext:value-type="string">
            <text:p>9782800185125</text:p>
          </table:table-cell>
          <table:table-cell table:formula="of:=[.$B$1]&amp;[.A66]&amp;&quot;/[0:300]&quot;" office:value-type="string" office:string-value="https://reader.izneo.com/read/9782800185125/[0:300]" calcext:value-type="string">
            <text:p>https://reader.izneo.com/read/9782800185125/[0:300]</text:p>
          </table:table-cell>
        </table:table-row>
        <table:table-row table:style-name="ro1">
          <table:table-cell office:value-type="string" calcext:value-type="string">
            <text:p>9782800185132</text:p>
          </table:table-cell>
          <table:table-cell table:formula="of:=[.$B$1]&amp;[.A67]&amp;&quot;/[0:300]&quot;" office:value-type="string" office:string-value="https://reader.izneo.com/read/9782800185132/[0:300]" calcext:value-type="string">
            <text:p>https://reader.izneo.com/read/9782800185132/[0:300]</text:p>
          </table:table-cell>
        </table:table-row>
        <table:table-row table:style-name="ro1">
          <table:table-cell office:value-type="string" calcext:value-type="string">
            <text:p>9782800185170</text:p>
          </table:table-cell>
          <table:table-cell table:formula="of:=[.$B$1]&amp;[.A68]&amp;&quot;/[0:300]&quot;" office:value-type="string" office:string-value="https://reader.izneo.com/read/9782800185170/[0:300]" calcext:value-type="string">
            <text:p>https://reader.izneo.com/read/9782800185170/[0:300]</text:p>
          </table:table-cell>
        </table:table-row>
        <table:table-row table:style-name="ro1">
          <table:table-cell office:value-type="string" calcext:value-type="string">
            <text:p>9782800185187</text:p>
          </table:table-cell>
          <table:table-cell table:formula="of:=[.$B$1]&amp;[.A69]&amp;&quot;/[0:300]&quot;" office:value-type="string" office:string-value="https://reader.izneo.com/read/9782800185187/[0:300]" calcext:value-type="string">
            <text:p>https://reader.izneo.com/read/9782800185187/[0:300]</text:p>
          </table:table-cell>
        </table:table-row>
        <table:table-row table:style-name="ro1">
          <table:table-cell office:value-type="string" calcext:value-type="string">
            <text:p>9782800185194</text:p>
          </table:table-cell>
          <table:table-cell table:formula="of:=[.$B$1]&amp;[.A70]&amp;&quot;/[0:300]&quot;" office:value-type="string" office:string-value="https://reader.izneo.com/read/9782800185194/[0:300]" calcext:value-type="string">
            <text:p>https://reader.izneo.com/read/9782800185194/[0:300]</text:p>
          </table:table-cell>
        </table:table-row>
        <table:table-row table:style-name="ro1">
          <table:table-cell office:value-type="string" calcext:value-type="string">
            <text:p>9782800185217</text:p>
          </table:table-cell>
          <table:table-cell table:formula="of:=[.$B$1]&amp;[.A71]&amp;&quot;/[0:300]&quot;" office:value-type="string" office:string-value="https://reader.izneo.com/read/9782800185217/[0:300]" calcext:value-type="string">
            <text:p>https://reader.izneo.com/read/9782800185217/[0:300]</text:p>
          </table:table-cell>
        </table:table-row>
        <table:table-row table:style-name="ro1">
          <table:table-cell office:value-type="string" calcext:value-type="string">
            <text:p>9782800185224</text:p>
          </table:table-cell>
          <table:table-cell table:formula="of:=[.$B$1]&amp;[.A72]&amp;&quot;/[0:300]&quot;" office:value-type="string" office:string-value="https://reader.izneo.com/read/9782800185224/[0:300]" calcext:value-type="string">
            <text:p>https://reader.izneo.com/read/9782800185224/[0:300]</text:p>
          </table:table-cell>
        </table:table-row>
        <table:table-row table:style-name="ro1">
          <table:table-cell office:value-type="string" calcext:value-type="string">
            <text:p>9782800185248</text:p>
          </table:table-cell>
          <table:table-cell table:formula="of:=[.$B$1]&amp;[.A73]&amp;&quot;/[0:300]&quot;" office:value-type="string" office:string-value="https://reader.izneo.com/read/9782800185248/[0:300]" calcext:value-type="string">
            <text:p>https://reader.izneo.com/read/9782800185248/[0:300]</text:p>
          </table:table-cell>
        </table:table-row>
        <table:table-row table:style-name="ro1">
          <table:table-cell office:value-type="string" calcext:value-type="string">
            <text:p>9782800185255</text:p>
          </table:table-cell>
          <table:table-cell table:formula="of:=[.$B$1]&amp;[.A74]&amp;&quot;/[0:300]&quot;" office:value-type="string" office:string-value="https://reader.izneo.com/read/9782800185255/[0:300]" calcext:value-type="string">
            <text:p>https://reader.izneo.com/read/9782800185255/[0:300]</text:p>
          </table:table-cell>
        </table:table-row>
        <table:table-row table:style-name="ro1">
          <table:table-cell office:value-type="string" calcext:value-type="string">
            <text:p>9782800185262</text:p>
          </table:table-cell>
          <table:table-cell table:formula="of:=[.$B$1]&amp;[.A75]&amp;&quot;/[0:300]&quot;" office:value-type="string" office:string-value="https://reader.izneo.com/read/9782800185262/[0:300]" calcext:value-type="string">
            <text:p>https://reader.izneo.com/read/9782800185262/[0:300]</text:p>
          </table:table-cell>
        </table:table-row>
        <table:table-row table:style-name="ro1">
          <table:table-cell office:value-type="string" calcext:value-type="string">
            <text:p>9782800185309</text:p>
          </table:table-cell>
          <table:table-cell table:formula="of:=[.$B$1]&amp;[.A76]&amp;&quot;/[0:300]&quot;" office:value-type="string" office:string-value="https://reader.izneo.com/read/9782800185309/[0:300]" calcext:value-type="string">
            <text:p>https://reader.izneo.com/read/9782800185309/[0:300]</text:p>
          </table:table-cell>
        </table:table-row>
        <table:table-row table:style-name="ro1">
          <table:table-cell office:value-type="string" calcext:value-type="string">
            <text:p>9782800185316</text:p>
          </table:table-cell>
          <table:table-cell table:formula="of:=[.$B$1]&amp;[.A77]&amp;&quot;/[0:300]&quot;" office:value-type="string" office:string-value="https://reader.izneo.com/read/9782800185316/[0:300]" calcext:value-type="string">
            <text:p>https://reader.izneo.com/read/9782800185316/[0:300]</text:p>
          </table:table-cell>
        </table:table-row>
        <table:table-row table:style-name="ro1">
          <table:table-cell office:value-type="string" calcext:value-type="string">
            <text:p>9782800185323</text:p>
          </table:table-cell>
          <table:table-cell table:formula="of:=[.$B$1]&amp;[.A78]&amp;&quot;/[0:300]&quot;" office:value-type="string" office:string-value="https://reader.izneo.com/read/9782800185323/[0:300]" calcext:value-type="string">
            <text:p>https://reader.izneo.com/read/9782800185323/[0:300]</text:p>
          </table:table-cell>
        </table:table-row>
        <table:table-row table:style-name="ro1">
          <table:table-cell office:value-type="string" calcext:value-type="string">
            <text:p>9782800185330</text:p>
          </table:table-cell>
          <table:table-cell table:formula="of:=[.$B$1]&amp;[.A79]&amp;&quot;/[0:300]&quot;" office:value-type="string" office:string-value="https://reader.izneo.com/read/9782800185330/[0:300]" calcext:value-type="string">
            <text:p>https://reader.izneo.com/read/9782800185330/[0:300]</text:p>
          </table:table-cell>
        </table:table-row>
        <table:table-row table:style-name="ro1">
          <table:table-cell office:value-type="string" calcext:value-type="string">
            <text:p>9782800185354</text:p>
          </table:table-cell>
          <table:table-cell table:formula="of:=[.$B$1]&amp;[.A80]&amp;&quot;/[0:300]&quot;" office:value-type="string" office:string-value="https://reader.izneo.com/read/9782800185354/[0:300]" calcext:value-type="string">
            <text:p>https://reader.izneo.com/read/9782800185354/[0:300]</text:p>
          </table:table-cell>
        </table:table-row>
        <table:table-row table:style-name="ro1">
          <table:table-cell office:value-type="string" calcext:value-type="string">
            <text:p>9782800185385</text:p>
          </table:table-cell>
          <table:table-cell table:formula="of:=[.$B$1]&amp;[.A81]&amp;&quot;/[0:300]&quot;" office:value-type="string" office:string-value="https://reader.izneo.com/read/9782800185385/[0:300]" calcext:value-type="string">
            <text:p>https://reader.izneo.com/read/9782800185385/[0:300]</text:p>
          </table:table-cell>
        </table:table-row>
        <table:table-row table:style-name="ro1">
          <table:table-cell office:value-type="string" calcext:value-type="string">
            <text:p>9782800185408</text:p>
          </table:table-cell>
          <table:table-cell table:formula="of:=[.$B$1]&amp;[.A82]&amp;&quot;/[0:300]&quot;" office:value-type="string" office:string-value="https://reader.izneo.com/read/9782800185408/[0:300]" calcext:value-type="string">
            <text:p>https://reader.izneo.com/read/9782800185408/[0:300]</text:p>
          </table:table-cell>
        </table:table-row>
        <table:table-row table:style-name="ro1">
          <table:table-cell office:value-type="string" calcext:value-type="string">
            <text:p>9782800185422</text:p>
          </table:table-cell>
          <table:table-cell table:formula="of:=[.$B$1]&amp;[.A83]&amp;&quot;/[0:300]&quot;" office:value-type="string" office:string-value="https://reader.izneo.com/read/9782800185422/[0:300]" calcext:value-type="string">
            <text:p>https://reader.izneo.com/read/9782800185422/[0:300]</text:p>
          </table:table-cell>
        </table:table-row>
        <table:table-row table:style-name="ro1">
          <table:table-cell office:value-type="string" calcext:value-type="string">
            <text:p>9782800185446</text:p>
          </table:table-cell>
          <table:table-cell table:formula="of:=[.$B$1]&amp;[.A84]&amp;&quot;/[0:300]&quot;" office:value-type="string" office:string-value="https://reader.izneo.com/read/9782800185446/[0:300]" calcext:value-type="string">
            <text:p>https://reader.izneo.com/read/9782800185446/[0:300]</text:p>
          </table:table-cell>
        </table:table-row>
        <table:table-row table:style-name="ro1">
          <table:table-cell office:value-type="string" calcext:value-type="string">
            <text:p>9782800185460</text:p>
          </table:table-cell>
          <table:table-cell table:formula="of:=[.$B$1]&amp;[.A85]&amp;&quot;/[0:300]&quot;" office:value-type="string" office:string-value="https://reader.izneo.com/read/9782800185460/[0:300]" calcext:value-type="string">
            <text:p>https://reader.izneo.com/read/9782800185460/[0:300]</text:p>
          </table:table-cell>
        </table:table-row>
        <table:table-row table:style-name="ro1">
          <table:table-cell office:value-type="string" calcext:value-type="string">
            <text:p>9782800185477</text:p>
          </table:table-cell>
          <table:table-cell table:formula="of:=[.$B$1]&amp;[.A86]&amp;&quot;/[0:300]&quot;" office:value-type="string" office:string-value="https://reader.izneo.com/read/9782800185477/[0:300]" calcext:value-type="string">
            <text:p>https://reader.izneo.com/read/9782800185477/[0:300]</text:p>
          </table:table-cell>
        </table:table-row>
        <table:table-row table:style-name="ro1">
          <table:table-cell office:value-type="string" calcext:value-type="string">
            <text:p>9782800185484</text:p>
          </table:table-cell>
          <table:table-cell table:formula="of:=[.$B$1]&amp;[.A87]&amp;&quot;/[0:300]&quot;" office:value-type="string" office:string-value="https://reader.izneo.com/read/9782800185484/[0:300]" calcext:value-type="string">
            <text:p>https://reader.izneo.com/read/9782800185484/[0:300]</text:p>
          </table:table-cell>
        </table:table-row>
        <table:table-row table:style-name="ro1">
          <table:table-cell office:value-type="string" calcext:value-type="string">
            <text:p>9782800185507</text:p>
          </table:table-cell>
          <table:table-cell table:formula="of:=[.$B$1]&amp;[.A88]&amp;&quot;/[0:300]&quot;" office:value-type="string" office:string-value="https://reader.izneo.com/read/9782800185507/[0:300]" calcext:value-type="string">
            <text:p>https://reader.izneo.com/read/9782800185507/[0:300]</text:p>
          </table:table-cell>
        </table:table-row>
        <table:table-row table:style-name="ro1">
          <table:table-cell office:value-type="string" calcext:value-type="string">
            <text:p>9782800185538</text:p>
          </table:table-cell>
          <table:table-cell table:formula="of:=[.$B$1]&amp;[.A89]&amp;&quot;/[0:300]&quot;" office:value-type="string" office:string-value="https://reader.izneo.com/read/9782800185538/[0:300]" calcext:value-type="string">
            <text:p>https://reader.izneo.com/read/9782800185538/[0:300]</text:p>
          </table:table-cell>
        </table:table-row>
        <table:table-row table:style-name="ro1">
          <table:table-cell office:value-type="string" calcext:value-type="string">
            <text:p>9782800185545</text:p>
          </table:table-cell>
          <table:table-cell table:formula="of:=[.$B$1]&amp;[.A90]&amp;&quot;/[0:300]&quot;" office:value-type="string" office:string-value="https://reader.izneo.com/read/9782800185545/[0:300]" calcext:value-type="string">
            <text:p>https://reader.izneo.com/read/9782800185545/[0:300]</text:p>
          </table:table-cell>
        </table:table-row>
        <table:table-row table:style-name="ro1">
          <table:table-cell office:value-type="string" calcext:value-type="string">
            <text:p>9782800185576</text:p>
          </table:table-cell>
          <table:table-cell table:formula="of:=[.$B$1]&amp;[.A91]&amp;&quot;/[0:300]&quot;" office:value-type="string" office:string-value="https://reader.izneo.com/read/9782800185576/[0:300]" calcext:value-type="string">
            <text:p>https://reader.izneo.com/read/9782800185576/[0:300]</text:p>
          </table:table-cell>
        </table:table-row>
        <table:table-row table:style-name="ro1">
          <table:table-cell office:value-type="string" calcext:value-type="string">
            <text:p>9782800185620</text:p>
          </table:table-cell>
          <table:table-cell table:formula="of:=[.$B$1]&amp;[.A92]&amp;&quot;/[0:300]&quot;" office:value-type="string" office:string-value="https://reader.izneo.com/read/9782800185620/[0:300]" calcext:value-type="string">
            <text:p>https://reader.izneo.com/read/9782800185620/[0:300]</text:p>
          </table:table-cell>
        </table:table-row>
        <table:table-row table:style-name="ro1">
          <table:table-cell office:value-type="string" calcext:value-type="string">
            <text:p>9782800185637</text:p>
          </table:table-cell>
          <table:table-cell table:formula="of:=[.$B$1]&amp;[.A93]&amp;&quot;/[0:300]&quot;" office:value-type="string" office:string-value="https://reader.izneo.com/read/9782800185637/[0:300]" calcext:value-type="string">
            <text:p>https://reader.izneo.com/read/9782800185637/[0:300]</text:p>
          </table:table-cell>
        </table:table-row>
        <table:table-row table:style-name="ro1">
          <table:table-cell office:value-type="string" calcext:value-type="string">
            <text:p>9782800185644</text:p>
          </table:table-cell>
          <table:table-cell table:formula="of:=[.$B$1]&amp;[.A94]&amp;&quot;/[0:300]&quot;" office:value-type="string" office:string-value="https://reader.izneo.com/read/9782800185644/[0:300]" calcext:value-type="string">
            <text:p>https://reader.izneo.com/read/9782800185644/[0:300]</text:p>
          </table:table-cell>
        </table:table-row>
        <table:table-row table:style-name="ro1">
          <table:table-cell office:value-type="string" calcext:value-type="string">
            <text:p>9782800185651</text:p>
          </table:table-cell>
          <table:table-cell table:formula="of:=[.$B$1]&amp;[.A95]&amp;&quot;/[0:300]&quot;" office:value-type="string" office:string-value="https://reader.izneo.com/read/9782800185651/[0:300]" calcext:value-type="string">
            <text:p>https://reader.izneo.com/read/9782800185651/[0:300]</text:p>
          </table:table-cell>
        </table:table-row>
        <table:table-row table:style-name="ro1">
          <table:table-cell office:value-type="string" calcext:value-type="string">
            <text:p>9782800185675</text:p>
          </table:table-cell>
          <table:table-cell table:formula="of:=[.$B$1]&amp;[.A96]&amp;&quot;/[0:300]&quot;" office:value-type="string" office:string-value="https://reader.izneo.com/read/9782800185675/[0:300]" calcext:value-type="string">
            <text:p>https://reader.izneo.com/read/9782800185675/[0:300]</text:p>
          </table:table-cell>
        </table:table-row>
        <table:table-row table:style-name="ro1">
          <table:table-cell office:value-type="string" calcext:value-type="string">
            <text:p>9782800185705</text:p>
          </table:table-cell>
          <table:table-cell table:formula="of:=[.$B$1]&amp;[.A97]&amp;&quot;/[0:300]&quot;" office:value-type="string" office:string-value="https://reader.izneo.com/read/9782800185705/[0:300]" calcext:value-type="string">
            <text:p>https://reader.izneo.com/read/9782800185705/[0:300]</text:p>
          </table:table-cell>
        </table:table-row>
        <table:table-row table:style-name="ro1">
          <table:table-cell office:value-type="string" calcext:value-type="string">
            <text:p>9782800185712</text:p>
          </table:table-cell>
          <table:table-cell table:formula="of:=[.$B$1]&amp;[.A98]&amp;&quot;/[0:300]&quot;" office:value-type="string" office:string-value="https://reader.izneo.com/read/9782800185712/[0:300]" calcext:value-type="string">
            <text:p>https://reader.izneo.com/read/9782800185712/[0:300]</text:p>
          </table:table-cell>
        </table:table-row>
        <table:table-row table:style-name="ro1">
          <table:table-cell office:value-type="string" calcext:value-type="string">
            <text:p>9782800185729</text:p>
          </table:table-cell>
          <table:table-cell table:formula="of:=[.$B$1]&amp;[.A99]&amp;&quot;/[0:300]&quot;" office:value-type="string" office:string-value="https://reader.izneo.com/read/9782800185729/[0:300]" calcext:value-type="string">
            <text:p>https://reader.izneo.com/read/9782800185729/[0:300]</text:p>
          </table:table-cell>
        </table:table-row>
        <table:table-row table:style-name="ro1">
          <table:table-cell office:value-type="string" calcext:value-type="string">
            <text:p>9782800185736</text:p>
          </table:table-cell>
          <table:table-cell table:formula="of:=[.$B$1]&amp;[.A100]&amp;&quot;/[0:300]&quot;" office:value-type="string" office:string-value="https://reader.izneo.com/read/9782800185736/[0:300]" calcext:value-type="string">
            <text:p>https://reader.izneo.com/read/9782800185736/[0:300]</text:p>
          </table:table-cell>
        </table:table-row>
        <table:table-row table:style-name="ro1">
          <table:table-cell office:value-type="string" calcext:value-type="string">
            <text:p>9782800185743</text:p>
          </table:table-cell>
          <table:table-cell table:formula="of:=[.$B$1]&amp;[.A101]&amp;&quot;/[0:300]&quot;" office:value-type="string" office:string-value="https://reader.izneo.com/read/9782800185743/[0:300]" calcext:value-type="string">
            <text:p>https://reader.izneo.com/read/9782800185743/[0:300]</text:p>
          </table:table-cell>
        </table:table-row>
        <table:table-row table:style-name="ro1">
          <table:table-cell office:value-type="string" calcext:value-type="string">
            <text:p>9782800185774</text:p>
          </table:table-cell>
          <table:table-cell table:formula="of:=[.$B$1]&amp;[.A102]&amp;&quot;/[0:300]&quot;" office:value-type="string" office:string-value="https://reader.izneo.com/read/9782800185774/[0:300]" calcext:value-type="string">
            <text:p>https://reader.izneo.com/read/9782800185774/[0:300]</text:p>
          </table:table-cell>
        </table:table-row>
        <table:table-row table:style-name="ro1">
          <table:table-cell office:value-type="string" calcext:value-type="string">
            <text:p>9782800185781</text:p>
          </table:table-cell>
          <table:table-cell table:formula="of:=[.$B$1]&amp;[.A103]&amp;&quot;/[0:300]&quot;" office:value-type="string" office:string-value="https://reader.izneo.com/read/9782800185781/[0:300]" calcext:value-type="string">
            <text:p>https://reader.izneo.com/read/9782800185781/[0:300]</text:p>
          </table:table-cell>
        </table:table-row>
        <table:table-row table:style-name="ro1">
          <table:table-cell office:value-type="string" calcext:value-type="string">
            <text:p>9782800185804</text:p>
          </table:table-cell>
          <table:table-cell table:formula="of:=[.$B$1]&amp;[.A104]&amp;&quot;/[0:300]&quot;" office:value-type="string" office:string-value="https://reader.izneo.com/read/9782800185804/[0:300]" calcext:value-type="string">
            <text:p>https://reader.izneo.com/read/9782800185804/[0:300]</text:p>
          </table:table-cell>
        </table:table-row>
        <table:table-row table:style-name="ro1">
          <table:table-cell office:value-type="string" calcext:value-type="string">
            <text:p>9782800185811</text:p>
          </table:table-cell>
          <table:table-cell table:formula="of:=[.$B$1]&amp;[.A105]&amp;&quot;/[0:300]&quot;" office:value-type="string" office:string-value="https://reader.izneo.com/read/9782800185811/[0:300]" calcext:value-type="string">
            <text:p>https://reader.izneo.com/read/9782800185811/[0:300]</text:p>
          </table:table-cell>
        </table:table-row>
        <table:table-row table:style-name="ro1">
          <table:table-cell office:value-type="string" calcext:value-type="string">
            <text:p>9782800185828</text:p>
          </table:table-cell>
          <table:table-cell table:formula="of:=[.$B$1]&amp;[.A106]&amp;&quot;/[0:300]&quot;" office:value-type="string" office:string-value="https://reader.izneo.com/read/9782800185828/[0:300]" calcext:value-type="string">
            <text:p>https://reader.izneo.com/read/9782800185828/[0:300]</text:p>
          </table:table-cell>
        </table:table-row>
        <table:table-row table:style-name="ro1">
          <table:table-cell office:value-type="string" calcext:value-type="string">
            <text:p>9782800185842</text:p>
          </table:table-cell>
          <table:table-cell table:formula="of:=[.$B$1]&amp;[.A107]&amp;&quot;/[0:300]&quot;" office:value-type="string" office:string-value="https://reader.izneo.com/read/9782800185842/[0:300]" calcext:value-type="string">
            <text:p>https://reader.izneo.com/read/9782800185842/[0:300]</text:p>
          </table:table-cell>
        </table:table-row>
        <table:table-row table:style-name="ro1">
          <table:table-cell office:value-type="string" calcext:value-type="string">
            <text:p>9782800185866</text:p>
          </table:table-cell>
          <table:table-cell table:formula="of:=[.$B$1]&amp;[.A108]&amp;&quot;/[0:300]&quot;" office:value-type="string" office:string-value="https://reader.izneo.com/read/9782800185866/[0:300]" calcext:value-type="string">
            <text:p>https://reader.izneo.com/read/9782800185866/[0:300]</text:p>
          </table:table-cell>
        </table:table-row>
        <table:table-row table:style-name="ro1">
          <table:table-cell office:value-type="string" calcext:value-type="string">
            <text:p>9782800185880</text:p>
          </table:table-cell>
          <table:table-cell table:formula="of:=[.$B$1]&amp;[.A109]&amp;&quot;/[0:300]&quot;" office:value-type="string" office:string-value="https://reader.izneo.com/read/9782800185880/[0:300]" calcext:value-type="string">
            <text:p>https://reader.izneo.com/read/9782800185880/[0:300]</text:p>
          </table:table-cell>
        </table:table-row>
        <table:table-row table:style-name="ro1">
          <table:table-cell office:value-type="string" calcext:value-type="string">
            <text:p>9782800185903</text:p>
          </table:table-cell>
          <table:table-cell table:formula="of:=[.$B$1]&amp;[.A110]&amp;&quot;/[0:300]&quot;" office:value-type="string" office:string-value="https://reader.izneo.com/read/9782800185903/[0:300]" calcext:value-type="string">
            <text:p>https://reader.izneo.com/read/9782800185903/[0:300]</text:p>
          </table:table-cell>
        </table:table-row>
        <table:table-row table:style-name="ro1">
          <table:table-cell office:value-type="string" calcext:value-type="string">
            <text:p>9782800185910</text:p>
          </table:table-cell>
          <table:table-cell table:formula="of:=[.$B$1]&amp;[.A111]&amp;&quot;/[0:300]&quot;" office:value-type="string" office:string-value="https://reader.izneo.com/read/9782800185910/[0:300]" calcext:value-type="string">
            <text:p>https://reader.izneo.com/read/9782800185910/[0:300]</text:p>
          </table:table-cell>
        </table:table-row>
        <table:table-row table:style-name="ro1">
          <table:table-cell office:value-type="string" calcext:value-type="string">
            <text:p>9782800185941</text:p>
          </table:table-cell>
          <table:table-cell table:formula="of:=[.$B$1]&amp;[.A112]&amp;&quot;/[0:300]&quot;" office:value-type="string" office:string-value="https://reader.izneo.com/read/9782800185941/[0:300]" calcext:value-type="string">
            <text:p>https://reader.izneo.com/read/9782800185941/[0:300]</text:p>
          </table:table-cell>
        </table:table-row>
        <table:table-row table:style-name="ro1">
          <table:table-cell office:value-type="string" calcext:value-type="string">
            <text:p>9782800185958</text:p>
          </table:table-cell>
          <table:table-cell table:formula="of:=[.$B$1]&amp;[.A113]&amp;&quot;/[0:300]&quot;" office:value-type="string" office:string-value="https://reader.izneo.com/read/9782800185958/[0:300]" calcext:value-type="string">
            <text:p>https://reader.izneo.com/read/9782800185958/[0:300]</text:p>
          </table:table-cell>
        </table:table-row>
        <table:table-row table:style-name="ro1">
          <table:table-cell office:value-type="string" calcext:value-type="string">
            <text:p>9782800185965</text:p>
          </table:table-cell>
          <table:table-cell table:formula="of:=[.$B$1]&amp;[.A114]&amp;&quot;/[0:300]&quot;" office:value-type="string" office:string-value="https://reader.izneo.com/read/9782800185965/[0:300]" calcext:value-type="string">
            <text:p>https://reader.izneo.com/read/9782800185965/[0:300]</text:p>
          </table:table-cell>
        </table:table-row>
        <table:table-row table:style-name="ro1">
          <table:table-cell office:value-type="string" calcext:value-type="string">
            <text:p>9782800185989</text:p>
          </table:table-cell>
          <table:table-cell table:formula="of:=[.$B$1]&amp;[.A115]&amp;&quot;/[0:300]&quot;" office:value-type="string" office:string-value="https://reader.izneo.com/read/9782800185989/[0:300]" calcext:value-type="string">
            <text:p>https://reader.izneo.com/read/9782800185989/[0:300]</text:p>
          </table:table-cell>
        </table:table-row>
        <table:table-row table:style-name="ro1">
          <table:table-cell office:value-type="string" calcext:value-type="string">
            <text:p>9782800185996</text:p>
          </table:table-cell>
          <table:table-cell table:formula="of:=[.$B$1]&amp;[.A116]&amp;&quot;/[0:300]&quot;" office:value-type="string" office:string-value="https://reader.izneo.com/read/9782800185996/[0:300]" calcext:value-type="string">
            <text:p>https://reader.izneo.com/read/9782800185996/[0:300]</text:p>
          </table:table-cell>
        </table:table-row>
        <table:table-row table:style-name="ro1">
          <table:table-cell office:value-type="string" calcext:value-type="string">
            <text:p>9782800186009</text:p>
          </table:table-cell>
          <table:table-cell table:formula="of:=[.$B$1]&amp;[.A117]&amp;&quot;/[0:300]&quot;" office:value-type="string" office:string-value="https://reader.izneo.com/read/9782800186009/[0:300]" calcext:value-type="string">
            <text:p>https://reader.izneo.com/read/9782800186009/[0:300]</text:p>
          </table:table-cell>
        </table:table-row>
        <table:table-row table:style-name="ro1">
          <table:table-cell office:value-type="string" calcext:value-type="string">
            <text:p>9782800186016</text:p>
          </table:table-cell>
          <table:table-cell table:formula="of:=[.$B$1]&amp;[.A118]&amp;&quot;/[0:300]&quot;" office:value-type="string" office:string-value="https://reader.izneo.com/read/9782800186016/[0:300]" calcext:value-type="string">
            <text:p>https://reader.izneo.com/read/9782800186016/[0:300]</text:p>
          </table:table-cell>
        </table:table-row>
        <table:table-row table:style-name="ro1">
          <table:table-cell office:value-type="string" calcext:value-type="string">
            <text:p>9782800186023</text:p>
          </table:table-cell>
          <table:table-cell table:formula="of:=[.$B$1]&amp;[.A119]&amp;&quot;/[0:300]&quot;" office:value-type="string" office:string-value="https://reader.izneo.com/read/9782800186023/[0:300]" calcext:value-type="string">
            <text:p>https://reader.izneo.com/read/9782800186023/[0:300]</text:p>
          </table:table-cell>
        </table:table-row>
        <table:table-row table:style-name="ro1">
          <table:table-cell office:value-type="string" calcext:value-type="string">
            <text:p>9782800186047</text:p>
          </table:table-cell>
          <table:table-cell table:formula="of:=[.$B$1]&amp;[.A120]&amp;&quot;/[0:300]&quot;" office:value-type="string" office:string-value="https://reader.izneo.com/read/9782800186047/[0:300]" calcext:value-type="string">
            <text:p>https://reader.izneo.com/read/9782800186047/[0:300]</text:p>
          </table:table-cell>
        </table:table-row>
        <table:table-row table:style-name="ro1">
          <table:table-cell office:value-type="string" calcext:value-type="string">
            <text:p>9782800186085</text:p>
          </table:table-cell>
          <table:table-cell table:formula="of:=[.$B$1]&amp;[.A121]&amp;&quot;/[0:300]&quot;" office:value-type="string" office:string-value="https://reader.izneo.com/read/9782800186085/[0:300]" calcext:value-type="string">
            <text:p>https://reader.izneo.com/read/9782800186085/[0:300]</text:p>
          </table:table-cell>
        </table:table-row>
        <table:table-row table:style-name="ro1">
          <table:table-cell office:value-type="string" calcext:value-type="string">
            <text:p>9782800186108</text:p>
          </table:table-cell>
          <table:table-cell table:formula="of:=[.$B$1]&amp;[.A122]&amp;&quot;/[0:300]&quot;" office:value-type="string" office:string-value="https://reader.izneo.com/read/9782800186108/[0:300]" calcext:value-type="string">
            <text:p>https://reader.izneo.com/read/9782800186108/[0:300]</text:p>
          </table:table-cell>
        </table:table-row>
        <table:table-row table:style-name="ro1">
          <table:table-cell office:value-type="string" calcext:value-type="string">
            <text:p>9782800186115</text:p>
          </table:table-cell>
          <table:table-cell table:formula="of:=[.$B$1]&amp;[.A123]&amp;&quot;/[0:300]&quot;" office:value-type="string" office:string-value="https://reader.izneo.com/read/9782800186115/[0:300]" calcext:value-type="string">
            <text:p>https://reader.izneo.com/read/9782800186115/[0:300]</text:p>
          </table:table-cell>
        </table:table-row>
        <table:table-row table:style-name="ro1">
          <table:table-cell office:value-type="string" calcext:value-type="string">
            <text:p>9782800186139</text:p>
          </table:table-cell>
          <table:table-cell table:formula="of:=[.$B$1]&amp;[.A124]&amp;&quot;/[0:300]&quot;" office:value-type="string" office:string-value="https://reader.izneo.com/read/9782800186139/[0:300]" calcext:value-type="string">
            <text:p>https://reader.izneo.com/read/9782800186139/[0:300]</text:p>
          </table:table-cell>
        </table:table-row>
        <table:table-row table:style-name="ro1">
          <table:table-cell office:value-type="string" calcext:value-type="string">
            <text:p>9782800186146</text:p>
          </table:table-cell>
          <table:table-cell table:formula="of:=[.$B$1]&amp;[.A125]&amp;&quot;/[0:300]&quot;" office:value-type="string" office:string-value="https://reader.izneo.com/read/9782800186146/[0:300]" calcext:value-type="string">
            <text:p>https://reader.izneo.com/read/9782800186146/[0:300]</text:p>
          </table:table-cell>
        </table:table-row>
        <table:table-row table:style-name="ro1">
          <table:table-cell office:value-type="string" calcext:value-type="string">
            <text:p>9782800186160</text:p>
          </table:table-cell>
          <table:table-cell table:formula="of:=[.$B$1]&amp;[.A126]&amp;&quot;/[0:300]&quot;" office:value-type="string" office:string-value="https://reader.izneo.com/read/9782800186160/[0:300]" calcext:value-type="string">
            <text:p>https://reader.izneo.com/read/9782800186160/[0:300]</text:p>
          </table:table-cell>
        </table:table-row>
        <table:table-row table:style-name="ro1">
          <table:table-cell office:value-type="string" calcext:value-type="string">
            <text:p>9782800186191</text:p>
          </table:table-cell>
          <table:table-cell table:formula="of:=[.$B$1]&amp;[.A127]&amp;&quot;/[0:300]&quot;" office:value-type="string" office:string-value="https://reader.izneo.com/read/9782800186191/[0:300]" calcext:value-type="string">
            <text:p>https://reader.izneo.com/read/9782800186191/[0:300]</text:p>
          </table:table-cell>
        </table:table-row>
        <table:table-row table:style-name="ro1">
          <table:table-cell office:value-type="string" calcext:value-type="string">
            <text:p>9782800186207</text:p>
          </table:table-cell>
          <table:table-cell table:formula="of:=[.$B$1]&amp;[.A128]&amp;&quot;/[0:300]&quot;" office:value-type="string" office:string-value="https://reader.izneo.com/read/9782800186207/[0:300]" calcext:value-type="string">
            <text:p>https://reader.izneo.com/read/9782800186207/[0:300]</text:p>
          </table:table-cell>
        </table:table-row>
        <table:table-row table:style-name="ro1">
          <table:table-cell office:value-type="string" calcext:value-type="string">
            <text:p>9782800186214</text:p>
          </table:table-cell>
          <table:table-cell table:formula="of:=[.$B$1]&amp;[.A129]&amp;&quot;/[0:300]&quot;" office:value-type="string" office:string-value="https://reader.izneo.com/read/9782800186214/[0:300]" calcext:value-type="string">
            <text:p>https://reader.izneo.com/read/9782800186214/[0:300]</text:p>
          </table:table-cell>
        </table:table-row>
        <table:table-row table:style-name="ro1">
          <table:table-cell office:value-type="string" calcext:value-type="string">
            <text:p>9782800186238</text:p>
          </table:table-cell>
          <table:table-cell table:formula="of:=[.$B$1]&amp;[.A130]&amp;&quot;/[0:300]&quot;" office:value-type="string" office:string-value="https://reader.izneo.com/read/9782800186238/[0:300]" calcext:value-type="string">
            <text:p>https://reader.izneo.com/read/9782800186238/[0:300]</text:p>
          </table:table-cell>
        </table:table-row>
        <table:table-row table:style-name="ro1">
          <table:table-cell office:value-type="string" calcext:value-type="string">
            <text:p>9782800186245</text:p>
          </table:table-cell>
          <table:table-cell table:formula="of:=[.$B$1]&amp;[.A131]&amp;&quot;/[0:300]&quot;" office:value-type="string" office:string-value="https://reader.izneo.com/read/9782800186245/[0:300]" calcext:value-type="string">
            <text:p>https://reader.izneo.com/read/9782800186245/[0:300]</text:p>
          </table:table-cell>
        </table:table-row>
        <table:table-row table:style-name="ro1">
          <table:table-cell office:value-type="string" calcext:value-type="string">
            <text:p>9782800186283</text:p>
          </table:table-cell>
          <table:table-cell table:formula="of:=[.$B$1]&amp;[.A132]&amp;&quot;/[0:300]&quot;" office:value-type="string" office:string-value="https://reader.izneo.com/read/9782800186283/[0:300]" calcext:value-type="string">
            <text:p>https://reader.izneo.com/read/9782800186283/[0:300]</text:p>
          </table:table-cell>
        </table:table-row>
        <table:table-row table:style-name="ro1">
          <table:table-cell office:value-type="string" calcext:value-type="string">
            <text:p>9782800186306</text:p>
          </table:table-cell>
          <table:table-cell table:formula="of:=[.$B$1]&amp;[.A133]&amp;&quot;/[0:300]&quot;" office:value-type="string" office:string-value="https://reader.izneo.com/read/9782800186306/[0:300]" calcext:value-type="string">
            <text:p>https://reader.izneo.com/read/9782800186306/[0:300]</text:p>
          </table:table-cell>
        </table:table-row>
        <table:table-row table:style-name="ro1">
          <table:table-cell office:value-type="string" calcext:value-type="string">
            <text:p>9782800186313</text:p>
          </table:table-cell>
          <table:table-cell table:formula="of:=[.$B$1]&amp;[.A134]&amp;&quot;/[0:300]&quot;" office:value-type="string" office:string-value="https://reader.izneo.com/read/9782800186313/[0:300]" calcext:value-type="string">
            <text:p>https://reader.izneo.com/read/9782800186313/[0:300]</text:p>
          </table:table-cell>
        </table:table-row>
        <table:table-row table:style-name="ro1">
          <table:table-cell office:value-type="string" calcext:value-type="string">
            <text:p>9782800186337</text:p>
          </table:table-cell>
          <table:table-cell table:formula="of:=[.$B$1]&amp;[.A135]&amp;&quot;/[0:300]&quot;" office:value-type="string" office:string-value="https://reader.izneo.com/read/9782800186337/[0:300]" calcext:value-type="string">
            <text:p>https://reader.izneo.com/read/9782800186337/[0:300]</text:p>
          </table:table-cell>
        </table:table-row>
        <table:table-row table:style-name="ro1">
          <table:table-cell office:value-type="string" calcext:value-type="string">
            <text:p>9782800186344</text:p>
          </table:table-cell>
          <table:table-cell table:formula="of:=[.$B$1]&amp;[.A136]&amp;&quot;/[0:300]&quot;" office:value-type="string" office:string-value="https://reader.izneo.com/read/9782800186344/[0:300]" calcext:value-type="string">
            <text:p>https://reader.izneo.com/read/9782800186344/[0:300]</text:p>
          </table:table-cell>
        </table:table-row>
        <table:table-row table:style-name="ro1">
          <table:table-cell office:value-type="string" calcext:value-type="string">
            <text:p>9782800186368</text:p>
          </table:table-cell>
          <table:table-cell table:formula="of:=[.$B$1]&amp;[.A137]&amp;&quot;/[0:300]&quot;" office:value-type="string" office:string-value="https://reader.izneo.com/read/9782800186368/[0:300]" calcext:value-type="string">
            <text:p>https://reader.izneo.com/read/9782800186368/[0:300]</text:p>
          </table:table-cell>
        </table:table-row>
        <table:table-row table:style-name="ro1">
          <table:table-cell office:value-type="string" calcext:value-type="string">
            <text:p>9782800186399</text:p>
          </table:table-cell>
          <table:table-cell table:formula="of:=[.$B$1]&amp;[.A138]&amp;&quot;/[0:300]&quot;" office:value-type="string" office:string-value="https://reader.izneo.com/read/9782800186399/[0:300]" calcext:value-type="string">
            <text:p>https://reader.izneo.com/read/9782800186399/[0:300]</text:p>
          </table:table-cell>
        </table:table-row>
        <table:table-row table:style-name="ro1">
          <table:table-cell office:value-type="string" calcext:value-type="string">
            <text:p>9782800186405</text:p>
          </table:table-cell>
          <table:table-cell table:formula="of:=[.$B$1]&amp;[.A139]&amp;&quot;/[0:300]&quot;" office:value-type="string" office:string-value="https://reader.izneo.com/read/9782800186405/[0:300]" calcext:value-type="string">
            <text:p>https://reader.izneo.com/read/9782800186405/[0:300]</text:p>
          </table:table-cell>
        </table:table-row>
        <table:table-row table:style-name="ro1">
          <table:table-cell office:value-type="string" calcext:value-type="string">
            <text:p>9782800186429</text:p>
          </table:table-cell>
          <table:table-cell table:formula="of:=[.$B$1]&amp;[.A140]&amp;&quot;/[0:300]&quot;" office:value-type="string" office:string-value="https://reader.izneo.com/read/9782800186429/[0:300]" calcext:value-type="string">
            <text:p>https://reader.izneo.com/read/9782800186429/[0:300]</text:p>
          </table:table-cell>
        </table:table-row>
        <table:table-row table:style-name="ro1">
          <table:table-cell office:value-type="string" calcext:value-type="string">
            <text:p>9782800186436</text:p>
          </table:table-cell>
          <table:table-cell table:formula="of:=[.$B$1]&amp;[.A141]&amp;&quot;/[0:300]&quot;" office:value-type="string" office:string-value="https://reader.izneo.com/read/9782800186436/[0:300]" calcext:value-type="string">
            <text:p>https://reader.izneo.com/read/9782800186436/[0:300]</text:p>
          </table:table-cell>
        </table:table-row>
        <table:table-row table:style-name="ro1">
          <table:table-cell office:value-type="string" calcext:value-type="string">
            <text:p>9782800186443</text:p>
          </table:table-cell>
          <table:table-cell table:formula="of:=[.$B$1]&amp;[.A142]&amp;&quot;/[0:300]&quot;" office:value-type="string" office:string-value="https://reader.izneo.com/read/9782800186443/[0:300]" calcext:value-type="string">
            <text:p>https://reader.izneo.com/read/9782800186443/[0:300]</text:p>
          </table:table-cell>
        </table:table-row>
        <table:table-row table:style-name="ro1">
          <table:table-cell office:value-type="string" calcext:value-type="string">
            <text:p>9782800186450</text:p>
          </table:table-cell>
          <table:table-cell table:formula="of:=[.$B$1]&amp;[.A143]&amp;&quot;/[0:300]&quot;" office:value-type="string" office:string-value="https://reader.izneo.com/read/9782800186450/[0:300]" calcext:value-type="string">
            <text:p>https://reader.izneo.com/read/9782800186450/[0:300]</text:p>
          </table:table-cell>
        </table:table-row>
        <table:table-row table:style-name="ro1">
          <table:table-cell office:value-type="string" calcext:value-type="string">
            <text:p>9782800186467</text:p>
          </table:table-cell>
          <table:table-cell table:formula="of:=[.$B$1]&amp;[.A144]&amp;&quot;/[0:300]&quot;" office:value-type="string" office:string-value="https://reader.izneo.com/read/9782800186467/[0:300]" calcext:value-type="string">
            <text:p>https://reader.izneo.com/read/9782800186467/[0:300]</text:p>
          </table:table-cell>
        </table:table-row>
        <table:table-row table:style-name="ro1">
          <table:table-cell office:value-type="string" calcext:value-type="string">
            <text:p>9782800186511</text:p>
          </table:table-cell>
          <table:table-cell table:formula="of:=[.$B$1]&amp;[.A145]&amp;&quot;/[0:300]&quot;" office:value-type="string" office:string-value="https://reader.izneo.com/read/9782800186511/[0:300]" calcext:value-type="string">
            <text:p>https://reader.izneo.com/read/9782800186511/[0:300]</text:p>
          </table:table-cell>
        </table:table-row>
        <table:table-row table:style-name="ro1">
          <table:table-cell office:value-type="string" calcext:value-type="string">
            <text:p>9782800186566</text:p>
          </table:table-cell>
          <table:table-cell table:formula="of:=[.$B$1]&amp;[.A146]&amp;&quot;/[0:300]&quot;" office:value-type="string" office:string-value="https://reader.izneo.com/read/9782800186566/[0:300]" calcext:value-type="string">
            <text:p>https://reader.izneo.com/read/9782800186566/[0:300]</text:p>
          </table:table-cell>
        </table:table-row>
        <table:table-row table:style-name="ro1">
          <table:table-cell office:value-type="string" calcext:value-type="string">
            <text:p>9782800186580</text:p>
          </table:table-cell>
          <table:table-cell table:formula="of:=[.$B$1]&amp;[.A147]&amp;&quot;/[0:300]&quot;" office:value-type="string" office:string-value="https://reader.izneo.com/read/9782800186580/[0:300]" calcext:value-type="string">
            <text:p>https://reader.izneo.com/read/9782800186580/[0:300]</text:p>
          </table:table-cell>
        </table:table-row>
        <table:table-row table:style-name="ro1">
          <table:table-cell office:value-type="string" calcext:value-type="string">
            <text:p>9782800186597</text:p>
          </table:table-cell>
          <table:table-cell table:formula="of:=[.$B$1]&amp;[.A148]&amp;&quot;/[0:300]&quot;" office:value-type="string" office:string-value="https://reader.izneo.com/read/9782800186597/[0:300]" calcext:value-type="string">
            <text:p>https://reader.izneo.com/read/9782800186597/[0:300]</text:p>
          </table:table-cell>
        </table:table-row>
        <table:table-row table:style-name="ro1">
          <table:table-cell office:value-type="string" calcext:value-type="string">
            <text:p>9782800186627</text:p>
          </table:table-cell>
          <table:table-cell table:formula="of:=[.$B$1]&amp;[.A149]&amp;&quot;/[0:300]&quot;" office:value-type="string" office:string-value="https://reader.izneo.com/read/9782800186627/[0:300]" calcext:value-type="string">
            <text:p>https://reader.izneo.com/read/9782800186627/[0:300]</text:p>
          </table:table-cell>
        </table:table-row>
        <table:table-row table:style-name="ro1">
          <table:table-cell office:value-type="string" calcext:value-type="string">
            <text:p>9782800186634</text:p>
          </table:table-cell>
          <table:table-cell table:formula="of:=[.$B$1]&amp;[.A150]&amp;&quot;/[0:300]&quot;" office:value-type="string" office:string-value="https://reader.izneo.com/read/9782800186634/[0:300]" calcext:value-type="string">
            <text:p>https://reader.izneo.com/read/9782800186634/[0:300]</text:p>
          </table:table-cell>
        </table:table-row>
        <table:table-row table:style-name="ro1">
          <table:table-cell office:value-type="string" calcext:value-type="string">
            <text:p>9782800186658</text:p>
          </table:table-cell>
          <table:table-cell table:formula="of:=[.$B$1]&amp;[.A151]&amp;&quot;/[0:300]&quot;" office:value-type="string" office:string-value="https://reader.izneo.com/read/9782800186658/[0:300]" calcext:value-type="string">
            <text:p>https://reader.izneo.com/read/9782800186658/[0:300]</text:p>
          </table:table-cell>
        </table:table-row>
        <table:table-row table:style-name="ro1">
          <table:table-cell office:value-type="string" calcext:value-type="string">
            <text:p>9782800186665</text:p>
          </table:table-cell>
          <table:table-cell table:formula="of:=[.$B$1]&amp;[.A152]&amp;&quot;/[0:300]&quot;" office:value-type="string" office:string-value="https://reader.izneo.com/read/9782800186665/[0:300]" calcext:value-type="string">
            <text:p>https://reader.izneo.com/read/9782800186665/[0:300]</text:p>
          </table:table-cell>
        </table:table-row>
        <table:table-row table:style-name="ro1">
          <table:table-cell office:value-type="string" calcext:value-type="string">
            <text:p>9782800186672</text:p>
          </table:table-cell>
          <table:table-cell table:formula="of:=[.$B$1]&amp;[.A153]&amp;&quot;/[0:300]&quot;" office:value-type="string" office:string-value="https://reader.izneo.com/read/9782800186672/[0:300]" calcext:value-type="string">
            <text:p>https://reader.izneo.com/read/9782800186672/[0:300]</text:p>
          </table:table-cell>
        </table:table-row>
        <table:table-row table:style-name="ro1">
          <table:table-cell office:value-type="string" calcext:value-type="string">
            <text:p>9782800186696</text:p>
          </table:table-cell>
          <table:table-cell table:formula="of:=[.$B$1]&amp;[.A154]&amp;&quot;/[0:300]&quot;" office:value-type="string" office:string-value="https://reader.izneo.com/read/9782800186696/[0:300]" calcext:value-type="string">
            <text:p>https://reader.izneo.com/read/9782800186696/[0:300]</text:p>
          </table:table-cell>
        </table:table-row>
        <table:table-row table:style-name="ro1">
          <table:table-cell office:value-type="string" calcext:value-type="string">
            <text:p>9782800186702</text:p>
          </table:table-cell>
          <table:table-cell table:formula="of:=[.$B$1]&amp;[.A155]&amp;&quot;/[0:300]&quot;" office:value-type="string" office:string-value="https://reader.izneo.com/read/9782800186702/[0:300]" calcext:value-type="string">
            <text:p>https://reader.izneo.com/read/9782800186702/[0:300]</text:p>
          </table:table-cell>
        </table:table-row>
        <table:table-row table:style-name="ro1">
          <table:table-cell office:value-type="string" calcext:value-type="string">
            <text:p>9782800186719</text:p>
          </table:table-cell>
          <table:table-cell table:formula="of:=[.$B$1]&amp;[.A156]&amp;&quot;/[0:300]&quot;" office:value-type="string" office:string-value="https://reader.izneo.com/read/9782800186719/[0:300]" calcext:value-type="string">
            <text:p>https://reader.izneo.com/read/9782800186719/[0:300]</text:p>
          </table:table-cell>
        </table:table-row>
        <table:table-row table:style-name="ro1">
          <table:table-cell office:value-type="string" calcext:value-type="string">
            <text:p>9782800186740</text:p>
          </table:table-cell>
          <table:table-cell table:formula="of:=[.$B$1]&amp;[.A157]&amp;&quot;/[0:300]&quot;" office:value-type="string" office:string-value="https://reader.izneo.com/read/9782800186740/[0:300]" calcext:value-type="string">
            <text:p>https://reader.izneo.com/read/9782800186740/[0:300]</text:p>
          </table:table-cell>
        </table:table-row>
        <table:table-row table:style-name="ro1">
          <table:table-cell office:value-type="string" calcext:value-type="string">
            <text:p>9782800186788</text:p>
          </table:table-cell>
          <table:table-cell table:formula="of:=[.$B$1]&amp;[.A158]&amp;&quot;/[0:300]&quot;" office:value-type="string" office:string-value="https://reader.izneo.com/read/9782800186788/[0:300]" calcext:value-type="string">
            <text:p>https://reader.izneo.com/read/9782800186788/[0:300]</text:p>
          </table:table-cell>
        </table:table-row>
        <table:table-row table:style-name="ro1">
          <table:table-cell office:value-type="string" calcext:value-type="string">
            <text:p>9782800186795</text:p>
          </table:table-cell>
          <table:table-cell table:formula="of:=[.$B$1]&amp;[.A159]&amp;&quot;/[0:300]&quot;" office:value-type="string" office:string-value="https://reader.izneo.com/read/9782800186795/[0:300]" calcext:value-type="string">
            <text:p>https://reader.izneo.com/read/9782800186795/[0:300]</text:p>
          </table:table-cell>
        </table:table-row>
        <table:table-row table:style-name="ro1">
          <table:table-cell office:value-type="string" calcext:value-type="string">
            <text:p>9782800186818</text:p>
          </table:table-cell>
          <table:table-cell table:formula="of:=[.$B$1]&amp;[.A160]&amp;&quot;/[0:300]&quot;" office:value-type="string" office:string-value="https://reader.izneo.com/read/9782800186818/[0:300]" calcext:value-type="string">
            <text:p>https://reader.izneo.com/read/9782800186818/[0:300]</text:p>
          </table:table-cell>
        </table:table-row>
        <table:table-row table:style-name="ro1">
          <table:table-cell office:value-type="string" calcext:value-type="string">
            <text:p>9782800186825</text:p>
          </table:table-cell>
          <table:table-cell table:formula="of:=[.$B$1]&amp;[.A161]&amp;&quot;/[0:300]&quot;" office:value-type="string" office:string-value="https://reader.izneo.com/read/9782800186825/[0:300]" calcext:value-type="string">
            <text:p>https://reader.izneo.com/read/9782800186825/[0:300]</text:p>
          </table:table-cell>
        </table:table-row>
        <table:table-row table:style-name="ro1">
          <table:table-cell office:value-type="string" calcext:value-type="string">
            <text:p>9782800186832</text:p>
          </table:table-cell>
          <table:table-cell table:formula="of:=[.$B$1]&amp;[.A162]&amp;&quot;/[0:300]&quot;" office:value-type="string" office:string-value="https://reader.izneo.com/read/9782800186832/[0:300]" calcext:value-type="string">
            <text:p>https://reader.izneo.com/read/9782800186832/[0:300]</text:p>
          </table:table-cell>
        </table:table-row>
        <table:table-row table:style-name="ro1">
          <table:table-cell office:value-type="string" calcext:value-type="string">
            <text:p>9782800186856</text:p>
          </table:table-cell>
          <table:table-cell table:formula="of:=[.$B$1]&amp;[.A163]&amp;&quot;/[0:300]&quot;" office:value-type="string" office:string-value="https://reader.izneo.com/read/9782800186856/[0:300]" calcext:value-type="string">
            <text:p>https://reader.izneo.com/read/9782800186856/[0:300]</text:p>
          </table:table-cell>
        </table:table-row>
        <table:table-row table:style-name="ro1">
          <table:table-cell office:value-type="string" calcext:value-type="string">
            <text:p>9782800186863</text:p>
          </table:table-cell>
          <table:table-cell table:formula="of:=[.$B$1]&amp;[.A164]&amp;&quot;/[0:300]&quot;" office:value-type="string" office:string-value="https://reader.izneo.com/read/9782800186863/[0:300]" calcext:value-type="string">
            <text:p>https://reader.izneo.com/read/9782800186863/[0:300]</text:p>
          </table:table-cell>
        </table:table-row>
        <table:table-row table:style-name="ro1">
          <table:table-cell office:value-type="string" calcext:value-type="string">
            <text:p>9782800186870</text:p>
          </table:table-cell>
          <table:table-cell table:formula="of:=[.$B$1]&amp;[.A165]&amp;&quot;/[0:300]&quot;" office:value-type="string" office:string-value="https://reader.izneo.com/read/9782800186870/[0:300]" calcext:value-type="string">
            <text:p>https://reader.izneo.com/read/9782800186870/[0:300]</text:p>
          </table:table-cell>
        </table:table-row>
        <table:table-row table:style-name="ro1">
          <table:table-cell office:value-type="string" calcext:value-type="string">
            <text:p>9782800186924</text:p>
          </table:table-cell>
          <table:table-cell table:formula="of:=[.$B$1]&amp;[.A166]&amp;&quot;/[0:300]&quot;" office:value-type="string" office:string-value="https://reader.izneo.com/read/9782800186924/[0:300]" calcext:value-type="string">
            <text:p>https://reader.izneo.com/read/9782800186924/[0:300]</text:p>
          </table:table-cell>
        </table:table-row>
        <table:table-row table:style-name="ro1">
          <table:table-cell office:value-type="string" calcext:value-type="string">
            <text:p>9782800186948</text:p>
          </table:table-cell>
          <table:table-cell table:formula="of:=[.$B$1]&amp;[.A167]&amp;&quot;/[0:300]&quot;" office:value-type="string" office:string-value="https://reader.izneo.com/read/9782800186948/[0:300]" calcext:value-type="string">
            <text:p>https://reader.izneo.com/read/9782800186948/[0:300]</text:p>
          </table:table-cell>
        </table:table-row>
        <table:table-row table:style-name="ro1">
          <table:table-cell office:value-type="string" calcext:value-type="string">
            <text:p>9782800186955</text:p>
          </table:table-cell>
          <table:table-cell table:formula="of:=[.$B$1]&amp;[.A168]&amp;&quot;/[0:300]&quot;" office:value-type="string" office:string-value="https://reader.izneo.com/read/9782800186955/[0:300]" calcext:value-type="string">
            <text:p>https://reader.izneo.com/read/9782800186955/[0:300]</text:p>
          </table:table-cell>
        </table:table-row>
        <table:table-row table:style-name="ro1">
          <table:table-cell office:value-type="string" calcext:value-type="string">
            <text:p>9782800186962</text:p>
          </table:table-cell>
          <table:table-cell table:formula="of:=[.$B$1]&amp;[.A169]&amp;&quot;/[0:300]&quot;" office:value-type="string" office:string-value="https://reader.izneo.com/read/9782800186962/[0:300]" calcext:value-type="string">
            <text:p>https://reader.izneo.com/read/9782800186962/[0:300]</text:p>
          </table:table-cell>
        </table:table-row>
        <table:table-row table:style-name="ro1">
          <table:table-cell office:value-type="string" calcext:value-type="string">
            <text:p>9782800186993</text:p>
          </table:table-cell>
          <table:table-cell table:formula="of:=[.$B$1]&amp;[.A170]&amp;&quot;/[0:300]&quot;" office:value-type="string" office:string-value="https://reader.izneo.com/read/9782800186993/[0:300]" calcext:value-type="string">
            <text:p>https://reader.izneo.com/read/9782800186993/[0:300]</text:p>
          </table:table-cell>
        </table:table-row>
        <table:table-row table:style-name="ro1">
          <table:table-cell office:value-type="string" calcext:value-type="string">
            <text:p>9782800187013</text:p>
          </table:table-cell>
          <table:table-cell table:formula="of:=[.$B$1]&amp;[.A171]&amp;&quot;/[0:300]&quot;" office:value-type="string" office:string-value="https://reader.izneo.com/read/9782800187013/[0:300]" calcext:value-type="string">
            <text:p>https://reader.izneo.com/read/9782800187013/[0:300]</text:p>
          </table:table-cell>
        </table:table-row>
        <table:table-row table:style-name="ro1">
          <table:table-cell office:value-type="string" calcext:value-type="string">
            <text:p>9782800187044</text:p>
          </table:table-cell>
          <table:table-cell table:formula="of:=[.$B$1]&amp;[.A172]&amp;&quot;/[0:300]&quot;" office:value-type="string" office:string-value="https://reader.izneo.com/read/9782800187044/[0:300]" calcext:value-type="string">
            <text:p>https://reader.izneo.com/read/9782800187044/[0:300]</text:p>
          </table:table-cell>
        </table:table-row>
        <table:table-row table:style-name="ro1">
          <table:table-cell office:value-type="string" calcext:value-type="string">
            <text:p>9782800187051</text:p>
          </table:table-cell>
          <table:table-cell table:formula="of:=[.$B$1]&amp;[.A173]&amp;&quot;/[0:300]&quot;" office:value-type="string" office:string-value="https://reader.izneo.com/read/9782800187051/[0:300]" calcext:value-type="string">
            <text:p>https://reader.izneo.com/read/9782800187051/[0:300]</text:p>
          </table:table-cell>
        </table:table-row>
        <table:table-row table:style-name="ro1">
          <table:table-cell office:value-type="string" calcext:value-type="string">
            <text:p>9782800187068</text:p>
          </table:table-cell>
          <table:table-cell table:formula="of:=[.$B$1]&amp;[.A174]&amp;&quot;/[0:300]&quot;" office:value-type="string" office:string-value="https://reader.izneo.com/read/9782800187068/[0:300]" calcext:value-type="string">
            <text:p>https://reader.izneo.com/read/9782800187068/[0:300]</text:p>
          </table:table-cell>
        </table:table-row>
        <table:table-row table:style-name="ro1">
          <table:table-cell office:value-type="string" calcext:value-type="string">
            <text:p>9782800187075</text:p>
          </table:table-cell>
          <table:table-cell table:formula="of:=[.$B$1]&amp;[.A175]&amp;&quot;/[0:300]&quot;" office:value-type="string" office:string-value="https://reader.izneo.com/read/9782800187075/[0:300]" calcext:value-type="string">
            <text:p>https://reader.izneo.com/read/9782800187075/[0:300]</text:p>
          </table:table-cell>
        </table:table-row>
        <table:table-row table:style-name="ro1">
          <table:table-cell office:value-type="string" calcext:value-type="string">
            <text:p>9782800187082</text:p>
          </table:table-cell>
          <table:table-cell table:formula="of:=[.$B$1]&amp;[.A176]&amp;&quot;/[0:300]&quot;" office:value-type="string" office:string-value="https://reader.izneo.com/read/9782800187082/[0:300]" calcext:value-type="string">
            <text:p>https://reader.izneo.com/read/9782800187082/[0:300]</text:p>
          </table:table-cell>
        </table:table-row>
        <table:table-row table:style-name="ro1">
          <table:table-cell office:value-type="string" calcext:value-type="string">
            <text:p>9782800187099</text:p>
          </table:table-cell>
          <table:table-cell table:formula="of:=[.$B$1]&amp;[.A177]&amp;&quot;/[0:300]&quot;" office:value-type="string" office:string-value="https://reader.izneo.com/read/9782800187099/[0:300]" calcext:value-type="string">
            <text:p>https://reader.izneo.com/read/9782800187099/[0:300]</text:p>
          </table:table-cell>
        </table:table-row>
        <table:table-row table:style-name="ro1">
          <table:table-cell office:value-type="string" calcext:value-type="string">
            <text:p>9782800187136</text:p>
          </table:table-cell>
          <table:table-cell table:formula="of:=[.$B$1]&amp;[.A178]&amp;&quot;/[0:300]&quot;" office:value-type="string" office:string-value="https://reader.izneo.com/read/9782800187136/[0:300]" calcext:value-type="string">
            <text:p>https://reader.izneo.com/read/9782800187136/[0:300]</text:p>
          </table:table-cell>
        </table:table-row>
        <table:table-row table:style-name="ro1">
          <table:table-cell office:value-type="string" calcext:value-type="string">
            <text:p>9782800187174</text:p>
          </table:table-cell>
          <table:table-cell table:formula="of:=[.$B$1]&amp;[.A179]&amp;&quot;/[0:300]&quot;" office:value-type="string" office:string-value="https://reader.izneo.com/read/9782800187174/[0:300]" calcext:value-type="string">
            <text:p>https://reader.izneo.com/read/9782800187174/[0:300]</text:p>
          </table:table-cell>
        </table:table-row>
        <table:table-row table:style-name="ro1">
          <table:table-cell office:value-type="string" calcext:value-type="string">
            <text:p>9782800187198</text:p>
          </table:table-cell>
          <table:table-cell table:formula="of:=[.$B$1]&amp;[.A180]&amp;&quot;/[0:300]&quot;" office:value-type="string" office:string-value="https://reader.izneo.com/read/9782800187198/[0:300]" calcext:value-type="string">
            <text:p>https://reader.izneo.com/read/9782800187198/[0:300]</text:p>
          </table:table-cell>
        </table:table-row>
        <table:table-row table:style-name="ro1">
          <table:table-cell office:value-type="string" calcext:value-type="string">
            <text:p>9782800187204</text:p>
          </table:table-cell>
          <table:table-cell table:formula="of:=[.$B$1]&amp;[.A181]&amp;&quot;/[0:300]&quot;" office:value-type="string" office:string-value="https://reader.izneo.com/read/9782800187204/[0:300]" calcext:value-type="string">
            <text:p>https://reader.izneo.com/read/9782800187204/[0:300]</text:p>
          </table:table-cell>
        </table:table-row>
        <table:table-row table:style-name="ro1">
          <table:table-cell office:value-type="string" calcext:value-type="string">
            <text:p>9782800187211</text:p>
          </table:table-cell>
          <table:table-cell table:formula="of:=[.$B$1]&amp;[.A182]&amp;&quot;/[0:300]&quot;" office:value-type="string" office:string-value="https://reader.izneo.com/read/9782800187211/[0:300]" calcext:value-type="string">
            <text:p>https://reader.izneo.com/read/9782800187211/[0:300]</text:p>
          </table:table-cell>
        </table:table-row>
        <table:table-row table:style-name="ro1">
          <table:table-cell office:value-type="string" calcext:value-type="string">
            <text:p>9782800187228</text:p>
          </table:table-cell>
          <table:table-cell table:formula="of:=[.$B$1]&amp;[.A183]&amp;&quot;/[0:300]&quot;" office:value-type="string" office:string-value="https://reader.izneo.com/read/9782800187228/[0:300]" calcext:value-type="string">
            <text:p>https://reader.izneo.com/read/9782800187228/[0:300]</text:p>
          </table:table-cell>
        </table:table-row>
        <table:table-row table:style-name="ro1">
          <table:table-cell office:value-type="string" calcext:value-type="string">
            <text:p>9782800187259</text:p>
          </table:table-cell>
          <table:table-cell table:formula="of:=[.$B$1]&amp;[.A184]&amp;&quot;/[0:300]&quot;" office:value-type="string" office:string-value="https://reader.izneo.com/read/9782800187259/[0:300]" calcext:value-type="string">
            <text:p>https://reader.izneo.com/read/9782800187259/[0:300]</text:p>
          </table:table-cell>
        </table:table-row>
        <table:table-row table:style-name="ro1">
          <table:table-cell office:value-type="string" calcext:value-type="string">
            <text:p>9782800187266</text:p>
          </table:table-cell>
          <table:table-cell table:formula="of:=[.$B$1]&amp;[.A185]&amp;&quot;/[0:300]&quot;" office:value-type="string" office:string-value="https://reader.izneo.com/read/9782800187266/[0:300]" calcext:value-type="string">
            <text:p>https://reader.izneo.com/read/9782800187266/[0:300]</text:p>
          </table:table-cell>
        </table:table-row>
        <table:table-row table:style-name="ro1">
          <table:table-cell office:value-type="string" calcext:value-type="string">
            <text:p>9782800187303</text:p>
          </table:table-cell>
          <table:table-cell table:formula="of:=[.$B$1]&amp;[.A186]&amp;&quot;/[0:300]&quot;" office:value-type="string" office:string-value="https://reader.izneo.com/read/9782800187303/[0:300]" calcext:value-type="string">
            <text:p>https://reader.izneo.com/read/9782800187303/[0:300]</text:p>
          </table:table-cell>
        </table:table-row>
        <table:table-row table:style-name="ro1">
          <table:table-cell office:value-type="string" calcext:value-type="string">
            <text:p>9782800187310</text:p>
          </table:table-cell>
          <table:table-cell table:formula="of:=[.$B$1]&amp;[.A187]&amp;&quot;/[0:300]&quot;" office:value-type="string" office:string-value="https://reader.izneo.com/read/9782800187310/[0:300]" calcext:value-type="string">
            <text:p>https://reader.izneo.com/read/9782800187310/[0:300]</text:p>
          </table:table-cell>
        </table:table-row>
        <table:table-row table:style-name="ro1">
          <table:table-cell office:value-type="string" calcext:value-type="string">
            <text:p>9782800187327</text:p>
          </table:table-cell>
          <table:table-cell table:formula="of:=[.$B$1]&amp;[.A188]&amp;&quot;/[0:300]&quot;" office:value-type="string" office:string-value="https://reader.izneo.com/read/9782800187327/[0:300]" calcext:value-type="string">
            <text:p>https://reader.izneo.com/read/9782800187327/[0:300]</text:p>
          </table:table-cell>
        </table:table-row>
        <table:table-row table:style-name="ro1">
          <table:table-cell office:value-type="string" calcext:value-type="string">
            <text:p>9782800187334</text:p>
          </table:table-cell>
          <table:table-cell table:formula="of:=[.$B$1]&amp;[.A189]&amp;&quot;/[0:300]&quot;" office:value-type="string" office:string-value="https://reader.izneo.com/read/9782800187334/[0:300]" calcext:value-type="string">
            <text:p>https://reader.izneo.com/read/9782800187334/[0:300]</text:p>
          </table:table-cell>
        </table:table-row>
        <table:table-row table:style-name="ro1">
          <table:table-cell office:value-type="string" calcext:value-type="string">
            <text:p>9782800187341</text:p>
          </table:table-cell>
          <table:table-cell table:formula="of:=[.$B$1]&amp;[.A190]&amp;&quot;/[0:300]&quot;" office:value-type="string" office:string-value="https://reader.izneo.com/read/9782800187341/[0:300]" calcext:value-type="string">
            <text:p>https://reader.izneo.com/read/9782800187341/[0:300]</text:p>
          </table:table-cell>
        </table:table-row>
        <table:table-row table:style-name="ro1">
          <table:table-cell office:value-type="string" calcext:value-type="string">
            <text:p>9782800187358</text:p>
          </table:table-cell>
          <table:table-cell table:formula="of:=[.$B$1]&amp;[.A191]&amp;&quot;/[0:300]&quot;" office:value-type="string" office:string-value="https://reader.izneo.com/read/9782800187358/[0:300]" calcext:value-type="string">
            <text:p>https://reader.izneo.com/read/9782800187358/[0:300]</text:p>
          </table:table-cell>
        </table:table-row>
        <table:table-row table:style-name="ro1">
          <table:table-cell office:value-type="string" calcext:value-type="string">
            <text:p>9782800187365</text:p>
          </table:table-cell>
          <table:table-cell table:formula="of:=[.$B$1]&amp;[.A192]&amp;&quot;/[0:300]&quot;" office:value-type="string" office:string-value="https://reader.izneo.com/read/9782800187365/[0:300]" calcext:value-type="string">
            <text:p>https://reader.izneo.com/read/9782800187365/[0:300]</text:p>
          </table:table-cell>
        </table:table-row>
        <table:table-row table:style-name="ro1">
          <table:table-cell office:value-type="string" calcext:value-type="string">
            <text:p>9782800187372</text:p>
          </table:table-cell>
          <table:table-cell table:formula="of:=[.$B$1]&amp;[.A193]&amp;&quot;/[0:300]&quot;" office:value-type="string" office:string-value="https://reader.izneo.com/read/9782800187372/[0:300]" calcext:value-type="string">
            <text:p>https://reader.izneo.com/read/9782800187372/[0:300]</text:p>
          </table:table-cell>
        </table:table-row>
        <table:table-row table:style-name="ro1">
          <table:table-cell office:value-type="string" calcext:value-type="string">
            <text:p>9782800187389</text:p>
          </table:table-cell>
          <table:table-cell table:formula="of:=[.$B$1]&amp;[.A194]&amp;&quot;/[0:300]&quot;" office:value-type="string" office:string-value="https://reader.izneo.com/read/9782800187389/[0:300]" calcext:value-type="string">
            <text:p>https://reader.izneo.com/read/9782800187389/[0:300]</text:p>
          </table:table-cell>
        </table:table-row>
        <table:table-row table:style-name="ro1">
          <table:table-cell office:value-type="string" calcext:value-type="string">
            <text:p>9782800187396</text:p>
          </table:table-cell>
          <table:table-cell table:formula="of:=[.$B$1]&amp;[.A195]&amp;&quot;/[0:300]&quot;" office:value-type="string" office:string-value="https://reader.izneo.com/read/9782800187396/[0:300]" calcext:value-type="string">
            <text:p>https://reader.izneo.com/read/9782800187396/[0:300]</text:p>
          </table:table-cell>
        </table:table-row>
        <table:table-row table:style-name="ro1">
          <table:table-cell office:value-type="string" calcext:value-type="string">
            <text:p>9782800187402</text:p>
          </table:table-cell>
          <table:table-cell table:formula="of:=[.$B$1]&amp;[.A196]&amp;&quot;/[0:300]&quot;" office:value-type="string" office:string-value="https://reader.izneo.com/read/9782800187402/[0:300]" calcext:value-type="string">
            <text:p>https://reader.izneo.com/read/9782800187402/[0:300]</text:p>
          </table:table-cell>
        </table:table-row>
        <table:table-row table:style-name="ro1">
          <table:table-cell office:value-type="string" calcext:value-type="string">
            <text:p>9782800187419</text:p>
          </table:table-cell>
          <table:table-cell table:formula="of:=[.$B$1]&amp;[.A197]&amp;&quot;/[0:300]&quot;" office:value-type="string" office:string-value="https://reader.izneo.com/read/9782800187419/[0:300]" calcext:value-type="string">
            <text:p>https://reader.izneo.com/read/9782800187419/[0:300]</text:p>
          </table:table-cell>
        </table:table-row>
        <table:table-row table:style-name="ro1">
          <table:table-cell office:value-type="string" calcext:value-type="string">
            <text:p>9782800187426</text:p>
          </table:table-cell>
          <table:table-cell table:formula="of:=[.$B$1]&amp;[.A198]&amp;&quot;/[0:300]&quot;" office:value-type="string" office:string-value="https://reader.izneo.com/read/9782800187426/[0:300]" calcext:value-type="string">
            <text:p>https://reader.izneo.com/read/9782800187426/[0:300]</text:p>
          </table:table-cell>
        </table:table-row>
        <table:table-row table:style-name="ro1">
          <table:table-cell office:value-type="string" calcext:value-type="string">
            <text:p>9782800187433</text:p>
          </table:table-cell>
          <table:table-cell table:formula="of:=[.$B$1]&amp;[.A199]&amp;&quot;/[0:300]&quot;" office:value-type="string" office:string-value="https://reader.izneo.com/read/9782800187433/[0:300]" calcext:value-type="string">
            <text:p>https://reader.izneo.com/read/9782800187433/[0:300]</text:p>
          </table:table-cell>
        </table:table-row>
        <table:table-row table:style-name="ro1">
          <table:table-cell office:value-type="string" calcext:value-type="string">
            <text:p>9782800187440</text:p>
          </table:table-cell>
          <table:table-cell table:formula="of:=[.$B$1]&amp;[.A200]&amp;&quot;/[0:300]&quot;" office:value-type="string" office:string-value="https://reader.izneo.com/read/9782800187440/[0:300]" calcext:value-type="string">
            <text:p>https://reader.izneo.com/read/9782800187440/[0:300]</text:p>
          </table:table-cell>
        </table:table-row>
        <table:table-row table:style-name="ro1">
          <table:table-cell office:value-type="string" calcext:value-type="string">
            <text:p>9782800187457</text:p>
          </table:table-cell>
          <table:table-cell table:formula="of:=[.$B$1]&amp;[.A201]&amp;&quot;/[0:300]&quot;" office:value-type="string" office:string-value="https://reader.izneo.com/read/9782800187457/[0:300]" calcext:value-type="string">
            <text:p>https://reader.izneo.com/read/9782800187457/[0:300]</text:p>
          </table:table-cell>
        </table:table-row>
        <table:table-row table:style-name="ro1">
          <table:table-cell office:value-type="string" calcext:value-type="string">
            <text:p>9782800187464</text:p>
          </table:table-cell>
          <table:table-cell table:formula="of:=[.$B$1]&amp;[.A202]&amp;&quot;/[0:300]&quot;" office:value-type="string" office:string-value="https://reader.izneo.com/read/9782800187464/[0:300]" calcext:value-type="string">
            <text:p>https://reader.izneo.com/read/9782800187464/[0:300]</text:p>
          </table:table-cell>
        </table:table-row>
        <table:table-row table:style-name="ro1">
          <table:table-cell office:value-type="string" calcext:value-type="string">
            <text:p>9782800187471</text:p>
          </table:table-cell>
          <table:table-cell table:formula="of:=[.$B$1]&amp;[.A203]&amp;&quot;/[0:300]&quot;" office:value-type="string" office:string-value="https://reader.izneo.com/read/9782800187471/[0:300]" calcext:value-type="string">
            <text:p>https://reader.izneo.com/read/9782800187471/[0:300]</text:p>
          </table:table-cell>
        </table:table-row>
        <table:table-row table:style-name="ro1">
          <table:table-cell office:value-type="string" calcext:value-type="string">
            <text:p>9782800187488</text:p>
          </table:table-cell>
          <table:table-cell table:formula="of:=[.$B$1]&amp;[.A204]&amp;&quot;/[0:300]&quot;" office:value-type="string" office:string-value="https://reader.izneo.com/read/9782800187488/[0:300]" calcext:value-type="string">
            <text:p>https://reader.izneo.com/read/9782800187488/[0:300]</text:p>
          </table:table-cell>
        </table:table-row>
        <table:table-row table:style-name="ro1">
          <table:table-cell office:value-type="string" calcext:value-type="string">
            <text:p>9782800187495</text:p>
          </table:table-cell>
          <table:table-cell table:formula="of:=[.$B$1]&amp;[.A205]&amp;&quot;/[0:300]&quot;" office:value-type="string" office:string-value="https://reader.izneo.com/read/9782800187495/[0:300]" calcext:value-type="string">
            <text:p>https://reader.izneo.com/read/9782800187495/[0:300]</text:p>
          </table:table-cell>
        </table:table-row>
        <table:table-row table:style-name="ro1">
          <table:table-cell office:value-type="string" calcext:value-type="string">
            <text:p>9782800187501</text:p>
          </table:table-cell>
          <table:table-cell table:formula="of:=[.$B$1]&amp;[.A206]&amp;&quot;/[0:300]&quot;" office:value-type="string" office:string-value="https://reader.izneo.com/read/9782800187501/[0:300]" calcext:value-type="string">
            <text:p>https://reader.izneo.com/read/9782800187501/[0:300]</text:p>
          </table:table-cell>
        </table:table-row>
        <table:table-row table:style-name="ro1">
          <table:table-cell office:value-type="string" calcext:value-type="string">
            <text:p>9782800187518</text:p>
          </table:table-cell>
          <table:table-cell table:formula="of:=[.$B$1]&amp;[.A207]&amp;&quot;/[0:300]&quot;" office:value-type="string" office:string-value="https://reader.izneo.com/read/9782800187518/[0:300]" calcext:value-type="string">
            <text:p>https://reader.izneo.com/read/9782800187518/[0:300]</text:p>
          </table:table-cell>
        </table:table-row>
        <table:table-row table:style-name="ro1">
          <table:table-cell office:value-type="string" calcext:value-type="string">
            <text:p>9782800187525</text:p>
          </table:table-cell>
          <table:table-cell table:formula="of:=[.$B$1]&amp;[.A208]&amp;&quot;/[0:300]&quot;" office:value-type="string" office:string-value="https://reader.izneo.com/read/9782800187525/[0:300]" calcext:value-type="string">
            <text:p>https://reader.izneo.com/read/9782800187525/[0:300]</text:p>
          </table:table-cell>
        </table:table-row>
        <table:table-row table:style-name="ro1">
          <table:table-cell office:value-type="string" calcext:value-type="string">
            <text:p>9782800187532</text:p>
          </table:table-cell>
          <table:table-cell table:formula="of:=[.$B$1]&amp;[.A209]&amp;&quot;/[0:300]&quot;" office:value-type="string" office:string-value="https://reader.izneo.com/read/9782800187532/[0:300]" calcext:value-type="string">
            <text:p>https://reader.izneo.com/read/9782800187532/[0:300]</text:p>
          </table:table-cell>
        </table:table-row>
        <table:table-row table:style-name="ro1">
          <table:table-cell office:value-type="string" calcext:value-type="string">
            <text:p>9782800187549</text:p>
          </table:table-cell>
          <table:table-cell table:formula="of:=[.$B$1]&amp;[.A210]&amp;&quot;/[0:300]&quot;" office:value-type="string" office:string-value="https://reader.izneo.com/read/9782800187549/[0:300]" calcext:value-type="string">
            <text:p>https://reader.izneo.com/read/9782800187549/[0:300]</text:p>
          </table:table-cell>
        </table:table-row>
        <table:table-row table:style-name="ro1">
          <table:table-cell office:value-type="string" calcext:value-type="string">
            <text:p>9782800187556</text:p>
          </table:table-cell>
          <table:table-cell table:formula="of:=[.$B$1]&amp;[.A211]&amp;&quot;/[0:300]&quot;" office:value-type="string" office:string-value="https://reader.izneo.com/read/9782800187556/[0:300]" calcext:value-type="string">
            <text:p>https://reader.izneo.com/read/9782800187556/[0:300]</text:p>
          </table:table-cell>
        </table:table-row>
        <table:table-row table:style-name="ro1">
          <table:table-cell office:value-type="string" calcext:value-type="string">
            <text:p>9782800187563</text:p>
          </table:table-cell>
          <table:table-cell table:formula="of:=[.$B$1]&amp;[.A212]&amp;&quot;/[0:300]&quot;" office:value-type="string" office:string-value="https://reader.izneo.com/read/9782800187563/[0:300]" calcext:value-type="string">
            <text:p>https://reader.izneo.com/read/9782800187563/[0:300]</text:p>
          </table:table-cell>
        </table:table-row>
        <table:table-row table:style-name="ro1">
          <table:table-cell office:value-type="string" calcext:value-type="string">
            <text:p>9782800187570</text:p>
          </table:table-cell>
          <table:table-cell table:formula="of:=[.$B$1]&amp;[.A213]&amp;&quot;/[0:300]&quot;" office:value-type="string" office:string-value="https://reader.izneo.com/read/9782800187570/[0:300]" calcext:value-type="string">
            <text:p>https://reader.izneo.com/read/9782800187570/[0:300]</text:p>
          </table:table-cell>
        </table:table-row>
        <table:table-row table:style-name="ro1">
          <table:table-cell office:value-type="string" calcext:value-type="string">
            <text:p>9782800187587</text:p>
          </table:table-cell>
          <table:table-cell table:formula="of:=[.$B$1]&amp;[.A214]&amp;&quot;/[0:300]&quot;" office:value-type="string" office:string-value="https://reader.izneo.com/read/9782800187587/[0:300]" calcext:value-type="string">
            <text:p>https://reader.izneo.com/read/9782800187587/[0:300]</text:p>
          </table:table-cell>
        </table:table-row>
        <table:table-row table:style-name="ro1">
          <table:table-cell office:value-type="string" calcext:value-type="string">
            <text:p>9782800187594</text:p>
          </table:table-cell>
          <table:table-cell table:formula="of:=[.$B$1]&amp;[.A215]&amp;&quot;/[0:300]&quot;" office:value-type="string" office:string-value="https://reader.izneo.com/read/9782800187594/[0:300]" calcext:value-type="string">
            <text:p>https://reader.izneo.com/read/9782800187594/[0:300]</text:p>
          </table:table-cell>
        </table:table-row>
        <table:table-row table:style-name="ro1">
          <table:table-cell office:value-type="string" calcext:value-type="string">
            <text:p>9782800187600</text:p>
          </table:table-cell>
          <table:table-cell table:formula="of:=[.$B$1]&amp;[.A216]&amp;&quot;/[0:300]&quot;" office:value-type="string" office:string-value="https://reader.izneo.com/read/9782800187600/[0:300]" calcext:value-type="string">
            <text:p>https://reader.izneo.com/read/9782800187600/[0:300]</text:p>
          </table:table-cell>
        </table:table-row>
        <table:table-row table:style-name="ro1">
          <table:table-cell office:value-type="string" calcext:value-type="string">
            <text:p>9782800187617</text:p>
          </table:table-cell>
          <table:table-cell table:formula="of:=[.$B$1]&amp;[.A217]&amp;&quot;/[0:300]&quot;" office:value-type="string" office:string-value="https://reader.izneo.com/read/9782800187617/[0:300]" calcext:value-type="string">
            <text:p>https://reader.izneo.com/read/9782800187617/[0:300]</text:p>
          </table:table-cell>
        </table:table-row>
        <table:table-row table:style-name="ro1">
          <table:table-cell office:value-type="string" calcext:value-type="string">
            <text:p>9782800187624</text:p>
          </table:table-cell>
          <table:table-cell table:formula="of:=[.$B$1]&amp;[.A218]&amp;&quot;/[0:300]&quot;" office:value-type="string" office:string-value="https://reader.izneo.com/read/9782800187624/[0:300]" calcext:value-type="string">
            <text:p>https://reader.izneo.com/read/9782800187624/[0:300]</text:p>
          </table:table-cell>
        </table:table-row>
        <table:table-row table:style-name="ro1">
          <table:table-cell office:value-type="string" calcext:value-type="string">
            <text:p>9782800187631</text:p>
          </table:table-cell>
          <table:table-cell table:formula="of:=[.$B$1]&amp;[.A219]&amp;&quot;/[0:300]&quot;" office:value-type="string" office:string-value="https://reader.izneo.com/read/9782800187631/[0:300]" calcext:value-type="string">
            <text:p>https://reader.izneo.com/read/9782800187631/[0:300]</text:p>
          </table:table-cell>
        </table:table-row>
        <table:table-row table:style-name="ro1">
          <table:table-cell office:value-type="string" calcext:value-type="string">
            <text:p>9782800187648</text:p>
          </table:table-cell>
          <table:table-cell table:formula="of:=[.$B$1]&amp;[.A220]&amp;&quot;/[0:300]&quot;" office:value-type="string" office:string-value="https://reader.izneo.com/read/9782800187648/[0:300]" calcext:value-type="string">
            <text:p>https://reader.izneo.com/read/9782800187648/[0:300]</text:p>
          </table:table-cell>
        </table:table-row>
        <table:table-row table:style-name="ro1">
          <table:table-cell office:value-type="string" calcext:value-type="string">
            <text:p>9782800187655</text:p>
          </table:table-cell>
          <table:table-cell table:formula="of:=[.$B$1]&amp;[.A221]&amp;&quot;/[0:300]&quot;" office:value-type="string" office:string-value="https://reader.izneo.com/read/9782800187655/[0:300]" calcext:value-type="string">
            <text:p>https://reader.izneo.com/read/9782800187655/[0:300]</text:p>
          </table:table-cell>
        </table:table-row>
        <table:table-row table:style-name="ro1">
          <table:table-cell office:value-type="string" calcext:value-type="string">
            <text:p>9782800187662</text:p>
          </table:table-cell>
          <table:table-cell table:formula="of:=[.$B$1]&amp;[.A222]&amp;&quot;/[0:300]&quot;" office:value-type="string" office:string-value="https://reader.izneo.com/read/9782800187662/[0:300]" calcext:value-type="string">
            <text:p>https://reader.izneo.com/read/9782800187662/[0:300]</text:p>
          </table:table-cell>
        </table:table-row>
        <table:table-row table:style-name="ro1">
          <table:table-cell office:value-type="string" calcext:value-type="string">
            <text:p>9782800187679</text:p>
          </table:table-cell>
          <table:table-cell table:formula="of:=[.$B$1]&amp;[.A223]&amp;&quot;/[0:300]&quot;" office:value-type="string" office:string-value="https://reader.izneo.com/read/9782800187679/[0:300]" calcext:value-type="string">
            <text:p>https://reader.izneo.com/read/9782800187679/[0:300]</text:p>
          </table:table-cell>
        </table:table-row>
        <table:table-row table:style-name="ro1">
          <table:table-cell office:value-type="string" calcext:value-type="string">
            <text:p>9782800187686</text:p>
          </table:table-cell>
          <table:table-cell table:formula="of:=[.$B$1]&amp;[.A224]&amp;&quot;/[0:300]&quot;" office:value-type="string" office:string-value="https://reader.izneo.com/read/9782800187686/[0:300]" calcext:value-type="string">
            <text:p>https://reader.izneo.com/read/9782800187686/[0:300]</text:p>
          </table:table-cell>
        </table:table-row>
        <table:table-row table:style-name="ro1">
          <table:table-cell office:value-type="string" calcext:value-type="string">
            <text:p>9782800187693</text:p>
          </table:table-cell>
          <table:table-cell table:formula="of:=[.$B$1]&amp;[.A225]&amp;&quot;/[0:300]&quot;" office:value-type="string" office:string-value="https://reader.izneo.com/read/9782800187693/[0:300]" calcext:value-type="string">
            <text:p>https://reader.izneo.com/read/9782800187693/[0:300]</text:p>
          </table:table-cell>
        </table:table-row>
        <table:table-row table:style-name="ro1">
          <table:table-cell office:value-type="string" calcext:value-type="string">
            <text:p>9782800187709</text:p>
          </table:table-cell>
          <table:table-cell table:formula="of:=[.$B$1]&amp;[.A226]&amp;&quot;/[0:300]&quot;" office:value-type="string" office:string-value="https://reader.izneo.com/read/9782800187709/[0:300]" calcext:value-type="string">
            <text:p>https://reader.izneo.com/read/9782800187709/[0:300]</text:p>
          </table:table-cell>
        </table:table-row>
        <table:table-row table:style-name="ro1">
          <table:table-cell office:value-type="string" calcext:value-type="string">
            <text:p>9782800187716</text:p>
          </table:table-cell>
          <table:table-cell table:formula="of:=[.$B$1]&amp;[.A227]&amp;&quot;/[0:300]&quot;" office:value-type="string" office:string-value="https://reader.izneo.com/read/9782800187716/[0:300]" calcext:value-type="string">
            <text:p>https://reader.izneo.com/read/9782800187716/[0:300]</text:p>
          </table:table-cell>
        </table:table-row>
        <table:table-row table:style-name="ro1">
          <table:table-cell office:value-type="string" calcext:value-type="string">
            <text:p>9782800187723</text:p>
          </table:table-cell>
          <table:table-cell table:formula="of:=[.$B$1]&amp;[.A228]&amp;&quot;/[0:300]&quot;" office:value-type="string" office:string-value="https://reader.izneo.com/read/9782800187723/[0:300]" calcext:value-type="string">
            <text:p>https://reader.izneo.com/read/9782800187723/[0:300]</text:p>
          </table:table-cell>
        </table:table-row>
        <table:table-row table:style-name="ro1">
          <table:table-cell office:value-type="string" calcext:value-type="string">
            <text:p>9782800187730</text:p>
          </table:table-cell>
          <table:table-cell table:formula="of:=[.$B$1]&amp;[.A229]&amp;&quot;/[0:300]&quot;" office:value-type="string" office:string-value="https://reader.izneo.com/read/9782800187730/[0:300]" calcext:value-type="string">
            <text:p>https://reader.izneo.com/read/9782800187730/[0:300]</text:p>
          </table:table-cell>
        </table:table-row>
        <table:table-row table:style-name="ro1">
          <table:table-cell office:value-type="string" calcext:value-type="string">
            <text:p>9782800187747</text:p>
          </table:table-cell>
          <table:table-cell table:formula="of:=[.$B$1]&amp;[.A230]&amp;&quot;/[0:300]&quot;" office:value-type="string" office:string-value="https://reader.izneo.com/read/9782800187747/[0:300]" calcext:value-type="string">
            <text:p>https://reader.izneo.com/read/9782800187747/[0:300]</text:p>
          </table:table-cell>
        </table:table-row>
        <table:table-row table:style-name="ro1">
          <table:table-cell office:value-type="string" calcext:value-type="string">
            <text:p>9782800187754</text:p>
          </table:table-cell>
          <table:table-cell table:formula="of:=[.$B$1]&amp;[.A231]&amp;&quot;/[0:300]&quot;" office:value-type="string" office:string-value="https://reader.izneo.com/read/9782800187754/[0:300]" calcext:value-type="string">
            <text:p>https://reader.izneo.com/read/9782800187754/[0:300]</text:p>
          </table:table-cell>
        </table:table-row>
        <table:table-row table:style-name="ro1">
          <table:table-cell office:value-type="string" calcext:value-type="string">
            <text:p>9782800187761</text:p>
          </table:table-cell>
          <table:table-cell table:formula="of:=[.$B$1]&amp;[.A232]&amp;&quot;/[0:300]&quot;" office:value-type="string" office:string-value="https://reader.izneo.com/read/9782800187761/[0:300]" calcext:value-type="string">
            <text:p>https://reader.izneo.com/read/9782800187761/[0:300]</text:p>
          </table:table-cell>
        </table:table-row>
        <table:table-row table:style-name="ro1">
          <table:table-cell office:value-type="string" calcext:value-type="string">
            <text:p>9782800187778</text:p>
          </table:table-cell>
          <table:table-cell table:formula="of:=[.$B$1]&amp;[.A233]&amp;&quot;/[0:300]&quot;" office:value-type="string" office:string-value="https://reader.izneo.com/read/9782800187778/[0:300]" calcext:value-type="string">
            <text:p>https://reader.izneo.com/read/9782800187778/[0:300]</text:p>
          </table:table-cell>
        </table:table-row>
        <table:table-row table:style-name="ro1">
          <table:table-cell office:value-type="string" calcext:value-type="string">
            <text:p>9782800187785</text:p>
          </table:table-cell>
          <table:table-cell table:formula="of:=[.$B$1]&amp;[.A234]&amp;&quot;/[0:300]&quot;" office:value-type="string" office:string-value="https://reader.izneo.com/read/9782800187785/[0:300]" calcext:value-type="string">
            <text:p>https://reader.izneo.com/read/9782800187785/[0:300]</text:p>
          </table:table-cell>
        </table:table-row>
        <table:table-row table:style-name="ro1">
          <table:table-cell office:value-type="string" calcext:value-type="string">
            <text:p>9782800187792</text:p>
          </table:table-cell>
          <table:table-cell table:formula="of:=[.$B$1]&amp;[.A235]&amp;&quot;/[0:300]&quot;" office:value-type="string" office:string-value="https://reader.izneo.com/read/9782800187792/[0:300]" calcext:value-type="string">
            <text:p>https://reader.izneo.com/read/9782800187792/[0:300]</text:p>
          </table:table-cell>
        </table:table-row>
        <table:table-row table:style-name="ro1">
          <table:table-cell office:value-type="string" calcext:value-type="string">
            <text:p>9782800187808</text:p>
          </table:table-cell>
          <table:table-cell table:formula="of:=[.$B$1]&amp;[.A236]&amp;&quot;/[0:300]&quot;" office:value-type="string" office:string-value="https://reader.izneo.com/read/9782800187808/[0:300]" calcext:value-type="string">
            <text:p>https://reader.izneo.com/read/9782800187808/[0:300]</text:p>
          </table:table-cell>
        </table:table-row>
        <table:table-row table:style-name="ro1">
          <table:table-cell office:value-type="string" calcext:value-type="string">
            <text:p>9782800187815</text:p>
          </table:table-cell>
          <table:table-cell table:formula="of:=[.$B$1]&amp;[.A237]&amp;&quot;/[0:300]&quot;" office:value-type="string" office:string-value="https://reader.izneo.com/read/9782800187815/[0:300]" calcext:value-type="string">
            <text:p>https://reader.izneo.com/read/9782800187815/[0:300]</text:p>
          </table:table-cell>
        </table:table-row>
        <table:table-row table:style-name="ro1">
          <table:table-cell office:value-type="string" calcext:value-type="string">
            <text:p>9782800187822</text:p>
          </table:table-cell>
          <table:table-cell table:formula="of:=[.$B$1]&amp;[.A238]&amp;&quot;/[0:300]&quot;" office:value-type="string" office:string-value="https://reader.izneo.com/read/9782800187822/[0:300]" calcext:value-type="string">
            <text:p>https://reader.izneo.com/read/9782800187822/[0:300]</text:p>
          </table:table-cell>
        </table:table-row>
        <table:table-row table:style-name="ro1">
          <table:table-cell office:value-type="string" calcext:value-type="string">
            <text:p>9782800187839</text:p>
          </table:table-cell>
          <table:table-cell table:formula="of:=[.$B$1]&amp;[.A239]&amp;&quot;/[0:300]&quot;" office:value-type="string" office:string-value="https://reader.izneo.com/read/9782800187839/[0:300]" calcext:value-type="string">
            <text:p>https://reader.izneo.com/read/9782800187839/[0:300]</text:p>
          </table:table-cell>
        </table:table-row>
        <table:table-row table:style-name="ro1">
          <table:table-cell office:value-type="string" calcext:value-type="string">
            <text:p>9782800187846</text:p>
          </table:table-cell>
          <table:table-cell table:formula="of:=[.$B$1]&amp;[.A240]&amp;&quot;/[0:300]&quot;" office:value-type="string" office:string-value="https://reader.izneo.com/read/9782800187846/[0:300]" calcext:value-type="string">
            <text:p>https://reader.izneo.com/read/9782800187846/[0:300]</text:p>
          </table:table-cell>
        </table:table-row>
        <table:table-row table:style-name="ro1">
          <table:table-cell office:value-type="string" calcext:value-type="string">
            <text:p>9782800187853</text:p>
          </table:table-cell>
          <table:table-cell table:formula="of:=[.$B$1]&amp;[.A241]&amp;&quot;/[0:300]&quot;" office:value-type="string" office:string-value="https://reader.izneo.com/read/9782800187853/[0:300]" calcext:value-type="string">
            <text:p>https://reader.izneo.com/read/9782800187853/[0:300]</text:p>
          </table:table-cell>
        </table:table-row>
        <table:table-row table:style-name="ro1">
          <table:table-cell office:value-type="string" calcext:value-type="string">
            <text:p>9782800187860</text:p>
          </table:table-cell>
          <table:table-cell table:formula="of:=[.$B$1]&amp;[.A242]&amp;&quot;/[0:300]&quot;" office:value-type="string" office:string-value="https://reader.izneo.com/read/9782800187860/[0:300]" calcext:value-type="string">
            <text:p>https://reader.izneo.com/read/9782800187860/[0:300]</text:p>
          </table:table-cell>
        </table:table-row>
        <table:table-row table:style-name="ro1">
          <table:table-cell office:value-type="string" calcext:value-type="string">
            <text:p>9782800187877</text:p>
          </table:table-cell>
          <table:table-cell table:formula="of:=[.$B$1]&amp;[.A243]&amp;&quot;/[0:300]&quot;" office:value-type="string" office:string-value="https://reader.izneo.com/read/9782800187877/[0:300]" calcext:value-type="string">
            <text:p>https://reader.izneo.com/read/9782800187877/[0:300]</text:p>
          </table:table-cell>
        </table:table-row>
        <table:table-row table:style-name="ro1">
          <table:table-cell office:value-type="string" calcext:value-type="string">
            <text:p>9782800187884</text:p>
          </table:table-cell>
          <table:table-cell table:formula="of:=[.$B$1]&amp;[.A244]&amp;&quot;/[0:300]&quot;" office:value-type="string" office:string-value="https://reader.izneo.com/read/9782800187884/[0:300]" calcext:value-type="string">
            <text:p>https://reader.izneo.com/read/9782800187884/[0:300]</text:p>
          </table:table-cell>
        </table:table-row>
        <table:table-row table:style-name="ro1">
          <table:table-cell office:value-type="string" calcext:value-type="string">
            <text:p>9782800187891</text:p>
          </table:table-cell>
          <table:table-cell table:formula="of:=[.$B$1]&amp;[.A245]&amp;&quot;/[0:300]&quot;" office:value-type="string" office:string-value="https://reader.izneo.com/read/9782800187891/[0:300]" calcext:value-type="string">
            <text:p>https://reader.izneo.com/read/9782800187891/[0:300]</text:p>
          </table:table-cell>
        </table:table-row>
        <table:table-row table:style-name="ro1">
          <table:table-cell office:value-type="string" calcext:value-type="string">
            <text:p>9782800187907</text:p>
          </table:table-cell>
          <table:table-cell table:formula="of:=[.$B$1]&amp;[.A246]&amp;&quot;/[0:300]&quot;" office:value-type="string" office:string-value="https://reader.izneo.com/read/9782800187907/[0:300]" calcext:value-type="string">
            <text:p>https://reader.izneo.com/read/9782800187907/[0:300]</text:p>
          </table:table-cell>
        </table:table-row>
        <table:table-row table:style-name="ro1">
          <table:table-cell office:value-type="string" calcext:value-type="string">
            <text:p>9782800187914</text:p>
          </table:table-cell>
          <table:table-cell table:formula="of:=[.$B$1]&amp;[.A247]&amp;&quot;/[0:300]&quot;" office:value-type="string" office:string-value="https://reader.izneo.com/read/9782800187914/[0:300]" calcext:value-type="string">
            <text:p>https://reader.izneo.com/read/9782800187914/[0:300]</text:p>
          </table:table-cell>
        </table:table-row>
        <table:table-row table:style-name="ro1">
          <table:table-cell office:value-type="string" calcext:value-type="string">
            <text:p>9782800187921</text:p>
          </table:table-cell>
          <table:table-cell table:formula="of:=[.$B$1]&amp;[.A248]&amp;&quot;/[0:300]&quot;" office:value-type="string" office:string-value="https://reader.izneo.com/read/9782800187921/[0:300]" calcext:value-type="string">
            <text:p>https://reader.izneo.com/read/9782800187921/[0:300]</text:p>
          </table:table-cell>
        </table:table-row>
        <table:table-row table:style-name="ro1">
          <table:table-cell office:value-type="string" calcext:value-type="string">
            <text:p>9782800187938</text:p>
          </table:table-cell>
          <table:table-cell table:formula="of:=[.$B$1]&amp;[.A249]&amp;&quot;/[0:300]&quot;" office:value-type="string" office:string-value="https://reader.izneo.com/read/9782800187938/[0:300]" calcext:value-type="string">
            <text:p>https://reader.izneo.com/read/9782800187938/[0:300]</text:p>
          </table:table-cell>
        </table:table-row>
        <table:table-row table:style-name="ro1">
          <table:table-cell office:value-type="string" calcext:value-type="string">
            <text:p>9782800187945</text:p>
          </table:table-cell>
          <table:table-cell table:formula="of:=[.$B$1]&amp;[.A250]&amp;&quot;/[0:300]&quot;" office:value-type="string" office:string-value="https://reader.izneo.com/read/9782800187945/[0:300]" calcext:value-type="string">
            <text:p>https://reader.izneo.com/read/9782800187945/[0:300]</text:p>
          </table:table-cell>
        </table:table-row>
        <table:table-row table:style-name="ro1">
          <table:table-cell office:value-type="string" calcext:value-type="string">
            <text:p>9782800187952</text:p>
          </table:table-cell>
          <table:table-cell table:formula="of:=[.$B$1]&amp;[.A251]&amp;&quot;/[0:300]&quot;" office:value-type="string" office:string-value="https://reader.izneo.com/read/9782800187952/[0:300]" calcext:value-type="string">
            <text:p>https://reader.izneo.com/read/9782800187952/[0:300]</text:p>
          </table:table-cell>
        </table:table-row>
        <table:table-row table:style-name="ro1">
          <table:table-cell office:value-type="string" calcext:value-type="string">
            <text:p>9782800187969</text:p>
          </table:table-cell>
          <table:table-cell table:formula="of:=[.$B$1]&amp;[.A252]&amp;&quot;/[0:300]&quot;" office:value-type="string" office:string-value="https://reader.izneo.com/read/9782800187969/[0:300]" calcext:value-type="string">
            <text:p>https://reader.izneo.com/read/9782800187969/[0:300]</text:p>
          </table:table-cell>
        </table:table-row>
        <table:table-row table:style-name="ro1">
          <table:table-cell office:value-type="string" calcext:value-type="string">
            <text:p>9782800187976</text:p>
          </table:table-cell>
          <table:table-cell table:formula="of:=[.$B$1]&amp;[.A253]&amp;&quot;/[0:300]&quot;" office:value-type="string" office:string-value="https://reader.izneo.com/read/9782800187976/[0:300]" calcext:value-type="string">
            <text:p>https://reader.izneo.com/read/9782800187976/[0:300]</text:p>
          </table:table-cell>
        </table:table-row>
        <table:table-row table:style-name="ro1">
          <table:table-cell office:value-type="string" calcext:value-type="string">
            <text:p>9782800187983</text:p>
          </table:table-cell>
          <table:table-cell table:formula="of:=[.$B$1]&amp;[.A254]&amp;&quot;/[0:300]&quot;" office:value-type="string" office:string-value="https://reader.izneo.com/read/9782800187983/[0:300]" calcext:value-type="string">
            <text:p>https://reader.izneo.com/read/9782800187983/[0:300]</text:p>
          </table:table-cell>
        </table:table-row>
        <table:table-row table:style-name="ro1">
          <table:table-cell office:value-type="string" calcext:value-type="string">
            <text:p>9782800187990</text:p>
          </table:table-cell>
          <table:table-cell table:formula="of:=[.$B$1]&amp;[.A255]&amp;&quot;/[0:300]&quot;" office:value-type="string" office:string-value="https://reader.izneo.com/read/9782800187990/[0:300]" calcext:value-type="string">
            <text:p>https://reader.izneo.com/read/9782800187990/[0:300]</text:p>
          </table:table-cell>
        </table:table-row>
        <table:table-row table:style-name="ro1">
          <table:table-cell office:value-type="string" calcext:value-type="string">
            <text:p>9782800188003</text:p>
          </table:table-cell>
          <table:table-cell table:formula="of:=[.$B$1]&amp;[.A256]&amp;&quot;/[0:300]&quot;" office:value-type="string" office:string-value="https://reader.izneo.com/read/9782800188003/[0:300]" calcext:value-type="string">
            <text:p>https://reader.izneo.com/read/9782800188003/[0:300]</text:p>
          </table:table-cell>
        </table:table-row>
        <table:table-row table:style-name="ro1">
          <table:table-cell office:value-type="string" calcext:value-type="string">
            <text:p>9782800188010</text:p>
          </table:table-cell>
          <table:table-cell table:formula="of:=[.$B$1]&amp;[.A257]&amp;&quot;/[0:300]&quot;" office:value-type="string" office:string-value="https://reader.izneo.com/read/9782800188010/[0:300]" calcext:value-type="string">
            <text:p>https://reader.izneo.com/read/9782800188010/[0:300]</text:p>
          </table:table-cell>
        </table:table-row>
        <table:table-row table:style-name="ro1">
          <table:table-cell office:value-type="string" calcext:value-type="string">
            <text:p>9782800188027</text:p>
          </table:table-cell>
          <table:table-cell table:formula="of:=[.$B$1]&amp;[.A258]&amp;&quot;/[0:300]&quot;" office:value-type="string" office:string-value="https://reader.izneo.com/read/9782800188027/[0:300]" calcext:value-type="string">
            <text:p>https://reader.izneo.com/read/9782800188027/[0:300]</text:p>
          </table:table-cell>
        </table:table-row>
        <table:table-row table:style-name="ro1">
          <table:table-cell office:value-type="string" calcext:value-type="string">
            <text:p>9782800188034</text:p>
          </table:table-cell>
          <table:table-cell table:formula="of:=[.$B$1]&amp;[.A259]&amp;&quot;/[0:300]&quot;" office:value-type="string" office:string-value="https://reader.izneo.com/read/9782800188034/[0:300]" calcext:value-type="string">
            <text:p>https://reader.izneo.com/read/9782800188034/[0:300]</text:p>
          </table:table-cell>
        </table:table-row>
        <table:table-row table:style-name="ro1">
          <table:table-cell office:value-type="string" calcext:value-type="string">
            <text:p>9782800188041</text:p>
          </table:table-cell>
          <table:table-cell table:formula="of:=[.$B$1]&amp;[.A260]&amp;&quot;/[0:300]&quot;" office:value-type="string" office:string-value="https://reader.izneo.com/read/9782800188041/[0:300]" calcext:value-type="string">
            <text:p>https://reader.izneo.com/read/9782800188041/[0:300]</text:p>
          </table:table-cell>
        </table:table-row>
        <table:table-row table:style-name="ro1">
          <table:table-cell office:value-type="string" calcext:value-type="string">
            <text:p>9782800188058</text:p>
          </table:table-cell>
          <table:table-cell table:formula="of:=[.$B$1]&amp;[.A261]&amp;&quot;/[0:300]&quot;" office:value-type="string" office:string-value="https://reader.izneo.com/read/9782800188058/[0:300]" calcext:value-type="string">
            <text:p>https://reader.izneo.com/read/9782800188058/[0:300]</text:p>
          </table:table-cell>
        </table:table-row>
        <table:table-row table:style-name="ro1">
          <table:table-cell office:value-type="string" calcext:value-type="string">
            <text:p>9782800188065</text:p>
          </table:table-cell>
          <table:table-cell table:formula="of:=[.$B$1]&amp;[.A262]&amp;&quot;/[0:300]&quot;" office:value-type="string" office:string-value="https://reader.izneo.com/read/9782800188065/[0:300]" calcext:value-type="string">
            <text:p>https://reader.izneo.com/read/9782800188065/[0:300]</text:p>
          </table:table-cell>
        </table:table-row>
        <table:table-row table:style-name="ro1">
          <table:table-cell office:value-type="string" calcext:value-type="string">
            <text:p>9782800188072</text:p>
          </table:table-cell>
          <table:table-cell table:formula="of:=[.$B$1]&amp;[.A263]&amp;&quot;/[0:300]&quot;" office:value-type="string" office:string-value="https://reader.izneo.com/read/9782800188072/[0:300]" calcext:value-type="string">
            <text:p>https://reader.izneo.com/read/9782800188072/[0:300]</text:p>
          </table:table-cell>
        </table:table-row>
        <table:table-row table:style-name="ro1">
          <table:table-cell office:value-type="string" calcext:value-type="string">
            <text:p>9782800188089</text:p>
          </table:table-cell>
          <table:table-cell table:formula="of:=[.$B$1]&amp;[.A264]&amp;&quot;/[0:300]&quot;" office:value-type="string" office:string-value="https://reader.izneo.com/read/9782800188089/[0:300]" calcext:value-type="string">
            <text:p>https://reader.izneo.com/read/9782800188089/[0:300]</text:p>
          </table:table-cell>
        </table:table-row>
        <table:table-row table:style-name="ro1">
          <table:table-cell office:value-type="string" calcext:value-type="string">
            <text:p>9782800188096</text:p>
          </table:table-cell>
          <table:table-cell table:formula="of:=[.$B$1]&amp;[.A265]&amp;&quot;/[0:300]&quot;" office:value-type="string" office:string-value="https://reader.izneo.com/read/9782800188096/[0:300]" calcext:value-type="string">
            <text:p>https://reader.izneo.com/read/9782800188096/[0:300]</text:p>
          </table:table-cell>
        </table:table-row>
        <table:table-row table:style-name="ro1">
          <table:table-cell office:value-type="string" calcext:value-type="string">
            <text:p>9782800188102</text:p>
          </table:table-cell>
          <table:table-cell table:formula="of:=[.$B$1]&amp;[.A266]&amp;&quot;/[0:300]&quot;" office:value-type="string" office:string-value="https://reader.izneo.com/read/9782800188102/[0:300]" calcext:value-type="string">
            <text:p>https://reader.izneo.com/read/9782800188102/[0:300]</text:p>
          </table:table-cell>
        </table:table-row>
        <table:table-row table:style-name="ro1">
          <table:table-cell office:value-type="string" calcext:value-type="string">
            <text:p>9782800188119</text:p>
          </table:table-cell>
          <table:table-cell table:formula="of:=[.$B$1]&amp;[.A267]&amp;&quot;/[0:300]&quot;" office:value-type="string" office:string-value="https://reader.izneo.com/read/9782800188119/[0:300]" calcext:value-type="string">
            <text:p>https://reader.izneo.com/read/9782800188119/[0:300]</text:p>
          </table:table-cell>
        </table:table-row>
        <table:table-row table:style-name="ro1">
          <table:table-cell office:value-type="string" calcext:value-type="string">
            <text:p>9782800188126</text:p>
          </table:table-cell>
          <table:table-cell table:formula="of:=[.$B$1]&amp;[.A268]&amp;&quot;/[0:300]&quot;" office:value-type="string" office:string-value="https://reader.izneo.com/read/9782800188126/[0:300]" calcext:value-type="string">
            <text:p>https://reader.izneo.com/read/9782800188126/[0:300]</text:p>
          </table:table-cell>
        </table:table-row>
        <table:table-row table:style-name="ro1">
          <table:table-cell office:value-type="string" calcext:value-type="string">
            <text:p>9782800188133</text:p>
          </table:table-cell>
          <table:table-cell table:formula="of:=[.$B$1]&amp;[.A269]&amp;&quot;/[0:300]&quot;" office:value-type="string" office:string-value="https://reader.izneo.com/read/9782800188133/[0:300]" calcext:value-type="string">
            <text:p>https://reader.izneo.com/read/9782800188133/[0:300]</text:p>
          </table:table-cell>
        </table:table-row>
        <table:table-row table:style-name="ro1">
          <table:table-cell office:value-type="string" calcext:value-type="string">
            <text:p>9782800188140</text:p>
          </table:table-cell>
          <table:table-cell table:formula="of:=[.$B$1]&amp;[.A270]&amp;&quot;/[0:300]&quot;" office:value-type="string" office:string-value="https://reader.izneo.com/read/9782800188140/[0:300]" calcext:value-type="string">
            <text:p>https://reader.izneo.com/read/9782800188140/[0:300]</text:p>
          </table:table-cell>
        </table:table-row>
        <table:table-row table:style-name="ro1">
          <table:table-cell office:value-type="string" calcext:value-type="string">
            <text:p>9782800188157</text:p>
          </table:table-cell>
          <table:table-cell table:formula="of:=[.$B$1]&amp;[.A271]&amp;&quot;/[0:300]&quot;" office:value-type="string" office:string-value="https://reader.izneo.com/read/9782800188157/[0:300]" calcext:value-type="string">
            <text:p>https://reader.izneo.com/read/9782800188157/[0:300]</text:p>
          </table:table-cell>
        </table:table-row>
        <table:table-row table:style-name="ro1">
          <table:table-cell office:value-type="string" calcext:value-type="string">
            <text:p>9782800188164</text:p>
          </table:table-cell>
          <table:table-cell table:formula="of:=[.$B$1]&amp;[.A272]&amp;&quot;/[0:300]&quot;" office:value-type="string" office:string-value="https://reader.izneo.com/read/9782800188164/[0:300]" calcext:value-type="string">
            <text:p>https://reader.izneo.com/read/9782800188164/[0:300]</text:p>
          </table:table-cell>
        </table:table-row>
        <table:table-row table:style-name="ro1">
          <table:table-cell office:value-type="string" calcext:value-type="string">
            <text:p>9782800188171</text:p>
          </table:table-cell>
          <table:table-cell table:formula="of:=[.$B$1]&amp;[.A273]&amp;&quot;/[0:300]&quot;" office:value-type="string" office:string-value="https://reader.izneo.com/read/9782800188171/[0:300]" calcext:value-type="string">
            <text:p>https://reader.izneo.com/read/9782800188171/[0:300]</text:p>
          </table:table-cell>
        </table:table-row>
        <table:table-row table:style-name="ro1">
          <table:table-cell office:value-type="string" calcext:value-type="string">
            <text:p>9782800188188</text:p>
          </table:table-cell>
          <table:table-cell table:formula="of:=[.$B$1]&amp;[.A274]&amp;&quot;/[0:300]&quot;" office:value-type="string" office:string-value="https://reader.izneo.com/read/9782800188188/[0:300]" calcext:value-type="string">
            <text:p>https://reader.izneo.com/read/9782800188188/[0:300]</text:p>
          </table:table-cell>
        </table:table-row>
        <table:table-row table:style-name="ro1">
          <table:table-cell office:value-type="string" calcext:value-type="string">
            <text:p>9782800188195</text:p>
          </table:table-cell>
          <table:table-cell table:formula="of:=[.$B$1]&amp;[.A275]&amp;&quot;/[0:300]&quot;" office:value-type="string" office:string-value="https://reader.izneo.com/read/9782800188195/[0:300]" calcext:value-type="string">
            <text:p>https://reader.izneo.com/read/9782800188195/[0:300]</text:p>
          </table:table-cell>
        </table:table-row>
        <table:table-row table:style-name="ro1">
          <table:table-cell office:value-type="string" calcext:value-type="string">
            <text:p>9782800188201</text:p>
          </table:table-cell>
          <table:table-cell table:formula="of:=[.$B$1]&amp;[.A276]&amp;&quot;/[0:300]&quot;" office:value-type="string" office:string-value="https://reader.izneo.com/read/9782800188201/[0:300]" calcext:value-type="string">
            <text:p>https://reader.izneo.com/read/9782800188201/[0:300]</text:p>
          </table:table-cell>
        </table:table-row>
        <table:table-row table:style-name="ro1">
          <table:table-cell office:value-type="string" calcext:value-type="string">
            <text:p>9782800188218</text:p>
          </table:table-cell>
          <table:table-cell table:formula="of:=[.$B$1]&amp;[.A277]&amp;&quot;/[0:300]&quot;" office:value-type="string" office:string-value="https://reader.izneo.com/read/9782800188218/[0:300]" calcext:value-type="string">
            <text:p>https://reader.izneo.com/read/9782800188218/[0:300]</text:p>
          </table:table-cell>
        </table:table-row>
        <table:table-row table:style-name="ro1">
          <table:table-cell office:value-type="string" calcext:value-type="string">
            <text:p>9782800188225</text:p>
          </table:table-cell>
          <table:table-cell table:formula="of:=[.$B$1]&amp;[.A278]&amp;&quot;/[0:300]&quot;" office:value-type="string" office:string-value="https://reader.izneo.com/read/9782800188225/[0:300]" calcext:value-type="string">
            <text:p>https://reader.izneo.com/read/9782800188225/[0:300]</text:p>
          </table:table-cell>
        </table:table-row>
        <table:table-row table:style-name="ro1">
          <table:table-cell office:value-type="string" calcext:value-type="string">
            <text:p>9782800188232</text:p>
          </table:table-cell>
          <table:table-cell table:formula="of:=[.$B$1]&amp;[.A279]&amp;&quot;/[0:300]&quot;" office:value-type="string" office:string-value="https://reader.izneo.com/read/9782800188232/[0:300]" calcext:value-type="string">
            <text:p>https://reader.izneo.com/read/9782800188232/[0:300]</text:p>
          </table:table-cell>
        </table:table-row>
        <table:table-row table:style-name="ro1">
          <table:table-cell office:value-type="string" calcext:value-type="string">
            <text:p>9782800188249</text:p>
          </table:table-cell>
          <table:table-cell table:formula="of:=[.$B$1]&amp;[.A280]&amp;&quot;/[0:300]&quot;" office:value-type="string" office:string-value="https://reader.izneo.com/read/9782800188249/[0:300]" calcext:value-type="string">
            <text:p>https://reader.izneo.com/read/9782800188249/[0:300]</text:p>
          </table:table-cell>
        </table:table-row>
        <table:table-row table:style-name="ro1">
          <table:table-cell office:value-type="string" calcext:value-type="string">
            <text:p>9782800188256</text:p>
          </table:table-cell>
          <table:table-cell table:formula="of:=[.$B$1]&amp;[.A281]&amp;&quot;/[0:300]&quot;" office:value-type="string" office:string-value="https://reader.izneo.com/read/9782800188256/[0:300]" calcext:value-type="string">
            <text:p>https://reader.izneo.com/read/9782800188256/[0:300]</text:p>
          </table:table-cell>
        </table:table-row>
        <table:table-row table:style-name="ro1">
          <table:table-cell office:value-type="string" calcext:value-type="string">
            <text:p>9782800188263</text:p>
          </table:table-cell>
          <table:table-cell table:formula="of:=[.$B$1]&amp;[.A282]&amp;&quot;/[0:300]&quot;" office:value-type="string" office:string-value="https://reader.izneo.com/read/9782800188263/[0:300]" calcext:value-type="string">
            <text:p>https://reader.izneo.com/read/9782800188263/[0:300]</text:p>
          </table:table-cell>
        </table:table-row>
        <table:table-row table:style-name="ro1">
          <table:table-cell office:value-type="string" calcext:value-type="string">
            <text:p>9782800188270</text:p>
          </table:table-cell>
          <table:table-cell table:formula="of:=[.$B$1]&amp;[.A283]&amp;&quot;/[0:300]&quot;" office:value-type="string" office:string-value="https://reader.izneo.com/read/9782800188270/[0:300]" calcext:value-type="string">
            <text:p>https://reader.izneo.com/read/9782800188270/[0:300]</text:p>
          </table:table-cell>
        </table:table-row>
        <table:table-row table:style-name="ro1">
          <table:table-cell office:value-type="string" calcext:value-type="string">
            <text:p>9782800188287</text:p>
          </table:table-cell>
          <table:table-cell table:formula="of:=[.$B$1]&amp;[.A284]&amp;&quot;/[0:300]&quot;" office:value-type="string" office:string-value="https://reader.izneo.com/read/9782800188287/[0:300]" calcext:value-type="string">
            <text:p>https://reader.izneo.com/read/9782800188287/[0:300]</text:p>
          </table:table-cell>
        </table:table-row>
        <table:table-row table:style-name="ro1">
          <table:table-cell office:value-type="string" calcext:value-type="string">
            <text:p>9782800188294</text:p>
          </table:table-cell>
          <table:table-cell table:formula="of:=[.$B$1]&amp;[.A285]&amp;&quot;/[0:300]&quot;" office:value-type="string" office:string-value="https://reader.izneo.com/read/9782800188294/[0:300]" calcext:value-type="string">
            <text:p>https://reader.izneo.com/read/9782800188294/[0:300]</text:p>
          </table:table-cell>
        </table:table-row>
        <table:table-row table:style-name="ro1">
          <table:table-cell office:value-type="string" calcext:value-type="string">
            <text:p>9782800188300</text:p>
          </table:table-cell>
          <table:table-cell table:formula="of:=[.$B$1]&amp;[.A286]&amp;&quot;/[0:300]&quot;" office:value-type="string" office:string-value="https://reader.izneo.com/read/9782800188300/[0:300]" calcext:value-type="string">
            <text:p>https://reader.izneo.com/read/9782800188300/[0:300]</text:p>
          </table:table-cell>
        </table:table-row>
        <table:table-row table:style-name="ro1">
          <table:table-cell office:value-type="string" calcext:value-type="string">
            <text:p>9782800188317</text:p>
          </table:table-cell>
          <table:table-cell table:formula="of:=[.$B$1]&amp;[.A287]&amp;&quot;/[0:300]&quot;" office:value-type="string" office:string-value="https://reader.izneo.com/read/9782800188317/[0:300]" calcext:value-type="string">
            <text:p>https://reader.izneo.com/read/9782800188317/[0:300]</text:p>
          </table:table-cell>
        </table:table-row>
        <table:table-row table:style-name="ro1">
          <table:table-cell office:value-type="string" calcext:value-type="string">
            <text:p>9782800188324</text:p>
          </table:table-cell>
          <table:table-cell table:formula="of:=[.$B$1]&amp;[.A288]&amp;&quot;/[0:300]&quot;" office:value-type="string" office:string-value="https://reader.izneo.com/read/9782800188324/[0:300]" calcext:value-type="string">
            <text:p>https://reader.izneo.com/read/9782800188324/[0:300]</text:p>
          </table:table-cell>
        </table:table-row>
        <table:table-row table:style-name="ro1">
          <table:table-cell office:value-type="string" calcext:value-type="string">
            <text:p>9782800188331</text:p>
          </table:table-cell>
          <table:table-cell table:formula="of:=[.$B$1]&amp;[.A289]&amp;&quot;/[0:300]&quot;" office:value-type="string" office:string-value="https://reader.izneo.com/read/9782800188331/[0:300]" calcext:value-type="string">
            <text:p>https://reader.izneo.com/read/9782800188331/[0:300]</text:p>
          </table:table-cell>
        </table:table-row>
        <table:table-row table:style-name="ro1">
          <table:table-cell office:value-type="string" calcext:value-type="string">
            <text:p>9782800188348</text:p>
          </table:table-cell>
          <table:table-cell table:formula="of:=[.$B$1]&amp;[.A290]&amp;&quot;/[0:300]&quot;" office:value-type="string" office:string-value="https://reader.izneo.com/read/9782800188348/[0:300]" calcext:value-type="string">
            <text:p>https://reader.izneo.com/read/9782800188348/[0:300]</text:p>
          </table:table-cell>
        </table:table-row>
        <table:table-row table:style-name="ro1">
          <table:table-cell office:value-type="string" calcext:value-type="string">
            <text:p>9782800188355</text:p>
          </table:table-cell>
          <table:table-cell table:formula="of:=[.$B$1]&amp;[.A291]&amp;&quot;/[0:300]&quot;" office:value-type="string" office:string-value="https://reader.izneo.com/read/9782800188355/[0:300]" calcext:value-type="string">
            <text:p>https://reader.izneo.com/read/9782800188355/[0:300]</text:p>
          </table:table-cell>
        </table:table-row>
        <table:table-row table:style-name="ro1">
          <table:table-cell office:value-type="string" calcext:value-type="string">
            <text:p>9782800188362</text:p>
          </table:table-cell>
          <table:table-cell table:formula="of:=[.$B$1]&amp;[.A292]&amp;&quot;/[0:300]&quot;" office:value-type="string" office:string-value="https://reader.izneo.com/read/9782800188362/[0:300]" calcext:value-type="string">
            <text:p>https://reader.izneo.com/read/9782800188362/[0:300]</text:p>
          </table:table-cell>
        </table:table-row>
        <table:table-row table:style-name="ro1">
          <table:table-cell office:value-type="string" calcext:value-type="string">
            <text:p>9782800188379</text:p>
          </table:table-cell>
          <table:table-cell table:formula="of:=[.$B$1]&amp;[.A293]&amp;&quot;/[0:300]&quot;" office:value-type="string" office:string-value="https://reader.izneo.com/read/9782800188379/[0:300]" calcext:value-type="string">
            <text:p>https://reader.izneo.com/read/9782800188379/[0:300]</text:p>
          </table:table-cell>
        </table:table-row>
        <table:table-row table:style-name="ro1">
          <table:table-cell office:value-type="string" calcext:value-type="string">
            <text:p>9782800188386</text:p>
          </table:table-cell>
          <table:table-cell table:formula="of:=[.$B$1]&amp;[.A294]&amp;&quot;/[0:300]&quot;" office:value-type="string" office:string-value="https://reader.izneo.com/read/9782800188386/[0:300]" calcext:value-type="string">
            <text:p>https://reader.izneo.com/read/9782800188386/[0:300]</text:p>
          </table:table-cell>
        </table:table-row>
        <table:table-row table:style-name="ro1">
          <table:table-cell office:value-type="string" calcext:value-type="string">
            <text:p>9782800188393</text:p>
          </table:table-cell>
          <table:table-cell table:formula="of:=[.$B$1]&amp;[.A295]&amp;&quot;/[0:300]&quot;" office:value-type="string" office:string-value="https://reader.izneo.com/read/9782800188393/[0:300]" calcext:value-type="string">
            <text:p>https://reader.izneo.com/read/9782800188393/[0:300]</text:p>
          </table:table-cell>
        </table:table-row>
        <table:table-row table:style-name="ro1">
          <table:table-cell office:value-type="string" calcext:value-type="string">
            <text:p>9782800188409</text:p>
          </table:table-cell>
          <table:table-cell table:formula="of:=[.$B$1]&amp;[.A296]&amp;&quot;/[0:300]&quot;" office:value-type="string" office:string-value="https://reader.izneo.com/read/9782800188409/[0:300]" calcext:value-type="string">
            <text:p>https://reader.izneo.com/read/9782800188409/[0:300]</text:p>
          </table:table-cell>
        </table:table-row>
        <table:table-row table:style-name="ro1">
          <table:table-cell office:value-type="string" calcext:value-type="string">
            <text:p>9782800188416</text:p>
          </table:table-cell>
          <table:table-cell table:formula="of:=[.$B$1]&amp;[.A297]&amp;&quot;/[0:300]&quot;" office:value-type="string" office:string-value="https://reader.izneo.com/read/9782800188416/[0:300]" calcext:value-type="string">
            <text:p>https://reader.izneo.com/read/9782800188416/[0:300]</text:p>
          </table:table-cell>
        </table:table-row>
        <table:table-row table:style-name="ro1">
          <table:table-cell office:value-type="string" calcext:value-type="string">
            <text:p>9782800188423</text:p>
          </table:table-cell>
          <table:table-cell table:formula="of:=[.$B$1]&amp;[.A298]&amp;&quot;/[0:300]&quot;" office:value-type="string" office:string-value="https://reader.izneo.com/read/9782800188423/[0:300]" calcext:value-type="string">
            <text:p>https://reader.izneo.com/read/9782800188423/[0:300]</text:p>
          </table:table-cell>
        </table:table-row>
        <table:table-row table:style-name="ro1">
          <table:table-cell office:value-type="string" calcext:value-type="string">
            <text:p>9782800188430</text:p>
          </table:table-cell>
          <table:table-cell table:formula="of:=[.$B$1]&amp;[.A299]&amp;&quot;/[0:300]&quot;" office:value-type="string" office:string-value="https://reader.izneo.com/read/9782800188430/[0:300]" calcext:value-type="string">
            <text:p>https://reader.izneo.com/read/9782800188430/[0:300]</text:p>
          </table:table-cell>
        </table:table-row>
        <table:table-row table:style-name="ro1">
          <table:table-cell office:value-type="string" calcext:value-type="string">
            <text:p>9782800188447</text:p>
          </table:table-cell>
          <table:table-cell table:formula="of:=[.$B$1]&amp;[.A300]&amp;&quot;/[0:300]&quot;" office:value-type="string" office:string-value="https://reader.izneo.com/read/9782800188447/[0:300]" calcext:value-type="string">
            <text:p>https://reader.izneo.com/read/9782800188447/[0:300]</text:p>
          </table:table-cell>
        </table:table-row>
        <table:table-row table:style-name="ro1">
          <table:table-cell office:value-type="string" calcext:value-type="string">
            <text:p>9782800188454</text:p>
          </table:table-cell>
          <table:table-cell table:formula="of:=[.$B$1]&amp;[.A301]&amp;&quot;/[0:300]&quot;" office:value-type="string" office:string-value="https://reader.izneo.com/read/9782800188454/[0:300]" calcext:value-type="string">
            <text:p>https://reader.izneo.com/read/9782800188454/[0:300]</text:p>
          </table:table-cell>
        </table:table-row>
        <table:table-row table:style-name="ro1">
          <table:table-cell office:value-type="string" calcext:value-type="string">
            <text:p>9782800188461</text:p>
          </table:table-cell>
          <table:table-cell table:formula="of:=[.$B$1]&amp;[.A302]&amp;&quot;/[0:300]&quot;" office:value-type="string" office:string-value="https://reader.izneo.com/read/9782800188461/[0:300]" calcext:value-type="string">
            <text:p>https://reader.izneo.com/read/9782800188461/[0:300]</text:p>
          </table:table-cell>
        </table:table-row>
        <table:table-row table:style-name="ro1">
          <table:table-cell office:value-type="string" calcext:value-type="string">
            <text:p>9782800188478</text:p>
          </table:table-cell>
          <table:table-cell table:formula="of:=[.$B$1]&amp;[.A303]&amp;&quot;/[0:300]&quot;" office:value-type="string" office:string-value="https://reader.izneo.com/read/9782800188478/[0:300]" calcext:value-type="string">
            <text:p>https://reader.izneo.com/read/9782800188478/[0:300]</text:p>
          </table:table-cell>
        </table:table-row>
        <table:table-row table:style-name="ro1">
          <table:table-cell office:value-type="string" calcext:value-type="string">
            <text:p>9782800188485</text:p>
          </table:table-cell>
          <table:table-cell table:formula="of:=[.$B$1]&amp;[.A304]&amp;&quot;/[0:300]&quot;" office:value-type="string" office:string-value="https://reader.izneo.com/read/9782800188485/[0:300]" calcext:value-type="string">
            <text:p>https://reader.izneo.com/read/9782800188485/[0:300]</text:p>
          </table:table-cell>
        </table:table-row>
        <table:table-row table:style-name="ro1">
          <table:table-cell office:value-type="string" calcext:value-type="string">
            <text:p>9782800188492</text:p>
          </table:table-cell>
          <table:table-cell table:formula="of:=[.$B$1]&amp;[.A305]&amp;&quot;/[0:300]&quot;" office:value-type="string" office:string-value="https://reader.izneo.com/read/9782800188492/[0:300]" calcext:value-type="string">
            <text:p>https://reader.izneo.com/read/9782800188492/[0:300]</text:p>
          </table:table-cell>
        </table:table-row>
        <table:table-row table:style-name="ro1">
          <table:table-cell office:value-type="string" calcext:value-type="string">
            <text:p>9782800188508</text:p>
          </table:table-cell>
          <table:table-cell table:formula="of:=[.$B$1]&amp;[.A306]&amp;&quot;/[0:300]&quot;" office:value-type="string" office:string-value="https://reader.izneo.com/read/9782800188508/[0:300]" calcext:value-type="string">
            <text:p>https://reader.izneo.com/read/9782800188508/[0:300]</text:p>
          </table:table-cell>
        </table:table-row>
        <table:table-row table:style-name="ro1">
          <table:table-cell office:value-type="string" calcext:value-type="string">
            <text:p>9782800188515</text:p>
          </table:table-cell>
          <table:table-cell table:formula="of:=[.$B$1]&amp;[.A307]&amp;&quot;/[0:300]&quot;" office:value-type="string" office:string-value="https://reader.izneo.com/read/9782800188515/[0:300]" calcext:value-type="string">
            <text:p>https://reader.izneo.com/read/9782800188515/[0:300]</text:p>
          </table:table-cell>
        </table:table-row>
        <table:table-row table:style-name="ro1">
          <table:table-cell office:value-type="string" calcext:value-type="string">
            <text:p>9782800188522</text:p>
          </table:table-cell>
          <table:table-cell table:formula="of:=[.$B$1]&amp;[.A308]&amp;&quot;/[0:300]&quot;" office:value-type="string" office:string-value="https://reader.izneo.com/read/9782800188522/[0:300]" calcext:value-type="string">
            <text:p>https://reader.izneo.com/read/9782800188522/[0:300]</text:p>
          </table:table-cell>
        </table:table-row>
        <table:table-row table:style-name="ro1">
          <table:table-cell office:value-type="string" calcext:value-type="string">
            <text:p>9782800188539</text:p>
          </table:table-cell>
          <table:table-cell table:formula="of:=[.$B$1]&amp;[.A309]&amp;&quot;/[0:300]&quot;" office:value-type="string" office:string-value="https://reader.izneo.com/read/9782800188539/[0:300]" calcext:value-type="string">
            <text:p>https://reader.izneo.com/read/9782800188539/[0:300]</text:p>
          </table:table-cell>
        </table:table-row>
        <table:table-row table:style-name="ro1">
          <table:table-cell office:value-type="string" calcext:value-type="string">
            <text:p>9782800188546</text:p>
          </table:table-cell>
          <table:table-cell table:formula="of:=[.$B$1]&amp;[.A310]&amp;&quot;/[0:300]&quot;" office:value-type="string" office:string-value="https://reader.izneo.com/read/9782800188546/[0:300]" calcext:value-type="string">
            <text:p>https://reader.izneo.com/read/9782800188546/[0:300]</text:p>
          </table:table-cell>
        </table:table-row>
        <table:table-row table:style-name="ro1">
          <table:table-cell office:value-type="string" calcext:value-type="string">
            <text:p>9782800188553</text:p>
          </table:table-cell>
          <table:table-cell table:formula="of:=[.$B$1]&amp;[.A311]&amp;&quot;/[0:300]&quot;" office:value-type="string" office:string-value="https://reader.izneo.com/read/9782800188553/[0:300]" calcext:value-type="string">
            <text:p>https://reader.izneo.com/read/9782800188553/[0:300]</text:p>
          </table:table-cell>
        </table:table-row>
        <table:table-row table:style-name="ro1">
          <table:table-cell office:value-type="string" calcext:value-type="string">
            <text:p>9782800188560</text:p>
          </table:table-cell>
          <table:table-cell table:formula="of:=[.$B$1]&amp;[.A312]&amp;&quot;/[0:300]&quot;" office:value-type="string" office:string-value="https://reader.izneo.com/read/9782800188560/[0:300]" calcext:value-type="string">
            <text:p>https://reader.izneo.com/read/9782800188560/[0:300]</text:p>
          </table:table-cell>
        </table:table-row>
        <table:table-row table:style-name="ro1">
          <table:table-cell office:value-type="string" calcext:value-type="string">
            <text:p>9782800188577</text:p>
          </table:table-cell>
          <table:table-cell table:formula="of:=[.$B$1]&amp;[.A313]&amp;&quot;/[0:300]&quot;" office:value-type="string" office:string-value="https://reader.izneo.com/read/9782800188577/[0:300]" calcext:value-type="string">
            <text:p>https://reader.izneo.com/read/9782800188577/[0:300]</text:p>
          </table:table-cell>
        </table:table-row>
        <table:table-row table:style-name="ro1">
          <table:table-cell office:value-type="string" calcext:value-type="string">
            <text:p>9782800188584</text:p>
          </table:table-cell>
          <table:table-cell table:formula="of:=[.$B$1]&amp;[.A314]&amp;&quot;/[0:300]&quot;" office:value-type="string" office:string-value="https://reader.izneo.com/read/9782800188584/[0:300]" calcext:value-type="string">
            <text:p>https://reader.izneo.com/read/9782800188584/[0:300]</text:p>
          </table:table-cell>
        </table:table-row>
        <table:table-row table:style-name="ro1">
          <table:table-cell office:value-type="string" calcext:value-type="string">
            <text:p>9782800188591</text:p>
          </table:table-cell>
          <table:table-cell table:formula="of:=[.$B$1]&amp;[.A315]&amp;&quot;/[0:300]&quot;" office:value-type="string" office:string-value="https://reader.izneo.com/read/9782800188591/[0:300]" calcext:value-type="string">
            <text:p>https://reader.izneo.com/read/9782800188591/[0:300]</text:p>
          </table:table-cell>
        </table:table-row>
        <table:table-row table:style-name="ro1">
          <table:table-cell office:value-type="string" calcext:value-type="string">
            <text:p>9782800188607</text:p>
          </table:table-cell>
          <table:table-cell table:formula="of:=[.$B$1]&amp;[.A316]&amp;&quot;/[0:300]&quot;" office:value-type="string" office:string-value="https://reader.izneo.com/read/9782800188607/[0:300]" calcext:value-type="string">
            <text:p>https://reader.izneo.com/read/9782800188607/[0:300]</text:p>
          </table:table-cell>
        </table:table-row>
        <table:table-row table:style-name="ro1">
          <table:table-cell office:value-type="string" calcext:value-type="string">
            <text:p>9782800188614</text:p>
          </table:table-cell>
          <table:table-cell table:formula="of:=[.$B$1]&amp;[.A317]&amp;&quot;/[0:300]&quot;" office:value-type="string" office:string-value="https://reader.izneo.com/read/9782800188614/[0:300]" calcext:value-type="string">
            <text:p>https://reader.izneo.com/read/9782800188614/[0:300]</text:p>
          </table:table-cell>
        </table:table-row>
        <table:table-row table:style-name="ro1">
          <table:table-cell office:value-type="string" calcext:value-type="string">
            <text:p>9782800188621</text:p>
          </table:table-cell>
          <table:table-cell table:formula="of:=[.$B$1]&amp;[.A318]&amp;&quot;/[0:300]&quot;" office:value-type="string" office:string-value="https://reader.izneo.com/read/9782800188621/[0:300]" calcext:value-type="string">
            <text:p>https://reader.izneo.com/read/9782800188621/[0:300]</text:p>
          </table:table-cell>
        </table:table-row>
        <table:table-row table:style-name="ro1">
          <table:table-cell office:value-type="string" calcext:value-type="string">
            <text:p>9782800188638</text:p>
          </table:table-cell>
          <table:table-cell table:formula="of:=[.$B$1]&amp;[.A319]&amp;&quot;/[0:300]&quot;" office:value-type="string" office:string-value="https://reader.izneo.com/read/9782800188638/[0:300]" calcext:value-type="string">
            <text:p>https://reader.izneo.com/read/9782800188638/[0:300]</text:p>
          </table:table-cell>
        </table:table-row>
        <table:table-row table:style-name="ro1">
          <table:table-cell office:value-type="string" calcext:value-type="string">
            <text:p>9782800188645</text:p>
          </table:table-cell>
          <table:table-cell table:formula="of:=[.$B$1]&amp;[.A320]&amp;&quot;/[0:300]&quot;" office:value-type="string" office:string-value="https://reader.izneo.com/read/9782800188645/[0:300]" calcext:value-type="string">
            <text:p>https://reader.izneo.com/read/9782800188645/[0:300]</text:p>
          </table:table-cell>
        </table:table-row>
        <table:table-row table:style-name="ro1">
          <table:table-cell office:value-type="string" calcext:value-type="string">
            <text:p>9782800188652</text:p>
          </table:table-cell>
          <table:table-cell table:formula="of:=[.$B$1]&amp;[.A321]&amp;&quot;/[0:300]&quot;" office:value-type="string" office:string-value="https://reader.izneo.com/read/9782800188652/[0:300]" calcext:value-type="string">
            <text:p>https://reader.izneo.com/read/9782800188652/[0:300]</text:p>
          </table:table-cell>
        </table:table-row>
        <table:table-row table:style-name="ro1">
          <table:table-cell office:value-type="string" calcext:value-type="string">
            <text:p>9782800188669</text:p>
          </table:table-cell>
          <table:table-cell table:formula="of:=[.$B$1]&amp;[.A322]&amp;&quot;/[0:300]&quot;" office:value-type="string" office:string-value="https://reader.izneo.com/read/9782800188669/[0:300]" calcext:value-type="string">
            <text:p>https://reader.izneo.com/read/9782800188669/[0:300]</text:p>
          </table:table-cell>
        </table:table-row>
        <table:table-row table:style-name="ro1">
          <table:table-cell office:value-type="string" calcext:value-type="string">
            <text:p>9782800188676</text:p>
          </table:table-cell>
          <table:table-cell table:formula="of:=[.$B$1]&amp;[.A323]&amp;&quot;/[0:300]&quot;" office:value-type="string" office:string-value="https://reader.izneo.com/read/9782800188676/[0:300]" calcext:value-type="string">
            <text:p>https://reader.izneo.com/read/9782800188676/[0:300]</text:p>
          </table:table-cell>
        </table:table-row>
        <table:table-row table:style-name="ro1">
          <table:table-cell office:value-type="string" calcext:value-type="string">
            <text:p>9782800188706</text:p>
          </table:table-cell>
          <table:table-cell table:formula="of:=[.$B$1]&amp;[.A324]&amp;&quot;/[0:300]&quot;" office:value-type="string" office:string-value="https://reader.izneo.com/read/9782800188706/[0:300]" calcext:value-type="string">
            <text:p>https://reader.izneo.com/read/9782800188706/[0:300]</text:p>
          </table:table-cell>
        </table:table-row>
        <table:table-row table:style-name="ro1">
          <table:table-cell office:value-type="string" calcext:value-type="string">
            <text:p>9782800188713</text:p>
          </table:table-cell>
          <table:table-cell table:formula="of:=[.$B$1]&amp;[.A325]&amp;&quot;/[0:300]&quot;" office:value-type="string" office:string-value="https://reader.izneo.com/read/9782800188713/[0:300]" calcext:value-type="string">
            <text:p>https://reader.izneo.com/read/9782800188713/[0:300]</text:p>
          </table:table-cell>
        </table:table-row>
        <table:table-row table:style-name="ro1">
          <table:table-cell office:value-type="string" calcext:value-type="string">
            <text:p>9782800188720</text:p>
          </table:table-cell>
          <table:table-cell table:formula="of:=[.$B$1]&amp;[.A326]&amp;&quot;/[0:300]&quot;" office:value-type="string" office:string-value="https://reader.izneo.com/read/9782800188720/[0:300]" calcext:value-type="string">
            <text:p>https://reader.izneo.com/read/9782800188720/[0:300]</text:p>
          </table:table-cell>
        </table:table-row>
        <table:table-row table:style-name="ro1">
          <table:table-cell office:value-type="string" calcext:value-type="string">
            <text:p>9782800188737</text:p>
          </table:table-cell>
          <table:table-cell table:formula="of:=[.$B$1]&amp;[.A327]&amp;&quot;/[0:300]&quot;" office:value-type="string" office:string-value="https://reader.izneo.com/read/9782800188737/[0:300]" calcext:value-type="string">
            <text:p>https://reader.izneo.com/read/9782800188737/[0:300]</text:p>
          </table:table-cell>
        </table:table-row>
        <table:table-row table:style-name="ro1">
          <table:table-cell office:value-type="string" calcext:value-type="string">
            <text:p>9782800188744</text:p>
          </table:table-cell>
          <table:table-cell table:formula="of:=[.$B$1]&amp;[.A328]&amp;&quot;/[0:300]&quot;" office:value-type="string" office:string-value="https://reader.izneo.com/read/9782800188744/[0:300]" calcext:value-type="string">
            <text:p>https://reader.izneo.com/read/9782800188744/[0:300]</text:p>
          </table:table-cell>
        </table:table-row>
        <table:table-row table:style-name="ro1">
          <table:table-cell office:value-type="string" calcext:value-type="string">
            <text:p>9782800188751</text:p>
          </table:table-cell>
          <table:table-cell table:formula="of:=[.$B$1]&amp;[.A329]&amp;&quot;/[0:300]&quot;" office:value-type="string" office:string-value="https://reader.izneo.com/read/9782800188751/[0:300]" calcext:value-type="string">
            <text:p>https://reader.izneo.com/read/9782800188751/[0:300]</text:p>
          </table:table-cell>
        </table:table-row>
        <table:table-row table:style-name="ro1">
          <table:table-cell office:value-type="string" calcext:value-type="string">
            <text:p>9782800188768</text:p>
          </table:table-cell>
          <table:table-cell table:formula="of:=[.$B$1]&amp;[.A330]&amp;&quot;/[0:300]&quot;" office:value-type="string" office:string-value="https://reader.izneo.com/read/9782800188768/[0:300]" calcext:value-type="string">
            <text:p>https://reader.izneo.com/read/9782800188768/[0:300]</text:p>
          </table:table-cell>
        </table:table-row>
        <table:table-row table:style-name="ro1">
          <table:table-cell office:value-type="string" calcext:value-type="string">
            <text:p>9782800188775</text:p>
          </table:table-cell>
          <table:table-cell table:formula="of:=[.$B$1]&amp;[.A331]&amp;&quot;/[0:300]&quot;" office:value-type="string" office:string-value="https://reader.izneo.com/read/9782800188775/[0:300]" calcext:value-type="string">
            <text:p>https://reader.izneo.com/read/9782800188775/[0:300]</text:p>
          </table:table-cell>
        </table:table-row>
        <table:table-row table:style-name="ro1">
          <table:table-cell office:value-type="string" calcext:value-type="string">
            <text:p>9782800188782</text:p>
          </table:table-cell>
          <table:table-cell table:formula="of:=[.$B$1]&amp;[.A332]&amp;&quot;/[0:300]&quot;" office:value-type="string" office:string-value="https://reader.izneo.com/read/9782800188782/[0:300]" calcext:value-type="string">
            <text:p>https://reader.izneo.com/read/9782800188782/[0:300]</text:p>
          </table:table-cell>
        </table:table-row>
        <table:table-row table:style-name="ro1">
          <table:table-cell office:value-type="string" calcext:value-type="string">
            <text:p>9782800188799</text:p>
          </table:table-cell>
          <table:table-cell table:formula="of:=[.$B$1]&amp;[.A333]&amp;&quot;/[0:300]&quot;" office:value-type="string" office:string-value="https://reader.izneo.com/read/9782800188799/[0:300]" calcext:value-type="string">
            <text:p>https://reader.izneo.com/read/9782800188799/[0:300]</text:p>
          </table:table-cell>
        </table:table-row>
        <table:table-row table:style-name="ro1">
          <table:table-cell office:value-type="string" calcext:value-type="string">
            <text:p>9782800188850</text:p>
          </table:table-cell>
          <table:table-cell table:formula="of:=[.$B$1]&amp;[.A334]&amp;&quot;/[0:300]&quot;" office:value-type="string" office:string-value="https://reader.izneo.com/read/9782800188850/[0:300]" calcext:value-type="string">
            <text:p>https://reader.izneo.com/read/9782800188850/[0:300]</text:p>
          </table:table-cell>
        </table:table-row>
        <table:table-row table:style-name="ro1">
          <table:table-cell office:value-type="string" calcext:value-type="string">
            <text:p>9782800188867</text:p>
          </table:table-cell>
          <table:table-cell table:formula="of:=[.$B$1]&amp;[.A335]&amp;&quot;/[0:300]&quot;" office:value-type="string" office:string-value="https://reader.izneo.com/read/9782800188867/[0:300]" calcext:value-type="string">
            <text:p>https://reader.izneo.com/read/9782800188867/[0:300]</text:p>
          </table:table-cell>
        </table:table-row>
        <table:table-row table:style-name="ro1">
          <table:table-cell office:value-type="string" calcext:value-type="string">
            <text:p>9782800188874</text:p>
          </table:table-cell>
          <table:table-cell table:formula="of:=[.$B$1]&amp;[.A336]&amp;&quot;/[0:300]&quot;" office:value-type="string" office:string-value="https://reader.izneo.com/read/9782800188874/[0:300]" calcext:value-type="string">
            <text:p>https://reader.izneo.com/read/9782800188874/[0:300]</text:p>
          </table:table-cell>
        </table:table-row>
        <table:table-row table:style-name="ro1">
          <table:table-cell office:value-type="string" calcext:value-type="string">
            <text:p>9782800188928</text:p>
          </table:table-cell>
          <table:table-cell table:formula="of:=[.$B$1]&amp;[.A337]&amp;&quot;/[0:300]&quot;" office:value-type="string" office:string-value="https://reader.izneo.com/read/9782800188928/[0:300]" calcext:value-type="string">
            <text:p>https://reader.izneo.com/read/9782800188928/[0:300]</text:p>
          </table:table-cell>
        </table:table-row>
        <table:table-row table:style-name="ro1">
          <table:table-cell office:value-type="string" calcext:value-type="string">
            <text:p>9782800188935</text:p>
          </table:table-cell>
          <table:table-cell table:formula="of:=[.$B$1]&amp;[.A338]&amp;&quot;/[0:300]&quot;" office:value-type="string" office:string-value="https://reader.izneo.com/read/9782800188935/[0:300]" calcext:value-type="string">
            <text:p>https://reader.izneo.com/read/9782800188935/[0:300]</text:p>
          </table:table-cell>
        </table:table-row>
        <table:table-row table:style-name="ro1">
          <table:table-cell office:value-type="string" calcext:value-type="string">
            <text:p>9782800188942</text:p>
          </table:table-cell>
          <table:table-cell table:formula="of:=[.$B$1]&amp;[.A339]&amp;&quot;/[0:300]&quot;" office:value-type="string" office:string-value="https://reader.izneo.com/read/9782800188942/[0:300]" calcext:value-type="string">
            <text:p>https://reader.izneo.com/read/9782800188942/[0:300]</text:p>
          </table:table-cell>
        </table:table-row>
        <table:table-row table:style-name="ro1">
          <table:table-cell office:value-type="string" calcext:value-type="string">
            <text:p>9782800188959</text:p>
          </table:table-cell>
          <table:table-cell table:formula="of:=[.$B$1]&amp;[.A340]&amp;&quot;/[0:300]&quot;" office:value-type="string" office:string-value="https://reader.izneo.com/read/9782800188959/[0:300]" calcext:value-type="string">
            <text:p>https://reader.izneo.com/read/9782800188959/[0:300]</text:p>
          </table:table-cell>
        </table:table-row>
        <table:table-row table:style-name="ro1">
          <table:table-cell office:value-type="string" calcext:value-type="string">
            <text:p>9782800188966</text:p>
          </table:table-cell>
          <table:table-cell table:formula="of:=[.$B$1]&amp;[.A341]&amp;&quot;/[0:300]&quot;" office:value-type="string" office:string-value="https://reader.izneo.com/read/9782800188966/[0:300]" calcext:value-type="string">
            <text:p>https://reader.izneo.com/read/9782800188966/[0:300]</text:p>
          </table:table-cell>
        </table:table-row>
        <table:table-row table:style-name="ro1">
          <table:table-cell office:value-type="string" calcext:value-type="string">
            <text:p>9782800188973</text:p>
          </table:table-cell>
          <table:table-cell table:formula="of:=[.$B$1]&amp;[.A342]&amp;&quot;/[0:300]&quot;" office:value-type="string" office:string-value="https://reader.izneo.com/read/9782800188973/[0:300]" calcext:value-type="string">
            <text:p>https://reader.izneo.com/read/9782800188973/[0:300]</text:p>
          </table:table-cell>
        </table:table-row>
        <table:table-row table:style-name="ro1">
          <table:table-cell office:value-type="string" calcext:value-type="string">
            <text:p>9782800188980</text:p>
          </table:table-cell>
          <table:table-cell table:formula="of:=[.$B$1]&amp;[.A343]&amp;&quot;/[0:300]&quot;" office:value-type="string" office:string-value="https://reader.izneo.com/read/9782800188980/[0:300]" calcext:value-type="string">
            <text:p>https://reader.izneo.com/read/9782800188980/[0:300]</text:p>
          </table:table-cell>
        </table:table-row>
        <table:table-row table:style-name="ro1">
          <table:table-cell office:value-type="string" calcext:value-type="string">
            <text:p>9782800188997</text:p>
          </table:table-cell>
          <table:table-cell table:formula="of:=[.$B$1]&amp;[.A344]&amp;&quot;/[0:300]&quot;" office:value-type="string" office:string-value="https://reader.izneo.com/read/9782800188997/[0:300]" calcext:value-type="string">
            <text:p>https://reader.izneo.com/read/9782800188997/[0:300]</text:p>
          </table:table-cell>
        </table:table-row>
        <table:table-row table:style-name="ro1">
          <table:table-cell office:value-type="string" calcext:value-type="string">
            <text:p>9782800189000</text:p>
          </table:table-cell>
          <table:table-cell table:formula="of:=[.$B$1]&amp;[.A345]&amp;&quot;/[0:300]&quot;" office:value-type="string" office:string-value="https://reader.izneo.com/read/9782800189000/[0:300]" calcext:value-type="string">
            <text:p>https://reader.izneo.com/read/9782800189000/[0:300]</text:p>
          </table:table-cell>
        </table:table-row>
        <table:table-row table:style-name="ro1">
          <table:table-cell office:value-type="string" calcext:value-type="string">
            <text:p>9782800189017</text:p>
          </table:table-cell>
          <table:table-cell table:formula="of:=[.$B$1]&amp;[.A346]&amp;&quot;/[0:300]&quot;" office:value-type="string" office:string-value="https://reader.izneo.com/read/9782800189017/[0:300]" calcext:value-type="string">
            <text:p>https://reader.izneo.com/read/9782800189017/[0:300]</text:p>
          </table:table-cell>
        </table:table-row>
        <table:table-row table:style-name="ro1">
          <table:table-cell office:value-type="string" calcext:value-type="string">
            <text:p>9782800189024</text:p>
          </table:table-cell>
          <table:table-cell table:formula="of:=[.$B$1]&amp;[.A347]&amp;&quot;/[0:300]&quot;" office:value-type="string" office:string-value="https://reader.izneo.com/read/9782800189024/[0:300]" calcext:value-type="string">
            <text:p>https://reader.izneo.com/read/9782800189024/[0:300]</text:p>
          </table:table-cell>
        </table:table-row>
        <table:table-row table:style-name="ro1">
          <table:table-cell office:value-type="string" calcext:value-type="string">
            <text:p>9782800189031</text:p>
          </table:table-cell>
          <table:table-cell table:formula="of:=[.$B$1]&amp;[.A348]&amp;&quot;/[0:300]&quot;" office:value-type="string" office:string-value="https://reader.izneo.com/read/9782800189031/[0:300]" calcext:value-type="string">
            <text:p>https://reader.izneo.com/read/9782800189031/[0:300]</text:p>
          </table:table-cell>
        </table:table-row>
        <table:table-row table:style-name="ro1">
          <table:table-cell office:value-type="string" calcext:value-type="string">
            <text:p>9782800189048</text:p>
          </table:table-cell>
          <table:table-cell table:formula="of:=[.$B$1]&amp;[.A349]&amp;&quot;/[0:300]&quot;" office:value-type="string" office:string-value="https://reader.izneo.com/read/9782800189048/[0:300]" calcext:value-type="string">
            <text:p>https://reader.izneo.com/read/9782800189048/[0:300]</text:p>
          </table:table-cell>
        </table:table-row>
        <table:table-row table:style-name="ro1">
          <table:table-cell office:value-type="string" calcext:value-type="string">
            <text:p>9782800189055</text:p>
          </table:table-cell>
          <table:table-cell table:formula="of:=[.$B$1]&amp;[.A350]&amp;&quot;/[0:300]&quot;" office:value-type="string" office:string-value="https://reader.izneo.com/read/9782800189055/[0:300]" calcext:value-type="string">
            <text:p>https://reader.izneo.com/read/9782800189055/[0:300]</text:p>
          </table:table-cell>
        </table:table-row>
        <table:table-row table:style-name="ro1">
          <table:table-cell office:value-type="string" calcext:value-type="string">
            <text:p>9782800189062</text:p>
          </table:table-cell>
          <table:table-cell table:formula="of:=[.$B$1]&amp;[.A351]&amp;&quot;/[0:300]&quot;" office:value-type="string" office:string-value="https://reader.izneo.com/read/9782800189062/[0:300]" calcext:value-type="string">
            <text:p>https://reader.izneo.com/read/9782800189062/[0:300]</text:p>
          </table:table-cell>
        </table:table-row>
        <table:table-row table:style-name="ro1">
          <table:table-cell office:value-type="string" calcext:value-type="string">
            <text:p>9782800189079</text:p>
          </table:table-cell>
          <table:table-cell table:formula="of:=[.$B$1]&amp;[.A352]&amp;&quot;/[0:300]&quot;" office:value-type="string" office:string-value="https://reader.izneo.com/read/9782800189079/[0:300]" calcext:value-type="string">
            <text:p>https://reader.izneo.com/read/9782800189079/[0:300]</text:p>
          </table:table-cell>
        </table:table-row>
        <table:table-row table:style-name="ro1">
          <table:table-cell office:value-type="string" calcext:value-type="string">
            <text:p>9782800189086</text:p>
          </table:table-cell>
          <table:table-cell table:formula="of:=[.$B$1]&amp;[.A353]&amp;&quot;/[0:300]&quot;" office:value-type="string" office:string-value="https://reader.izneo.com/read/9782800189086/[0:300]" calcext:value-type="string">
            <text:p>https://reader.izneo.com/read/9782800189086/[0:300]</text:p>
          </table:table-cell>
        </table:table-row>
        <table:table-row table:style-name="ro1">
          <table:table-cell office:value-type="string" calcext:value-type="string">
            <text:p>9782800189093</text:p>
          </table:table-cell>
          <table:table-cell table:formula="of:=[.$B$1]&amp;[.A354]&amp;&quot;/[0:300]&quot;" office:value-type="string" office:string-value="https://reader.izneo.com/read/9782800189093/[0:300]" calcext:value-type="string">
            <text:p>https://reader.izneo.com/read/9782800189093/[0:300]</text:p>
          </table:table-cell>
        </table:table-row>
        <table:table-row table:style-name="ro1">
          <table:table-cell office:value-type="string" calcext:value-type="string">
            <text:p>9782800189109</text:p>
          </table:table-cell>
          <table:table-cell table:formula="of:=[.$B$1]&amp;[.A355]&amp;&quot;/[0:300]&quot;" office:value-type="string" office:string-value="https://reader.izneo.com/read/9782800189109/[0:300]" calcext:value-type="string">
            <text:p>https://reader.izneo.com/read/9782800189109/[0:300]</text:p>
          </table:table-cell>
        </table:table-row>
        <table:table-row table:style-name="ro1">
          <table:table-cell office:value-type="string" calcext:value-type="string">
            <text:p>9782800189116</text:p>
          </table:table-cell>
          <table:table-cell table:formula="of:=[.$B$1]&amp;[.A356]&amp;&quot;/[0:300]&quot;" office:value-type="string" office:string-value="https://reader.izneo.com/read/9782800189116/[0:300]" calcext:value-type="string">
            <text:p>https://reader.izneo.com/read/9782800189116/[0:300]</text:p>
          </table:table-cell>
        </table:table-row>
        <table:table-row table:style-name="ro1">
          <table:table-cell office:value-type="string" calcext:value-type="string">
            <text:p>9782800189123</text:p>
          </table:table-cell>
          <table:table-cell table:formula="of:=[.$B$1]&amp;[.A357]&amp;&quot;/[0:300]&quot;" office:value-type="string" office:string-value="https://reader.izneo.com/read/9782800189123/[0:300]" calcext:value-type="string">
            <text:p>https://reader.izneo.com/read/9782800189123/[0:300]</text:p>
          </table:table-cell>
        </table:table-row>
        <table:table-row table:style-name="ro1">
          <table:table-cell office:value-type="string" calcext:value-type="string">
            <text:p>9782800189130</text:p>
          </table:table-cell>
          <table:table-cell table:formula="of:=[.$B$1]&amp;[.A358]&amp;&quot;/[0:300]&quot;" office:value-type="string" office:string-value="https://reader.izneo.com/read/9782800189130/[0:300]" calcext:value-type="string">
            <text:p>https://reader.izneo.com/read/9782800189130/[0:300]</text:p>
          </table:table-cell>
        </table:table-row>
        <table:table-row table:style-name="ro1">
          <table:table-cell office:value-type="string" calcext:value-type="string">
            <text:p>9782800189147</text:p>
          </table:table-cell>
          <table:table-cell table:formula="of:=[.$B$1]&amp;[.A359]&amp;&quot;/[0:300]&quot;" office:value-type="string" office:string-value="https://reader.izneo.com/read/9782800189147/[0:300]" calcext:value-type="string">
            <text:p>https://reader.izneo.com/read/9782800189147/[0:300]</text:p>
          </table:table-cell>
        </table:table-row>
        <table:table-row table:style-name="ro1">
          <table:table-cell office:value-type="string" calcext:value-type="string">
            <text:p>9782800189154</text:p>
          </table:table-cell>
          <table:table-cell table:formula="of:=[.$B$1]&amp;[.A360]&amp;&quot;/[0:300]&quot;" office:value-type="string" office:string-value="https://reader.izneo.com/read/9782800189154/[0:300]" calcext:value-type="string">
            <text:p>https://reader.izneo.com/read/9782800189154/[0:300]</text:p>
          </table:table-cell>
        </table:table-row>
        <table:table-row table:style-name="ro1">
          <table:table-cell office:value-type="string" calcext:value-type="string">
            <text:p>9782800189161</text:p>
          </table:table-cell>
          <table:table-cell table:formula="of:=[.$B$1]&amp;[.A361]&amp;&quot;/[0:300]&quot;" office:value-type="string" office:string-value="https://reader.izneo.com/read/9782800189161/[0:300]" calcext:value-type="string">
            <text:p>https://reader.izneo.com/read/9782800189161/[0:300]</text:p>
          </table:table-cell>
        </table:table-row>
        <table:table-row table:style-name="ro1">
          <table:table-cell office:value-type="string" calcext:value-type="string">
            <text:p>9782800189178</text:p>
          </table:table-cell>
          <table:table-cell table:formula="of:=[.$B$1]&amp;[.A362]&amp;&quot;/[0:300]&quot;" office:value-type="string" office:string-value="https://reader.izneo.com/read/9782800189178/[0:300]" calcext:value-type="string">
            <text:p>https://reader.izneo.com/read/9782800189178/[0:300]</text:p>
          </table:table-cell>
        </table:table-row>
        <table:table-row table:style-name="ro1">
          <table:table-cell office:value-type="string" calcext:value-type="string">
            <text:p>9782800189185</text:p>
          </table:table-cell>
          <table:table-cell table:formula="of:=[.$B$1]&amp;[.A363]&amp;&quot;/[0:300]&quot;" office:value-type="string" office:string-value="https://reader.izneo.com/read/9782800189185/[0:300]" calcext:value-type="string">
            <text:p>https://reader.izneo.com/read/9782800189185/[0:300]</text:p>
          </table:table-cell>
        </table:table-row>
        <table:table-row table:style-name="ro1">
          <table:table-cell office:value-type="string" calcext:value-type="string">
            <text:p>9782800189192</text:p>
          </table:table-cell>
          <table:table-cell table:formula="of:=[.$B$1]&amp;[.A364]&amp;&quot;/[0:300]&quot;" office:value-type="string" office:string-value="https://reader.izneo.com/read/9782800189192/[0:300]" calcext:value-type="string">
            <text:p>https://reader.izneo.com/read/9782800189192/[0:300]</text:p>
          </table:table-cell>
        </table:table-row>
        <table:table-row table:style-name="ro1">
          <table:table-cell office:value-type="string" calcext:value-type="string">
            <text:p>9782800189208</text:p>
          </table:table-cell>
          <table:table-cell table:formula="of:=[.$B$1]&amp;[.A365]&amp;&quot;/[0:300]&quot;" office:value-type="string" office:string-value="https://reader.izneo.com/read/9782800189208/[0:300]" calcext:value-type="string">
            <text:p>https://reader.izneo.com/read/9782800189208/[0:300]</text:p>
          </table:table-cell>
        </table:table-row>
        <table:table-row table:style-name="ro1">
          <table:table-cell office:value-type="string" calcext:value-type="string">
            <text:p>9782800189215</text:p>
          </table:table-cell>
          <table:table-cell table:formula="of:=[.$B$1]&amp;[.A366]&amp;&quot;/[0:300]&quot;" office:value-type="string" office:string-value="https://reader.izneo.com/read/9782800189215/[0:300]" calcext:value-type="string">
            <text:p>https://reader.izneo.com/read/9782800189215/[0:300]</text:p>
          </table:table-cell>
        </table:table-row>
        <table:table-row table:style-name="ro1">
          <table:table-cell office:value-type="string" calcext:value-type="string">
            <text:p>9782800189222</text:p>
          </table:table-cell>
          <table:table-cell table:formula="of:=[.$B$1]&amp;[.A367]&amp;&quot;/[0:300]&quot;" office:value-type="string" office:string-value="https://reader.izneo.com/read/9782800189222/[0:300]" calcext:value-type="string">
            <text:p>https://reader.izneo.com/read/9782800189222/[0:300]</text:p>
          </table:table-cell>
        </table:table-row>
        <table:table-row table:style-name="ro1">
          <table:table-cell office:value-type="string" calcext:value-type="string">
            <text:p>9782800189239</text:p>
          </table:table-cell>
          <table:table-cell table:formula="of:=[.$B$1]&amp;[.A368]&amp;&quot;/[0:300]&quot;" office:value-type="string" office:string-value="https://reader.izneo.com/read/9782800189239/[0:300]" calcext:value-type="string">
            <text:p>https://reader.izneo.com/read/9782800189239/[0:300]</text:p>
          </table:table-cell>
        </table:table-row>
        <table:table-row table:style-name="ro1">
          <table:table-cell office:value-type="string" calcext:value-type="string">
            <text:p>9782800189246</text:p>
          </table:table-cell>
          <table:table-cell table:formula="of:=[.$B$1]&amp;[.A369]&amp;&quot;/[0:300]&quot;" office:value-type="string" office:string-value="https://reader.izneo.com/read/9782800189246/[0:300]" calcext:value-type="string">
            <text:p>https://reader.izneo.com/read/9782800189246/[0:300]</text:p>
          </table:table-cell>
        </table:table-row>
        <table:table-row table:style-name="ro1">
          <table:table-cell office:value-type="string" calcext:value-type="string">
            <text:p>9782800189253</text:p>
          </table:table-cell>
          <table:table-cell table:formula="of:=[.$B$1]&amp;[.A370]&amp;&quot;/[0:300]&quot;" office:value-type="string" office:string-value="https://reader.izneo.com/read/9782800189253/[0:300]" calcext:value-type="string">
            <text:p>https://reader.izneo.com/read/9782800189253/[0:300]</text:p>
          </table:table-cell>
        </table:table-row>
        <table:table-row table:style-name="ro1">
          <table:table-cell office:value-type="string" calcext:value-type="string">
            <text:p>9782800189260</text:p>
          </table:table-cell>
          <table:table-cell table:formula="of:=[.$B$1]&amp;[.A371]&amp;&quot;/[0:300]&quot;" office:value-type="string" office:string-value="https://reader.izneo.com/read/9782800189260/[0:300]" calcext:value-type="string">
            <text:p>https://reader.izneo.com/read/9782800189260/[0:300]</text:p>
          </table:table-cell>
        </table:table-row>
        <table:table-row table:style-name="ro1">
          <table:table-cell office:value-type="string" calcext:value-type="string">
            <text:p>9782800189277</text:p>
          </table:table-cell>
          <table:table-cell table:formula="of:=[.$B$1]&amp;[.A372]&amp;&quot;/[0:300]&quot;" office:value-type="string" office:string-value="https://reader.izneo.com/read/9782800189277/[0:300]" calcext:value-type="string">
            <text:p>https://reader.izneo.com/read/9782800189277/[0:300]</text:p>
          </table:table-cell>
        </table:table-row>
        <table:table-row table:style-name="ro1">
          <table:table-cell office:value-type="string" calcext:value-type="string">
            <text:p>9782800189284</text:p>
          </table:table-cell>
          <table:table-cell table:formula="of:=[.$B$1]&amp;[.A373]&amp;&quot;/[0:300]&quot;" office:value-type="string" office:string-value="https://reader.izneo.com/read/9782800189284/[0:300]" calcext:value-type="string">
            <text:p>https://reader.izneo.com/read/9782800189284/[0:300]</text:p>
          </table:table-cell>
        </table:table-row>
        <table:table-row table:style-name="ro1">
          <table:table-cell office:value-type="string" calcext:value-type="string">
            <text:p>9782800189291</text:p>
          </table:table-cell>
          <table:table-cell table:formula="of:=[.$B$1]&amp;[.A374]&amp;&quot;/[0:300]&quot;" office:value-type="string" office:string-value="https://reader.izneo.com/read/9782800189291/[0:300]" calcext:value-type="string">
            <text:p>https://reader.izneo.com/read/9782800189291/[0:300]</text:p>
          </table:table-cell>
        </table:table-row>
        <table:table-row table:style-name="ro1">
          <table:table-cell office:value-type="string" calcext:value-type="string">
            <text:p>9782800189307</text:p>
          </table:table-cell>
          <table:table-cell table:formula="of:=[.$B$1]&amp;[.A375]&amp;&quot;/[0:300]&quot;" office:value-type="string" office:string-value="https://reader.izneo.com/read/9782800189307/[0:300]" calcext:value-type="string">
            <text:p>https://reader.izneo.com/read/9782800189307/[0:300]</text:p>
          </table:table-cell>
        </table:table-row>
        <table:table-row table:style-name="ro1">
          <table:table-cell office:value-type="string" calcext:value-type="string">
            <text:p>9782800189314</text:p>
          </table:table-cell>
          <table:table-cell table:formula="of:=[.$B$1]&amp;[.A376]&amp;&quot;/[0:300]&quot;" office:value-type="string" office:string-value="https://reader.izneo.com/read/9782800189314/[0:300]" calcext:value-type="string">
            <text:p>https://reader.izneo.com/read/9782800189314/[0:300]</text:p>
          </table:table-cell>
        </table:table-row>
        <table:table-row table:style-name="ro1">
          <table:table-cell office:value-type="string" calcext:value-type="string">
            <text:p>9782800189321</text:p>
          </table:table-cell>
          <table:table-cell table:formula="of:=[.$B$1]&amp;[.A377]&amp;&quot;/[0:300]&quot;" office:value-type="string" office:string-value="https://reader.izneo.com/read/9782800189321/[0:300]" calcext:value-type="string">
            <text:p>https://reader.izneo.com/read/9782800189321/[0:300]</text:p>
          </table:table-cell>
        </table:table-row>
        <table:table-row table:style-name="ro1">
          <table:table-cell office:value-type="string" calcext:value-type="string">
            <text:p>9782800189338</text:p>
          </table:table-cell>
          <table:table-cell table:formula="of:=[.$B$1]&amp;[.A378]&amp;&quot;/[0:300]&quot;" office:value-type="string" office:string-value="https://reader.izneo.com/read/9782800189338/[0:300]" calcext:value-type="string">
            <text:p>https://reader.izneo.com/read/9782800189338/[0:300]</text:p>
          </table:table-cell>
        </table:table-row>
        <table:table-row table:style-name="ro1">
          <table:table-cell office:value-type="string" calcext:value-type="string">
            <text:p>9782800189345</text:p>
          </table:table-cell>
          <table:table-cell table:formula="of:=[.$B$1]&amp;[.A379]&amp;&quot;/[0:300]&quot;" office:value-type="string" office:string-value="https://reader.izneo.com/read/9782800189345/[0:300]" calcext:value-type="string">
            <text:p>https://reader.izneo.com/read/9782800189345/[0:300]</text:p>
          </table:table-cell>
        </table:table-row>
        <table:table-row table:style-name="ro1">
          <table:table-cell office:value-type="string" calcext:value-type="string">
            <text:p>9782800189352</text:p>
          </table:table-cell>
          <table:table-cell table:formula="of:=[.$B$1]&amp;[.A380]&amp;&quot;/[0:300]&quot;" office:value-type="string" office:string-value="https://reader.izneo.com/read/9782800189352/[0:300]" calcext:value-type="string">
            <text:p>https://reader.izneo.com/read/9782800189352/[0:300]</text:p>
          </table:table-cell>
        </table:table-row>
        <table:table-row table:style-name="ro1">
          <table:table-cell office:value-type="string" calcext:value-type="string">
            <text:p>9782800189369</text:p>
          </table:table-cell>
          <table:table-cell table:formula="of:=[.$B$1]&amp;[.A381]&amp;&quot;/[0:300]&quot;" office:value-type="string" office:string-value="https://reader.izneo.com/read/9782800189369/[0:300]" calcext:value-type="string">
            <text:p>https://reader.izneo.com/read/9782800189369/[0:300]</text:p>
          </table:table-cell>
        </table:table-row>
        <table:table-row table:style-name="ro1">
          <table:table-cell office:value-type="string" calcext:value-type="string">
            <text:p>9782800189376</text:p>
          </table:table-cell>
          <table:table-cell table:formula="of:=[.$B$1]&amp;[.A382]&amp;&quot;/[0:300]&quot;" office:value-type="string" office:string-value="https://reader.izneo.com/read/9782800189376/[0:300]" calcext:value-type="string">
            <text:p>https://reader.izneo.com/read/9782800189376/[0:300]</text:p>
          </table:table-cell>
        </table:table-row>
        <table:table-row table:style-name="ro1">
          <table:table-cell office:value-type="string" calcext:value-type="string">
            <text:p>9782800189383</text:p>
          </table:table-cell>
          <table:table-cell table:formula="of:=[.$B$1]&amp;[.A383]&amp;&quot;/[0:300]&quot;" office:value-type="string" office:string-value="https://reader.izneo.com/read/9782800189383/[0:300]" calcext:value-type="string">
            <text:p>https://reader.izneo.com/read/9782800189383/[0:300]</text:p>
          </table:table-cell>
        </table:table-row>
        <table:table-row table:style-name="ro1">
          <table:table-cell office:value-type="string" calcext:value-type="string">
            <text:p>9782800189390</text:p>
          </table:table-cell>
          <table:table-cell table:formula="of:=[.$B$1]&amp;[.A384]&amp;&quot;/[0:300]&quot;" office:value-type="string" office:string-value="https://reader.izneo.com/read/9782800189390/[0:300]" calcext:value-type="string">
            <text:p>https://reader.izneo.com/read/9782800189390/[0:300]</text:p>
          </table:table-cell>
        </table:table-row>
        <table:table-row table:style-name="ro1">
          <table:table-cell office:value-type="string" calcext:value-type="string">
            <text:p>9782800189406</text:p>
          </table:table-cell>
          <table:table-cell table:formula="of:=[.$B$1]&amp;[.A385]&amp;&quot;/[0:300]&quot;" office:value-type="string" office:string-value="https://reader.izneo.com/read/9782800189406/[0:300]" calcext:value-type="string">
            <text:p>https://reader.izneo.com/read/9782800189406/[0:300]</text:p>
          </table:table-cell>
        </table:table-row>
        <table:table-row table:style-name="ro1">
          <table:table-cell office:value-type="string" calcext:value-type="string">
            <text:p>9782800189413</text:p>
          </table:table-cell>
          <table:table-cell table:formula="of:=[.$B$1]&amp;[.A386]&amp;&quot;/[0:300]&quot;" office:value-type="string" office:string-value="https://reader.izneo.com/read/9782800189413/[0:300]" calcext:value-type="string">
            <text:p>https://reader.izneo.com/read/9782800189413/[0:300]</text:p>
          </table:table-cell>
        </table:table-row>
        <table:table-row table:style-name="ro1">
          <table:table-cell office:value-type="string" calcext:value-type="string">
            <text:p>9782800189420</text:p>
          </table:table-cell>
          <table:table-cell table:formula="of:=[.$B$1]&amp;[.A387]&amp;&quot;/[0:300]&quot;" office:value-type="string" office:string-value="https://reader.izneo.com/read/9782800189420/[0:300]" calcext:value-type="string">
            <text:p>https://reader.izneo.com/read/9782800189420/[0:300]</text:p>
          </table:table-cell>
        </table:table-row>
        <table:table-row table:style-name="ro1">
          <table:table-cell office:value-type="string" calcext:value-type="string">
            <text:p>9782800189437</text:p>
          </table:table-cell>
          <table:table-cell table:formula="of:=[.$B$1]&amp;[.A388]&amp;&quot;/[0:300]&quot;" office:value-type="string" office:string-value="https://reader.izneo.com/read/9782800189437/[0:300]" calcext:value-type="string">
            <text:p>https://reader.izneo.com/read/9782800189437/[0:300]</text:p>
          </table:table-cell>
        </table:table-row>
        <table:table-row table:style-name="ro1">
          <table:table-cell office:value-type="string" calcext:value-type="string">
            <text:p>9782800189444</text:p>
          </table:table-cell>
          <table:table-cell table:formula="of:=[.$B$1]&amp;[.A389]&amp;&quot;/[0:300]&quot;" office:value-type="string" office:string-value="https://reader.izneo.com/read/9782800189444/[0:300]" calcext:value-type="string">
            <text:p>https://reader.izneo.com/read/9782800189444/[0:300]</text:p>
          </table:table-cell>
        </table:table-row>
        <table:table-row table:style-name="ro1">
          <table:table-cell office:value-type="string" calcext:value-type="string">
            <text:p>9782800189451</text:p>
          </table:table-cell>
          <table:table-cell table:formula="of:=[.$B$1]&amp;[.A390]&amp;&quot;/[0:300]&quot;" office:value-type="string" office:string-value="https://reader.izneo.com/read/9782800189451/[0:300]" calcext:value-type="string">
            <text:p>https://reader.izneo.com/read/9782800189451/[0:300]</text:p>
          </table:table-cell>
        </table:table-row>
        <table:table-row table:style-name="ro1">
          <table:table-cell office:value-type="string" calcext:value-type="string">
            <text:p>9782800189468</text:p>
          </table:table-cell>
          <table:table-cell table:formula="of:=[.$B$1]&amp;[.A391]&amp;&quot;/[0:300]&quot;" office:value-type="string" office:string-value="https://reader.izneo.com/read/9782800189468/[0:300]" calcext:value-type="string">
            <text:p>https://reader.izneo.com/read/9782800189468/[0:300]</text:p>
          </table:table-cell>
        </table:table-row>
        <table:table-row table:style-name="ro1">
          <table:table-cell office:value-type="string" calcext:value-type="string">
            <text:p>9782800189475</text:p>
          </table:table-cell>
          <table:table-cell table:formula="of:=[.$B$1]&amp;[.A392]&amp;&quot;/[0:300]&quot;" office:value-type="string" office:string-value="https://reader.izneo.com/read/9782800189475/[0:300]" calcext:value-type="string">
            <text:p>https://reader.izneo.com/read/9782800189475/[0:300]</text:p>
          </table:table-cell>
        </table:table-row>
        <table:table-row table:style-name="ro1">
          <table:table-cell office:value-type="string" calcext:value-type="string">
            <text:p>9782800189482</text:p>
          </table:table-cell>
          <table:table-cell table:formula="of:=[.$B$1]&amp;[.A393]&amp;&quot;/[0:300]&quot;" office:value-type="string" office:string-value="https://reader.izneo.com/read/9782800189482/[0:300]" calcext:value-type="string">
            <text:p>https://reader.izneo.com/read/9782800189482/[0:300]</text:p>
          </table:table-cell>
        </table:table-row>
        <table:table-row table:style-name="ro1">
          <table:table-cell office:value-type="string" calcext:value-type="string">
            <text:p>9782800189499</text:p>
          </table:table-cell>
          <table:table-cell table:formula="of:=[.$B$1]&amp;[.A394]&amp;&quot;/[0:300]&quot;" office:value-type="string" office:string-value="https://reader.izneo.com/read/9782800189499/[0:300]" calcext:value-type="string">
            <text:p>https://reader.izneo.com/read/9782800189499/[0:300]</text:p>
          </table:table-cell>
        </table:table-row>
        <table:table-row table:style-name="ro1">
          <table:table-cell office:value-type="string" calcext:value-type="string">
            <text:p>9782800189505</text:p>
          </table:table-cell>
          <table:table-cell table:formula="of:=[.$B$1]&amp;[.A395]&amp;&quot;/[0:300]&quot;" office:value-type="string" office:string-value="https://reader.izneo.com/read/9782800189505/[0:300]" calcext:value-type="string">
            <text:p>https://reader.izneo.com/read/9782800189505/[0:300]</text:p>
          </table:table-cell>
        </table:table-row>
        <table:table-row table:style-name="ro1">
          <table:table-cell office:value-type="string" calcext:value-type="string">
            <text:p>9782800189512</text:p>
          </table:table-cell>
          <table:table-cell table:formula="of:=[.$B$1]&amp;[.A396]&amp;&quot;/[0:300]&quot;" office:value-type="string" office:string-value="https://reader.izneo.com/read/9782800189512/[0:300]" calcext:value-type="string">
            <text:p>https://reader.izneo.com/read/9782800189512/[0:300]</text:p>
          </table:table-cell>
        </table:table-row>
        <table:table-row table:style-name="ro1">
          <table:table-cell office:value-type="string" calcext:value-type="string">
            <text:p>9782800189529</text:p>
          </table:table-cell>
          <table:table-cell table:formula="of:=[.$B$1]&amp;[.A397]&amp;&quot;/[0:300]&quot;" office:value-type="string" office:string-value="https://reader.izneo.com/read/9782800189529/[0:300]" calcext:value-type="string">
            <text:p>https://reader.izneo.com/read/9782800189529/[0:300]</text:p>
          </table:table-cell>
        </table:table-row>
        <table:table-row table:style-name="ro1">
          <table:table-cell office:value-type="string" calcext:value-type="string">
            <text:p>9782800189543</text:p>
          </table:table-cell>
          <table:table-cell table:formula="of:=[.$B$1]&amp;[.A398]&amp;&quot;/[0:300]&quot;" office:value-type="string" office:string-value="https://reader.izneo.com/read/9782800189543/[0:300]" calcext:value-type="string">
            <text:p>https://reader.izneo.com/read/9782800189543/[0:300]</text:p>
          </table:table-cell>
        </table:table-row>
        <table:table-row table:style-name="ro1">
          <table:table-cell office:value-type="string" calcext:value-type="string">
            <text:p>9782800189574</text:p>
          </table:table-cell>
          <table:table-cell table:formula="of:=[.$B$1]&amp;[.A399]&amp;&quot;/[0:300]&quot;" office:value-type="string" office:string-value="https://reader.izneo.com/read/9782800189574/[0:300]" calcext:value-type="string">
            <text:p>https://reader.izneo.com/read/9782800189574/[0:300]</text:p>
          </table:table-cell>
        </table:table-row>
        <table:table-row table:style-name="ro1">
          <table:table-cell office:value-type="string" calcext:value-type="string">
            <text:p>9782800189604</text:p>
          </table:table-cell>
          <table:table-cell table:formula="of:=[.$B$1]&amp;[.A400]&amp;&quot;/[0:300]&quot;" office:value-type="string" office:string-value="https://reader.izneo.com/read/9782800189604/[0:300]" calcext:value-type="string">
            <text:p>https://reader.izneo.com/read/9782800189604/[0:300]</text:p>
          </table:table-cell>
        </table:table-row>
        <table:table-row table:style-name="ro1">
          <table:table-cell office:value-type="string" calcext:value-type="string">
            <text:p>9782800189611</text:p>
          </table:table-cell>
          <table:table-cell table:formula="of:=[.$B$1]&amp;[.A401]&amp;&quot;/[0:300]&quot;" office:value-type="string" office:string-value="https://reader.izneo.com/read/9782800189611/[0:300]" calcext:value-type="string">
            <text:p>https://reader.izneo.com/read/9782800189611/[0:300]</text:p>
          </table:table-cell>
        </table:table-row>
        <table:table-row table:style-name="ro1">
          <table:table-cell office:value-type="string" calcext:value-type="string">
            <text:p>9782800189642</text:p>
          </table:table-cell>
          <table:table-cell table:formula="of:=[.$B$1]&amp;[.A402]&amp;&quot;/[0:300]&quot;" office:value-type="string" office:string-value="https://reader.izneo.com/read/9782800189642/[0:300]" calcext:value-type="string">
            <text:p>https://reader.izneo.com/read/9782800189642/[0:300]</text:p>
          </table:table-cell>
        </table:table-row>
        <table:table-row table:style-name="ro1">
          <table:table-cell office:value-type="string" calcext:value-type="string">
            <text:p>9782800189659</text:p>
          </table:table-cell>
          <table:table-cell table:formula="of:=[.$B$1]&amp;[.A403]&amp;&quot;/[0:300]&quot;" office:value-type="string" office:string-value="https://reader.izneo.com/read/9782800189659/[0:300]" calcext:value-type="string">
            <text:p>https://reader.izneo.com/read/9782800189659/[0:300]</text:p>
          </table:table-cell>
        </table:table-row>
        <table:table-row table:style-name="ro1">
          <table:table-cell office:value-type="string" calcext:value-type="string">
            <text:p>9782800189666</text:p>
          </table:table-cell>
          <table:table-cell table:formula="of:=[.$B$1]&amp;[.A404]&amp;&quot;/[0:300]&quot;" office:value-type="string" office:string-value="https://reader.izneo.com/read/9782800189666/[0:300]" calcext:value-type="string">
            <text:p>https://reader.izneo.com/read/9782800189666/[0:300]</text:p>
          </table:table-cell>
        </table:table-row>
        <table:table-row table:style-name="ro1">
          <table:table-cell office:value-type="string" calcext:value-type="string">
            <text:p>9782800189673</text:p>
          </table:table-cell>
          <table:table-cell table:formula="of:=[.$B$1]&amp;[.A405]&amp;&quot;/[0:300]&quot;" office:value-type="string" office:string-value="https://reader.izneo.com/read/9782800189673/[0:300]" calcext:value-type="string">
            <text:p>https://reader.izneo.com/read/9782800189673/[0:300]</text:p>
          </table:table-cell>
        </table:table-row>
        <table:table-row table:style-name="ro1">
          <table:table-cell office:value-type="string" calcext:value-type="string">
            <text:p>9782800189680</text:p>
          </table:table-cell>
          <table:table-cell table:formula="of:=[.$B$1]&amp;[.A406]&amp;&quot;/[0:300]&quot;" office:value-type="string" office:string-value="https://reader.izneo.com/read/9782800189680/[0:300]" calcext:value-type="string">
            <text:p>https://reader.izneo.com/read/9782800189680/[0:300]</text:p>
          </table:table-cell>
        </table:table-row>
        <table:table-row table:style-name="ro1">
          <table:table-cell office:value-type="string" calcext:value-type="string">
            <text:p>9782800189697</text:p>
          </table:table-cell>
          <table:table-cell table:formula="of:=[.$B$1]&amp;[.A407]&amp;&quot;/[0:300]&quot;" office:value-type="string" office:string-value="https://reader.izneo.com/read/9782800189697/[0:300]" calcext:value-type="string">
            <text:p>https://reader.izneo.com/read/9782800189697/[0:300]</text:p>
          </table:table-cell>
        </table:table-row>
        <table:table-row table:style-name="ro1">
          <table:table-cell office:value-type="string" calcext:value-type="string">
            <text:p>9782800189703</text:p>
          </table:table-cell>
          <table:table-cell table:formula="of:=[.$B$1]&amp;[.A408]&amp;&quot;/[0:300]&quot;" office:value-type="string" office:string-value="https://reader.izneo.com/read/9782800189703/[0:300]" calcext:value-type="string">
            <text:p>https://reader.izneo.com/read/9782800189703/[0:300]</text:p>
          </table:table-cell>
        </table:table-row>
        <table:table-row table:style-name="ro1">
          <table:table-cell office:value-type="string" calcext:value-type="string">
            <text:p>9782800189734</text:p>
          </table:table-cell>
          <table:table-cell table:formula="of:=[.$B$1]&amp;[.A409]&amp;&quot;/[0:300]&quot;" office:value-type="string" office:string-value="https://reader.izneo.com/read/9782800189734/[0:300]" calcext:value-type="string">
            <text:p>https://reader.izneo.com/read/9782800189734/[0:300]</text:p>
          </table:table-cell>
        </table:table-row>
        <table:table-row table:style-name="ro1">
          <table:table-cell office:value-type="string" calcext:value-type="string">
            <text:p>9782800189741</text:p>
          </table:table-cell>
          <table:table-cell table:formula="of:=[.$B$1]&amp;[.A410]&amp;&quot;/[0:300]&quot;" office:value-type="string" office:string-value="https://reader.izneo.com/read/9782800189741/[0:300]" calcext:value-type="string">
            <text:p>https://reader.izneo.com/read/9782800189741/[0:300]</text:p>
          </table:table-cell>
        </table:table-row>
        <table:table-row table:style-name="ro1">
          <table:table-cell office:value-type="string" calcext:value-type="string">
            <text:p>9782800189758</text:p>
          </table:table-cell>
          <table:table-cell table:formula="of:=[.$B$1]&amp;[.A411]&amp;&quot;/[0:300]&quot;" office:value-type="string" office:string-value="https://reader.izneo.com/read/9782800189758/[0:300]" calcext:value-type="string">
            <text:p>https://reader.izneo.com/read/9782800189758/[0:300]</text:p>
          </table:table-cell>
        </table:table-row>
        <table:table-row table:style-name="ro1">
          <table:table-cell office:value-type="string" calcext:value-type="string">
            <text:p>9782800189765</text:p>
          </table:table-cell>
          <table:table-cell table:formula="of:=[.$B$1]&amp;[.A412]&amp;&quot;/[0:300]&quot;" office:value-type="string" office:string-value="https://reader.izneo.com/read/9782800189765/[0:300]" calcext:value-type="string">
            <text:p>https://reader.izneo.com/read/9782800189765/[0:300]</text:p>
          </table:table-cell>
        </table:table-row>
        <table:table-row table:style-name="ro1">
          <table:table-cell office:value-type="string" calcext:value-type="string">
            <text:p>9782800189789</text:p>
          </table:table-cell>
          <table:table-cell table:formula="of:=[.$B$1]&amp;[.A413]&amp;&quot;/[0:300]&quot;" office:value-type="string" office:string-value="https://reader.izneo.com/read/9782800189789/[0:300]" calcext:value-type="string">
            <text:p>https://reader.izneo.com/read/9782800189789/[0:300]</text:p>
          </table:table-cell>
        </table:table-row>
        <table:table-row table:style-name="ro1">
          <table:table-cell office:value-type="string" calcext:value-type="string">
            <text:p>9782800189796</text:p>
          </table:table-cell>
          <table:table-cell table:formula="of:=[.$B$1]&amp;[.A414]&amp;&quot;/[0:300]&quot;" office:value-type="string" office:string-value="https://reader.izneo.com/read/9782800189796/[0:300]" calcext:value-type="string">
            <text:p>https://reader.izneo.com/read/9782800189796/[0:300]</text:p>
          </table:table-cell>
        </table:table-row>
        <table:table-row table:style-name="ro1">
          <table:table-cell office:value-type="string" calcext:value-type="string">
            <text:p>9782800189802</text:p>
          </table:table-cell>
          <table:table-cell table:formula="of:=[.$B$1]&amp;[.A415]&amp;&quot;/[0:300]&quot;" office:value-type="string" office:string-value="https://reader.izneo.com/read/9782800189802/[0:300]" calcext:value-type="string">
            <text:p>https://reader.izneo.com/read/9782800189802/[0:300]</text:p>
          </table:table-cell>
        </table:table-row>
        <table:table-row table:style-name="ro1">
          <table:table-cell office:value-type="string" calcext:value-type="string">
            <text:p>9782800189826</text:p>
          </table:table-cell>
          <table:table-cell table:formula="of:=[.$B$1]&amp;[.A416]&amp;&quot;/[0:300]&quot;" office:value-type="string" office:string-value="https://reader.izneo.com/read/9782800189826/[0:300]" calcext:value-type="string">
            <text:p>https://reader.izneo.com/read/9782800189826/[0:300]</text:p>
          </table:table-cell>
        </table:table-row>
        <table:table-row table:style-name="ro1">
          <table:table-cell office:value-type="string" calcext:value-type="string">
            <text:p>9782800189833</text:p>
          </table:table-cell>
          <table:table-cell table:formula="of:=[.$B$1]&amp;[.A417]&amp;&quot;/[0:300]&quot;" office:value-type="string" office:string-value="https://reader.izneo.com/read/9782800189833/[0:300]" calcext:value-type="string">
            <text:p>https://reader.izneo.com/read/9782800189833/[0:300]</text:p>
          </table:table-cell>
        </table:table-row>
        <table:table-row table:style-name="ro1">
          <table:table-cell office:value-type="string" calcext:value-type="string">
            <text:p>9782800189840</text:p>
          </table:table-cell>
          <table:table-cell table:formula="of:=[.$B$1]&amp;[.A418]&amp;&quot;/[0:300]&quot;" office:value-type="string" office:string-value="https://reader.izneo.com/read/9782800189840/[0:300]" calcext:value-type="string">
            <text:p>https://reader.izneo.com/read/9782800189840/[0:300]</text:p>
          </table:table-cell>
        </table:table-row>
        <table:table-row table:style-name="ro1">
          <table:table-cell office:value-type="string" calcext:value-type="string">
            <text:p>9782800189857</text:p>
          </table:table-cell>
          <table:table-cell table:formula="of:=[.$B$1]&amp;[.A419]&amp;&quot;/[0:300]&quot;" office:value-type="string" office:string-value="https://reader.izneo.com/read/9782800189857/[0:300]" calcext:value-type="string">
            <text:p>https://reader.izneo.com/read/9782800189857/[0:300]</text:p>
          </table:table-cell>
        </table:table-row>
        <table:table-row table:style-name="ro1">
          <table:table-cell office:value-type="string" calcext:value-type="string">
            <text:p>9782800189864</text:p>
          </table:table-cell>
          <table:table-cell table:formula="of:=[.$B$1]&amp;[.A420]&amp;&quot;/[0:300]&quot;" office:value-type="string" office:string-value="https://reader.izneo.com/read/9782800189864/[0:300]" calcext:value-type="string">
            <text:p>https://reader.izneo.com/read/9782800189864/[0:300]</text:p>
          </table:table-cell>
        </table:table-row>
        <table:table-row table:style-name="ro1">
          <table:table-cell office:value-type="string" calcext:value-type="string">
            <text:p>9782800189871</text:p>
          </table:table-cell>
          <table:table-cell table:formula="of:=[.$B$1]&amp;[.A421]&amp;&quot;/[0:300]&quot;" office:value-type="string" office:string-value="https://reader.izneo.com/read/9782800189871/[0:300]" calcext:value-type="string">
            <text:p>https://reader.izneo.com/read/9782800189871/[0:300]</text:p>
          </table:table-cell>
        </table:table-row>
        <table:table-row table:style-name="ro1">
          <table:table-cell office:value-type="string" calcext:value-type="string">
            <text:p>9782800189895</text:p>
          </table:table-cell>
          <table:table-cell table:formula="of:=[.$B$1]&amp;[.A422]&amp;&quot;/[0:300]&quot;" office:value-type="string" office:string-value="https://reader.izneo.com/read/9782800189895/[0:300]" calcext:value-type="string">
            <text:p>https://reader.izneo.com/read/9782800189895/[0:300]</text:p>
          </table:table-cell>
        </table:table-row>
        <table:table-row table:style-name="ro1">
          <table:table-cell office:value-type="string" calcext:value-type="string">
            <text:p>9782800189901</text:p>
          </table:table-cell>
          <table:table-cell table:formula="of:=[.$B$1]&amp;[.A423]&amp;&quot;/[0:300]&quot;" office:value-type="string" office:string-value="https://reader.izneo.com/read/9782800189901/[0:300]" calcext:value-type="string">
            <text:p>https://reader.izneo.com/read/9782800189901/[0:300]</text:p>
          </table:table-cell>
        </table:table-row>
        <table:table-row table:style-name="ro1">
          <table:table-cell office:value-type="string" calcext:value-type="string">
            <text:p>9782800189918</text:p>
          </table:table-cell>
          <table:table-cell table:formula="of:=[.$B$1]&amp;[.A424]&amp;&quot;/[0:300]&quot;" office:value-type="string" office:string-value="https://reader.izneo.com/read/9782800189918/[0:300]" calcext:value-type="string">
            <text:p>https://reader.izneo.com/read/9782800189918/[0:300]</text:p>
          </table:table-cell>
        </table:table-row>
        <table:table-row table:style-name="ro1">
          <table:table-cell office:value-type="string" calcext:value-type="string">
            <text:p>9782800189925</text:p>
          </table:table-cell>
          <table:table-cell table:formula="of:=[.$B$1]&amp;[.A425]&amp;&quot;/[0:300]&quot;" office:value-type="string" office:string-value="https://reader.izneo.com/read/9782800189925/[0:300]" calcext:value-type="string">
            <text:p>https://reader.izneo.com/read/9782800189925/[0:300]</text:p>
          </table:table-cell>
        </table:table-row>
        <table:table-row table:style-name="ro1">
          <table:table-cell office:value-type="string" calcext:value-type="string">
            <text:p>9782800190037</text:p>
          </table:table-cell>
          <table:table-cell table:formula="of:=[.$B$1]&amp;[.A426]&amp;&quot;/[0:300]&quot;" office:value-type="string" office:string-value="https://reader.izneo.com/read/9782800190037/[0:300]" calcext:value-type="string">
            <text:p>https://reader.izneo.com/read/9782800190037/[0:300]</text:p>
          </table:table-cell>
        </table:table-row>
        <table:table-row table:style-name="ro1">
          <table:table-cell office:value-type="string" calcext:value-type="string">
            <text:p>9782800190044</text:p>
          </table:table-cell>
          <table:table-cell table:formula="of:=[.$B$1]&amp;[.A427]&amp;&quot;/[0:300]&quot;" office:value-type="string" office:string-value="https://reader.izneo.com/read/9782800190044/[0:300]" calcext:value-type="string">
            <text:p>https://reader.izneo.com/read/9782800190044/[0:300]</text:p>
          </table:table-cell>
        </table:table-row>
        <table:table-row table:style-name="ro1">
          <table:table-cell office:value-type="string" calcext:value-type="string">
            <text:p>9782800190051</text:p>
          </table:table-cell>
          <table:table-cell table:formula="of:=[.$B$1]&amp;[.A428]&amp;&quot;/[0:300]&quot;" office:value-type="string" office:string-value="https://reader.izneo.com/read/9782800190051/[0:300]" calcext:value-type="string">
            <text:p>https://reader.izneo.com/read/9782800190051/[0:300]</text:p>
          </table:table-cell>
        </table:table-row>
        <table:table-row table:style-name="ro1">
          <table:table-cell office:value-type="string" calcext:value-type="string">
            <text:p>9782800190068</text:p>
          </table:table-cell>
          <table:table-cell table:formula="of:=[.$B$1]&amp;[.A429]&amp;&quot;/[0:300]&quot;" office:value-type="string" office:string-value="https://reader.izneo.com/read/9782800190068/[0:300]" calcext:value-type="string">
            <text:p>https://reader.izneo.com/read/9782800190068/[0:300]</text:p>
          </table:table-cell>
        </table:table-row>
        <table:table-row table:style-name="ro1">
          <table:table-cell office:value-type="string" calcext:value-type="string">
            <text:p>9782800190075</text:p>
          </table:table-cell>
          <table:table-cell table:formula="of:=[.$B$1]&amp;[.A430]&amp;&quot;/[0:300]&quot;" office:value-type="string" office:string-value="https://reader.izneo.com/read/9782800190075/[0:300]" calcext:value-type="string">
            <text:p>https://reader.izneo.com/read/9782800190075/[0:300]</text:p>
          </table:table-cell>
        </table:table-row>
        <table:table-row table:style-name="ro1">
          <table:table-cell office:value-type="string" calcext:value-type="string">
            <text:p>9782800190082</text:p>
          </table:table-cell>
          <table:table-cell table:formula="of:=[.$B$1]&amp;[.A431]&amp;&quot;/[0:300]&quot;" office:value-type="string" office:string-value="https://reader.izneo.com/read/9782800190082/[0:300]" calcext:value-type="string">
            <text:p>https://reader.izneo.com/read/9782800190082/[0:300]</text:p>
          </table:table-cell>
        </table:table-row>
        <table:table-row table:style-name="ro1">
          <table:table-cell office:value-type="string" calcext:value-type="string">
            <text:p>9782800190099</text:p>
          </table:table-cell>
          <table:table-cell table:formula="of:=[.$B$1]&amp;[.A432]&amp;&quot;/[0:300]&quot;" office:value-type="string" office:string-value="https://reader.izneo.com/read/9782800190099/[0:300]" calcext:value-type="string">
            <text:p>https://reader.izneo.com/read/9782800190099/[0:300]</text:p>
          </table:table-cell>
        </table:table-row>
        <table:table-row table:style-name="ro1">
          <table:table-cell office:value-type="string" calcext:value-type="string">
            <text:p>9782800190105</text:p>
          </table:table-cell>
          <table:table-cell table:formula="of:=[.$B$1]&amp;[.A433]&amp;&quot;/[0:300]&quot;" office:value-type="string" office:string-value="https://reader.izneo.com/read/9782800190105/[0:300]" calcext:value-type="string">
            <text:p>https://reader.izneo.com/read/9782800190105/[0:300]</text:p>
          </table:table-cell>
        </table:table-row>
        <table:table-row table:style-name="ro1">
          <table:table-cell office:value-type="string" calcext:value-type="string">
            <text:p>9782800190143</text:p>
          </table:table-cell>
          <table:table-cell table:formula="of:=[.$B$1]&amp;[.A434]&amp;&quot;/[0:300]&quot;" office:value-type="string" office:string-value="https://reader.izneo.com/read/9782800190143/[0:300]" calcext:value-type="string">
            <text:p>https://reader.izneo.com/read/9782800190143/[0:300]</text:p>
          </table:table-cell>
        </table:table-row>
        <table:table-row table:style-name="ro1">
          <table:table-cell office:value-type="string" calcext:value-type="string">
            <text:p>9782800190150</text:p>
          </table:table-cell>
          <table:table-cell table:formula="of:=[.$B$1]&amp;[.A435]&amp;&quot;/[0:300]&quot;" office:value-type="string" office:string-value="https://reader.izneo.com/read/9782800190150/[0:300]" calcext:value-type="string">
            <text:p>https://reader.izneo.com/read/9782800190150/[0:300]</text:p>
          </table:table-cell>
        </table:table-row>
        <table:table-row table:style-name="ro1">
          <table:table-cell office:value-type="string" calcext:value-type="string">
            <text:p>9782800190167</text:p>
          </table:table-cell>
          <table:table-cell table:formula="of:=[.$B$1]&amp;[.A436]&amp;&quot;/[0:300]&quot;" office:value-type="string" office:string-value="https://reader.izneo.com/read/9782800190167/[0:300]" calcext:value-type="string">
            <text:p>https://reader.izneo.com/read/9782800190167/[0:300]</text:p>
          </table:table-cell>
        </table:table-row>
        <table:table-row table:style-name="ro1">
          <table:table-cell office:value-type="string" calcext:value-type="string">
            <text:p>9782800190174</text:p>
          </table:table-cell>
          <table:table-cell table:formula="of:=[.$B$1]&amp;[.A437]&amp;&quot;/[0:300]&quot;" office:value-type="string" office:string-value="https://reader.izneo.com/read/9782800190174/[0:300]" calcext:value-type="string">
            <text:p>https://reader.izneo.com/read/9782800190174/[0:300]</text:p>
          </table:table-cell>
        </table:table-row>
        <table:table-row table:style-name="ro1">
          <table:table-cell office:value-type="string" calcext:value-type="string">
            <text:p>9782800190181</text:p>
          </table:table-cell>
          <table:table-cell table:formula="of:=[.$B$1]&amp;[.A438]&amp;&quot;/[0:300]&quot;" office:value-type="string" office:string-value="https://reader.izneo.com/read/9782800190181/[0:300]" calcext:value-type="string">
            <text:p>https://reader.izneo.com/read/9782800190181/[0:300]</text:p>
          </table:table-cell>
        </table:table-row>
        <table:table-row table:style-name="ro1">
          <table:table-cell office:value-type="string" calcext:value-type="string">
            <text:p>9782800190198</text:p>
          </table:table-cell>
          <table:table-cell table:formula="of:=[.$B$1]&amp;[.A439]&amp;&quot;/[0:300]&quot;" office:value-type="string" office:string-value="https://reader.izneo.com/read/9782800190198/[0:300]" calcext:value-type="string">
            <text:p>https://reader.izneo.com/read/9782800190198/[0:300]</text:p>
          </table:table-cell>
        </table:table-row>
        <table:table-row table:style-name="ro1">
          <table:table-cell office:value-type="string" calcext:value-type="string">
            <text:p>9782800190204</text:p>
          </table:table-cell>
          <table:table-cell table:formula="of:=[.$B$1]&amp;[.A440]&amp;&quot;/[0:300]&quot;" office:value-type="string" office:string-value="https://reader.izneo.com/read/9782800190204/[0:300]" calcext:value-type="string">
            <text:p>https://reader.izneo.com/read/9782800190204/[0:300]</text:p>
          </table:table-cell>
        </table:table-row>
        <table:table-row table:style-name="ro1">
          <table:table-cell office:value-type="string" calcext:value-type="string">
            <text:p>9782800190211</text:p>
          </table:table-cell>
          <table:table-cell table:formula="of:=[.$B$1]&amp;[.A441]&amp;&quot;/[0:300]&quot;" office:value-type="string" office:string-value="https://reader.izneo.com/read/9782800190211/[0:300]" calcext:value-type="string">
            <text:p>https://reader.izneo.com/read/9782800190211/[0:300]</text:p>
          </table:table-cell>
        </table:table-row>
        <table:table-row table:style-name="ro1">
          <table:table-cell office:value-type="string" calcext:value-type="string">
            <text:p>9782800190228</text:p>
          </table:table-cell>
          <table:table-cell table:formula="of:=[.$B$1]&amp;[.A442]&amp;&quot;/[0:300]&quot;" office:value-type="string" office:string-value="https://reader.izneo.com/read/9782800190228/[0:300]" calcext:value-type="string">
            <text:p>https://reader.izneo.com/read/9782800190228/[0:300]</text:p>
          </table:table-cell>
        </table:table-row>
        <table:table-row table:style-name="ro1">
          <table:table-cell office:value-type="string" calcext:value-type="string">
            <text:p>9782800190235</text:p>
          </table:table-cell>
          <table:table-cell table:formula="of:=[.$B$1]&amp;[.A443]&amp;&quot;/[0:300]&quot;" office:value-type="string" office:string-value="https://reader.izneo.com/read/9782800190235/[0:300]" calcext:value-type="string">
            <text:p>https://reader.izneo.com/read/9782800190235/[0:300]</text:p>
          </table:table-cell>
        </table:table-row>
        <table:table-row table:style-name="ro1">
          <table:table-cell office:value-type="string" calcext:value-type="string">
            <text:p>9782800190242</text:p>
          </table:table-cell>
          <table:table-cell table:formula="of:=[.$B$1]&amp;[.A444]&amp;&quot;/[0:300]&quot;" office:value-type="string" office:string-value="https://reader.izneo.com/read/9782800190242/[0:300]" calcext:value-type="string">
            <text:p>https://reader.izneo.com/read/9782800190242/[0:300]</text:p>
          </table:table-cell>
        </table:table-row>
        <table:table-row table:style-name="ro1">
          <table:table-cell office:value-type="string" calcext:value-type="string">
            <text:p>9782800190259</text:p>
          </table:table-cell>
          <table:table-cell table:formula="of:=[.$B$1]&amp;[.A445]&amp;&quot;/[0:300]&quot;" office:value-type="string" office:string-value="https://reader.izneo.com/read/9782800190259/[0:300]" calcext:value-type="string">
            <text:p>https://reader.izneo.com/read/9782800190259/[0:300]</text:p>
          </table:table-cell>
        </table:table-row>
        <table:table-row table:style-name="ro1">
          <table:table-cell office:value-type="string" calcext:value-type="string">
            <text:p>9782800190266</text:p>
          </table:table-cell>
          <table:table-cell table:formula="of:=[.$B$1]&amp;[.A446]&amp;&quot;/[0:300]&quot;" office:value-type="string" office:string-value="https://reader.izneo.com/read/9782800190266/[0:300]" calcext:value-type="string">
            <text:p>https://reader.izneo.com/read/9782800190266/[0:300]</text:p>
          </table:table-cell>
        </table:table-row>
        <table:table-row table:style-name="ro1">
          <table:table-cell office:value-type="string" calcext:value-type="string">
            <text:p>9782800190273</text:p>
          </table:table-cell>
          <table:table-cell table:formula="of:=[.$B$1]&amp;[.A447]&amp;&quot;/[0:300]&quot;" office:value-type="string" office:string-value="https://reader.izneo.com/read/9782800190273/[0:300]" calcext:value-type="string">
            <text:p>https://reader.izneo.com/read/9782800190273/[0:300]</text:p>
          </table:table-cell>
        </table:table-row>
        <table:table-row table:style-name="ro1">
          <table:table-cell office:value-type="string" calcext:value-type="string">
            <text:p>9782800190280</text:p>
          </table:table-cell>
          <table:table-cell table:formula="of:=[.$B$1]&amp;[.A448]&amp;&quot;/[0:300]&quot;" office:value-type="string" office:string-value="https://reader.izneo.com/read/9782800190280/[0:300]" calcext:value-type="string">
            <text:p>https://reader.izneo.com/read/9782800190280/[0:300]</text:p>
          </table:table-cell>
        </table:table-row>
        <table:table-row table:style-name="ro1">
          <table:table-cell office:value-type="string" calcext:value-type="string">
            <text:p>9782800190297</text:p>
          </table:table-cell>
          <table:table-cell table:formula="of:=[.$B$1]&amp;[.A449]&amp;&quot;/[0:300]&quot;" office:value-type="string" office:string-value="https://reader.izneo.com/read/9782800190297/[0:300]" calcext:value-type="string">
            <text:p>https://reader.izneo.com/read/9782800190297/[0:300]</text:p>
          </table:table-cell>
        </table:table-row>
        <table:table-row table:style-name="ro1">
          <table:table-cell office:value-type="string" calcext:value-type="string">
            <text:p>9782800190303</text:p>
          </table:table-cell>
          <table:table-cell table:formula="of:=[.$B$1]&amp;[.A450]&amp;&quot;/[0:300]&quot;" office:value-type="string" office:string-value="https://reader.izneo.com/read/9782800190303/[0:300]" calcext:value-type="string">
            <text:p>https://reader.izneo.com/read/9782800190303/[0:300]</text:p>
          </table:table-cell>
        </table:table-row>
        <table:table-row table:style-name="ro1">
          <table:table-cell office:value-type="string" calcext:value-type="string">
            <text:p>9782800190310</text:p>
          </table:table-cell>
          <table:table-cell table:formula="of:=[.$B$1]&amp;[.A451]&amp;&quot;/[0:300]&quot;" office:value-type="string" office:string-value="https://reader.izneo.com/read/9782800190310/[0:300]" calcext:value-type="string">
            <text:p>https://reader.izneo.com/read/9782800190310/[0:300]</text:p>
          </table:table-cell>
        </table:table-row>
        <table:table-row table:style-name="ro1">
          <table:table-cell office:value-type="string" calcext:value-type="string">
            <text:p>9782800190341</text:p>
          </table:table-cell>
          <table:table-cell table:formula="of:=[.$B$1]&amp;[.A452]&amp;&quot;/[0:300]&quot;" office:value-type="string" office:string-value="https://reader.izneo.com/read/9782800190341/[0:300]" calcext:value-type="string">
            <text:p>https://reader.izneo.com/read/9782800190341/[0:300]</text:p>
          </table:table-cell>
        </table:table-row>
        <table:table-row table:style-name="ro1">
          <table:table-cell office:value-type="string" calcext:value-type="string">
            <text:p>9782800191294</text:p>
          </table:table-cell>
          <table:table-cell table:formula="of:=[.$B$1]&amp;[.A453]&amp;&quot;/[0:300]&quot;" office:value-type="string" office:string-value="https://reader.izneo.com/read/9782800191294/[0:300]" calcext:value-type="string">
            <text:p>https://reader.izneo.com/read/9782800191294/[0:300]</text:p>
          </table:table-cell>
        </table:table-row>
        <table:table-row table:style-name="ro1">
          <table:table-cell office:value-type="string" calcext:value-type="string">
            <text:p>9782800191324</text:p>
          </table:table-cell>
          <table:table-cell table:formula="of:=[.$B$1]&amp;[.A454]&amp;&quot;/[0:300]&quot;" office:value-type="string" office:string-value="https://reader.izneo.com/read/9782800191324/[0:300]" calcext:value-type="string">
            <text:p>https://reader.izneo.com/read/9782800191324/[0:300]</text:p>
          </table:table-cell>
        </table:table-row>
        <table:table-row table:style-name="ro1">
          <table:table-cell office:value-type="string" calcext:value-type="string">
            <text:p>9782800191348</text:p>
          </table:table-cell>
          <table:table-cell table:formula="of:=[.$B$1]&amp;[.A455]&amp;&quot;/[0:300]&quot;" office:value-type="string" office:string-value="https://reader.izneo.com/read/9782800191348/[0:300]" calcext:value-type="string">
            <text:p>https://reader.izneo.com/read/9782800191348/[0:300]</text:p>
          </table:table-cell>
        </table:table-row>
        <table:table-row table:style-name="ro1">
          <table:table-cell office:value-type="string" calcext:value-type="string">
            <text:p>9782800191379</text:p>
          </table:table-cell>
          <table:table-cell table:formula="of:=[.$B$1]&amp;[.A456]&amp;&quot;/[0:300]&quot;" office:value-type="string" office:string-value="https://reader.izneo.com/read/9782800191379/[0:300]" calcext:value-type="string">
            <text:p>https://reader.izneo.com/read/9782800191379/[0:300]</text:p>
          </table:table-cell>
        </table:table-row>
        <table:table-row table:style-name="ro1">
          <table:table-cell office:value-type="string" calcext:value-type="string">
            <text:p>9782800191416</text:p>
          </table:table-cell>
          <table:table-cell table:formula="of:=[.$B$1]&amp;[.A457]&amp;&quot;/[0:300]&quot;" office:value-type="string" office:string-value="https://reader.izneo.com/read/9782800191416/[0:300]" calcext:value-type="string">
            <text:p>https://reader.izneo.com/read/9782800191416/[0:300]</text:p>
          </table:table-cell>
        </table:table-row>
        <table:table-row table:style-name="ro1">
          <table:table-cell office:value-type="string" calcext:value-type="string">
            <text:p>9782800191430</text:p>
          </table:table-cell>
          <table:table-cell table:formula="of:=[.$B$1]&amp;[.A458]&amp;&quot;/[0:300]&quot;" office:value-type="string" office:string-value="https://reader.izneo.com/read/9782800191430/[0:300]" calcext:value-type="string">
            <text:p>https://reader.izneo.com/read/9782800191430/[0:300]</text:p>
          </table:table-cell>
        </table:table-row>
        <table:table-row table:style-name="ro1">
          <table:table-cell office:value-type="string" calcext:value-type="string">
            <text:p>9782800191454</text:p>
          </table:table-cell>
          <table:table-cell table:formula="of:=[.$B$1]&amp;[.A459]&amp;&quot;/[0:300]&quot;" office:value-type="string" office:string-value="https://reader.izneo.com/read/9782800191454/[0:300]" calcext:value-type="string">
            <text:p>https://reader.izneo.com/read/9782800191454/[0:300]</text:p>
          </table:table-cell>
        </table:table-row>
        <table:table-row table:style-name="ro1">
          <table:table-cell office:value-type="string" calcext:value-type="string">
            <text:p>9782800191461</text:p>
          </table:table-cell>
          <table:table-cell table:formula="of:=[.$B$1]&amp;[.A460]&amp;&quot;/[0:300]&quot;" office:value-type="string" office:string-value="https://reader.izneo.com/read/9782800191461/[0:300]" calcext:value-type="string">
            <text:p>https://reader.izneo.com/read/9782800191461/[0:300]</text:p>
          </table:table-cell>
        </table:table-row>
        <table:table-row table:style-name="ro1">
          <table:table-cell office:value-type="string" calcext:value-type="string">
            <text:p>9782800191522</text:p>
          </table:table-cell>
          <table:table-cell table:formula="of:=[.$B$1]&amp;[.A461]&amp;&quot;/[0:300]&quot;" office:value-type="string" office:string-value="https://reader.izneo.com/read/9782800191522/[0:300]" calcext:value-type="string">
            <text:p>https://reader.izneo.com/read/9782800191522/[0:300]</text:p>
          </table:table-cell>
        </table:table-row>
        <table:table-row table:style-name="ro1">
          <table:table-cell office:value-type="string" calcext:value-type="string">
            <text:p>9782800191539</text:p>
          </table:table-cell>
          <table:table-cell table:formula="of:=[.$B$1]&amp;[.A462]&amp;&quot;/[0:300]&quot;" office:value-type="string" office:string-value="https://reader.izneo.com/read/9782800191539/[0:300]" calcext:value-type="string">
            <text:p>https://reader.izneo.com/read/9782800191539/[0:300]</text:p>
          </table:table-cell>
        </table:table-row>
        <table:table-row table:style-name="ro1">
          <table:table-cell office:value-type="string" calcext:value-type="string">
            <text:p>9782800191614</text:p>
          </table:table-cell>
          <table:table-cell table:formula="of:=[.$B$1]&amp;[.A463]&amp;&quot;/[0:300]&quot;" office:value-type="string" office:string-value="https://reader.izneo.com/read/9782800191614/[0:300]" calcext:value-type="string">
            <text:p>https://reader.izneo.com/read/9782800191614/[0:300]</text:p>
          </table:table-cell>
        </table:table-row>
        <table:table-row table:style-name="ro1">
          <table:table-cell office:value-type="string" calcext:value-type="string">
            <text:p>9782800191645</text:p>
          </table:table-cell>
          <table:table-cell table:formula="of:=[.$B$1]&amp;[.A464]&amp;&quot;/[0:300]&quot;" office:value-type="string" office:string-value="https://reader.izneo.com/read/9782800191645/[0:300]" calcext:value-type="string">
            <text:p>https://reader.izneo.com/read/9782800191645/[0:300]</text:p>
          </table:table-cell>
        </table:table-row>
        <table:table-row table:style-name="ro1">
          <table:table-cell office:value-type="string" calcext:value-type="string">
            <text:p>9782800191676</text:p>
          </table:table-cell>
          <table:table-cell table:formula="of:=[.$B$1]&amp;[.A465]&amp;&quot;/[0:300]&quot;" office:value-type="string" office:string-value="https://reader.izneo.com/read/9782800191676/[0:300]" calcext:value-type="string">
            <text:p>https://reader.izneo.com/read/9782800191676/[0:300]</text:p>
          </table:table-cell>
        </table:table-row>
        <table:table-row table:style-name="ro1">
          <table:table-cell office:value-type="string" calcext:value-type="string">
            <text:p>9782800191683</text:p>
          </table:table-cell>
          <table:table-cell table:formula="of:=[.$B$1]&amp;[.A466]&amp;&quot;/[0:300]&quot;" office:value-type="string" office:string-value="https://reader.izneo.com/read/9782800191683/[0:300]" calcext:value-type="string">
            <text:p>https://reader.izneo.com/read/9782800191683/[0:300]</text:p>
          </table:table-cell>
        </table:table-row>
        <table:table-row table:style-name="ro1">
          <table:table-cell office:value-type="string" calcext:value-type="string">
            <text:p>9782800191768</text:p>
          </table:table-cell>
          <table:table-cell table:formula="of:=[.$B$1]&amp;[.A467]&amp;&quot;/[0:300]&quot;" office:value-type="string" office:string-value="https://reader.izneo.com/read/9782800191768/[0:300]" calcext:value-type="string">
            <text:p>https://reader.izneo.com/read/9782800191768/[0:300]</text:p>
          </table:table-cell>
        </table:table-row>
        <table:table-row table:style-name="ro1">
          <table:table-cell office:value-type="string" calcext:value-type="string">
            <text:p>9782800191782</text:p>
          </table:table-cell>
          <table:table-cell table:formula="of:=[.$B$1]&amp;[.A468]&amp;&quot;/[0:300]&quot;" office:value-type="string" office:string-value="https://reader.izneo.com/read/9782800191782/[0:300]" calcext:value-type="string">
            <text:p>https://reader.izneo.com/read/9782800191782/[0:300]</text:p>
          </table:table-cell>
        </table:table-row>
        <table:table-row table:style-name="ro1">
          <table:table-cell office:value-type="string" calcext:value-type="string">
            <text:p>9782800191799</text:p>
          </table:table-cell>
          <table:table-cell table:formula="of:=[.$B$1]&amp;[.A469]&amp;&quot;/[0:300]&quot;" office:value-type="string" office:string-value="https://reader.izneo.com/read/9782800191799/[0:300]" calcext:value-type="string">
            <text:p>https://reader.izneo.com/read/9782800191799/[0:300]</text:p>
          </table:table-cell>
        </table:table-row>
        <table:table-row table:style-name="ro1">
          <table:table-cell office:value-type="string" calcext:value-type="string">
            <text:p>9782800191812</text:p>
          </table:table-cell>
          <table:table-cell table:formula="of:=[.$B$1]&amp;[.A470]&amp;&quot;/[0:300]&quot;" office:value-type="string" office:string-value="https://reader.izneo.com/read/9782800191812/[0:300]" calcext:value-type="string">
            <text:p>https://reader.izneo.com/read/9782800191812/[0:300]</text:p>
          </table:table-cell>
        </table:table-row>
        <table:table-row table:style-name="ro1">
          <table:table-cell office:value-type="string" calcext:value-type="string">
            <text:p>9782800191836</text:p>
          </table:table-cell>
          <table:table-cell table:formula="of:=[.$B$1]&amp;[.A471]&amp;&quot;/[0:300]&quot;" office:value-type="string" office:string-value="https://reader.izneo.com/read/9782800191836/[0:300]" calcext:value-type="string">
            <text:p>https://reader.izneo.com/read/9782800191836/[0:300]</text:p>
          </table:table-cell>
        </table:table-row>
        <table:table-row table:style-name="ro1">
          <table:table-cell office:value-type="string" calcext:value-type="string">
            <text:p>9782800191843</text:p>
          </table:table-cell>
          <table:table-cell table:formula="of:=[.$B$1]&amp;[.A472]&amp;&quot;/[0:300]&quot;" office:value-type="string" office:string-value="https://reader.izneo.com/read/9782800191843/[0:300]" calcext:value-type="string">
            <text:p>https://reader.izneo.com/read/9782800191843/[0:300]</text:p>
          </table:table-cell>
        </table:table-row>
        <table:table-row table:style-name="ro1">
          <table:table-cell office:value-type="string" calcext:value-type="string">
            <text:p>9782800191881</text:p>
          </table:table-cell>
          <table:table-cell table:formula="of:=[.$B$1]&amp;[.A473]&amp;&quot;/[0:300]&quot;" office:value-type="string" office:string-value="https://reader.izneo.com/read/9782800191881/[0:300]" calcext:value-type="string">
            <text:p>https://reader.izneo.com/read/9782800191881/[0:300]</text:p>
          </table:table-cell>
        </table:table-row>
        <table:table-row table:style-name="ro1">
          <table:table-cell office:value-type="string" calcext:value-type="string">
            <text:p>9782800191898</text:p>
          </table:table-cell>
          <table:table-cell table:formula="of:=[.$B$1]&amp;[.A474]&amp;&quot;/[0:300]&quot;" office:value-type="string" office:string-value="https://reader.izneo.com/read/9782800191898/[0:300]" calcext:value-type="string">
            <text:p>https://reader.izneo.com/read/9782800191898/[0:300]</text:p>
          </table:table-cell>
        </table:table-row>
        <table:table-row table:style-name="ro1">
          <table:table-cell office:value-type="string" calcext:value-type="string">
            <text:p>9782800191911</text:p>
          </table:table-cell>
          <table:table-cell table:formula="of:=[.$B$1]&amp;[.A475]&amp;&quot;/[0:300]&quot;" office:value-type="string" office:string-value="https://reader.izneo.com/read/9782800191911/[0:300]" calcext:value-type="string">
            <text:p>https://reader.izneo.com/read/9782800191911/[0:300]</text:p>
          </table:table-cell>
        </table:table-row>
        <table:table-row table:style-name="ro1">
          <table:table-cell office:value-type="string" calcext:value-type="string">
            <text:p>9782800191942</text:p>
          </table:table-cell>
          <table:table-cell table:formula="of:=[.$B$1]&amp;[.A476]&amp;&quot;/[0:300]&quot;" office:value-type="string" office:string-value="https://reader.izneo.com/read/9782800191942/[0:300]" calcext:value-type="string">
            <text:p>https://reader.izneo.com/read/9782800191942/[0:300]</text:p>
          </table:table-cell>
        </table:table-row>
        <table:table-row table:style-name="ro1">
          <table:table-cell office:value-type="string" calcext:value-type="string">
            <text:p>9782800191997</text:p>
          </table:table-cell>
          <table:table-cell table:formula="of:=[.$B$1]&amp;[.A477]&amp;&quot;/[0:300]&quot;" office:value-type="string" office:string-value="https://reader.izneo.com/read/9782800191997/[0:300]" calcext:value-type="string">
            <text:p>https://reader.izneo.com/read/9782800191997/[0:300]</text:p>
          </table:table-cell>
        </table:table-row>
        <table:table-row table:style-name="ro1">
          <table:table-cell office:value-type="string" calcext:value-type="string">
            <text:p>9782800192000</text:p>
          </table:table-cell>
          <table:table-cell table:formula="of:=[.$B$1]&amp;[.A478]&amp;&quot;/[0:300]&quot;" office:value-type="string" office:string-value="https://reader.izneo.com/read/9782800192000/[0:300]" calcext:value-type="string">
            <text:p>https://reader.izneo.com/read/9782800192000/[0:300]</text:p>
          </table:table-cell>
        </table:table-row>
        <table:table-row table:style-name="ro1">
          <table:table-cell office:value-type="string" calcext:value-type="string">
            <text:p>9782800192017</text:p>
          </table:table-cell>
          <table:table-cell table:formula="of:=[.$B$1]&amp;[.A479]&amp;&quot;/[0:300]&quot;" office:value-type="string" office:string-value="https://reader.izneo.com/read/9782800192017/[0:300]" calcext:value-type="string">
            <text:p>https://reader.izneo.com/read/9782800192017/[0:300]</text:p>
          </table:table-cell>
        </table:table-row>
        <table:table-row table:style-name="ro1">
          <table:table-cell office:value-type="string" calcext:value-type="string">
            <text:p>9782800192024</text:p>
          </table:table-cell>
          <table:table-cell table:formula="of:=[.$B$1]&amp;[.A480]&amp;&quot;/[0:300]&quot;" office:value-type="string" office:string-value="https://reader.izneo.com/read/9782800192024/[0:300]" calcext:value-type="string">
            <text:p>https://reader.izneo.com/read/9782800192024/[0:300]</text:p>
          </table:table-cell>
        </table:table-row>
        <table:table-row table:style-name="ro1">
          <table:table-cell office:value-type="string" calcext:value-type="string">
            <text:p>9782800192048</text:p>
          </table:table-cell>
          <table:table-cell table:formula="of:=[.$B$1]&amp;[.A481]&amp;&quot;/[0:300]&quot;" office:value-type="string" office:string-value="https://reader.izneo.com/read/9782800192048/[0:300]" calcext:value-type="string">
            <text:p>https://reader.izneo.com/read/9782800192048/[0:300]</text:p>
          </table:table-cell>
        </table:table-row>
        <table:table-row table:style-name="ro1">
          <table:table-cell office:value-type="string" calcext:value-type="string">
            <text:p>9782800192093</text:p>
          </table:table-cell>
          <table:table-cell table:formula="of:=[.$B$1]&amp;[.A482]&amp;&quot;/[0:300]&quot;" office:value-type="string" office:string-value="https://reader.izneo.com/read/9782800192093/[0:300]" calcext:value-type="string">
            <text:p>https://reader.izneo.com/read/9782800192093/[0:300]</text:p>
          </table:table-cell>
        </table:table-row>
        <table:table-row table:style-name="ro1">
          <table:table-cell office:value-type="string" calcext:value-type="string">
            <text:p>9782800192307</text:p>
          </table:table-cell>
          <table:table-cell table:formula="of:=[.$B$1]&amp;[.A483]&amp;&quot;/[0:300]&quot;" office:value-type="string" office:string-value="https://reader.izneo.com/read/9782800192307/[0:300]" calcext:value-type="string">
            <text:p>https://reader.izneo.com/read/9782800192307/[0:300]</text:p>
          </table:table-cell>
        </table:table-row>
        <table:table-row table:style-name="ro1">
          <table:table-cell office:value-type="string" calcext:value-type="string">
            <text:p>9782800192376</text:p>
          </table:table-cell>
          <table:table-cell table:formula="of:=[.$B$1]&amp;[.A484]&amp;&quot;/[0:300]&quot;" office:value-type="string" office:string-value="https://reader.izneo.com/read/9782800192376/[0:300]" calcext:value-type="string">
            <text:p>https://reader.izneo.com/read/9782800192376/[0:300]</text:p>
          </table:table-cell>
        </table:table-row>
        <table:table-row table:style-name="ro1">
          <table:table-cell office:value-type="string" calcext:value-type="string">
            <text:p>9782800192512</text:p>
          </table:table-cell>
          <table:table-cell table:formula="of:=[.$B$1]&amp;[.A485]&amp;&quot;/[0:300]&quot;" office:value-type="string" office:string-value="https://reader.izneo.com/read/9782800192512/[0:300]" calcext:value-type="string">
            <text:p>https://reader.izneo.com/read/9782800192512/[0:300]</text:p>
          </table:table-cell>
        </table:table-row>
        <table:table-row table:style-name="ro1">
          <table:table-cell office:value-type="string" calcext:value-type="string">
            <text:p>9782800192529</text:p>
          </table:table-cell>
          <table:table-cell table:formula="of:=[.$B$1]&amp;[.A486]&amp;&quot;/[0:300]&quot;" office:value-type="string" office:string-value="https://reader.izneo.com/read/9782800192529/[0:300]" calcext:value-type="string">
            <text:p>https://reader.izneo.com/read/9782800192529/[0:300]</text:p>
          </table:table-cell>
        </table:table-row>
        <table:table-row table:style-name="ro1">
          <table:table-cell office:value-type="string" calcext:value-type="string">
            <text:p>9782800192536</text:p>
          </table:table-cell>
          <table:table-cell table:formula="of:=[.$B$1]&amp;[.A487]&amp;&quot;/[0:300]&quot;" office:value-type="string" office:string-value="https://reader.izneo.com/read/9782800192536/[0:300]" calcext:value-type="string">
            <text:p>https://reader.izneo.com/read/9782800192536/[0:300]</text:p>
          </table:table-cell>
        </table:table-row>
        <table:table-row table:style-name="ro1">
          <table:table-cell office:value-type="string" calcext:value-type="string">
            <text:p>9782800192543</text:p>
          </table:table-cell>
          <table:table-cell table:formula="of:=[.$B$1]&amp;[.A488]&amp;&quot;/[0:300]&quot;" office:value-type="string" office:string-value="https://reader.izneo.com/read/9782800192543/[0:300]" calcext:value-type="string">
            <text:p>https://reader.izneo.com/read/9782800192543/[0:300]</text:p>
          </table:table-cell>
        </table:table-row>
        <table:table-row table:style-name="ro1">
          <table:table-cell office:value-type="string" calcext:value-type="string">
            <text:p>9782800192550</text:p>
          </table:table-cell>
          <table:table-cell table:formula="of:=[.$B$1]&amp;[.A489]&amp;&quot;/[0:300]&quot;" office:value-type="string" office:string-value="https://reader.izneo.com/read/9782800192550/[0:300]" calcext:value-type="string">
            <text:p>https://reader.izneo.com/read/9782800192550/[0:300]</text:p>
          </table:table-cell>
        </table:table-row>
        <table:table-row table:style-name="ro1">
          <table:table-cell office:value-type="string" calcext:value-type="string">
            <text:p>9782800192567</text:p>
          </table:table-cell>
          <table:table-cell table:formula="of:=[.$B$1]&amp;[.A490]&amp;&quot;/[0:300]&quot;" office:value-type="string" office:string-value="https://reader.izneo.com/read/9782800192567/[0:300]" calcext:value-type="string">
            <text:p>https://reader.izneo.com/read/9782800192567/[0:300]</text:p>
          </table:table-cell>
        </table:table-row>
        <table:table-row table:style-name="ro1">
          <table:table-cell office:value-type="string" calcext:value-type="string">
            <text:p>9782800192574</text:p>
          </table:table-cell>
          <table:table-cell table:formula="of:=[.$B$1]&amp;[.A491]&amp;&quot;/[0:300]&quot;" office:value-type="string" office:string-value="https://reader.izneo.com/read/9782800192574/[0:300]" calcext:value-type="string">
            <text:p>https://reader.izneo.com/read/9782800192574/[0:300]</text:p>
          </table:table-cell>
        </table:table-row>
        <table:table-row table:style-name="ro1">
          <table:table-cell office:value-type="string" calcext:value-type="string">
            <text:p>9782800192703</text:p>
          </table:table-cell>
          <table:table-cell table:formula="of:=[.$B$1]&amp;[.A492]&amp;&quot;/[0:300]&quot;" office:value-type="string" office:string-value="https://reader.izneo.com/read/9782800192703/[0:300]" calcext:value-type="string">
            <text:p>https://reader.izneo.com/read/9782800192703/[0:300]</text:p>
          </table:table-cell>
        </table:table-row>
        <table:table-row table:style-name="ro1">
          <table:table-cell office:value-type="string" calcext:value-type="string">
            <text:p>9782800192734</text:p>
          </table:table-cell>
          <table:table-cell table:formula="of:=[.$B$1]&amp;[.A493]&amp;&quot;/[0:300]&quot;" office:value-type="string" office:string-value="https://reader.izneo.com/read/9782800192734/[0:300]" calcext:value-type="string">
            <text:p>https://reader.izneo.com/read/9782800192734/[0:300]</text:p>
          </table:table-cell>
        </table:table-row>
        <table:table-row table:style-name="ro1">
          <table:table-cell office:value-type="string" calcext:value-type="string">
            <text:p>9782800192741</text:p>
          </table:table-cell>
          <table:table-cell table:formula="of:=[.$B$1]&amp;[.A494]&amp;&quot;/[0:300]&quot;" office:value-type="string" office:string-value="https://reader.izneo.com/read/9782800192741/[0:300]" calcext:value-type="string">
            <text:p>https://reader.izneo.com/read/9782800192741/[0:300]</text:p>
          </table:table-cell>
        </table:table-row>
        <table:table-row table:style-name="ro1">
          <table:table-cell office:value-type="string" calcext:value-type="string">
            <text:p>9782800192758</text:p>
          </table:table-cell>
          <table:table-cell table:formula="of:=[.$B$1]&amp;[.A495]&amp;&quot;/[0:300]&quot;" office:value-type="string" office:string-value="https://reader.izneo.com/read/9782800192758/[0:300]" calcext:value-type="string">
            <text:p>https://reader.izneo.com/read/9782800192758/[0:300]</text:p>
          </table:table-cell>
        </table:table-row>
        <table:table-row table:style-name="ro1">
          <table:table-cell office:value-type="string" calcext:value-type="string">
            <text:p>9782800192765</text:p>
          </table:table-cell>
          <table:table-cell table:formula="of:=[.$B$1]&amp;[.A496]&amp;&quot;/[0:300]&quot;" office:value-type="string" office:string-value="https://reader.izneo.com/read/9782800192765/[0:300]" calcext:value-type="string">
            <text:p>https://reader.izneo.com/read/9782800192765/[0:300]</text:p>
          </table:table-cell>
        </table:table-row>
        <table:table-row table:style-name="ro1">
          <table:table-cell office:value-type="string" calcext:value-type="string">
            <text:p>9782800192772</text:p>
          </table:table-cell>
          <table:table-cell table:formula="of:=[.$B$1]&amp;[.A497]&amp;&quot;/[0:300]&quot;" office:value-type="string" office:string-value="https://reader.izneo.com/read/9782800192772/[0:300]" calcext:value-type="string">
            <text:p>https://reader.izneo.com/read/9782800192772/[0:300]</text:p>
          </table:table-cell>
        </table:table-row>
        <table:table-row table:style-name="ro1">
          <table:table-cell office:value-type="string" calcext:value-type="string">
            <text:p>9782800192789</text:p>
          </table:table-cell>
          <table:table-cell table:formula="of:=[.$B$1]&amp;[.A498]&amp;&quot;/[0:300]&quot;" office:value-type="string" office:string-value="https://reader.izneo.com/read/9782800192789/[0:300]" calcext:value-type="string">
            <text:p>https://reader.izneo.com/read/9782800192789/[0:300]</text:p>
          </table:table-cell>
        </table:table-row>
        <table:table-row table:style-name="ro1">
          <table:table-cell office:value-type="string" calcext:value-type="string">
            <text:p>9782800192796</text:p>
          </table:table-cell>
          <table:table-cell table:formula="of:=[.$B$1]&amp;[.A499]&amp;&quot;/[0:300]&quot;" office:value-type="string" office:string-value="https://reader.izneo.com/read/9782800192796/[0:300]" calcext:value-type="string">
            <text:p>https://reader.izneo.com/read/9782800192796/[0:300]</text:p>
          </table:table-cell>
        </table:table-row>
        <table:table-row table:style-name="ro1">
          <table:table-cell office:value-type="string" calcext:value-type="string">
            <text:p>9782800192802</text:p>
          </table:table-cell>
          <table:table-cell table:formula="of:=[.$B$1]&amp;[.A500]&amp;&quot;/[0:300]&quot;" office:value-type="string" office:string-value="https://reader.izneo.com/read/9782800192802/[0:300]" calcext:value-type="string">
            <text:p>https://reader.izneo.com/read/9782800192802/[0:300]</text:p>
          </table:table-cell>
        </table:table-row>
        <table:table-row table:style-name="ro1">
          <table:table-cell office:value-type="string" calcext:value-type="string">
            <text:p>9782800192819</text:p>
          </table:table-cell>
          <table:table-cell table:formula="of:=[.$B$1]&amp;[.A501]&amp;&quot;/[0:300]&quot;" office:value-type="string" office:string-value="https://reader.izneo.com/read/9782800192819/[0:300]" calcext:value-type="string">
            <text:p>https://reader.izneo.com/read/9782800192819/[0:300]</text:p>
          </table:table-cell>
        </table:table-row>
        <table:table-row table:style-name="ro1">
          <table:table-cell office:value-type="string" calcext:value-type="string">
            <text:p>9782800192840</text:p>
          </table:table-cell>
          <table:table-cell table:formula="of:=[.$B$1]&amp;[.A502]&amp;&quot;/[0:300]&quot;" office:value-type="string" office:string-value="https://reader.izneo.com/read/9782800192840/[0:300]" calcext:value-type="string">
            <text:p>https://reader.izneo.com/read/9782800192840/[0:300]</text:p>
          </table:table-cell>
        </table:table-row>
        <table:table-row table:style-name="ro1">
          <table:table-cell office:value-type="string" calcext:value-type="string">
            <text:p>9782800192857</text:p>
          </table:table-cell>
          <table:table-cell table:formula="of:=[.$B$1]&amp;[.A503]&amp;&quot;/[0:300]&quot;" office:value-type="string" office:string-value="https://reader.izneo.com/read/9782800192857/[0:300]" calcext:value-type="string">
            <text:p>https://reader.izneo.com/read/9782800192857/[0:300]</text:p>
          </table:table-cell>
        </table:table-row>
        <table:table-row table:style-name="ro1">
          <table:table-cell office:value-type="string" calcext:value-type="string">
            <text:p>9782800192864</text:p>
          </table:table-cell>
          <table:table-cell table:formula="of:=[.$B$1]&amp;[.A504]&amp;&quot;/[0:300]&quot;" office:value-type="string" office:string-value="https://reader.izneo.com/read/9782800192864/[0:300]" calcext:value-type="string">
            <text:p>https://reader.izneo.com/read/9782800192864/[0:300]</text:p>
          </table:table-cell>
        </table:table-row>
        <table:table-row table:style-name="ro1">
          <table:table-cell office:value-type="string" calcext:value-type="string">
            <text:p>9782800192888</text:p>
          </table:table-cell>
          <table:table-cell table:formula="of:=[.$B$1]&amp;[.A505]&amp;&quot;/[0:300]&quot;" office:value-type="string" office:string-value="https://reader.izneo.com/read/9782800192888/[0:300]" calcext:value-type="string">
            <text:p>https://reader.izneo.com/read/9782800192888/[0:300]</text:p>
          </table:table-cell>
        </table:table-row>
        <table:table-row table:style-name="ro1">
          <table:table-cell office:value-type="string" calcext:value-type="string">
            <text:p>9782800193021</text:p>
          </table:table-cell>
          <table:table-cell table:formula="of:=[.$B$1]&amp;[.A506]&amp;&quot;/[0:300]&quot;" office:value-type="string" office:string-value="https://reader.izneo.com/read/9782800193021/[0:300]" calcext:value-type="string">
            <text:p>https://reader.izneo.com/read/9782800193021/[0:300]</text:p>
          </table:table-cell>
        </table:table-row>
        <table:table-row table:style-name="ro1">
          <table:table-cell office:value-type="string" calcext:value-type="string">
            <text:p>9782800193069</text:p>
          </table:table-cell>
          <table:table-cell table:formula="of:=[.$B$1]&amp;[.A507]&amp;&quot;/[0:300]&quot;" office:value-type="string" office:string-value="https://reader.izneo.com/read/9782800193069/[0:300]" calcext:value-type="string">
            <text:p>https://reader.izneo.com/read/9782800193069/[0:300]</text:p>
          </table:table-cell>
        </table:table-row>
        <table:table-row table:style-name="ro1">
          <table:table-cell office:value-type="string" calcext:value-type="string">
            <text:p>9782800193076</text:p>
          </table:table-cell>
          <table:table-cell table:formula="of:=[.$B$1]&amp;[.A508]&amp;&quot;/[0:300]&quot;" office:value-type="string" office:string-value="https://reader.izneo.com/read/9782800193076/[0:300]" calcext:value-type="string">
            <text:p>https://reader.izneo.com/read/9782800193076/[0:300]</text:p>
          </table:table-cell>
        </table:table-row>
        <table:table-row table:style-name="ro1">
          <table:table-cell office:value-type="string" calcext:value-type="string">
            <text:p>9782800193113</text:p>
          </table:table-cell>
          <table:table-cell table:formula="of:=[.$B$1]&amp;[.A509]&amp;&quot;/[0:300]&quot;" office:value-type="string" office:string-value="https://reader.izneo.com/read/9782800193113/[0:300]" calcext:value-type="string">
            <text:p>https://reader.izneo.com/read/9782800193113/[0:300]</text:p>
          </table:table-cell>
        </table:table-row>
        <table:table-row table:style-name="ro1">
          <table:table-cell office:value-type="string" calcext:value-type="string">
            <text:p>9782800193168</text:p>
          </table:table-cell>
          <table:table-cell table:formula="of:=[.$B$1]&amp;[.A510]&amp;&quot;/[0:300]&quot;" office:value-type="string" office:string-value="https://reader.izneo.com/read/9782800193168/[0:300]" calcext:value-type="string">
            <text:p>https://reader.izneo.com/read/9782800193168/[0:300]</text:p>
          </table:table-cell>
        </table:table-row>
        <table:table-row table:style-name="ro1">
          <table:table-cell office:value-type="string" calcext:value-type="string">
            <text:p>9782800193175</text:p>
          </table:table-cell>
          <table:table-cell table:formula="of:=[.$B$1]&amp;[.A511]&amp;&quot;/[0:300]&quot;" office:value-type="string" office:string-value="https://reader.izneo.com/read/9782800193175/[0:300]" calcext:value-type="string">
            <text:p>https://reader.izneo.com/read/9782800193175/[0:300]</text:p>
          </table:table-cell>
        </table:table-row>
        <table:table-row table:style-name="ro1">
          <table:table-cell office:value-type="string" calcext:value-type="string">
            <text:p>9782800193236</text:p>
          </table:table-cell>
          <table:table-cell table:formula="of:=[.$B$1]&amp;[.A512]&amp;&quot;/[0:300]&quot;" office:value-type="string" office:string-value="https://reader.izneo.com/read/9782800193236/[0:300]" calcext:value-type="string">
            <text:p>https://reader.izneo.com/read/9782800193236/[0:300]</text:p>
          </table:table-cell>
        </table:table-row>
        <table:table-row table:style-name="ro1">
          <table:table-cell office:value-type="string" calcext:value-type="string">
            <text:p>9782800193328</text:p>
          </table:table-cell>
          <table:table-cell table:formula="of:=[.$B$1]&amp;[.A513]&amp;&quot;/[0:300]&quot;" office:value-type="string" office:string-value="https://reader.izneo.com/read/9782800193328/[0:300]" calcext:value-type="string">
            <text:p>https://reader.izneo.com/read/9782800193328/[0:300]</text:p>
          </table:table-cell>
        </table:table-row>
        <table:table-row table:style-name="ro1">
          <table:table-cell office:value-type="string" calcext:value-type="string">
            <text:p>9782800193342</text:p>
          </table:table-cell>
          <table:table-cell table:formula="of:=[.$B$1]&amp;[.A514]&amp;&quot;/[0:300]&quot;" office:value-type="string" office:string-value="https://reader.izneo.com/read/9782800193342/[0:300]" calcext:value-type="string">
            <text:p>https://reader.izneo.com/read/9782800193342/[0:300]</text:p>
          </table:table-cell>
        </table:table-row>
        <table:table-row table:style-name="ro1">
          <table:table-cell office:value-type="string" calcext:value-type="string">
            <text:p>9782800193632</text:p>
          </table:table-cell>
          <table:table-cell table:formula="of:=[.$B$1]&amp;[.A515]&amp;&quot;/[0:300]&quot;" office:value-type="string" office:string-value="https://reader.izneo.com/read/9782800193632/[0:300]" calcext:value-type="string">
            <text:p>https://reader.izneo.com/read/9782800193632/[0:300]</text:p>
          </table:table-cell>
        </table:table-row>
        <table:table-row table:style-name="ro1">
          <table:table-cell office:value-type="string" calcext:value-type="string">
            <text:p>9782800193700</text:p>
          </table:table-cell>
          <table:table-cell table:formula="of:=[.$B$1]&amp;[.A516]&amp;&quot;/[0:300]&quot;" office:value-type="string" office:string-value="https://reader.izneo.com/read/9782800193700/[0:300]" calcext:value-type="string">
            <text:p>https://reader.izneo.com/read/9782800193700/[0:300]</text:p>
          </table:table-cell>
        </table:table-row>
        <table:table-row table:style-name="ro1">
          <table:table-cell office:value-type="string" calcext:value-type="string">
            <text:p>9782800193878</text:p>
          </table:table-cell>
          <table:table-cell table:formula="of:=[.$B$1]&amp;[.A517]&amp;&quot;/[0:300]&quot;" office:value-type="string" office:string-value="https://reader.izneo.com/read/9782800193878/[0:300]" calcext:value-type="string">
            <text:p>https://reader.izneo.com/read/9782800193878/[0:300]</text:p>
          </table:table-cell>
        </table:table-row>
        <table:table-row table:style-name="ro1">
          <table:table-cell office:value-type="string" calcext:value-type="string">
            <text:p>9782800193892</text:p>
          </table:table-cell>
          <table:table-cell table:formula="of:=[.$B$1]&amp;[.A518]&amp;&quot;/[0:300]&quot;" office:value-type="string" office:string-value="https://reader.izneo.com/read/9782800193892/[0:300]" calcext:value-type="string">
            <text:p>https://reader.izneo.com/read/9782800193892/[0:300]</text:p>
          </table:table-cell>
        </table:table-row>
        <table:table-row table:style-name="ro1">
          <table:table-cell office:value-type="string" calcext:value-type="string">
            <text:p>9782800193908</text:p>
          </table:table-cell>
          <table:table-cell table:formula="of:=[.$B$1]&amp;[.A519]&amp;&quot;/[0:300]&quot;" office:value-type="string" office:string-value="https://reader.izneo.com/read/9782800193908/[0:300]" calcext:value-type="string">
            <text:p>https://reader.izneo.com/read/9782800193908/[0:300]</text:p>
          </table:table-cell>
        </table:table-row>
        <table:table-row table:style-name="ro1">
          <table:table-cell office:value-type="string" calcext:value-type="string">
            <text:p>9782800193915</text:p>
          </table:table-cell>
          <table:table-cell table:formula="of:=[.$B$1]&amp;[.A520]&amp;&quot;/[0:300]&quot;" office:value-type="string" office:string-value="https://reader.izneo.com/read/9782800193915/[0:300]" calcext:value-type="string">
            <text:p>https://reader.izneo.com/read/9782800193915/[0:300]</text:p>
          </table:table-cell>
        </table:table-row>
        <table:table-row table:style-name="ro1">
          <table:table-cell office:value-type="string" calcext:value-type="string">
            <text:p>9782800193922</text:p>
          </table:table-cell>
          <table:table-cell table:formula="of:=[.$B$1]&amp;[.A521]&amp;&quot;/[0:300]&quot;" office:value-type="string" office:string-value="https://reader.izneo.com/read/9782800193922/[0:300]" calcext:value-type="string">
            <text:p>https://reader.izneo.com/read/9782800193922/[0:300]</text:p>
          </table:table-cell>
        </table:table-row>
        <table:table-row table:style-name="ro1">
          <table:table-cell office:value-type="string" calcext:value-type="string">
            <text:p>9782800193946</text:p>
          </table:table-cell>
          <table:table-cell table:formula="of:=[.$B$1]&amp;[.A522]&amp;&quot;/[0:300]&quot;" office:value-type="string" office:string-value="https://reader.izneo.com/read/9782800193946/[0:300]" calcext:value-type="string">
            <text:p>https://reader.izneo.com/read/9782800193946/[0:300]</text:p>
          </table:table-cell>
        </table:table-row>
        <table:table-row table:style-name="ro1">
          <table:table-cell office:value-type="string" calcext:value-type="string">
            <text:p>9782800193953</text:p>
          </table:table-cell>
          <table:table-cell table:formula="of:=[.$B$1]&amp;[.A523]&amp;&quot;/[0:300]&quot;" office:value-type="string" office:string-value="https://reader.izneo.com/read/9782800193953/[0:300]" calcext:value-type="string">
            <text:p>https://reader.izneo.com/read/9782800193953/[0:300]</text:p>
          </table:table-cell>
        </table:table-row>
        <table:table-row table:style-name="ro1">
          <table:table-cell office:value-type="string" calcext:value-type="string">
            <text:p>9782800193960</text:p>
          </table:table-cell>
          <table:table-cell table:formula="of:=[.$B$1]&amp;[.A524]&amp;&quot;/[0:300]&quot;" office:value-type="string" office:string-value="https://reader.izneo.com/read/9782800193960/[0:300]" calcext:value-type="string">
            <text:p>https://reader.izneo.com/read/9782800193960/[0:300]</text:p>
          </table:table-cell>
        </table:table-row>
        <table:table-row table:style-name="ro1">
          <table:table-cell office:value-type="string" calcext:value-type="string">
            <text:p>9782800193977</text:p>
          </table:table-cell>
          <table:table-cell table:formula="of:=[.$B$1]&amp;[.A525]&amp;&quot;/[0:300]&quot;" office:value-type="string" office:string-value="https://reader.izneo.com/read/9782800193977/[0:300]" calcext:value-type="string">
            <text:p>https://reader.izneo.com/read/9782800193977/[0:300]</text:p>
          </table:table-cell>
        </table:table-row>
        <table:table-row table:style-name="ro1">
          <table:table-cell office:value-type="string" calcext:value-type="string">
            <text:p>9782800193991</text:p>
          </table:table-cell>
          <table:table-cell table:formula="of:=[.$B$1]&amp;[.A526]&amp;&quot;/[0:300]&quot;" office:value-type="string" office:string-value="https://reader.izneo.com/read/9782800193991/[0:300]" calcext:value-type="string">
            <text:p>https://reader.izneo.com/read/9782800193991/[0:300]</text:p>
          </table:table-cell>
        </table:table-row>
        <table:table-row table:style-name="ro1">
          <table:table-cell office:value-type="string" calcext:value-type="string">
            <text:p>9782800194004</text:p>
          </table:table-cell>
          <table:table-cell table:formula="of:=[.$B$1]&amp;[.A527]&amp;&quot;/[0:300]&quot;" office:value-type="string" office:string-value="https://reader.izneo.com/read/9782800194004/[0:300]" calcext:value-type="string">
            <text:p>https://reader.izneo.com/read/9782800194004/[0:300]</text:p>
          </table:table-cell>
        </table:table-row>
        <table:table-row table:style-name="ro1">
          <table:table-cell office:value-type="string" calcext:value-type="string">
            <text:p>9782800195148</text:p>
          </table:table-cell>
          <table:table-cell table:formula="of:=[.$B$1]&amp;[.A528]&amp;&quot;/[0:300]&quot;" office:value-type="string" office:string-value="https://reader.izneo.com/read/9782800195148/[0:300]" calcext:value-type="string">
            <text:p>https://reader.izneo.com/read/9782800195148/[0:300]</text:p>
          </table:table-cell>
        </table:table-row>
        <table:table-row table:style-name="ro1">
          <table:table-cell office:value-type="string" calcext:value-type="string">
            <text:p>9782800195193</text:p>
          </table:table-cell>
          <table:table-cell table:formula="of:=[.$B$1]&amp;[.A529]&amp;&quot;/[0:300]&quot;" office:value-type="string" office:string-value="https://reader.izneo.com/read/9782800195193/[0:300]" calcext:value-type="string">
            <text:p>https://reader.izneo.com/read/9782800195193/[0:300]</text:p>
          </table:table-cell>
        </table:table-row>
        <table:table-row table:style-name="ro1">
          <table:table-cell office:value-type="string" calcext:value-type="string">
            <text:p>9782800195209</text:p>
          </table:table-cell>
          <table:table-cell table:formula="of:=[.$B$1]&amp;[.A530]&amp;&quot;/[0:300]&quot;" office:value-type="string" office:string-value="https://reader.izneo.com/read/9782800195209/[0:300]" calcext:value-type="string">
            <text:p>https://reader.izneo.com/read/9782800195209/[0:300]</text:p>
          </table:table-cell>
        </table:table-row>
        <table:table-row table:style-name="ro1">
          <table:table-cell office:value-type="string" calcext:value-type="string">
            <text:p>9782800195230</text:p>
          </table:table-cell>
          <table:table-cell table:formula="of:=[.$B$1]&amp;[.A531]&amp;&quot;/[0:300]&quot;" office:value-type="string" office:string-value="https://reader.izneo.com/read/9782800195230/[0:300]" calcext:value-type="string">
            <text:p>https://reader.izneo.com/read/9782800195230/[0:300]</text:p>
          </table:table-cell>
        </table:table-row>
        <table:table-row table:style-name="ro1">
          <table:table-cell office:value-type="string" calcext:value-type="string">
            <text:p>9782800195308</text:p>
          </table:table-cell>
          <table:table-cell table:formula="of:=[.$B$1]&amp;[.A532]&amp;&quot;/[0:300]&quot;" office:value-type="string" office:string-value="https://reader.izneo.com/read/9782800195308/[0:300]" calcext:value-type="string">
            <text:p>https://reader.izneo.com/read/9782800195308/[0:300]</text:p>
          </table:table-cell>
        </table:table-row>
        <table:table-row table:style-name="ro1">
          <table:table-cell office:value-type="string" calcext:value-type="string">
            <text:p>9782800195322</text:p>
          </table:table-cell>
          <table:table-cell table:formula="of:=[.$B$1]&amp;[.A533]&amp;&quot;/[0:300]&quot;" office:value-type="string" office:string-value="https://reader.izneo.com/read/9782800195322/[0:300]" calcext:value-type="string">
            <text:p>https://reader.izneo.com/read/9782800195322/[0:300]</text:p>
          </table:table-cell>
        </table:table-row>
        <table:table-row table:style-name="ro1">
          <table:table-cell office:value-type="string" calcext:value-type="string">
            <text:p>9782800195339</text:p>
          </table:table-cell>
          <table:table-cell table:formula="of:=[.$B$1]&amp;[.A534]&amp;&quot;/[0:300]&quot;" office:value-type="string" office:string-value="https://reader.izneo.com/read/9782800195339/[0:300]" calcext:value-type="string">
            <text:p>https://reader.izneo.com/read/9782800195339/[0:300]</text:p>
          </table:table-cell>
        </table:table-row>
        <table:table-row table:style-name="ro1">
          <table:table-cell office:value-type="string" calcext:value-type="string">
            <text:p>9782800195353</text:p>
          </table:table-cell>
          <table:table-cell table:formula="of:=[.$B$1]&amp;[.A535]&amp;&quot;/[0:300]&quot;" office:value-type="string" office:string-value="https://reader.izneo.com/read/9782800195353/[0:300]" calcext:value-type="string">
            <text:p>https://reader.izneo.com/read/9782800195353/[0:300]</text:p>
          </table:table-cell>
        </table:table-row>
        <table:table-row table:style-name="ro1">
          <table:table-cell office:value-type="string" calcext:value-type="string">
            <text:p>9782800195414</text:p>
          </table:table-cell>
          <table:table-cell table:formula="of:=[.$B$1]&amp;[.A536]&amp;&quot;/[0:300]&quot;" office:value-type="string" office:string-value="https://reader.izneo.com/read/9782800195414/[0:300]" calcext:value-type="string">
            <text:p>https://reader.izneo.com/read/9782800195414/[0:300]</text:p>
          </table:table-cell>
        </table:table-row>
        <table:table-row table:style-name="ro1">
          <table:table-cell office:value-type="string" calcext:value-type="string">
            <text:p>9782800195810</text:p>
          </table:table-cell>
          <table:table-cell table:formula="of:=[.$B$1]&amp;[.A537]&amp;&quot;/[0:300]&quot;" office:value-type="string" office:string-value="https://reader.izneo.com/read/9782800195810/[0:300]" calcext:value-type="string">
            <text:p>https://reader.izneo.com/read/9782800195810/[0:300]</text:p>
          </table:table-cell>
        </table:table-row>
        <table:table-row table:style-name="ro1">
          <table:table-cell office:value-type="string" calcext:value-type="string">
            <text:p>9782800196008</text:p>
          </table:table-cell>
          <table:table-cell table:formula="of:=[.$B$1]&amp;[.A538]&amp;&quot;/[0:300]&quot;" office:value-type="string" office:string-value="https://reader.izneo.com/read/9782800196008/[0:300]" calcext:value-type="string">
            <text:p>https://reader.izneo.com/read/9782800196008/[0:300]</text:p>
          </table:table-cell>
        </table:table-row>
        <table:table-row table:style-name="ro1">
          <table:table-cell office:value-type="string" calcext:value-type="string">
            <text:p>9782800196053</text:p>
          </table:table-cell>
          <table:table-cell table:formula="of:=[.$B$1]&amp;[.A539]&amp;&quot;/[0:300]&quot;" office:value-type="string" office:string-value="https://reader.izneo.com/read/9782800196053/[0:300]" calcext:value-type="string">
            <text:p>https://reader.izneo.com/read/9782800196053/[0:300]</text:p>
          </table:table-cell>
        </table:table-row>
        <table:table-row table:style-name="ro1">
          <table:table-cell office:value-type="string" calcext:value-type="string">
            <text:p>9782800196060</text:p>
          </table:table-cell>
          <table:table-cell table:formula="of:=[.$B$1]&amp;[.A540]&amp;&quot;/[0:300]&quot;" office:value-type="string" office:string-value="https://reader.izneo.com/read/9782800196060/[0:300]" calcext:value-type="string">
            <text:p>https://reader.izneo.com/read/9782800196060/[0:300]</text:p>
          </table:table-cell>
        </table:table-row>
        <table:table-row table:style-name="ro1">
          <table:table-cell office:value-type="string" calcext:value-type="string">
            <text:p>9782800196404</text:p>
          </table:table-cell>
          <table:table-cell table:formula="of:=[.$B$1]&amp;[.A541]&amp;&quot;/[0:300]&quot;" office:value-type="string" office:string-value="https://reader.izneo.com/read/9782800196404/[0:300]" calcext:value-type="string">
            <text:p>https://reader.izneo.com/read/9782800196404/[0:300]</text:p>
          </table:table-cell>
        </table:table-row>
        <table:table-row table:style-name="ro1">
          <table:table-cell office:value-type="string" calcext:value-type="string">
            <text:p>9782800196787</text:p>
          </table:table-cell>
          <table:table-cell table:formula="of:=[.$B$1]&amp;[.A542]&amp;&quot;/[0:300]&quot;" office:value-type="string" office:string-value="https://reader.izneo.com/read/9782800196787/[0:300]" calcext:value-type="string">
            <text:p>https://reader.izneo.com/read/9782800196787/[0:300]</text:p>
          </table:table-cell>
        </table:table-row>
        <table:table-row table:style-name="ro1">
          <table:table-cell office:value-type="string" calcext:value-type="string">
            <text:p>9782800197074</text:p>
          </table:table-cell>
          <table:table-cell table:formula="of:=[.$B$1]&amp;[.A543]&amp;&quot;/[0:300]&quot;" office:value-type="string" office:string-value="https://reader.izneo.com/read/9782800197074/[0:300]" calcext:value-type="string">
            <text:p>https://reader.izneo.com/read/9782800197074/[0:300]</text:p>
          </table:table-cell>
        </table:table-row>
        <table:table-row table:style-name="ro1">
          <table:table-cell office:value-type="string" calcext:value-type="string">
            <text:p>9782800197081</text:p>
          </table:table-cell>
          <table:table-cell table:formula="of:=[.$B$1]&amp;[.A544]&amp;&quot;/[0:300]&quot;" office:value-type="string" office:string-value="https://reader.izneo.com/read/9782800197081/[0:300]" calcext:value-type="string">
            <text:p>https://reader.izneo.com/read/9782800197081/[0:300]</text:p>
          </table:table-cell>
        </table:table-row>
        <table:table-row table:style-name="ro1">
          <table:table-cell office:value-type="string" calcext:value-type="string">
            <text:p>9782800197098</text:p>
          </table:table-cell>
          <table:table-cell table:formula="of:=[.$B$1]&amp;[.A545]&amp;&quot;/[0:300]&quot;" office:value-type="string" office:string-value="https://reader.izneo.com/read/9782800197098/[0:300]" calcext:value-type="string">
            <text:p>https://reader.izneo.com/read/9782800197098/[0:300]</text:p>
          </table:table-cell>
        </table:table-row>
        <table:table-row table:style-name="ro1">
          <table:table-cell office:value-type="string" calcext:value-type="string">
            <text:p>9782800197166</text:p>
          </table:table-cell>
          <table:table-cell table:formula="of:=[.$B$1]&amp;[.A546]&amp;&quot;/[0:300]&quot;" office:value-type="string" office:string-value="https://reader.izneo.com/read/9782800197166/[0:300]" calcext:value-type="string">
            <text:p>https://reader.izneo.com/read/9782800197166/[0:300]</text:p>
          </table:table-cell>
        </table:table-row>
        <table:table-row table:style-name="ro1">
          <table:table-cell office:value-type="string" calcext:value-type="string">
            <text:p>9782800197173</text:p>
          </table:table-cell>
          <table:table-cell table:formula="of:=[.$B$1]&amp;[.A547]&amp;&quot;/[0:300]&quot;" office:value-type="string" office:string-value="https://reader.izneo.com/read/9782800197173/[0:300]" calcext:value-type="string">
            <text:p>https://reader.izneo.com/read/9782800197173/[0:300]</text:p>
          </table:table-cell>
        </table:table-row>
        <table:table-row table:style-name="ro1">
          <table:table-cell office:value-type="string" calcext:value-type="string">
            <text:p>9782800197180</text:p>
          </table:table-cell>
          <table:table-cell table:formula="of:=[.$B$1]&amp;[.A548]&amp;&quot;/[0:300]&quot;" office:value-type="string" office:string-value="https://reader.izneo.com/read/9782800197180/[0:300]" calcext:value-type="string">
            <text:p>https://reader.izneo.com/read/9782800197180/[0:300]</text:p>
          </table:table-cell>
        </table:table-row>
        <table:table-row table:style-name="ro1">
          <table:table-cell office:value-type="string" calcext:value-type="string">
            <text:p>9782800197234</text:p>
          </table:table-cell>
          <table:table-cell table:formula="of:=[.$B$1]&amp;[.A549]&amp;&quot;/[0:300]&quot;" office:value-type="string" office:string-value="https://reader.izneo.com/read/9782800197234/[0:300]" calcext:value-type="string">
            <text:p>https://reader.izneo.com/read/9782800197234/[0:300]</text:p>
          </table:table-cell>
        </table:table-row>
        <table:table-row table:style-name="ro1">
          <table:table-cell office:value-type="string" calcext:value-type="string">
            <text:p>9782800197265</text:p>
          </table:table-cell>
          <table:table-cell table:formula="of:=[.$B$1]&amp;[.A550]&amp;&quot;/[0:300]&quot;" office:value-type="string" office:string-value="https://reader.izneo.com/read/9782800197265/[0:300]" calcext:value-type="string">
            <text:p>https://reader.izneo.com/read/9782800197265/[0:300]</text:p>
          </table:table-cell>
        </table:table-row>
        <table:table-row table:style-name="ro1">
          <table:table-cell office:value-type="string" calcext:value-type="string">
            <text:p>9782800197272</text:p>
          </table:table-cell>
          <table:table-cell table:formula="of:=[.$B$1]&amp;[.A551]&amp;&quot;/[0:300]&quot;" office:value-type="string" office:string-value="https://reader.izneo.com/read/9782800197272/[0:300]" calcext:value-type="string">
            <text:p>https://reader.izneo.com/read/9782800197272/[0:300]</text:p>
          </table:table-cell>
        </table:table-row>
        <table:table-row table:style-name="ro1">
          <table:table-cell office:value-type="string" calcext:value-type="string">
            <text:p>9782800197364</text:p>
          </table:table-cell>
          <table:table-cell table:formula="of:=[.$B$1]&amp;[.A552]&amp;&quot;/[0:300]&quot;" office:value-type="string" office:string-value="https://reader.izneo.com/read/9782800197364/[0:300]" calcext:value-type="string">
            <text:p>https://reader.izneo.com/read/9782800197364/[0:300]</text:p>
          </table:table-cell>
        </table:table-row>
        <table:table-row table:style-name="ro1">
          <table:table-cell office:value-type="string" calcext:value-type="string">
            <text:p>9782800197371</text:p>
          </table:table-cell>
          <table:table-cell table:formula="of:=[.$B$1]&amp;[.A553]&amp;&quot;/[0:300]&quot;" office:value-type="string" office:string-value="https://reader.izneo.com/read/9782800197371/[0:300]" calcext:value-type="string">
            <text:p>https://reader.izneo.com/read/9782800197371/[0:300]</text:p>
          </table:table-cell>
        </table:table-row>
        <table:table-row table:style-name="ro1">
          <table:table-cell office:value-type="string" calcext:value-type="string">
            <text:p>9782800197579</text:p>
          </table:table-cell>
          <table:table-cell table:formula="of:=[.$B$1]&amp;[.A554]&amp;&quot;/[0:300]&quot;" office:value-type="string" office:string-value="https://reader.izneo.com/read/9782800197579/[0:300]" calcext:value-type="string">
            <text:p>https://reader.izneo.com/read/9782800197579/[0:300]</text:p>
          </table:table-cell>
        </table:table-row>
        <table:table-row table:style-name="ro1">
          <table:table-cell office:value-type="string" calcext:value-type="string">
            <text:p>9782800197593</text:p>
          </table:table-cell>
          <table:table-cell table:formula="of:=[.$B$1]&amp;[.A555]&amp;&quot;/[0:300]&quot;" office:value-type="string" office:string-value="https://reader.izneo.com/read/9782800197593/[0:300]" calcext:value-type="string">
            <text:p>https://reader.izneo.com/read/9782800197593/[0:300]</text:p>
          </table:table-cell>
        </table:table-row>
        <table:table-row table:style-name="ro1">
          <table:table-cell office:value-type="string" calcext:value-type="string">
            <text:p>9782800197708</text:p>
          </table:table-cell>
          <table:table-cell table:formula="of:=[.$B$1]&amp;[.A556]&amp;&quot;/[0:300]&quot;" office:value-type="string" office:string-value="https://reader.izneo.com/read/9782800197708/[0:300]" calcext:value-type="string">
            <text:p>https://reader.izneo.com/read/9782800197708/[0:300]</text:p>
          </table:table-cell>
        </table:table-row>
        <table:table-row table:style-name="ro1">
          <table:table-cell office:value-type="string" calcext:value-type="string">
            <text:p>9782800197739</text:p>
          </table:table-cell>
          <table:table-cell table:formula="of:=[.$B$1]&amp;[.A557]&amp;&quot;/[0:300]&quot;" office:value-type="string" office:string-value="https://reader.izneo.com/read/9782800197739/[0:300]" calcext:value-type="string">
            <text:p>https://reader.izneo.com/read/9782800197739/[0:300]</text:p>
          </table:table-cell>
        </table:table-row>
        <table:table-row table:style-name="ro1">
          <table:table-cell office:value-type="string" calcext:value-type="string">
            <text:p>9782800197746</text:p>
          </table:table-cell>
          <table:table-cell table:formula="of:=[.$B$1]&amp;[.A558]&amp;&quot;/[0:300]&quot;" office:value-type="string" office:string-value="https://reader.izneo.com/read/9782800197746/[0:300]" calcext:value-type="string">
            <text:p>https://reader.izneo.com/read/9782800197746/[0:300]</text:p>
          </table:table-cell>
        </table:table-row>
        <table:table-row table:style-name="ro1">
          <table:table-cell office:value-type="string" calcext:value-type="string">
            <text:p>9782800198040</text:p>
          </table:table-cell>
          <table:table-cell table:formula="of:=[.$B$1]&amp;[.A559]&amp;&quot;/[0:300]&quot;" office:value-type="string" office:string-value="https://reader.izneo.com/read/9782800198040/[0:300]" calcext:value-type="string">
            <text:p>https://reader.izneo.com/read/9782800198040/[0:300]</text:p>
          </table:table-cell>
        </table:table-row>
        <table:table-row table:style-name="ro1">
          <table:table-cell office:value-type="string" calcext:value-type="string">
            <text:p>9782800198057</text:p>
          </table:table-cell>
          <table:table-cell table:formula="of:=[.$B$1]&amp;[.A560]&amp;&quot;/[0:300]&quot;" office:value-type="string" office:string-value="https://reader.izneo.com/read/9782800198057/[0:300]" calcext:value-type="string">
            <text:p>https://reader.izneo.com/read/9782800198057/[0:300]</text:p>
          </table:table-cell>
        </table:table-row>
        <table:table-row table:style-name="ro1">
          <table:table-cell office:value-type="string" calcext:value-type="string">
            <text:p>9782800198064</text:p>
          </table:table-cell>
          <table:table-cell table:formula="of:=[.$B$1]&amp;[.A561]&amp;&quot;/[0:300]&quot;" office:value-type="string" office:string-value="https://reader.izneo.com/read/9782800198064/[0:300]" calcext:value-type="string">
            <text:p>https://reader.izneo.com/read/9782800198064/[0:300]</text:p>
          </table:table-cell>
        </table:table-row>
        <table:table-row table:style-name="ro1">
          <table:table-cell office:value-type="string" calcext:value-type="string">
            <text:p>9782800198071</text:p>
          </table:table-cell>
          <table:table-cell table:formula="of:=[.$B$1]&amp;[.A562]&amp;&quot;/[0:300]&quot;" office:value-type="string" office:string-value="https://reader.izneo.com/read/9782800198071/[0:300]" calcext:value-type="string">
            <text:p>https://reader.izneo.com/read/9782800198071/[0:300]</text:p>
          </table:table-cell>
        </table:table-row>
        <table:table-row table:style-name="ro1">
          <table:table-cell office:value-type="string" calcext:value-type="string">
            <text:p>9782800198088</text:p>
          </table:table-cell>
          <table:table-cell table:formula="of:=[.$B$1]&amp;[.A563]&amp;&quot;/[0:300]&quot;" office:value-type="string" office:string-value="https://reader.izneo.com/read/9782800198088/[0:300]" calcext:value-type="string">
            <text:p>https://reader.izneo.com/read/9782800198088/[0:300]</text:p>
          </table:table-cell>
        </table:table-row>
        <table:table-row table:style-name="ro1">
          <table:table-cell office:value-type="string" calcext:value-type="string">
            <text:p>9782800198095</text:p>
          </table:table-cell>
          <table:table-cell table:formula="of:=[.$B$1]&amp;[.A564]&amp;&quot;/[0:300]&quot;" office:value-type="string" office:string-value="https://reader.izneo.com/read/9782800198095/[0:300]" calcext:value-type="string">
            <text:p>https://reader.izneo.com/read/9782800198095/[0:300]</text:p>
          </table:table-cell>
        </table:table-row>
        <table:table-row table:style-name="ro1">
          <table:table-cell office:value-type="string" calcext:value-type="string">
            <text:p>9782800198125</text:p>
          </table:table-cell>
          <table:table-cell table:formula="of:=[.$B$1]&amp;[.A565]&amp;&quot;/[0:300]&quot;" office:value-type="string" office:string-value="https://reader.izneo.com/read/9782800198125/[0:300]" calcext:value-type="string">
            <text:p>https://reader.izneo.com/read/9782800198125/[0:300]</text:p>
          </table:table-cell>
        </table:table-row>
        <table:table-row table:style-name="ro1">
          <table:table-cell office:value-type="string" calcext:value-type="string">
            <text:p>9782800198132</text:p>
          </table:table-cell>
          <table:table-cell table:formula="of:=[.$B$1]&amp;[.A566]&amp;&quot;/[0:300]&quot;" office:value-type="string" office:string-value="https://reader.izneo.com/read/9782800198132/[0:300]" calcext:value-type="string">
            <text:p>https://reader.izneo.com/read/9782800198132/[0:300]</text:p>
          </table:table-cell>
        </table:table-row>
        <table:table-row table:style-name="ro1">
          <table:table-cell office:value-type="string" calcext:value-type="string">
            <text:p>9782800198149</text:p>
          </table:table-cell>
          <table:table-cell table:formula="of:=[.$B$1]&amp;[.A567]&amp;&quot;/[0:300]&quot;" office:value-type="string" office:string-value="https://reader.izneo.com/read/9782800198149/[0:300]" calcext:value-type="string">
            <text:p>https://reader.izneo.com/read/9782800198149/[0:300]</text:p>
          </table:table-cell>
        </table:table-row>
        <table:table-row table:style-name="ro1">
          <table:table-cell office:value-type="string" calcext:value-type="string">
            <text:p>9782800198163</text:p>
          </table:table-cell>
          <table:table-cell table:formula="of:=[.$B$1]&amp;[.A568]&amp;&quot;/[0:300]&quot;" office:value-type="string" office:string-value="https://reader.izneo.com/read/9782800198163/[0:300]" calcext:value-type="string">
            <text:p>https://reader.izneo.com/read/9782800198163/[0:300]</text:p>
          </table:table-cell>
        </table:table-row>
        <table:table-row table:style-name="ro1">
          <table:table-cell office:value-type="string" calcext:value-type="string">
            <text:p>9782800198170</text:p>
          </table:table-cell>
          <table:table-cell table:formula="of:=[.$B$1]&amp;[.A569]&amp;&quot;/[0:300]&quot;" office:value-type="string" office:string-value="https://reader.izneo.com/read/9782800198170/[0:300]" calcext:value-type="string">
            <text:p>https://reader.izneo.com/read/9782800198170/[0:300]</text:p>
          </table:table-cell>
        </table:table-row>
        <table:table-row table:style-name="ro1">
          <table:table-cell office:value-type="string" calcext:value-type="string">
            <text:p>9782800198194</text:p>
          </table:table-cell>
          <table:table-cell table:formula="of:=[.$B$1]&amp;[.A570]&amp;&quot;/[0:300]&quot;" office:value-type="string" office:string-value="https://reader.izneo.com/read/9782800198194/[0:300]" calcext:value-type="string">
            <text:p>https://reader.izneo.com/read/9782800198194/[0:300]</text:p>
          </table:table-cell>
        </table:table-row>
        <table:table-row table:style-name="ro1">
          <table:table-cell office:value-type="string" calcext:value-type="string">
            <text:p>9782800198224</text:p>
          </table:table-cell>
          <table:table-cell table:formula="of:=[.$B$1]&amp;[.A571]&amp;&quot;/[0:300]&quot;" office:value-type="string" office:string-value="https://reader.izneo.com/read/9782800198224/[0:300]" calcext:value-type="string">
            <text:p>https://reader.izneo.com/read/9782800198224/[0:300]</text:p>
          </table:table-cell>
        </table:table-row>
        <table:table-row table:style-name="ro1">
          <table:table-cell office:value-type="string" calcext:value-type="string">
            <text:p>9782800198309</text:p>
          </table:table-cell>
          <table:table-cell table:formula="of:=[.$B$1]&amp;[.A572]&amp;&quot;/[0:300]&quot;" office:value-type="string" office:string-value="https://reader.izneo.com/read/9782800198309/[0:300]" calcext:value-type="string">
            <text:p>https://reader.izneo.com/read/9782800198309/[0:300]</text:p>
          </table:table-cell>
        </table:table-row>
        <table:table-row table:style-name="ro1">
          <table:table-cell office:value-type="string" calcext:value-type="string">
            <text:p>9782800198316</text:p>
          </table:table-cell>
          <table:table-cell table:formula="of:=[.$B$1]&amp;[.A573]&amp;&quot;/[0:300]&quot;" office:value-type="string" office:string-value="https://reader.izneo.com/read/9782800198316/[0:300]" calcext:value-type="string">
            <text:p>https://reader.izneo.com/read/9782800198316/[0:300]</text:p>
          </table:table-cell>
        </table:table-row>
        <table:table-row table:style-name="ro1">
          <table:table-cell office:value-type="string" calcext:value-type="string">
            <text:p>9782800198354</text:p>
          </table:table-cell>
          <table:table-cell table:formula="of:=[.$B$1]&amp;[.A574]&amp;&quot;/[0:300]&quot;" office:value-type="string" office:string-value="https://reader.izneo.com/read/9782800198354/[0:300]" calcext:value-type="string">
            <text:p>https://reader.izneo.com/read/9782800198354/[0:300]</text:p>
          </table:table-cell>
        </table:table-row>
        <table:table-row table:style-name="ro1">
          <table:table-cell office:value-type="string" calcext:value-type="string">
            <text:p>9782800198361</text:p>
          </table:table-cell>
          <table:table-cell table:formula="of:=[.$B$1]&amp;[.A575]&amp;&quot;/[0:300]&quot;" office:value-type="string" office:string-value="https://reader.izneo.com/read/9782800198361/[0:300]" calcext:value-type="string">
            <text:p>https://reader.izneo.com/read/9782800198361/[0:300]</text:p>
          </table:table-cell>
        </table:table-row>
        <table:table-row table:style-name="ro1">
          <table:table-cell office:value-type="string" calcext:value-type="string">
            <text:p>9782800198378</text:p>
          </table:table-cell>
          <table:table-cell table:formula="of:=[.$B$1]&amp;[.A576]&amp;&quot;/[0:300]&quot;" office:value-type="string" office:string-value="https://reader.izneo.com/read/9782800198378/[0:300]" calcext:value-type="string">
            <text:p>https://reader.izneo.com/read/9782800198378/[0:300]</text:p>
          </table:table-cell>
        </table:table-row>
        <table:table-row table:style-name="ro1">
          <table:table-cell office:value-type="string" calcext:value-type="string">
            <text:p>9782800198385</text:p>
          </table:table-cell>
          <table:table-cell table:formula="of:=[.$B$1]&amp;[.A577]&amp;&quot;/[0:300]&quot;" office:value-type="string" office:string-value="https://reader.izneo.com/read/9782800198385/[0:300]" calcext:value-type="string">
            <text:p>https://reader.izneo.com/read/9782800198385/[0:300]</text:p>
          </table:table-cell>
        </table:table-row>
        <table:table-row table:style-name="ro1">
          <table:table-cell office:value-type="string" calcext:value-type="string">
            <text:p>9782800198392</text:p>
          </table:table-cell>
          <table:table-cell table:formula="of:=[.$B$1]&amp;[.A578]&amp;&quot;/[0:300]&quot;" office:value-type="string" office:string-value="https://reader.izneo.com/read/9782800198392/[0:300]" calcext:value-type="string">
            <text:p>https://reader.izneo.com/read/9782800198392/[0:300]</text:p>
          </table:table-cell>
        </table:table-row>
        <table:table-row table:style-name="ro1">
          <table:table-cell office:value-type="string" calcext:value-type="string">
            <text:p>9782800198408</text:p>
          </table:table-cell>
          <table:table-cell table:formula="of:=[.$B$1]&amp;[.A579]&amp;&quot;/[0:300]&quot;" office:value-type="string" office:string-value="https://reader.izneo.com/read/9782800198408/[0:300]" calcext:value-type="string">
            <text:p>https://reader.izneo.com/read/9782800198408/[0:300]</text:p>
          </table:table-cell>
        </table:table-row>
        <table:table-row table:style-name="ro1">
          <table:table-cell office:value-type="string" calcext:value-type="string">
            <text:p>9782800198422</text:p>
          </table:table-cell>
          <table:table-cell table:formula="of:=[.$B$1]&amp;[.A580]&amp;&quot;/[0:300]&quot;" office:value-type="string" office:string-value="https://reader.izneo.com/read/9782800198422/[0:300]" calcext:value-type="string">
            <text:p>https://reader.izneo.com/read/9782800198422/[0:300]</text:p>
          </table:table-cell>
        </table:table-row>
        <table:table-row table:style-name="ro1">
          <table:table-cell office:value-type="string" calcext:value-type="string">
            <text:p>9782800198460</text:p>
          </table:table-cell>
          <table:table-cell table:formula="of:=[.$B$1]&amp;[.A581]&amp;&quot;/[0:300]&quot;" office:value-type="string" office:string-value="https://reader.izneo.com/read/9782800198460/[0:300]" calcext:value-type="string">
            <text:p>https://reader.izneo.com/read/9782800198460/[0:300]</text:p>
          </table:table-cell>
        </table:table-row>
        <table:table-row table:style-name="ro1">
          <table:table-cell office:value-type="string" calcext:value-type="string">
            <text:p>9782800198514</text:p>
          </table:table-cell>
          <table:table-cell table:formula="of:=[.$B$1]&amp;[.A582]&amp;&quot;/[0:300]&quot;" office:value-type="string" office:string-value="https://reader.izneo.com/read/9782800198514/[0:300]" calcext:value-type="string">
            <text:p>https://reader.izneo.com/read/9782800198514/[0:300]</text:p>
          </table:table-cell>
        </table:table-row>
        <table:table-row table:style-name="ro1">
          <table:table-cell office:value-type="string" calcext:value-type="string">
            <text:p>9782800198934</text:p>
          </table:table-cell>
          <table:table-cell table:formula="of:=[.$B$1]&amp;[.A583]&amp;&quot;/[0:300]&quot;" office:value-type="string" office:string-value="https://reader.izneo.com/read/9782800198934/[0:300]" calcext:value-type="string">
            <text:p>https://reader.izneo.com/read/9782800198934/[0:300]</text:p>
          </table:table-cell>
        </table:table-row>
        <table:table-row table:style-name="ro1">
          <table:table-cell office:value-type="string" calcext:value-type="string">
            <text:p>9782800199139</text:p>
          </table:table-cell>
          <table:table-cell table:formula="of:=[.$B$1]&amp;[.A584]&amp;&quot;/[0:300]&quot;" office:value-type="string" office:string-value="https://reader.izneo.com/read/9782800199139/[0:300]" calcext:value-type="string">
            <text:p>https://reader.izneo.com/read/9782800199139/[0:300]</text:p>
          </table:table-cell>
        </table:table-row>
        <table:table-row table:style-name="ro1">
          <table:table-cell office:value-type="string" calcext:value-type="string">
            <text:p>9782800199337</text:p>
          </table:table-cell>
          <table:table-cell table:formula="of:=[.$B$1]&amp;[.A585]&amp;&quot;/[0:300]&quot;" office:value-type="string" office:string-value="https://reader.izneo.com/read/9782800199337/[0:300]" calcext:value-type="string">
            <text:p>https://reader.izneo.com/read/9782800199337/[0:300]</text:p>
          </table:table-cell>
        </table:table-row>
        <table:table-row table:style-name="ro1">
          <table:table-cell office:value-type="string" calcext:value-type="string">
            <text:p>9782800199382</text:p>
          </table:table-cell>
          <table:table-cell table:formula="of:=[.$B$1]&amp;[.A586]&amp;&quot;/[0:300]&quot;" office:value-type="string" office:string-value="https://reader.izneo.com/read/9782800199382/[0:300]" calcext:value-type="string">
            <text:p>https://reader.izneo.com/read/9782800199382/[0:300]</text:p>
          </table:table-cell>
        </table:table-row>
        <table:table-row table:style-name="ro1">
          <table:table-cell office:value-type="string" calcext:value-type="string">
            <text:p>9782800199405</text:p>
          </table:table-cell>
          <table:table-cell table:formula="of:=[.$B$1]&amp;[.A587]&amp;&quot;/[0:300]&quot;" office:value-type="string" office:string-value="https://reader.izneo.com/read/9782800199405/[0:300]" calcext:value-type="string">
            <text:p>https://reader.izneo.com/read/9782800199405/[0:300]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782800100036</text:p>
          </table:table-cell>
          <table:table-cell table:formula="of:=[.$B$1]&amp;[.A589]&amp;&quot;/[0:300]&quot;" office:value-type="string" office:string-value="https://reader.izneo.com/read/9782800100036/[0:300]" calcext:value-type="string">
            <text:p>https://reader.izneo.com/read/9782800100036/[0:300]</text:p>
          </table:table-cell>
        </table:table-row>
        <table:table-row table:style-name="ro1">
          <table:table-cell office:value-type="string" calcext:value-type="string">
            <text:p>9782800100043</text:p>
          </table:table-cell>
          <table:table-cell table:formula="of:=[.$B$1]&amp;[.A590]&amp;&quot;/[0:300]&quot;" office:value-type="string" office:string-value="https://reader.izneo.com/read/9782800100043/[0:300]" calcext:value-type="string">
            <text:p>https://reader.izneo.com/read/9782800100043/[0:300]</text:p>
          </table:table-cell>
        </table:table-row>
        <table:table-row table:style-name="ro1">
          <table:table-cell office:value-type="string" calcext:value-type="string">
            <text:p>9782800100050</text:p>
          </table:table-cell>
          <table:table-cell table:formula="of:=[.$B$1]&amp;[.A591]&amp;&quot;/[0:300]&quot;" office:value-type="string" office:string-value="https://reader.izneo.com/read/9782800100050/[0:300]" calcext:value-type="string">
            <text:p>https://reader.izneo.com/read/9782800100050/[0:300]</text:p>
          </table:table-cell>
        </table:table-row>
        <table:table-row table:style-name="ro1">
          <table:table-cell office:value-type="string" calcext:value-type="string">
            <text:p>9782800100067</text:p>
          </table:table-cell>
          <table:table-cell table:formula="of:=[.$B$1]&amp;[.A592]&amp;&quot;/[0:300]&quot;" office:value-type="string" office:string-value="https://reader.izneo.com/read/9782800100067/[0:300]" calcext:value-type="string">
            <text:p>https://reader.izneo.com/read/9782800100067/[0:300]</text:p>
          </table:table-cell>
        </table:table-row>
        <table:table-row table:style-name="ro1">
          <table:table-cell office:value-type="string" calcext:value-type="string">
            <text:p>9782800100074</text:p>
          </table:table-cell>
          <table:table-cell table:formula="of:=[.$B$1]&amp;[.A593]&amp;&quot;/[0:300]&quot;" office:value-type="string" office:string-value="https://reader.izneo.com/read/9782800100074/[0:300]" calcext:value-type="string">
            <text:p>https://reader.izneo.com/read/9782800100074/[0:300]</text:p>
          </table:table-cell>
        </table:table-row>
        <table:table-row table:style-name="ro1">
          <table:table-cell office:value-type="string" calcext:value-type="string">
            <text:p>9782800100081</text:p>
          </table:table-cell>
          <table:table-cell table:formula="of:=[.$B$1]&amp;[.A594]&amp;&quot;/[0:300]&quot;" office:value-type="string" office:string-value="https://reader.izneo.com/read/9782800100081/[0:300]" calcext:value-type="string">
            <text:p>https://reader.izneo.com/read/9782800100081/[0:300]</text:p>
          </table:table-cell>
        </table:table-row>
        <table:table-row table:style-name="ro1">
          <table:table-cell office:value-type="string" calcext:value-type="string">
            <text:p>9782800100098</text:p>
          </table:table-cell>
          <table:table-cell table:formula="of:=[.$B$1]&amp;[.A595]&amp;&quot;/[0:300]&quot;" office:value-type="string" office:string-value="https://reader.izneo.com/read/9782800100098/[0:300]" calcext:value-type="string">
            <text:p>https://reader.izneo.com/read/9782800100098/[0:300]</text:p>
          </table:table-cell>
        </table:table-row>
        <table:table-row table:style-name="ro1">
          <table:table-cell office:value-type="string" calcext:value-type="string">
            <text:p>9782800100104</text:p>
          </table:table-cell>
          <table:table-cell table:formula="of:=[.$B$1]&amp;[.A596]&amp;&quot;/[0:300]&quot;" office:value-type="string" office:string-value="https://reader.izneo.com/read/9782800100104/[0:300]" calcext:value-type="string">
            <text:p>https://reader.izneo.com/read/9782800100104/[0:300]</text:p>
          </table:table-cell>
        </table:table-row>
        <table:table-row table:style-name="ro1">
          <table:table-cell office:value-type="string" calcext:value-type="string">
            <text:p>9782800100111</text:p>
          </table:table-cell>
          <table:table-cell table:formula="of:=[.$B$1]&amp;[.A597]&amp;&quot;/[0:300]&quot;" office:value-type="string" office:string-value="https://reader.izneo.com/read/9782800100111/[0:300]" calcext:value-type="string">
            <text:p>https://reader.izneo.com/read/9782800100111/[0:300]</text:p>
          </table:table-cell>
        </table:table-row>
        <table:table-row table:style-name="ro1">
          <table:table-cell office:value-type="string" calcext:value-type="string">
            <text:p>9782800100128</text:p>
          </table:table-cell>
          <table:table-cell table:formula="of:=[.$B$1]&amp;[.A598]&amp;&quot;/[0:300]&quot;" office:value-type="string" office:string-value="https://reader.izneo.com/read/9782800100128/[0:300]" calcext:value-type="string">
            <text:p>https://reader.izneo.com/read/9782800100128/[0:300]</text:p>
          </table:table-cell>
        </table:table-row>
        <table:table-row table:style-name="ro1">
          <table:table-cell office:value-type="string" calcext:value-type="string">
            <text:p>9782800100135</text:p>
          </table:table-cell>
          <table:table-cell table:formula="of:=[.$B$1]&amp;[.A599]&amp;&quot;/[0:300]&quot;" office:value-type="string" office:string-value="https://reader.izneo.com/read/9782800100135/[0:300]" calcext:value-type="string">
            <text:p>https://reader.izneo.com/read/9782800100135/[0:300]</text:p>
          </table:table-cell>
        </table:table-row>
        <table:table-row table:style-name="ro1">
          <table:table-cell office:value-type="string" calcext:value-type="string">
            <text:p>9782800100142</text:p>
          </table:table-cell>
          <table:table-cell table:formula="of:=[.$B$1]&amp;[.A600]&amp;&quot;/[0:300]&quot;" office:value-type="string" office:string-value="https://reader.izneo.com/read/9782800100142/[0:300]" calcext:value-type="string">
            <text:p>https://reader.izneo.com/read/9782800100142/[0:300]</text:p>
          </table:table-cell>
        </table:table-row>
        <table:table-row table:style-name="ro1">
          <table:table-cell office:value-type="string" calcext:value-type="string">
            <text:p>9782800100159</text:p>
          </table:table-cell>
          <table:table-cell table:formula="of:=[.$B$1]&amp;[.A601]&amp;&quot;/[0:300]&quot;" office:value-type="string" office:string-value="https://reader.izneo.com/read/9782800100159/[0:300]" calcext:value-type="string">
            <text:p>https://reader.izneo.com/read/9782800100159/[0:300]</text:p>
          </table:table-cell>
        </table:table-row>
        <table:table-row table:style-name="ro1">
          <table:table-cell office:value-type="string" calcext:value-type="string">
            <text:p>9782800100166</text:p>
          </table:table-cell>
          <table:table-cell table:formula="of:=[.$B$1]&amp;[.A602]&amp;&quot;/[0:300]&quot;" office:value-type="string" office:string-value="https://reader.izneo.com/read/9782800100166/[0:300]" calcext:value-type="string">
            <text:p>https://reader.izneo.com/read/9782800100166/[0:300]</text:p>
          </table:table-cell>
        </table:table-row>
        <table:table-row table:style-name="ro1">
          <table:table-cell office:value-type="string" calcext:value-type="string">
            <text:p>9782800100173</text:p>
          </table:table-cell>
          <table:table-cell table:formula="of:=[.$B$1]&amp;[.A603]&amp;&quot;/[0:300]&quot;" office:value-type="string" office:string-value="https://reader.izneo.com/read/9782800100173/[0:300]" calcext:value-type="string">
            <text:p>https://reader.izneo.com/read/9782800100173/[0:300]</text:p>
          </table:table-cell>
        </table:table-row>
        <table:table-row table:style-name="ro1">
          <table:table-cell office:value-type="string" calcext:value-type="string">
            <text:p>9782800100180</text:p>
          </table:table-cell>
          <table:table-cell table:formula="of:=[.$B$1]&amp;[.A604]&amp;&quot;/[0:300]&quot;" office:value-type="string" office:string-value="https://reader.izneo.com/read/9782800100180/[0:300]" calcext:value-type="string">
            <text:p>https://reader.izneo.com/read/9782800100180/[0:300]</text:p>
          </table:table-cell>
        </table:table-row>
        <table:table-row table:style-name="ro1">
          <table:table-cell office:value-type="string" calcext:value-type="string">
            <text:p>9782800100197</text:p>
          </table:table-cell>
          <table:table-cell table:formula="of:=[.$B$1]&amp;[.A605]&amp;&quot;/[0:300]&quot;" office:value-type="string" office:string-value="https://reader.izneo.com/read/9782800100197/[0:300]" calcext:value-type="string">
            <text:p>https://reader.izneo.com/read/9782800100197/[0:300]</text:p>
          </table:table-cell>
        </table:table-row>
        <table:table-row table:style-name="ro1">
          <table:table-cell office:value-type="string" calcext:value-type="string">
            <text:p>9782800100203</text:p>
          </table:table-cell>
          <table:table-cell table:formula="of:=[.$B$1]&amp;[.A606]&amp;&quot;/[0:300]&quot;" office:value-type="string" office:string-value="https://reader.izneo.com/read/9782800100203/[0:300]" calcext:value-type="string">
            <text:p>https://reader.izneo.com/read/9782800100203/[0:300]</text:p>
          </table:table-cell>
        </table:table-row>
        <table:table-row table:style-name="ro1">
          <table:table-cell office:value-type="string" calcext:value-type="string">
            <text:p>9782800100210</text:p>
          </table:table-cell>
          <table:table-cell table:formula="of:=[.$B$1]&amp;[.A607]&amp;&quot;/[0:300]&quot;" office:value-type="string" office:string-value="https://reader.izneo.com/read/9782800100210/[0:300]" calcext:value-type="string">
            <text:p>https://reader.izneo.com/read/9782800100210/[0:300]</text:p>
          </table:table-cell>
        </table:table-row>
        <table:table-row table:style-name="ro1">
          <table:table-cell office:value-type="string" calcext:value-type="string">
            <text:p>9782800100227</text:p>
          </table:table-cell>
          <table:table-cell table:formula="of:=[.$B$1]&amp;[.A608]&amp;&quot;/[0:300]&quot;" office:value-type="string" office:string-value="https://reader.izneo.com/read/9782800100227/[0:300]" calcext:value-type="string">
            <text:p>https://reader.izneo.com/read/9782800100227/[0:300]</text:p>
          </table:table-cell>
        </table:table-row>
        <table:table-row table:style-name="ro1">
          <table:table-cell office:value-type="string" calcext:value-type="string">
            <text:p>9782800100234</text:p>
          </table:table-cell>
          <table:table-cell table:formula="of:=[.$B$1]&amp;[.A609]&amp;&quot;/[0:300]&quot;" office:value-type="string" office:string-value="https://reader.izneo.com/read/9782800100234/[0:300]" calcext:value-type="string">
            <text:p>https://reader.izneo.com/read/9782800100234/[0:300]</text:p>
          </table:table-cell>
        </table:table-row>
        <table:table-row table:style-name="ro1">
          <table:table-cell office:value-type="string" calcext:value-type="string">
            <text:p>9782800100241</text:p>
          </table:table-cell>
          <table:table-cell table:formula="of:=[.$B$1]&amp;[.A610]&amp;&quot;/[0:300]&quot;" office:value-type="string" office:string-value="https://reader.izneo.com/read/9782800100241/[0:300]" calcext:value-type="string">
            <text:p>https://reader.izneo.com/read/9782800100241/[0:300]</text:p>
          </table:table-cell>
        </table:table-row>
        <table:table-row table:style-name="ro1">
          <table:table-cell office:value-type="string" calcext:value-type="string">
            <text:p>9782800101088</text:p>
          </table:table-cell>
          <table:table-cell table:formula="of:=[.$B$1]&amp;[.A611]&amp;&quot;/[0:300]&quot;" office:value-type="string" office:string-value="https://reader.izneo.com/read/9782800101088/[0:300]" calcext:value-type="string">
            <text:p>https://reader.izneo.com/read/9782800101088/[0:300]</text:p>
          </table:table-cell>
        </table:table-row>
        <table:table-row table:style-name="ro1">
          <table:table-cell office:value-type="string" calcext:value-type="string">
            <text:p>9782800101095</text:p>
          </table:table-cell>
          <table:table-cell table:formula="of:=[.$B$1]&amp;[.A612]&amp;&quot;/[0:300]&quot;" office:value-type="string" office:string-value="https://reader.izneo.com/read/9782800101095/[0:300]" calcext:value-type="string">
            <text:p>https://reader.izneo.com/read/9782800101095/[0:300]</text:p>
          </table:table-cell>
        </table:table-row>
        <table:table-row table:style-name="ro1">
          <table:table-cell office:value-type="string" calcext:value-type="string">
            <text:p>9782800101101</text:p>
          </table:table-cell>
          <table:table-cell table:formula="of:=[.$B$1]&amp;[.A613]&amp;&quot;/[0:300]&quot;" office:value-type="string" office:string-value="https://reader.izneo.com/read/9782800101101/[0:300]" calcext:value-type="string">
            <text:p>https://reader.izneo.com/read/9782800101101/[0:300]</text:p>
          </table:table-cell>
        </table:table-row>
        <table:table-row table:style-name="ro1">
          <table:table-cell office:value-type="string" calcext:value-type="string">
            <text:p>9782800101118</text:p>
          </table:table-cell>
          <table:table-cell table:formula="of:=[.$B$1]&amp;[.A614]&amp;&quot;/[0:300]&quot;" office:value-type="string" office:string-value="https://reader.izneo.com/read/9782800101118/[0:300]" calcext:value-type="string">
            <text:p>https://reader.izneo.com/read/9782800101118/[0:300]</text:p>
          </table:table-cell>
        </table:table-row>
        <table:table-row table:style-name="ro1">
          <table:table-cell office:value-type="string" calcext:value-type="string">
            <text:p>9782800101125</text:p>
          </table:table-cell>
          <table:table-cell table:formula="of:=[.$B$1]&amp;[.A615]&amp;&quot;/[0:300]&quot;" office:value-type="string" office:string-value="https://reader.izneo.com/read/9782800101125/[0:300]" calcext:value-type="string">
            <text:p>https://reader.izneo.com/read/9782800101125/[0:300]</text:p>
          </table:table-cell>
        </table:table-row>
        <table:table-row table:style-name="ro1">
          <table:table-cell office:value-type="string" calcext:value-type="string">
            <text:p>9782800101132</text:p>
          </table:table-cell>
          <table:table-cell table:formula="of:=[.$B$1]&amp;[.A616]&amp;&quot;/[0:300]&quot;" office:value-type="string" office:string-value="https://reader.izneo.com/read/9782800101132/[0:300]" calcext:value-type="string">
            <text:p>https://reader.izneo.com/read/9782800101132/[0:300]</text:p>
          </table:table-cell>
        </table:table-row>
        <table:table-row table:style-name="ro1">
          <table:table-cell office:value-type="string" calcext:value-type="string">
            <text:p>9782800101149</text:p>
          </table:table-cell>
          <table:table-cell table:formula="of:=[.$B$1]&amp;[.A617]&amp;&quot;/[0:300]&quot;" office:value-type="string" office:string-value="https://reader.izneo.com/read/9782800101149/[0:300]" calcext:value-type="string">
            <text:p>https://reader.izneo.com/read/9782800101149/[0:300]</text:p>
          </table:table-cell>
        </table:table-row>
        <table:table-row table:style-name="ro1">
          <table:table-cell office:value-type="string" calcext:value-type="string">
            <text:p>9782800101156</text:p>
          </table:table-cell>
          <table:table-cell table:formula="of:=[.$B$1]&amp;[.A618]&amp;&quot;/[0:300]&quot;" office:value-type="string" office:string-value="https://reader.izneo.com/read/9782800101156/[0:300]" calcext:value-type="string">
            <text:p>https://reader.izneo.com/read/9782800101156/[0:300]</text:p>
          </table:table-cell>
        </table:table-row>
        <table:table-row table:style-name="ro1">
          <table:table-cell office:value-type="string" calcext:value-type="string">
            <text:p>9782800103242</text:p>
          </table:table-cell>
          <table:table-cell table:formula="of:=[.$B$1]&amp;[.A619]&amp;&quot;/[0:300]&quot;" office:value-type="string" office:string-value="https://reader.izneo.com/read/9782800103242/[0:300]" calcext:value-type="string">
            <text:p>https://reader.izneo.com/read/9782800103242/[0:300]</text:p>
          </table:table-cell>
        </table:table-row>
        <table:table-row table:style-name="ro1">
          <table:table-cell office:value-type="string" calcext:value-type="string">
            <text:p>9782800103273</text:p>
          </table:table-cell>
          <table:table-cell table:formula="of:=[.$B$1]&amp;[.A620]&amp;&quot;/[0:300]&quot;" office:value-type="string" office:string-value="https://reader.izneo.com/read/9782800103273/[0:300]" calcext:value-type="string">
            <text:p>https://reader.izneo.com/read/9782800103273/[0:300]</text:p>
          </table:table-cell>
        </table:table-row>
        <table:table-row table:style-name="ro1">
          <table:table-cell office:value-type="string" calcext:value-type="string">
            <text:p>9782800103518</text:p>
          </table:table-cell>
          <table:table-cell table:formula="of:=[.$B$1]&amp;[.A621]&amp;&quot;/[0:300]&quot;" office:value-type="string" office:string-value="https://reader.izneo.com/read/9782800103518/[0:300]" calcext:value-type="string">
            <text:p>https://reader.izneo.com/read/9782800103518/[0:300]</text:p>
          </table:table-cell>
        </table:table-row>
        <table:table-row table:style-name="ro1">
          <table:table-cell office:value-type="string" calcext:value-type="string">
            <text:p>9782800103983</text:p>
          </table:table-cell>
          <table:table-cell table:formula="of:=[.$B$1]&amp;[.A622]&amp;&quot;/[0:300]&quot;" office:value-type="string" office:string-value="https://reader.izneo.com/read/9782800103983/[0:300]" calcext:value-type="string">
            <text:p>https://reader.izneo.com/read/9782800103983/[0:300]</text:p>
          </table:table-cell>
        </table:table-row>
        <table:table-row table:style-name="ro1">
          <table:table-cell office:value-type="string" calcext:value-type="string">
            <text:p>9782800104621</text:p>
          </table:table-cell>
          <table:table-cell table:formula="of:=[.$B$1]&amp;[.A623]&amp;&quot;/[0:300]&quot;" office:value-type="string" office:string-value="https://reader.izneo.com/read/9782800104621/[0:300]" calcext:value-type="string">
            <text:p>https://reader.izneo.com/read/9782800104621/[0:300]</text:p>
          </table:table-cell>
        </table:table-row>
        <table:table-row table:style-name="ro1">
          <table:table-cell office:value-type="string" calcext:value-type="string">
            <text:p>9782800105109</text:p>
          </table:table-cell>
          <table:table-cell table:formula="of:=[.$B$1]&amp;[.A624]&amp;&quot;/[0:300]&quot;" office:value-type="string" office:string-value="https://reader.izneo.com/read/9782800105109/[0:300]" calcext:value-type="string">
            <text:p>https://reader.izneo.com/read/9782800105109/[0:300]</text:p>
          </table:table-cell>
        </table:table-row>
        <table:table-row table:style-name="ro1">
          <table:table-cell office:value-type="string" calcext:value-type="string">
            <text:p>9782800105536</text:p>
          </table:table-cell>
          <table:table-cell table:formula="of:=[.$B$1]&amp;[.A625]&amp;&quot;/[0:300]&quot;" office:value-type="string" office:string-value="https://reader.izneo.com/read/9782800105536/[0:300]" calcext:value-type="string">
            <text:p>https://reader.izneo.com/read/9782800105536/[0:300]</text:p>
          </table:table-cell>
        </table:table-row>
        <table:table-row table:style-name="ro1">
          <table:table-cell office:value-type="string" calcext:value-type="string">
            <text:p>9782800106441</text:p>
          </table:table-cell>
          <table:table-cell table:formula="of:=[.$B$1]&amp;[.A626]&amp;&quot;/[0:300]&quot;" office:value-type="string" office:string-value="https://reader.izneo.com/read/9782800106441/[0:300]" calcext:value-type="string">
            <text:p>https://reader.izneo.com/read/9782800106441/[0:300]</text:p>
          </table:table-cell>
        </table:table-row>
        <table:table-row table:style-name="ro1">
          <table:table-cell office:value-type="string" calcext:value-type="string">
            <text:p>9782800107004</text:p>
          </table:table-cell>
          <table:table-cell table:formula="of:=[.$B$1]&amp;[.A627]&amp;&quot;/[0:300]&quot;" office:value-type="string" office:string-value="https://reader.izneo.com/read/9782800107004/[0:300]" calcext:value-type="string">
            <text:p>https://reader.izneo.com/read/9782800107004/[0:300]</text:p>
          </table:table-cell>
        </table:table-row>
        <table:table-row table:style-name="ro1">
          <table:table-cell office:value-type="string" calcext:value-type="string">
            <text:p>9782800107691</text:p>
          </table:table-cell>
          <table:table-cell table:formula="of:=[.$B$1]&amp;[.A628]&amp;&quot;/[0:300]&quot;" office:value-type="string" office:string-value="https://reader.izneo.com/read/9782800107691/[0:300]" calcext:value-type="string">
            <text:p>https://reader.izneo.com/read/9782800107691/[0:300]</text:p>
          </table:table-cell>
        </table:table-row>
        <table:table-row table:style-name="ro1">
          <table:table-cell office:value-type="string" calcext:value-type="string">
            <text:p>9782800108582</text:p>
          </table:table-cell>
          <table:table-cell table:formula="of:=[.$B$1]&amp;[.A629]&amp;&quot;/[0:300]&quot;" office:value-type="string" office:string-value="https://reader.izneo.com/read/9782800108582/[0:300]" calcext:value-type="string">
            <text:p>https://reader.izneo.com/read/9782800108582/[0:300]</text:p>
          </table:table-cell>
        </table:table-row>
        <table:table-row table:style-name="ro1">
          <table:table-cell office:value-type="string" calcext:value-type="string">
            <text:p>9782800108599</text:p>
          </table:table-cell>
          <table:table-cell table:formula="of:=[.$B$1]&amp;[.A630]&amp;&quot;/[0:300]&quot;" office:value-type="string" office:string-value="https://reader.izneo.com/read/9782800108599/[0:300]" calcext:value-type="string">
            <text:p>https://reader.izneo.com/read/9782800108599/[0:300]</text:p>
          </table:table-cell>
        </table:table-row>
        <table:table-row table:style-name="ro1">
          <table:table-cell office:value-type="string" calcext:value-type="string">
            <text:p>9782800108605</text:p>
          </table:table-cell>
          <table:table-cell table:formula="of:=[.$B$1]&amp;[.A631]&amp;&quot;/[0:300]&quot;" office:value-type="string" office:string-value="https://reader.izneo.com/read/9782800108605/[0:300]" calcext:value-type="string">
            <text:p>https://reader.izneo.com/read/9782800108605/[0:300]</text:p>
          </table:table-cell>
        </table:table-row>
        <table:table-row table:style-name="ro1">
          <table:table-cell office:value-type="string" calcext:value-type="string">
            <text:p>9782800108612</text:p>
          </table:table-cell>
          <table:table-cell table:formula="of:=[.$B$1]&amp;[.A632]&amp;&quot;/[0:300]&quot;" office:value-type="string" office:string-value="https://reader.izneo.com/read/9782800108612/[0:300]" calcext:value-type="string">
            <text:p>https://reader.izneo.com/read/9782800108612/[0:300]</text:p>
          </table:table-cell>
        </table:table-row>
        <table:table-row table:style-name="ro1">
          <table:table-cell office:value-type="string" calcext:value-type="string">
            <text:p>9782800108629</text:p>
          </table:table-cell>
          <table:table-cell table:formula="of:=[.$B$1]&amp;[.A633]&amp;&quot;/[0:300]&quot;" office:value-type="string" office:string-value="https://reader.izneo.com/read/9782800108629/[0:300]" calcext:value-type="string">
            <text:p>https://reader.izneo.com/read/9782800108629/[0:300]</text:p>
          </table:table-cell>
        </table:table-row>
        <table:table-row table:style-name="ro1">
          <table:table-cell office:value-type="string" calcext:value-type="string">
            <text:p>9782800108636</text:p>
          </table:table-cell>
          <table:table-cell table:formula="of:=[.$B$1]&amp;[.A634]&amp;&quot;/[0:300]&quot;" office:value-type="string" office:string-value="https://reader.izneo.com/read/9782800108636/[0:300]" calcext:value-type="string">
            <text:p>https://reader.izneo.com/read/9782800108636/[0:300]</text:p>
          </table:table-cell>
        </table:table-row>
        <table:table-row table:style-name="ro1">
          <table:table-cell office:value-type="string" calcext:value-type="string">
            <text:p>9782800108643</text:p>
          </table:table-cell>
          <table:table-cell table:formula="of:=[.$B$1]&amp;[.A635]&amp;&quot;/[0:300]&quot;" office:value-type="string" office:string-value="https://reader.izneo.com/read/9782800108643/[0:300]" calcext:value-type="string">
            <text:p>https://reader.izneo.com/read/9782800108643/[0:300]</text:p>
          </table:table-cell>
        </table:table-row>
        <table:table-row table:style-name="ro1">
          <table:table-cell office:value-type="string" calcext:value-type="string">
            <text:p>9782800108650</text:p>
          </table:table-cell>
          <table:table-cell table:formula="of:=[.$B$1]&amp;[.A636]&amp;&quot;/[0:300]&quot;" office:value-type="string" office:string-value="https://reader.izneo.com/read/9782800108650/[0:300]" calcext:value-type="string">
            <text:p>https://reader.izneo.com/read/9782800108650/[0:300]</text:p>
          </table:table-cell>
        </table:table-row>
        <table:table-row table:style-name="ro1">
          <table:table-cell office:value-type="string" calcext:value-type="string">
            <text:p>9782800108667</text:p>
          </table:table-cell>
          <table:table-cell table:formula="of:=[.$B$1]&amp;[.A637]&amp;&quot;/[0:300]&quot;" office:value-type="string" office:string-value="https://reader.izneo.com/read/9782800108667/[0:300]" calcext:value-type="string">
            <text:p>https://reader.izneo.com/read/9782800108667/[0:300]</text:p>
          </table:table-cell>
        </table:table-row>
        <table:table-row table:style-name="ro1">
          <table:table-cell office:value-type="string" calcext:value-type="string">
            <text:p>9782800108674</text:p>
          </table:table-cell>
          <table:table-cell table:formula="of:=[.$B$1]&amp;[.A638]&amp;&quot;/[0:300]&quot;" office:value-type="string" office:string-value="https://reader.izneo.com/read/9782800108674/[0:300]" calcext:value-type="string">
            <text:p>https://reader.izneo.com/read/9782800108674/[0:300]</text:p>
          </table:table-cell>
        </table:table-row>
        <table:table-row table:style-name="ro1">
          <table:table-cell office:value-type="string" calcext:value-type="string">
            <text:p>9782800108681</text:p>
          </table:table-cell>
          <table:table-cell table:formula="of:=[.$B$1]&amp;[.A639]&amp;&quot;/[0:300]&quot;" office:value-type="string" office:string-value="https://reader.izneo.com/read/9782800108681/[0:300]" calcext:value-type="string">
            <text:p>https://reader.izneo.com/read/9782800108681/[0:300]</text:p>
          </table:table-cell>
        </table:table-row>
        <table:table-row table:style-name="ro1">
          <table:table-cell office:value-type="string" calcext:value-type="string">
            <text:p>9782800108698</text:p>
          </table:table-cell>
          <table:table-cell table:formula="of:=[.$B$1]&amp;[.A640]&amp;&quot;/[0:300]&quot;" office:value-type="string" office:string-value="https://reader.izneo.com/read/9782800108698/[0:300]" calcext:value-type="string">
            <text:p>https://reader.izneo.com/read/9782800108698/[0:300]</text:p>
          </table:table-cell>
        </table:table-row>
        <table:table-row table:style-name="ro1">
          <table:table-cell office:value-type="string" calcext:value-type="string">
            <text:p>9782800108704</text:p>
          </table:table-cell>
          <table:table-cell table:formula="of:=[.$B$1]&amp;[.A641]&amp;&quot;/[0:300]&quot;" office:value-type="string" office:string-value="https://reader.izneo.com/read/9782800108704/[0:300]" calcext:value-type="string">
            <text:p>https://reader.izneo.com/read/9782800108704/[0:300]</text:p>
          </table:table-cell>
        </table:table-row>
        <table:table-row table:style-name="ro1">
          <table:table-cell office:value-type="string" calcext:value-type="string">
            <text:p>9782800108711</text:p>
          </table:table-cell>
          <table:table-cell table:formula="of:=[.$B$1]&amp;[.A642]&amp;&quot;/[0:300]&quot;" office:value-type="string" office:string-value="https://reader.izneo.com/read/9782800108711/[0:300]" calcext:value-type="string">
            <text:p>https://reader.izneo.com/read/9782800108711/[0:300]</text:p>
          </table:table-cell>
        </table:table-row>
        <table:table-row table:style-name="ro1">
          <table:table-cell office:value-type="string" calcext:value-type="string">
            <text:p>9782800108728</text:p>
          </table:table-cell>
          <table:table-cell table:formula="of:=[.$B$1]&amp;[.A643]&amp;&quot;/[0:300]&quot;" office:value-type="string" office:string-value="https://reader.izneo.com/read/9782800108728/[0:300]" calcext:value-type="string">
            <text:p>https://reader.izneo.com/read/9782800108728/[0:300]</text:p>
          </table:table-cell>
        </table:table-row>
        <table:table-row table:style-name="ro1">
          <table:table-cell office:value-type="string" calcext:value-type="string">
            <text:p>9782800108735</text:p>
          </table:table-cell>
          <table:table-cell table:formula="of:=[.$B$1]&amp;[.A644]&amp;&quot;/[0:300]&quot;" office:value-type="string" office:string-value="https://reader.izneo.com/read/9782800108735/[0:300]" calcext:value-type="string">
            <text:p>https://reader.izneo.com/read/9782800108735/[0:300]</text:p>
          </table:table-cell>
        </table:table-row>
        <table:table-row table:style-name="ro1">
          <table:table-cell office:value-type="string" calcext:value-type="string">
            <text:p>9782800108742</text:p>
          </table:table-cell>
          <table:table-cell table:formula="of:=[.$B$1]&amp;[.A645]&amp;&quot;/[0:300]&quot;" office:value-type="string" office:string-value="https://reader.izneo.com/read/9782800108742/[0:300]" calcext:value-type="string">
            <text:p>https://reader.izneo.com/read/9782800108742/[0:300]</text:p>
          </table:table-cell>
        </table:table-row>
        <table:table-row table:style-name="ro1">
          <table:table-cell office:value-type="string" calcext:value-type="string">
            <text:p>9782800108759</text:p>
          </table:table-cell>
          <table:table-cell table:formula="of:=[.$B$1]&amp;[.A646]&amp;&quot;/[0:300]&quot;" office:value-type="string" office:string-value="https://reader.izneo.com/read/9782800108759/[0:300]" calcext:value-type="string">
            <text:p>https://reader.izneo.com/read/9782800108759/[0:300]</text:p>
          </table:table-cell>
        </table:table-row>
        <table:table-row table:style-name="ro1">
          <table:table-cell office:value-type="string" calcext:value-type="string">
            <text:p>9782800108766</text:p>
          </table:table-cell>
          <table:table-cell table:formula="of:=[.$B$1]&amp;[.A647]&amp;&quot;/[0:300]&quot;" office:value-type="string" office:string-value="https://reader.izneo.com/read/9782800108766/[0:300]" calcext:value-type="string">
            <text:p>https://reader.izneo.com/read/9782800108766/[0:300]</text:p>
          </table:table-cell>
        </table:table-row>
        <table:table-row table:style-name="ro1">
          <table:table-cell office:value-type="string" calcext:value-type="string">
            <text:p>9782800108773</text:p>
          </table:table-cell>
          <table:table-cell table:formula="of:=[.$B$1]&amp;[.A648]&amp;&quot;/[0:300]&quot;" office:value-type="string" office:string-value="https://reader.izneo.com/read/9782800108773/[0:300]" calcext:value-type="string">
            <text:p>https://reader.izneo.com/read/9782800108773/[0:300]</text:p>
          </table:table-cell>
        </table:table-row>
        <table:table-row table:style-name="ro1">
          <table:table-cell office:value-type="string" calcext:value-type="string">
            <text:p>9782800109770</text:p>
          </table:table-cell>
          <table:table-cell table:formula="of:=[.$B$1]&amp;[.A649]&amp;&quot;/[0:300]&quot;" office:value-type="string" office:string-value="https://reader.izneo.com/read/9782800109770/[0:300]" calcext:value-type="string">
            <text:p>https://reader.izneo.com/read/9782800109770/[0:300]</text:p>
          </table:table-cell>
        </table:table-row>
        <table:table-row table:style-name="ro1">
          <table:table-cell office:value-type="string" calcext:value-type="string">
            <text:p>9782800109947</text:p>
          </table:table-cell>
          <table:table-cell table:formula="of:=[.$B$1]&amp;[.A650]&amp;&quot;/[0:300]&quot;" office:value-type="string" office:string-value="https://reader.izneo.com/read/9782800109947/[0:300]" calcext:value-type="string">
            <text:p>https://reader.izneo.com/read/9782800109947/[0:300]</text:p>
          </table:table-cell>
        </table:table-row>
        <table:table-row table:style-name="ro1">
          <table:table-cell office:value-type="string" calcext:value-type="string">
            <text:p>9782800110233</text:p>
          </table:table-cell>
          <table:table-cell table:formula="of:=[.$B$1]&amp;[.A651]&amp;&quot;/[0:300]&quot;" office:value-type="string" office:string-value="https://reader.izneo.com/read/9782800110233/[0:300]" calcext:value-type="string">
            <text:p>https://reader.izneo.com/read/9782800110233/[0:300]</text:p>
          </table:table-cell>
        </table:table-row>
        <table:table-row table:style-name="ro1">
          <table:table-cell office:value-type="string" calcext:value-type="string">
            <text:p>9782800110363</text:p>
          </table:table-cell>
          <table:table-cell table:formula="of:=[.$B$1]&amp;[.A652]&amp;&quot;/[0:300]&quot;" office:value-type="string" office:string-value="https://reader.izneo.com/read/9782800110363/[0:300]" calcext:value-type="string">
            <text:p>https://reader.izneo.com/read/9782800110363/[0:300]</text:p>
          </table:table-cell>
        </table:table-row>
        <table:table-row table:style-name="ro1">
          <table:table-cell office:value-type="string" calcext:value-type="string">
            <text:p>9782800110424</text:p>
          </table:table-cell>
          <table:table-cell table:formula="of:=[.$B$1]&amp;[.A653]&amp;&quot;/[0:300]&quot;" office:value-type="string" office:string-value="https://reader.izneo.com/read/9782800110424/[0:300]" calcext:value-type="string">
            <text:p>https://reader.izneo.com/read/9782800110424/[0:300]</text:p>
          </table:table-cell>
        </table:table-row>
        <table:table-row table:style-name="ro1">
          <table:table-cell office:value-type="string" calcext:value-type="string">
            <text:p>9782800110783</text:p>
          </table:table-cell>
          <table:table-cell table:formula="of:=[.$B$1]&amp;[.A654]&amp;&quot;/[0:300]&quot;" office:value-type="string" office:string-value="https://reader.izneo.com/read/9782800110783/[0:300]" calcext:value-type="string">
            <text:p>https://reader.izneo.com/read/9782800110783/[0:300]</text:p>
          </table:table-cell>
        </table:table-row>
        <table:table-row table:style-name="ro1">
          <table:table-cell office:value-type="string" calcext:value-type="string">
            <text:p>9782800110813</text:p>
          </table:table-cell>
          <table:table-cell table:formula="of:=[.$B$1]&amp;[.A655]&amp;&quot;/[0:300]&quot;" office:value-type="string" office:string-value="https://reader.izneo.com/read/9782800110813/[0:300]" calcext:value-type="string">
            <text:p>https://reader.izneo.com/read/9782800110813/[0:300]</text:p>
          </table:table-cell>
        </table:table-row>
        <table:table-row table:style-name="ro1">
          <table:table-cell office:value-type="string" calcext:value-type="string">
            <text:p>9782800111209</text:p>
          </table:table-cell>
          <table:table-cell table:formula="of:=[.$B$1]&amp;[.A656]&amp;&quot;/[0:300]&quot;" office:value-type="string" office:string-value="https://reader.izneo.com/read/9782800111209/[0:300]" calcext:value-type="string">
            <text:p>https://reader.izneo.com/read/9782800111209/[0:300]</text:p>
          </table:table-cell>
        </table:table-row>
        <table:table-row table:style-name="ro1">
          <table:table-cell office:value-type="string" calcext:value-type="string">
            <text:p>9782800111261</text:p>
          </table:table-cell>
          <table:table-cell table:formula="of:=[.$B$1]&amp;[.A657]&amp;&quot;/[0:300]&quot;" office:value-type="string" office:string-value="https://reader.izneo.com/read/9782800111261/[0:300]" calcext:value-type="string">
            <text:p>https://reader.izneo.com/read/9782800111261/[0:300]</text:p>
          </table:table-cell>
        </table:table-row>
        <table:table-row table:style-name="ro1">
          <table:table-cell office:value-type="string" calcext:value-type="string">
            <text:p>9782800111360</text:p>
          </table:table-cell>
          <table:table-cell table:formula="of:=[.$B$1]&amp;[.A658]&amp;&quot;/[0:300]&quot;" office:value-type="string" office:string-value="https://reader.izneo.com/read/9782800111360/[0:300]" calcext:value-type="string">
            <text:p>https://reader.izneo.com/read/9782800111360/[0:300]</text:p>
          </table:table-cell>
        </table:table-row>
        <table:table-row table:style-name="ro1">
          <table:table-cell office:value-type="string" calcext:value-type="string">
            <text:p>9782800111483</text:p>
          </table:table-cell>
          <table:table-cell table:formula="of:=[.$B$1]&amp;[.A659]&amp;&quot;/[0:300]&quot;" office:value-type="string" office:string-value="https://reader.izneo.com/read/9782800111483/[0:300]" calcext:value-type="string">
            <text:p>https://reader.izneo.com/read/9782800111483/[0:300]</text:p>
          </table:table-cell>
        </table:table-row>
        <table:table-row table:style-name="ro1">
          <table:table-cell office:value-type="string" calcext:value-type="string">
            <text:p>9782800111520</text:p>
          </table:table-cell>
          <table:table-cell table:formula="of:=[.$B$1]&amp;[.A660]&amp;&quot;/[0:300]&quot;" office:value-type="string" office:string-value="https://reader.izneo.com/read/9782800111520/[0:300]" calcext:value-type="string">
            <text:p>https://reader.izneo.com/read/9782800111520/[0:300]</text:p>
          </table:table-cell>
        </table:table-row>
        <table:table-row table:style-name="ro1">
          <table:table-cell office:value-type="string" calcext:value-type="string">
            <text:p>9782800111568</text:p>
          </table:table-cell>
          <table:table-cell table:formula="of:=[.$B$1]&amp;[.A661]&amp;&quot;/[0:300]&quot;" office:value-type="string" office:string-value="https://reader.izneo.com/read/9782800111568/[0:300]" calcext:value-type="string">
            <text:p>https://reader.izneo.com/read/9782800111568/[0:300]</text:p>
          </table:table-cell>
        </table:table-row>
        <table:table-row table:style-name="ro1">
          <table:table-cell office:value-type="string" calcext:value-type="string">
            <text:p>9782800112435</text:p>
          </table:table-cell>
          <table:table-cell table:formula="of:=[.$B$1]&amp;[.A662]&amp;&quot;/[0:300]&quot;" office:value-type="string" office:string-value="https://reader.izneo.com/read/9782800112435/[0:300]" calcext:value-type="string">
            <text:p>https://reader.izneo.com/read/9782800112435/[0:300]</text:p>
          </table:table-cell>
        </table:table-row>
        <table:table-row table:style-name="ro1">
          <table:table-cell office:value-type="string" calcext:value-type="string">
            <text:p>9782800112596</text:p>
          </table:table-cell>
          <table:table-cell table:formula="of:=[.$B$1]&amp;[.A663]&amp;&quot;/[0:300]&quot;" office:value-type="string" office:string-value="https://reader.izneo.com/read/9782800112596/[0:300]" calcext:value-type="string">
            <text:p>https://reader.izneo.com/read/9782800112596/[0:300]</text:p>
          </table:table-cell>
        </table:table-row>
        <table:table-row table:style-name="ro1">
          <table:table-cell office:value-type="string" calcext:value-type="string">
            <text:p>9782800112640</text:p>
          </table:table-cell>
          <table:table-cell table:formula="of:=[.$B$1]&amp;[.A664]&amp;&quot;/[0:300]&quot;" office:value-type="string" office:string-value="https://reader.izneo.com/read/9782800112640/[0:300]" calcext:value-type="string">
            <text:p>https://reader.izneo.com/read/9782800112640/[0:300]</text:p>
          </table:table-cell>
        </table:table-row>
        <table:table-row table:style-name="ro1">
          <table:table-cell office:value-type="string" calcext:value-type="string">
            <text:p>9782800113173</text:p>
          </table:table-cell>
          <table:table-cell table:formula="of:=[.$B$1]&amp;[.A665]&amp;&quot;/[0:300]&quot;" office:value-type="string" office:string-value="https://reader.izneo.com/read/9782800113173/[0:300]" calcext:value-type="string">
            <text:p>https://reader.izneo.com/read/9782800113173/[0:300]</text:p>
          </table:table-cell>
        </table:table-row>
        <table:table-row table:style-name="ro1">
          <table:table-cell office:value-type="string" calcext:value-type="string">
            <text:p>9782800113234</text:p>
          </table:table-cell>
          <table:table-cell table:formula="of:=[.$B$1]&amp;[.A666]&amp;&quot;/[0:300]&quot;" office:value-type="string" office:string-value="https://reader.izneo.com/read/9782800113234/[0:300]" calcext:value-type="string">
            <text:p>https://reader.izneo.com/read/9782800113234/[0:300]</text:p>
          </table:table-cell>
        </table:table-row>
        <table:table-row table:style-name="ro1">
          <table:table-cell office:value-type="string" calcext:value-type="string">
            <text:p>9782800113289</text:p>
          </table:table-cell>
          <table:table-cell table:formula="of:=[.$B$1]&amp;[.A667]&amp;&quot;/[0:300]&quot;" office:value-type="string" office:string-value="https://reader.izneo.com/read/9782800113289/[0:300]" calcext:value-type="string">
            <text:p>https://reader.izneo.com/read/9782800113289/[0:300]</text:p>
          </table:table-cell>
        </table:table-row>
        <table:table-row table:style-name="ro1">
          <table:table-cell office:value-type="string" calcext:value-type="string">
            <text:p>9782800113845</text:p>
          </table:table-cell>
          <table:table-cell table:formula="of:=[.$B$1]&amp;[.A668]&amp;&quot;/[0:300]&quot;" office:value-type="string" office:string-value="https://reader.izneo.com/read/9782800113845/[0:300]" calcext:value-type="string">
            <text:p>https://reader.izneo.com/read/9782800113845/[0:300]</text:p>
          </table:table-cell>
        </table:table-row>
        <table:table-row table:style-name="ro1">
          <table:table-cell office:value-type="string" calcext:value-type="string">
            <text:p>9782800113869</text:p>
          </table:table-cell>
          <table:table-cell table:formula="of:=[.$B$1]&amp;[.A669]&amp;&quot;/[0:300]&quot;" office:value-type="string" office:string-value="https://reader.izneo.com/read/9782800113869/[0:300]" calcext:value-type="string">
            <text:p>https://reader.izneo.com/read/9782800113869/[0:300]</text:p>
          </table:table-cell>
        </table:table-row>
        <table:table-row table:style-name="ro1">
          <table:table-cell office:value-type="string" calcext:value-type="string">
            <text:p>9782800114002</text:p>
          </table:table-cell>
          <table:table-cell table:formula="of:=[.$B$1]&amp;[.A670]&amp;&quot;/[0:300]&quot;" office:value-type="string" office:string-value="https://reader.izneo.com/read/9782800114002/[0:300]" calcext:value-type="string">
            <text:p>https://reader.izneo.com/read/9782800114002/[0:300]</text:p>
          </table:table-cell>
        </table:table-row>
        <table:table-row table:style-name="ro1">
          <table:table-cell office:value-type="string" calcext:value-type="string">
            <text:p>9782800114132</text:p>
          </table:table-cell>
          <table:table-cell table:formula="of:=[.$B$1]&amp;[.A671]&amp;&quot;/[0:300]&quot;" office:value-type="string" office:string-value="https://reader.izneo.com/read/9782800114132/[0:300]" calcext:value-type="string">
            <text:p>https://reader.izneo.com/read/9782800114132/[0:300]</text:p>
          </table:table-cell>
        </table:table-row>
        <table:table-row table:style-name="ro1">
          <table:table-cell office:value-type="string" calcext:value-type="string">
            <text:p>9782800114200</text:p>
          </table:table-cell>
          <table:table-cell table:formula="of:=[.$B$1]&amp;[.A672]&amp;&quot;/[0:300]&quot;" office:value-type="string" office:string-value="https://reader.izneo.com/read/9782800114200/[0:300]" calcext:value-type="string">
            <text:p>https://reader.izneo.com/read/9782800114200/[0:300]</text:p>
          </table:table-cell>
        </table:table-row>
        <table:table-row table:style-name="ro1">
          <table:table-cell office:value-type="string" calcext:value-type="string">
            <text:p>9782800114385</text:p>
          </table:table-cell>
          <table:table-cell table:formula="of:=[.$B$1]&amp;[.A673]&amp;&quot;/[0:300]&quot;" office:value-type="string" office:string-value="https://reader.izneo.com/read/9782800114385/[0:300]" calcext:value-type="string">
            <text:p>https://reader.izneo.com/read/9782800114385/[0:300]</text:p>
          </table:table-cell>
        </table:table-row>
        <table:table-row table:style-name="ro1">
          <table:table-cell office:value-type="string" calcext:value-type="string">
            <text:p>9782800114415</text:p>
          </table:table-cell>
          <table:table-cell table:formula="of:=[.$B$1]&amp;[.A674]&amp;&quot;/[0:300]&quot;" office:value-type="string" office:string-value="https://reader.izneo.com/read/9782800114415/[0:300]" calcext:value-type="string">
            <text:p>https://reader.izneo.com/read/9782800114415/[0:300]</text:p>
          </table:table-cell>
        </table:table-row>
        <table:table-row table:style-name="ro1">
          <table:table-cell office:value-type="string" calcext:value-type="string">
            <text:p>9782800114422</text:p>
          </table:table-cell>
          <table:table-cell table:formula="of:=[.$B$1]&amp;[.A675]&amp;&quot;/[0:300]&quot;" office:value-type="string" office:string-value="https://reader.izneo.com/read/9782800114422/[0:300]" calcext:value-type="string">
            <text:p>https://reader.izneo.com/read/9782800114422/[0:300]</text:p>
          </table:table-cell>
        </table:table-row>
        <table:table-row table:style-name="ro1">
          <table:table-cell office:value-type="string" calcext:value-type="string">
            <text:p>9782800114439</text:p>
          </table:table-cell>
          <table:table-cell table:formula="of:=[.$B$1]&amp;[.A676]&amp;&quot;/[0:300]&quot;" office:value-type="string" office:string-value="https://reader.izneo.com/read/9782800114439/[0:300]" calcext:value-type="string">
            <text:p>https://reader.izneo.com/read/9782800114439/[0:300]</text:p>
          </table:table-cell>
        </table:table-row>
        <table:table-row table:style-name="ro1">
          <table:table-cell office:value-type="string" calcext:value-type="string">
            <text:p>9782800114446</text:p>
          </table:table-cell>
          <table:table-cell table:formula="of:=[.$B$1]&amp;[.A677]&amp;&quot;/[0:300]&quot;" office:value-type="string" office:string-value="https://reader.izneo.com/read/9782800114446/[0:300]" calcext:value-type="string">
            <text:p>https://reader.izneo.com/read/9782800114446/[0:300]</text:p>
          </table:table-cell>
        </table:table-row>
        <table:table-row table:style-name="ro1">
          <table:table-cell office:value-type="string" calcext:value-type="string">
            <text:p>9782800114453</text:p>
          </table:table-cell>
          <table:table-cell table:formula="of:=[.$B$1]&amp;[.A678]&amp;&quot;/[0:300]&quot;" office:value-type="string" office:string-value="https://reader.izneo.com/read/9782800114453/[0:300]" calcext:value-type="string">
            <text:p>https://reader.izneo.com/read/9782800114453/[0:300]</text:p>
          </table:table-cell>
        </table:table-row>
        <table:table-row table:style-name="ro1">
          <table:table-cell office:value-type="string" calcext:value-type="string">
            <text:p>9782800114460</text:p>
          </table:table-cell>
          <table:table-cell table:formula="of:=[.$B$1]&amp;[.A679]&amp;&quot;/[0:300]&quot;" office:value-type="string" office:string-value="https://reader.izneo.com/read/9782800114460/[0:300]" calcext:value-type="string">
            <text:p>https://reader.izneo.com/read/9782800114460/[0:300]</text:p>
          </table:table-cell>
        </table:table-row>
        <table:table-row table:style-name="ro1">
          <table:table-cell office:value-type="string" calcext:value-type="string">
            <text:p>9782800114477</text:p>
          </table:table-cell>
          <table:table-cell table:formula="of:=[.$B$1]&amp;[.A680]&amp;&quot;/[0:300]&quot;" office:value-type="string" office:string-value="https://reader.izneo.com/read/9782800114477/[0:300]" calcext:value-type="string">
            <text:p>https://reader.izneo.com/read/9782800114477/[0:300]</text:p>
          </table:table-cell>
        </table:table-row>
        <table:table-row table:style-name="ro1">
          <table:table-cell office:value-type="string" calcext:value-type="string">
            <text:p>9782800114484</text:p>
          </table:table-cell>
          <table:table-cell table:formula="of:=[.$B$1]&amp;[.A681]&amp;&quot;/[0:300]&quot;" office:value-type="string" office:string-value="https://reader.izneo.com/read/9782800114484/[0:300]" calcext:value-type="string">
            <text:p>https://reader.izneo.com/read/9782800114484/[0:300]</text:p>
          </table:table-cell>
        </table:table-row>
        <table:table-row table:style-name="ro1">
          <table:table-cell office:value-type="string" calcext:value-type="string">
            <text:p>9782800114491</text:p>
          </table:table-cell>
          <table:table-cell table:formula="of:=[.$B$1]&amp;[.A682]&amp;&quot;/[0:300]&quot;" office:value-type="string" office:string-value="https://reader.izneo.com/read/9782800114491/[0:300]" calcext:value-type="string">
            <text:p>https://reader.izneo.com/read/9782800114491/[0:300]</text:p>
          </table:table-cell>
        </table:table-row>
        <table:table-row table:style-name="ro1">
          <table:table-cell office:value-type="string" calcext:value-type="string">
            <text:p>9782800114507</text:p>
          </table:table-cell>
          <table:table-cell table:formula="of:=[.$B$1]&amp;[.A683]&amp;&quot;/[0:300]&quot;" office:value-type="string" office:string-value="https://reader.izneo.com/read/9782800114507/[0:300]" calcext:value-type="string">
            <text:p>https://reader.izneo.com/read/9782800114507/[0:300]</text:p>
          </table:table-cell>
        </table:table-row>
        <table:table-row table:style-name="ro1">
          <table:table-cell office:value-type="string" calcext:value-type="string">
            <text:p>9782800114514</text:p>
          </table:table-cell>
          <table:table-cell table:formula="of:=[.$B$1]&amp;[.A684]&amp;&quot;/[0:300]&quot;" office:value-type="string" office:string-value="https://reader.izneo.com/read/9782800114514/[0:300]" calcext:value-type="string">
            <text:p>https://reader.izneo.com/read/9782800114514/[0:300]</text:p>
          </table:table-cell>
        </table:table-row>
        <table:table-row table:style-name="ro1">
          <table:table-cell office:value-type="string" calcext:value-type="string">
            <text:p>9782800114521</text:p>
          </table:table-cell>
          <table:table-cell table:formula="of:=[.$B$1]&amp;[.A685]&amp;&quot;/[0:300]&quot;" office:value-type="string" office:string-value="https://reader.izneo.com/read/9782800114521/[0:300]" calcext:value-type="string">
            <text:p>https://reader.izneo.com/read/9782800114521/[0:300]</text:p>
          </table:table-cell>
        </table:table-row>
        <table:table-row table:style-name="ro1">
          <table:table-cell office:value-type="string" calcext:value-type="string">
            <text:p>9782800114538</text:p>
          </table:table-cell>
          <table:table-cell table:formula="of:=[.$B$1]&amp;[.A686]&amp;&quot;/[0:300]&quot;" office:value-type="string" office:string-value="https://reader.izneo.com/read/9782800114538/[0:300]" calcext:value-type="string">
            <text:p>https://reader.izneo.com/read/9782800114538/[0:300]</text:p>
          </table:table-cell>
        </table:table-row>
        <table:table-row table:style-name="ro1">
          <table:table-cell office:value-type="string" calcext:value-type="string">
            <text:p>9782800114545</text:p>
          </table:table-cell>
          <table:table-cell table:formula="of:=[.$B$1]&amp;[.A687]&amp;&quot;/[0:300]&quot;" office:value-type="string" office:string-value="https://reader.izneo.com/read/9782800114545/[0:300]" calcext:value-type="string">
            <text:p>https://reader.izneo.com/read/9782800114545/[0:300]</text:p>
          </table:table-cell>
        </table:table-row>
        <table:table-row table:style-name="ro1">
          <table:table-cell office:value-type="string" calcext:value-type="string">
            <text:p>9782800114552</text:p>
          </table:table-cell>
          <table:table-cell table:formula="of:=[.$B$1]&amp;[.A688]&amp;&quot;/[0:300]&quot;" office:value-type="string" office:string-value="https://reader.izneo.com/read/9782800114552/[0:300]" calcext:value-type="string">
            <text:p>https://reader.izneo.com/read/9782800114552/[0:300]</text:p>
          </table:table-cell>
        </table:table-row>
        <table:table-row table:style-name="ro1">
          <table:table-cell office:value-type="string" calcext:value-type="string">
            <text:p>9782800114569</text:p>
          </table:table-cell>
          <table:table-cell table:formula="of:=[.$B$1]&amp;[.A689]&amp;&quot;/[0:300]&quot;" office:value-type="string" office:string-value="https://reader.izneo.com/read/9782800114569/[0:300]" calcext:value-type="string">
            <text:p>https://reader.izneo.com/read/9782800114569/[0:300]</text:p>
          </table:table-cell>
        </table:table-row>
        <table:table-row table:style-name="ro1">
          <table:table-cell office:value-type="string" calcext:value-type="string">
            <text:p>9782800114576</text:p>
          </table:table-cell>
          <table:table-cell table:formula="of:=[.$B$1]&amp;[.A690]&amp;&quot;/[0:300]&quot;" office:value-type="string" office:string-value="https://reader.izneo.com/read/9782800114576/[0:300]" calcext:value-type="string">
            <text:p>https://reader.izneo.com/read/9782800114576/[0:300]</text:p>
          </table:table-cell>
        </table:table-row>
        <table:table-row table:style-name="ro1">
          <table:table-cell office:value-type="string" calcext:value-type="string">
            <text:p>9782800114583</text:p>
          </table:table-cell>
          <table:table-cell table:formula="of:=[.$B$1]&amp;[.A691]&amp;&quot;/[0:300]&quot;" office:value-type="string" office:string-value="https://reader.izneo.com/read/9782800114583/[0:300]" calcext:value-type="string">
            <text:p>https://reader.izneo.com/read/9782800114583/[0:300]</text:p>
          </table:table-cell>
        </table:table-row>
        <table:table-row table:style-name="ro1">
          <table:table-cell office:value-type="string" calcext:value-type="string">
            <text:p>9782800114590</text:p>
          </table:table-cell>
          <table:table-cell table:formula="of:=[.$B$1]&amp;[.A692]&amp;&quot;/[0:300]&quot;" office:value-type="string" office:string-value="https://reader.izneo.com/read/9782800114590/[0:300]" calcext:value-type="string">
            <text:p>https://reader.izneo.com/read/9782800114590/[0:300]</text:p>
          </table:table-cell>
        </table:table-row>
        <table:table-row table:style-name="ro1">
          <table:table-cell office:value-type="string" calcext:value-type="string">
            <text:p>9782800114606</text:p>
          </table:table-cell>
          <table:table-cell table:formula="of:=[.$B$1]&amp;[.A693]&amp;&quot;/[0:300]&quot;" office:value-type="string" office:string-value="https://reader.izneo.com/read/9782800114606/[0:300]" calcext:value-type="string">
            <text:p>https://reader.izneo.com/read/9782800114606/[0:300]</text:p>
          </table:table-cell>
        </table:table-row>
        <table:table-row table:style-name="ro1">
          <table:table-cell office:value-type="string" calcext:value-type="string">
            <text:p>9782800114613</text:p>
          </table:table-cell>
          <table:table-cell table:formula="of:=[.$B$1]&amp;[.A694]&amp;&quot;/[0:300]&quot;" office:value-type="string" office:string-value="https://reader.izneo.com/read/9782800114613/[0:300]" calcext:value-type="string">
            <text:p>https://reader.izneo.com/read/9782800114613/[0:300]</text:p>
          </table:table-cell>
        </table:table-row>
        <table:table-row table:style-name="ro1">
          <table:table-cell office:value-type="string" calcext:value-type="string">
            <text:p>9782800114620</text:p>
          </table:table-cell>
          <table:table-cell table:formula="of:=[.$B$1]&amp;[.A695]&amp;&quot;/[0:300]&quot;" office:value-type="string" office:string-value="https://reader.izneo.com/read/9782800114620/[0:300]" calcext:value-type="string">
            <text:p>https://reader.izneo.com/read/9782800114620/[0:300]</text:p>
          </table:table-cell>
        </table:table-row>
        <table:table-row table:style-name="ro1">
          <table:table-cell office:value-type="string" calcext:value-type="string">
            <text:p>9782800114637</text:p>
          </table:table-cell>
          <table:table-cell table:formula="of:=[.$B$1]&amp;[.A696]&amp;&quot;/[0:300]&quot;" office:value-type="string" office:string-value="https://reader.izneo.com/read/9782800114637/[0:300]" calcext:value-type="string">
            <text:p>https://reader.izneo.com/read/9782800114637/[0:300]</text:p>
          </table:table-cell>
        </table:table-row>
        <table:table-row table:style-name="ro1">
          <table:table-cell office:value-type="string" calcext:value-type="string">
            <text:p>9782800114644</text:p>
          </table:table-cell>
          <table:table-cell table:formula="of:=[.$B$1]&amp;[.A697]&amp;&quot;/[0:300]&quot;" office:value-type="string" office:string-value="https://reader.izneo.com/read/9782800114644/[0:300]" calcext:value-type="string">
            <text:p>https://reader.izneo.com/read/9782800114644/[0:300]</text:p>
          </table:table-cell>
        </table:table-row>
        <table:table-row table:style-name="ro1">
          <table:table-cell office:value-type="string" calcext:value-type="string">
            <text:p>9782800114651</text:p>
          </table:table-cell>
          <table:table-cell table:formula="of:=[.$B$1]&amp;[.A698]&amp;&quot;/[0:300]&quot;" office:value-type="string" office:string-value="https://reader.izneo.com/read/9782800114651/[0:300]" calcext:value-type="string">
            <text:p>https://reader.izneo.com/read/9782800114651/[0:300]</text:p>
          </table:table-cell>
        </table:table-row>
        <table:table-row table:style-name="ro1">
          <table:table-cell office:value-type="string" calcext:value-type="string">
            <text:p>9782800114668</text:p>
          </table:table-cell>
          <table:table-cell table:formula="of:=[.$B$1]&amp;[.A699]&amp;&quot;/[0:300]&quot;" office:value-type="string" office:string-value="https://reader.izneo.com/read/9782800114668/[0:300]" calcext:value-type="string">
            <text:p>https://reader.izneo.com/read/9782800114668/[0:300]</text:p>
          </table:table-cell>
        </table:table-row>
        <table:table-row table:style-name="ro1">
          <table:table-cell office:value-type="string" calcext:value-type="string">
            <text:p>9782800114675</text:p>
          </table:table-cell>
          <table:table-cell table:formula="of:=[.$B$1]&amp;[.A700]&amp;&quot;/[0:300]&quot;" office:value-type="string" office:string-value="https://reader.izneo.com/read/9782800114675/[0:300]" calcext:value-type="string">
            <text:p>https://reader.izneo.com/read/9782800114675/[0:300]</text:p>
          </table:table-cell>
        </table:table-row>
        <table:table-row table:style-name="ro1">
          <table:table-cell office:value-type="string" calcext:value-type="string">
            <text:p>9782800114682</text:p>
          </table:table-cell>
          <table:table-cell table:formula="of:=[.$B$1]&amp;[.A701]&amp;&quot;/[0:300]&quot;" office:value-type="string" office:string-value="https://reader.izneo.com/read/9782800114682/[0:300]" calcext:value-type="string">
            <text:p>https://reader.izneo.com/read/9782800114682/[0:300]</text:p>
          </table:table-cell>
        </table:table-row>
        <table:table-row table:style-name="ro1">
          <table:table-cell office:value-type="string" calcext:value-type="string">
            <text:p>9782800114699</text:p>
          </table:table-cell>
          <table:table-cell table:formula="of:=[.$B$1]&amp;[.A702]&amp;&quot;/[0:300]&quot;" office:value-type="string" office:string-value="https://reader.izneo.com/read/9782800114699/[0:300]" calcext:value-type="string">
            <text:p>https://reader.izneo.com/read/9782800114699/[0:300]</text:p>
          </table:table-cell>
        </table:table-row>
        <table:table-row table:style-name="ro1">
          <table:table-cell office:value-type="string" calcext:value-type="string">
            <text:p>9782800114705</text:p>
          </table:table-cell>
          <table:table-cell table:formula="of:=[.$B$1]&amp;[.A703]&amp;&quot;/[0:300]&quot;" office:value-type="string" office:string-value="https://reader.izneo.com/read/9782800114705/[0:300]" calcext:value-type="string">
            <text:p>https://reader.izneo.com/read/9782800114705/[0:300]</text:p>
          </table:table-cell>
        </table:table-row>
        <table:table-row table:style-name="ro1">
          <table:table-cell office:value-type="string" calcext:value-type="string">
            <text:p>9782800114712</text:p>
          </table:table-cell>
          <table:table-cell table:formula="of:=[.$B$1]&amp;[.A704]&amp;&quot;/[0:300]&quot;" office:value-type="string" office:string-value="https://reader.izneo.com/read/9782800114712/[0:300]" calcext:value-type="string">
            <text:p>https://reader.izneo.com/read/9782800114712/[0:300]</text:p>
          </table:table-cell>
        </table:table-row>
        <table:table-row table:style-name="ro1">
          <table:table-cell office:value-type="string" calcext:value-type="string">
            <text:p>9782800114798</text:p>
          </table:table-cell>
          <table:table-cell table:formula="of:=[.$B$1]&amp;[.A705]&amp;&quot;/[0:300]&quot;" office:value-type="string" office:string-value="https://reader.izneo.com/read/9782800114798/[0:300]" calcext:value-type="string">
            <text:p>https://reader.izneo.com/read/9782800114798/[0:300]</text:p>
          </table:table-cell>
        </table:table-row>
        <table:table-row table:style-name="ro1">
          <table:table-cell office:value-type="string" calcext:value-type="string">
            <text:p>9782800114804</text:p>
          </table:table-cell>
          <table:table-cell table:formula="of:=[.$B$1]&amp;[.A706]&amp;&quot;/[0:300]&quot;" office:value-type="string" office:string-value="https://reader.izneo.com/read/9782800114804/[0:300]" calcext:value-type="string">
            <text:p>https://reader.izneo.com/read/9782800114804/[0:300]</text:p>
          </table:table-cell>
        </table:table-row>
        <table:table-row table:style-name="ro1">
          <table:table-cell office:value-type="string" calcext:value-type="string">
            <text:p>9782800115177</text:p>
          </table:table-cell>
          <table:table-cell table:formula="of:=[.$B$1]&amp;[.A707]&amp;&quot;/[0:300]&quot;" office:value-type="string" office:string-value="https://reader.izneo.com/read/9782800115177/[0:300]" calcext:value-type="string">
            <text:p>https://reader.izneo.com/read/9782800115177/[0:300]</text:p>
          </table:table-cell>
        </table:table-row>
        <table:table-row table:style-name="ro1">
          <table:table-cell office:value-type="string" calcext:value-type="string">
            <text:p>9782800115184</text:p>
          </table:table-cell>
          <table:table-cell table:formula="of:=[.$B$1]&amp;[.A708]&amp;&quot;/[0:300]&quot;" office:value-type="string" office:string-value="https://reader.izneo.com/read/9782800115184/[0:300]" calcext:value-type="string">
            <text:p>https://reader.izneo.com/read/9782800115184/[0:300]</text:p>
          </table:table-cell>
        </table:table-row>
        <table:table-row table:style-name="ro1">
          <table:table-cell office:value-type="string" calcext:value-type="string">
            <text:p>9782800115375</text:p>
          </table:table-cell>
          <table:table-cell table:formula="of:=[.$B$1]&amp;[.A709]&amp;&quot;/[0:300]&quot;" office:value-type="string" office:string-value="https://reader.izneo.com/read/9782800115375/[0:300]" calcext:value-type="string">
            <text:p>https://reader.izneo.com/read/9782800115375/[0:300]</text:p>
          </table:table-cell>
        </table:table-row>
        <table:table-row table:style-name="ro1">
          <table:table-cell office:value-type="string" calcext:value-type="string">
            <text:p>9782800115382</text:p>
          </table:table-cell>
          <table:table-cell table:formula="of:=[.$B$1]&amp;[.A710]&amp;&quot;/[0:300]&quot;" office:value-type="string" office:string-value="https://reader.izneo.com/read/9782800115382/[0:300]" calcext:value-type="string">
            <text:p>https://reader.izneo.com/read/9782800115382/[0:300]</text:p>
          </table:table-cell>
        </table:table-row>
        <table:table-row table:style-name="ro1">
          <table:table-cell office:value-type="string" calcext:value-type="string">
            <text:p>9782800115559</text:p>
          </table:table-cell>
          <table:table-cell table:formula="of:=[.$B$1]&amp;[.A711]&amp;&quot;/[0:300]&quot;" office:value-type="string" office:string-value="https://reader.izneo.com/read/9782800115559/[0:300]" calcext:value-type="string">
            <text:p>https://reader.izneo.com/read/9782800115559/[0:300]</text:p>
          </table:table-cell>
        </table:table-row>
        <table:table-row table:style-name="ro1">
          <table:table-cell office:value-type="string" calcext:value-type="string">
            <text:p>9782800115566</text:p>
          </table:table-cell>
          <table:table-cell table:formula="of:=[.$B$1]&amp;[.A712]&amp;&quot;/[0:300]&quot;" office:value-type="string" office:string-value="https://reader.izneo.com/read/9782800115566/[0:300]" calcext:value-type="string">
            <text:p>https://reader.izneo.com/read/9782800115566/[0:300]</text:p>
          </table:table-cell>
        </table:table-row>
        <table:table-row table:style-name="ro1">
          <table:table-cell office:value-type="string" calcext:value-type="string">
            <text:p>9782800115696</text:p>
          </table:table-cell>
          <table:table-cell table:formula="of:=[.$B$1]&amp;[.A713]&amp;&quot;/[0:300]&quot;" office:value-type="string" office:string-value="https://reader.izneo.com/read/9782800115696/[0:300]" calcext:value-type="string">
            <text:p>https://reader.izneo.com/read/9782800115696/[0:300]</text:p>
          </table:table-cell>
        </table:table-row>
        <table:table-row table:style-name="ro1">
          <table:table-cell office:value-type="string" calcext:value-type="string">
            <text:p>9782800115825</text:p>
          </table:table-cell>
          <table:table-cell table:formula="of:=[.$B$1]&amp;[.A714]&amp;&quot;/[0:300]&quot;" office:value-type="string" office:string-value="https://reader.izneo.com/read/9782800115825/[0:300]" calcext:value-type="string">
            <text:p>https://reader.izneo.com/read/9782800115825/[0:300]</text:p>
          </table:table-cell>
        </table:table-row>
        <table:table-row table:style-name="ro1">
          <table:table-cell office:value-type="string" calcext:value-type="string">
            <text:p>9782800115870</text:p>
          </table:table-cell>
          <table:table-cell table:formula="of:=[.$B$1]&amp;[.A715]&amp;&quot;/[0:300]&quot;" office:value-type="string" office:string-value="https://reader.izneo.com/read/9782800115870/[0:300]" calcext:value-type="string">
            <text:p>https://reader.izneo.com/read/9782800115870/[0:300]</text:p>
          </table:table-cell>
        </table:table-row>
        <table:table-row table:style-name="ro1">
          <table:table-cell office:value-type="string" calcext:value-type="string">
            <text:p>9782800115993</text:p>
          </table:table-cell>
          <table:table-cell table:formula="of:=[.$B$1]&amp;[.A716]&amp;&quot;/[0:300]&quot;" office:value-type="string" office:string-value="https://reader.izneo.com/read/9782800115993/[0:300]" calcext:value-type="string">
            <text:p>https://reader.izneo.com/read/9782800115993/[0:300]</text:p>
          </table:table-cell>
        </table:table-row>
        <table:table-row table:style-name="ro1">
          <table:table-cell office:value-type="string" calcext:value-type="string">
            <text:p>9782800116167</text:p>
          </table:table-cell>
          <table:table-cell table:formula="of:=[.$B$1]&amp;[.A717]&amp;&quot;/[0:300]&quot;" office:value-type="string" office:string-value="https://reader.izneo.com/read/9782800116167/[0:300]" calcext:value-type="string">
            <text:p>https://reader.izneo.com/read/9782800116167/[0:300]</text:p>
          </table:table-cell>
        </table:table-row>
        <table:table-row table:style-name="ro1">
          <table:table-cell office:value-type="string" calcext:value-type="string">
            <text:p>9782800116198</text:p>
          </table:table-cell>
          <table:table-cell table:formula="of:=[.$B$1]&amp;[.A718]&amp;&quot;/[0:300]&quot;" office:value-type="string" office:string-value="https://reader.izneo.com/read/9782800116198/[0:300]" calcext:value-type="string">
            <text:p>https://reader.izneo.com/read/9782800116198/[0:300]</text:p>
          </table:table-cell>
        </table:table-row>
        <table:table-row table:style-name="ro1">
          <table:table-cell office:value-type="string" calcext:value-type="string">
            <text:p>9782800116358</text:p>
          </table:table-cell>
          <table:table-cell table:formula="of:=[.$B$1]&amp;[.A719]&amp;&quot;/[0:300]&quot;" office:value-type="string" office:string-value="https://reader.izneo.com/read/9782800116358/[0:300]" calcext:value-type="string">
            <text:p>https://reader.izneo.com/read/9782800116358/[0:300]</text:p>
          </table:table-cell>
        </table:table-row>
        <table:table-row table:style-name="ro1">
          <table:table-cell office:value-type="string" calcext:value-type="string">
            <text:p>9782800116365</text:p>
          </table:table-cell>
          <table:table-cell table:formula="of:=[.$B$1]&amp;[.A720]&amp;&quot;/[0:300]&quot;" office:value-type="string" office:string-value="https://reader.izneo.com/read/9782800116365/[0:300]" calcext:value-type="string">
            <text:p>https://reader.izneo.com/read/9782800116365/[0:300]</text:p>
          </table:table-cell>
        </table:table-row>
        <table:table-row table:style-name="ro1">
          <table:table-cell office:value-type="string" calcext:value-type="string">
            <text:p>9782800116396</text:p>
          </table:table-cell>
          <table:table-cell table:formula="of:=[.$B$1]&amp;[.A721]&amp;&quot;/[0:300]&quot;" office:value-type="string" office:string-value="https://reader.izneo.com/read/9782800116396/[0:300]" calcext:value-type="string">
            <text:p>https://reader.izneo.com/read/9782800116396/[0:300]</text:p>
          </table:table-cell>
        </table:table-row>
        <table:table-row table:style-name="ro1">
          <table:table-cell office:value-type="string" calcext:value-type="string">
            <text:p>9782800116624</text:p>
          </table:table-cell>
          <table:table-cell table:formula="of:=[.$B$1]&amp;[.A722]&amp;&quot;/[0:300]&quot;" office:value-type="string" office:string-value="https://reader.izneo.com/read/9782800116624/[0:300]" calcext:value-type="string">
            <text:p>https://reader.izneo.com/read/9782800116624/[0:300]</text:p>
          </table:table-cell>
        </table:table-row>
        <table:table-row table:style-name="ro1">
          <table:table-cell office:value-type="string" calcext:value-type="string">
            <text:p>9782800116730</text:p>
          </table:table-cell>
          <table:table-cell table:formula="of:=[.$B$1]&amp;[.A723]&amp;&quot;/[0:300]&quot;" office:value-type="string" office:string-value="https://reader.izneo.com/read/9782800116730/[0:300]" calcext:value-type="string">
            <text:p>https://reader.izneo.com/read/9782800116730/[0:300]</text:p>
          </table:table-cell>
        </table:table-row>
        <table:table-row table:style-name="ro1">
          <table:table-cell office:value-type="string" calcext:value-type="string">
            <text:p>9782800116761</text:p>
          </table:table-cell>
          <table:table-cell table:formula="of:=[.$B$1]&amp;[.A724]&amp;&quot;/[0:300]&quot;" office:value-type="string" office:string-value="https://reader.izneo.com/read/9782800116761/[0:300]" calcext:value-type="string">
            <text:p>https://reader.izneo.com/read/9782800116761/[0:300]</text:p>
          </table:table-cell>
        </table:table-row>
        <table:table-row table:style-name="ro1">
          <table:table-cell office:value-type="string" calcext:value-type="string">
            <text:p>9782800116846</text:p>
          </table:table-cell>
          <table:table-cell table:formula="of:=[.$B$1]&amp;[.A725]&amp;&quot;/[0:300]&quot;" office:value-type="string" office:string-value="https://reader.izneo.com/read/9782800116846/[0:300]" calcext:value-type="string">
            <text:p>https://reader.izneo.com/read/9782800116846/[0:300]</text:p>
          </table:table-cell>
        </table:table-row>
        <table:table-row table:style-name="ro1">
          <table:table-cell office:value-type="string" calcext:value-type="string">
            <text:p>9782800116990</text:p>
          </table:table-cell>
          <table:table-cell table:formula="of:=[.$B$1]&amp;[.A726]&amp;&quot;/[0:300]&quot;" office:value-type="string" office:string-value="https://reader.izneo.com/read/9782800116990/[0:300]" calcext:value-type="string">
            <text:p>https://reader.izneo.com/read/9782800116990/[0:300]</text:p>
          </table:table-cell>
        </table:table-row>
        <table:table-row table:style-name="ro1">
          <table:table-cell office:value-type="string" calcext:value-type="string">
            <text:p>9782800117041</text:p>
          </table:table-cell>
          <table:table-cell table:formula="of:=[.$B$1]&amp;[.A727]&amp;&quot;/[0:300]&quot;" office:value-type="string" office:string-value="https://reader.izneo.com/read/9782800117041/[0:300]" calcext:value-type="string">
            <text:p>https://reader.izneo.com/read/9782800117041/[0:300]</text:p>
          </table:table-cell>
        </table:table-row>
        <table:table-row table:style-name="ro1">
          <table:table-cell office:value-type="string" calcext:value-type="string">
            <text:p>9782800117393</text:p>
          </table:table-cell>
          <table:table-cell table:formula="of:=[.$B$1]&amp;[.A728]&amp;&quot;/[0:300]&quot;" office:value-type="string" office:string-value="https://reader.izneo.com/read/9782800117393/[0:300]" calcext:value-type="string">
            <text:p>https://reader.izneo.com/read/9782800117393/[0:300]</text:p>
          </table:table-cell>
        </table:table-row>
        <table:table-row table:style-name="ro1">
          <table:table-cell office:value-type="string" calcext:value-type="string">
            <text:p>9782800117683</text:p>
          </table:table-cell>
          <table:table-cell table:formula="of:=[.$B$1]&amp;[.A729]&amp;&quot;/[0:300]&quot;" office:value-type="string" office:string-value="https://reader.izneo.com/read/9782800117683/[0:300]" calcext:value-type="string">
            <text:p>https://reader.izneo.com/read/9782800117683/[0:300]</text:p>
          </table:table-cell>
        </table:table-row>
        <table:table-row table:style-name="ro1">
          <table:table-cell office:value-type="string" calcext:value-type="string">
            <text:p>9782800117782</text:p>
          </table:table-cell>
          <table:table-cell table:formula="of:=[.$B$1]&amp;[.A730]&amp;&quot;/[0:300]&quot;" office:value-type="string" office:string-value="https://reader.izneo.com/read/9782800117782/[0:300]" calcext:value-type="string">
            <text:p>https://reader.izneo.com/read/9782800117782/[0:300]</text:p>
          </table:table-cell>
        </table:table-row>
        <table:table-row table:style-name="ro1">
          <table:table-cell office:value-type="string" calcext:value-type="string">
            <text:p>9782800117836</text:p>
          </table:table-cell>
          <table:table-cell table:formula="of:=[.$B$1]&amp;[.A731]&amp;&quot;/[0:300]&quot;" office:value-type="string" office:string-value="https://reader.izneo.com/read/9782800117836/[0:300]" calcext:value-type="string">
            <text:p>https://reader.izneo.com/read/9782800117836/[0:300]</text:p>
          </table:table-cell>
        </table:table-row>
        <table:table-row table:style-name="ro1">
          <table:table-cell office:value-type="string" calcext:value-type="string">
            <text:p>9782800117911</text:p>
          </table:table-cell>
          <table:table-cell table:formula="of:=[.$B$1]&amp;[.A732]&amp;&quot;/[0:300]&quot;" office:value-type="string" office:string-value="https://reader.izneo.com/read/9782800117911/[0:300]" calcext:value-type="string">
            <text:p>https://reader.izneo.com/read/9782800117911/[0:300]</text:p>
          </table:table-cell>
        </table:table-row>
        <table:table-row table:style-name="ro1">
          <table:table-cell office:value-type="string" calcext:value-type="string">
            <text:p>9782800118161</text:p>
          </table:table-cell>
          <table:table-cell table:formula="of:=[.$B$1]&amp;[.A733]&amp;&quot;/[0:300]&quot;" office:value-type="string" office:string-value="https://reader.izneo.com/read/9782800118161/[0:300]" calcext:value-type="string">
            <text:p>https://reader.izneo.com/read/9782800118161/[0:300]</text:p>
          </table:table-cell>
        </table:table-row>
        <table:table-row table:style-name="ro1">
          <table:table-cell office:value-type="string" calcext:value-type="string">
            <text:p>9782800118321</text:p>
          </table:table-cell>
          <table:table-cell table:formula="of:=[.$B$1]&amp;[.A734]&amp;&quot;/[0:300]&quot;" office:value-type="string" office:string-value="https://reader.izneo.com/read/9782800118321/[0:300]" calcext:value-type="string">
            <text:p>https://reader.izneo.com/read/9782800118321/[0:300]</text:p>
          </table:table-cell>
        </table:table-row>
        <table:table-row table:style-name="ro1">
          <table:table-cell office:value-type="string" calcext:value-type="string">
            <text:p>9782800118369</text:p>
          </table:table-cell>
          <table:table-cell table:formula="of:=[.$B$1]&amp;[.A735]&amp;&quot;/[0:300]&quot;" office:value-type="string" office:string-value="https://reader.izneo.com/read/9782800118369/[0:300]" calcext:value-type="string">
            <text:p>https://reader.izneo.com/read/9782800118369/[0:300]</text:p>
          </table:table-cell>
        </table:table-row>
        <table:table-row table:style-name="ro1">
          <table:table-cell office:value-type="string" calcext:value-type="string">
            <text:p>9782800118680</text:p>
          </table:table-cell>
          <table:table-cell table:formula="of:=[.$B$1]&amp;[.A736]&amp;&quot;/[0:300]&quot;" office:value-type="string" office:string-value="https://reader.izneo.com/read/9782800118680/[0:300]" calcext:value-type="string">
            <text:p>https://reader.izneo.com/read/9782800118680/[0:300]</text:p>
          </table:table-cell>
        </table:table-row>
        <table:table-row table:style-name="ro1">
          <table:table-cell office:value-type="string" calcext:value-type="string">
            <text:p>9782800118918</text:p>
          </table:table-cell>
          <table:table-cell table:formula="of:=[.$B$1]&amp;[.A737]&amp;&quot;/[0:300]&quot;" office:value-type="string" office:string-value="https://reader.izneo.com/read/9782800118918/[0:300]" calcext:value-type="string">
            <text:p>https://reader.izneo.com/read/9782800118918/[0:300]</text:p>
          </table:table-cell>
        </table:table-row>
        <table:table-row table:style-name="ro1">
          <table:table-cell office:value-type="string" calcext:value-type="string">
            <text:p>9782800119052</text:p>
          </table:table-cell>
          <table:table-cell table:formula="of:=[.$B$1]&amp;[.A738]&amp;&quot;/[0:300]&quot;" office:value-type="string" office:string-value="https://reader.izneo.com/read/9782800119052/[0:300]" calcext:value-type="string">
            <text:p>https://reader.izneo.com/read/9782800119052/[0:300]</text:p>
          </table:table-cell>
        </table:table-row>
        <table:table-row table:style-name="ro1">
          <table:table-cell office:value-type="string" calcext:value-type="string">
            <text:p>9782800119229</text:p>
          </table:table-cell>
          <table:table-cell table:formula="of:=[.$B$1]&amp;[.A739]&amp;&quot;/[0:300]&quot;" office:value-type="string" office:string-value="https://reader.izneo.com/read/9782800119229/[0:300]" calcext:value-type="string">
            <text:p>https://reader.izneo.com/read/9782800119229/[0:300]</text:p>
          </table:table-cell>
        </table:table-row>
        <table:table-row table:style-name="ro1">
          <table:table-cell office:value-type="string" calcext:value-type="string">
            <text:p>9782800119410</text:p>
          </table:table-cell>
          <table:table-cell table:formula="of:=[.$B$1]&amp;[.A740]&amp;&quot;/[0:300]&quot;" office:value-type="string" office:string-value="https://reader.izneo.com/read/9782800119410/[0:300]" calcext:value-type="string">
            <text:p>https://reader.izneo.com/read/9782800119410/[0:300]</text:p>
          </table:table-cell>
        </table:table-row>
        <table:table-row table:style-name="ro1">
          <table:table-cell office:value-type="string" calcext:value-type="string">
            <text:p>9782800119472</text:p>
          </table:table-cell>
          <table:table-cell table:formula="of:=[.$B$1]&amp;[.A741]&amp;&quot;/[0:300]&quot;" office:value-type="string" office:string-value="https://reader.izneo.com/read/9782800119472/[0:300]" calcext:value-type="string">
            <text:p>https://reader.izneo.com/read/9782800119472/[0:300]</text:p>
          </table:table-cell>
        </table:table-row>
        <table:table-row table:style-name="ro1">
          <table:table-cell office:value-type="string" calcext:value-type="string">
            <text:p>9782800119595</text:p>
          </table:table-cell>
          <table:table-cell table:formula="of:=[.$B$1]&amp;[.A742]&amp;&quot;/[0:300]&quot;" office:value-type="string" office:string-value="https://reader.izneo.com/read/9782800119595/[0:300]" calcext:value-type="string">
            <text:p>https://reader.izneo.com/read/9782800119595/[0:300]</text:p>
          </table:table-cell>
        </table:table-row>
        <table:table-row table:style-name="ro1">
          <table:table-cell office:value-type="string" calcext:value-type="string">
            <text:p>9782800119601</text:p>
          </table:table-cell>
          <table:table-cell table:formula="of:=[.$B$1]&amp;[.A743]&amp;&quot;/[0:300]&quot;" office:value-type="string" office:string-value="https://reader.izneo.com/read/9782800119601/[0:300]" calcext:value-type="string">
            <text:p>https://reader.izneo.com/read/9782800119601/[0:300]</text:p>
          </table:table-cell>
        </table:table-row>
        <table:table-row table:style-name="ro1">
          <table:table-cell office:value-type="string" calcext:value-type="string">
            <text:p>9782800119908</text:p>
          </table:table-cell>
          <table:table-cell table:formula="of:=[.$B$1]&amp;[.A744]&amp;&quot;/[0:300]&quot;" office:value-type="string" office:string-value="https://reader.izneo.com/read/9782800119908/[0:300]" calcext:value-type="string">
            <text:p>https://reader.izneo.com/read/9782800119908/[0:300]</text:p>
          </table:table-cell>
        </table:table-row>
        <table:table-row table:style-name="ro1">
          <table:table-cell office:value-type="string" calcext:value-type="string">
            <text:p>9782800120362</text:p>
          </table:table-cell>
          <table:table-cell table:formula="of:=[.$B$1]&amp;[.A745]&amp;&quot;/[0:300]&quot;" office:value-type="string" office:string-value="https://reader.izneo.com/read/9782800120362/[0:300]" calcext:value-type="string">
            <text:p>https://reader.izneo.com/read/9782800120362/[0:300]</text:p>
          </table:table-cell>
        </table:table-row>
        <table:table-row table:style-name="ro1">
          <table:table-cell office:value-type="string" calcext:value-type="string">
            <text:p>9782800120461</text:p>
          </table:table-cell>
          <table:table-cell table:formula="of:=[.$B$1]&amp;[.A746]&amp;&quot;/[0:300]&quot;" office:value-type="string" office:string-value="https://reader.izneo.com/read/9782800120461/[0:300]" calcext:value-type="string">
            <text:p>https://reader.izneo.com/read/9782800120461/[0:300]</text:p>
          </table:table-cell>
        </table:table-row>
        <table:table-row table:style-name="ro1">
          <table:table-cell office:value-type="string" calcext:value-type="string">
            <text:p>9782800120515</text:p>
          </table:table-cell>
          <table:table-cell table:formula="of:=[.$B$1]&amp;[.A747]&amp;&quot;/[0:300]&quot;" office:value-type="string" office:string-value="https://reader.izneo.com/read/9782800120515/[0:300]" calcext:value-type="string">
            <text:p>https://reader.izneo.com/read/9782800120515/[0:300]</text:p>
          </table:table-cell>
        </table:table-row>
        <table:table-row table:style-name="ro1">
          <table:table-cell office:value-type="string" calcext:value-type="string">
            <text:p>9782800120539</text:p>
          </table:table-cell>
          <table:table-cell table:formula="of:=[.$B$1]&amp;[.A748]&amp;&quot;/[0:300]&quot;" office:value-type="string" office:string-value="https://reader.izneo.com/read/9782800120539/[0:300]" calcext:value-type="string">
            <text:p>https://reader.izneo.com/read/9782800120539/[0:300]</text:p>
          </table:table-cell>
        </table:table-row>
        <table:table-row table:style-name="ro1">
          <table:table-cell office:value-type="string" calcext:value-type="string">
            <text:p>9782800120928</text:p>
          </table:table-cell>
          <table:table-cell table:formula="of:=[.$B$1]&amp;[.A749]&amp;&quot;/[0:300]&quot;" office:value-type="string" office:string-value="https://reader.izneo.com/read/9782800120928/[0:300]" calcext:value-type="string">
            <text:p>https://reader.izneo.com/read/9782800120928/[0:300]</text:p>
          </table:table-cell>
        </table:table-row>
        <table:table-row table:style-name="ro1">
          <table:table-cell office:value-type="string" calcext:value-type="string">
            <text:p>9782800120935</text:p>
          </table:table-cell>
          <table:table-cell table:formula="of:=[.$B$1]&amp;[.A750]&amp;&quot;/[0:300]&quot;" office:value-type="string" office:string-value="https://reader.izneo.com/read/9782800120935/[0:300]" calcext:value-type="string">
            <text:p>https://reader.izneo.com/read/9782800120935/[0:300]</text:p>
          </table:table-cell>
        </table:table-row>
        <table:table-row table:style-name="ro1">
          <table:table-cell office:value-type="string" calcext:value-type="string">
            <text:p>9782800121055</text:p>
          </table:table-cell>
          <table:table-cell table:formula="of:=[.$B$1]&amp;[.A751]&amp;&quot;/[0:300]&quot;" office:value-type="string" office:string-value="https://reader.izneo.com/read/9782800121055/[0:300]" calcext:value-type="string">
            <text:p>https://reader.izneo.com/read/9782800121055/[0:300]</text:p>
          </table:table-cell>
        </table:table-row>
        <table:table-row table:style-name="ro1">
          <table:table-cell office:value-type="string" calcext:value-type="string">
            <text:p>9782800121239</text:p>
          </table:table-cell>
          <table:table-cell table:formula="of:=[.$B$1]&amp;[.A752]&amp;&quot;/[0:300]&quot;" office:value-type="string" office:string-value="https://reader.izneo.com/read/9782800121239/[0:300]" calcext:value-type="string">
            <text:p>https://reader.izneo.com/read/9782800121239/[0:300]</text:p>
          </table:table-cell>
        </table:table-row>
        <table:table-row table:style-name="ro1">
          <table:table-cell office:value-type="string" calcext:value-type="string">
            <text:p>9782800121277</text:p>
          </table:table-cell>
          <table:table-cell table:formula="of:=[.$B$1]&amp;[.A753]&amp;&quot;/[0:300]&quot;" office:value-type="string" office:string-value="https://reader.izneo.com/read/9782800121277/[0:300]" calcext:value-type="string">
            <text:p>https://reader.izneo.com/read/9782800121277/[0:300]</text:p>
          </table:table-cell>
        </table:table-row>
        <table:table-row table:style-name="ro1">
          <table:table-cell office:value-type="string" calcext:value-type="string">
            <text:p>9782800121390</text:p>
          </table:table-cell>
          <table:table-cell table:formula="of:=[.$B$1]&amp;[.A754]&amp;&quot;/[0:300]&quot;" office:value-type="string" office:string-value="https://reader.izneo.com/read/9782800121390/[0:300]" calcext:value-type="string">
            <text:p>https://reader.izneo.com/read/9782800121390/[0:300]</text:p>
          </table:table-cell>
        </table:table-row>
        <table:table-row table:style-name="ro1">
          <table:table-cell office:value-type="string" calcext:value-type="string">
            <text:p>9782800121635</text:p>
          </table:table-cell>
          <table:table-cell table:formula="of:=[.$B$1]&amp;[.A755]&amp;&quot;/[0:300]&quot;" office:value-type="string" office:string-value="https://reader.izneo.com/read/9782800121635/[0:300]" calcext:value-type="string">
            <text:p>https://reader.izneo.com/read/9782800121635/[0:300]</text:p>
          </table:table-cell>
        </table:table-row>
        <table:table-row table:style-name="ro1">
          <table:table-cell office:value-type="string" calcext:value-type="string">
            <text:p>9782800121710</text:p>
          </table:table-cell>
          <table:table-cell table:formula="of:=[.$B$1]&amp;[.A756]&amp;&quot;/[0:300]&quot;" office:value-type="string" office:string-value="https://reader.izneo.com/read/9782800121710/[0:300]" calcext:value-type="string">
            <text:p>https://reader.izneo.com/read/9782800121710/[0:300]</text:p>
          </table:table-cell>
        </table:table-row>
        <table:table-row table:style-name="ro1">
          <table:table-cell office:value-type="string" calcext:value-type="string">
            <text:p>9782800121758</text:p>
          </table:table-cell>
          <table:table-cell table:formula="of:=[.$B$1]&amp;[.A757]&amp;&quot;/[0:300]&quot;" office:value-type="string" office:string-value="https://reader.izneo.com/read/9782800121758/[0:300]" calcext:value-type="string">
            <text:p>https://reader.izneo.com/read/9782800121758/[0:300]</text:p>
          </table:table-cell>
        </table:table-row>
        <table:table-row table:style-name="ro1">
          <table:table-cell office:value-type="string" calcext:value-type="string">
            <text:p>9782800121765</text:p>
          </table:table-cell>
          <table:table-cell table:formula="of:=[.$B$1]&amp;[.A758]&amp;&quot;/[0:300]&quot;" office:value-type="string" office:string-value="https://reader.izneo.com/read/9782800121765/[0:300]" calcext:value-type="string">
            <text:p>https://reader.izneo.com/read/9782800121765/[0:300]</text:p>
          </table:table-cell>
        </table:table-row>
        <table:table-row table:style-name="ro1">
          <table:table-cell office:value-type="string" calcext:value-type="string">
            <text:p>9782800121789</text:p>
          </table:table-cell>
          <table:table-cell table:formula="of:=[.$B$1]&amp;[.A759]&amp;&quot;/[0:300]&quot;" office:value-type="string" office:string-value="https://reader.izneo.com/read/9782800121789/[0:300]" calcext:value-type="string">
            <text:p>https://reader.izneo.com/read/9782800121789/[0:300]</text:p>
          </table:table-cell>
        </table:table-row>
        <table:table-row table:style-name="ro1">
          <table:table-cell office:value-type="string" calcext:value-type="string">
            <text:p>9782800122014</text:p>
          </table:table-cell>
          <table:table-cell table:formula="of:=[.$B$1]&amp;[.A760]&amp;&quot;/[0:300]&quot;" office:value-type="string" office:string-value="https://reader.izneo.com/read/9782800122014/[0:300]" calcext:value-type="string">
            <text:p>https://reader.izneo.com/read/9782800122014/[0:300]</text:p>
          </table:table-cell>
        </table:table-row>
        <table:table-row table:style-name="ro1">
          <table:table-cell office:value-type="string" calcext:value-type="string">
            <text:p>9782800122069</text:p>
          </table:table-cell>
          <table:table-cell table:formula="of:=[.$B$1]&amp;[.A761]&amp;&quot;/[0:300]&quot;" office:value-type="string" office:string-value="https://reader.izneo.com/read/9782800122069/[0:300]" calcext:value-type="string">
            <text:p>https://reader.izneo.com/read/9782800122069/[0:300]</text:p>
          </table:table-cell>
        </table:table-row>
        <table:table-row table:style-name="ro1">
          <table:table-cell office:value-type="string" calcext:value-type="string">
            <text:p>9782800122090</text:p>
          </table:table-cell>
          <table:table-cell table:formula="of:=[.$B$1]&amp;[.A762]&amp;&quot;/[0:300]&quot;" office:value-type="string" office:string-value="https://reader.izneo.com/read/9782800122090/[0:300]" calcext:value-type="string">
            <text:p>https://reader.izneo.com/read/9782800122090/[0:300]</text:p>
          </table:table-cell>
        </table:table-row>
        <table:table-row table:style-name="ro1">
          <table:table-cell office:value-type="string" calcext:value-type="string">
            <text:p>9782800122151</text:p>
          </table:table-cell>
          <table:table-cell table:formula="of:=[.$B$1]&amp;[.A763]&amp;&quot;/[0:300]&quot;" office:value-type="string" office:string-value="https://reader.izneo.com/read/9782800122151/[0:300]" calcext:value-type="string">
            <text:p>https://reader.izneo.com/read/9782800122151/[0:300]</text:p>
          </table:table-cell>
        </table:table-row>
        <table:table-row table:style-name="ro1">
          <table:table-cell office:value-type="string" calcext:value-type="string">
            <text:p>9782800122243</text:p>
          </table:table-cell>
          <table:table-cell table:formula="of:=[.$B$1]&amp;[.A764]&amp;&quot;/[0:300]&quot;" office:value-type="string" office:string-value="https://reader.izneo.com/read/9782800122243/[0:300]" calcext:value-type="string">
            <text:p>https://reader.izneo.com/read/9782800122243/[0:300]</text:p>
          </table:table-cell>
        </table:table-row>
        <table:table-row table:style-name="ro1">
          <table:table-cell office:value-type="string" calcext:value-type="string">
            <text:p>9782800122250</text:p>
          </table:table-cell>
          <table:table-cell table:formula="of:=[.$B$1]&amp;[.A765]&amp;&quot;/[0:300]&quot;" office:value-type="string" office:string-value="https://reader.izneo.com/read/9782800122250/[0:300]" calcext:value-type="string">
            <text:p>https://reader.izneo.com/read/9782800122250/[0:300]</text:p>
          </table:table-cell>
        </table:table-row>
        <table:table-row table:style-name="ro1">
          <table:table-cell office:value-type="string" calcext:value-type="string">
            <text:p>9782800122274</text:p>
          </table:table-cell>
          <table:table-cell table:formula="of:=[.$B$1]&amp;[.A766]&amp;&quot;/[0:300]&quot;" office:value-type="string" office:string-value="https://reader.izneo.com/read/9782800122274/[0:300]" calcext:value-type="string">
            <text:p>https://reader.izneo.com/read/9782800122274/[0:300]</text:p>
          </table:table-cell>
        </table:table-row>
        <table:table-row table:style-name="ro1">
          <table:table-cell office:value-type="string" calcext:value-type="string">
            <text:p>9782800122281</text:p>
          </table:table-cell>
          <table:table-cell table:formula="of:=[.$B$1]&amp;[.A767]&amp;&quot;/[0:300]&quot;" office:value-type="string" office:string-value="https://reader.izneo.com/read/9782800122281/[0:300]" calcext:value-type="string">
            <text:p>https://reader.izneo.com/read/9782800122281/[0:300]</text:p>
          </table:table-cell>
        </table:table-row>
        <table:table-row table:style-name="ro1">
          <table:table-cell office:value-type="string" calcext:value-type="string">
            <text:p>9782800123073</text:p>
          </table:table-cell>
          <table:table-cell table:formula="of:=[.$B$1]&amp;[.A768]&amp;&quot;/[0:300]&quot;" office:value-type="string" office:string-value="https://reader.izneo.com/read/9782800123073/[0:300]" calcext:value-type="string">
            <text:p>https://reader.izneo.com/read/9782800123073/[0:300]</text:p>
          </table:table-cell>
        </table:table-row>
        <table:table-row table:style-name="ro1">
          <table:table-cell office:value-type="string" calcext:value-type="string">
            <text:p>9782800123103</text:p>
          </table:table-cell>
          <table:table-cell table:formula="of:=[.$B$1]&amp;[.A769]&amp;&quot;/[0:300]&quot;" office:value-type="string" office:string-value="https://reader.izneo.com/read/9782800123103/[0:300]" calcext:value-type="string">
            <text:p>https://reader.izneo.com/read/9782800123103/[0:300]</text:p>
          </table:table-cell>
        </table:table-row>
        <table:table-row table:style-name="ro1">
          <table:table-cell office:value-type="string" calcext:value-type="string">
            <text:p>9782800123196</text:p>
          </table:table-cell>
          <table:table-cell table:formula="of:=[.$B$1]&amp;[.A770]&amp;&quot;/[0:300]&quot;" office:value-type="string" office:string-value="https://reader.izneo.com/read/9782800123196/[0:300]" calcext:value-type="string">
            <text:p>https://reader.izneo.com/read/9782800123196/[0:300]</text:p>
          </table:table-cell>
        </table:table-row>
        <table:table-row table:style-name="ro1">
          <table:table-cell office:value-type="string" calcext:value-type="string">
            <text:p>9782800123332</text:p>
          </table:table-cell>
          <table:table-cell table:formula="of:=[.$B$1]&amp;[.A771]&amp;&quot;/[0:300]&quot;" office:value-type="string" office:string-value="https://reader.izneo.com/read/9782800123332/[0:300]" calcext:value-type="string">
            <text:p>https://reader.izneo.com/read/9782800123332/[0:300]</text:p>
          </table:table-cell>
        </table:table-row>
        <table:table-row table:style-name="ro1">
          <table:table-cell office:value-type="string" calcext:value-type="string">
            <text:p>9782800123349</text:p>
          </table:table-cell>
          <table:table-cell table:formula="of:=[.$B$1]&amp;[.A772]&amp;&quot;/[0:300]&quot;" office:value-type="string" office:string-value="https://reader.izneo.com/read/9782800123349/[0:300]" calcext:value-type="string">
            <text:p>https://reader.izneo.com/read/9782800123349/[0:300]</text:p>
          </table:table-cell>
        </table:table-row>
        <table:table-row table:style-name="ro1">
          <table:table-cell office:value-type="string" calcext:value-type="string">
            <text:p>9782800123370</text:p>
          </table:table-cell>
          <table:table-cell table:formula="of:=[.$B$1]&amp;[.A773]&amp;&quot;/[0:300]&quot;" office:value-type="string" office:string-value="https://reader.izneo.com/read/9782800123370/[0:300]" calcext:value-type="string">
            <text:p>https://reader.izneo.com/read/9782800123370/[0:300]</text:p>
          </table:table-cell>
        </table:table-row>
        <table:table-row table:style-name="ro1">
          <table:table-cell office:value-type="string" calcext:value-type="string">
            <text:p>9782800123387</text:p>
          </table:table-cell>
          <table:table-cell table:formula="of:=[.$B$1]&amp;[.A774]&amp;&quot;/[0:300]&quot;" office:value-type="string" office:string-value="https://reader.izneo.com/read/9782800123387/[0:300]" calcext:value-type="string">
            <text:p>https://reader.izneo.com/read/9782800123387/[0:300]</text:p>
          </table:table-cell>
        </table:table-row>
        <table:table-row table:style-name="ro1">
          <table:table-cell office:value-type="string" calcext:value-type="string">
            <text:p>9782800123417</text:p>
          </table:table-cell>
          <table:table-cell table:formula="of:=[.$B$1]&amp;[.A775]&amp;&quot;/[0:300]&quot;" office:value-type="string" office:string-value="https://reader.izneo.com/read/9782800123417/[0:300]" calcext:value-type="string">
            <text:p>https://reader.izneo.com/read/9782800123417/[0:300]</text:p>
          </table:table-cell>
        </table:table-row>
        <table:table-row table:style-name="ro1">
          <table:table-cell office:value-type="string" calcext:value-type="string">
            <text:p>9782800123479</text:p>
          </table:table-cell>
          <table:table-cell table:formula="of:=[.$B$1]&amp;[.A776]&amp;&quot;/[0:300]&quot;" office:value-type="string" office:string-value="https://reader.izneo.com/read/9782800123479/[0:300]" calcext:value-type="string">
            <text:p>https://reader.izneo.com/read/9782800123479/[0:300]</text:p>
          </table:table-cell>
        </table:table-row>
        <table:table-row table:style-name="ro1">
          <table:table-cell office:value-type="string" calcext:value-type="string">
            <text:p>9782800123943</text:p>
          </table:table-cell>
          <table:table-cell table:formula="of:=[.$B$1]&amp;[.A777]&amp;&quot;/[0:300]&quot;" office:value-type="string" office:string-value="https://reader.izneo.com/read/9782800123943/[0:300]" calcext:value-type="string">
            <text:p>https://reader.izneo.com/read/9782800123943/[0:300]</text:p>
          </table:table-cell>
        </table:table-row>
        <table:table-row table:style-name="ro1">
          <table:table-cell office:value-type="string" calcext:value-type="string">
            <text:p>9782800124247</text:p>
          </table:table-cell>
          <table:table-cell table:formula="of:=[.$B$1]&amp;[.A778]&amp;&quot;/[0:300]&quot;" office:value-type="string" office:string-value="https://reader.izneo.com/read/9782800124247/[0:300]" calcext:value-type="string">
            <text:p>https://reader.izneo.com/read/9782800124247/[0:300]</text:p>
          </table:table-cell>
        </table:table-row>
        <table:table-row table:style-name="ro1">
          <table:table-cell office:value-type="string" calcext:value-type="string">
            <text:p>9782800124445</text:p>
          </table:table-cell>
          <table:table-cell table:formula="of:=[.$B$1]&amp;[.A779]&amp;&quot;/[0:300]&quot;" office:value-type="string" office:string-value="https://reader.izneo.com/read/9782800124445/[0:300]" calcext:value-type="string">
            <text:p>https://reader.izneo.com/read/9782800124445/[0:300]</text:p>
          </table:table-cell>
        </table:table-row>
        <table:table-row table:style-name="ro1">
          <table:table-cell office:value-type="string" calcext:value-type="string">
            <text:p>9782800124469</text:p>
          </table:table-cell>
          <table:table-cell table:formula="of:=[.$B$1]&amp;[.A780]&amp;&quot;/[0:300]&quot;" office:value-type="string" office:string-value="https://reader.izneo.com/read/9782800124469/[0:300]" calcext:value-type="string">
            <text:p>https://reader.izneo.com/read/9782800124469/[0:300]</text:p>
          </table:table-cell>
        </table:table-row>
        <table:table-row table:style-name="ro1">
          <table:table-cell office:value-type="string" calcext:value-type="string">
            <text:p>9782800124476</text:p>
          </table:table-cell>
          <table:table-cell table:formula="of:=[.$B$1]&amp;[.A781]&amp;&quot;/[0:300]&quot;" office:value-type="string" office:string-value="https://reader.izneo.com/read/9782800124476/[0:300]" calcext:value-type="string">
            <text:p>https://reader.izneo.com/read/9782800124476/[0:300]</text:p>
          </table:table-cell>
        </table:table-row>
        <table:table-row table:style-name="ro1">
          <table:table-cell office:value-type="string" calcext:value-type="string">
            <text:p>9782800124520</text:p>
          </table:table-cell>
          <table:table-cell table:formula="of:=[.$B$1]&amp;[.A782]&amp;&quot;/[0:300]&quot;" office:value-type="string" office:string-value="https://reader.izneo.com/read/9782800124520/[0:300]" calcext:value-type="string">
            <text:p>https://reader.izneo.com/read/9782800124520/[0:300]</text:p>
          </table:table-cell>
        </table:table-row>
        <table:table-row table:style-name="ro1">
          <table:table-cell office:value-type="string" calcext:value-type="string">
            <text:p>9782800124551</text:p>
          </table:table-cell>
          <table:table-cell table:formula="of:=[.$B$1]&amp;[.A783]&amp;&quot;/[0:300]&quot;" office:value-type="string" office:string-value="https://reader.izneo.com/read/9782800124551/[0:300]" calcext:value-type="string">
            <text:p>https://reader.izneo.com/read/9782800124551/[0:300]</text:p>
          </table:table-cell>
        </table:table-row>
        <table:table-row table:style-name="ro1">
          <table:table-cell office:value-type="string" calcext:value-type="string">
            <text:p>9782800124629</text:p>
          </table:table-cell>
          <table:table-cell table:formula="of:=[.$B$1]&amp;[.A784]&amp;&quot;/[0:300]&quot;" office:value-type="string" office:string-value="https://reader.izneo.com/read/9782800124629/[0:300]" calcext:value-type="string">
            <text:p>https://reader.izneo.com/read/9782800124629/[0:300]</text:p>
          </table:table-cell>
        </table:table-row>
        <table:table-row table:style-name="ro1">
          <table:table-cell office:value-type="string" calcext:value-type="string">
            <text:p>9782800125435</text:p>
          </table:table-cell>
          <table:table-cell table:formula="of:=[.$B$1]&amp;[.A785]&amp;&quot;/[0:300]&quot;" office:value-type="string" office:string-value="https://reader.izneo.com/read/9782800125435/[0:300]" calcext:value-type="string">
            <text:p>https://reader.izneo.com/read/9782800125435/[0:300]</text:p>
          </table:table-cell>
        </table:table-row>
        <table:table-row table:style-name="ro1">
          <table:table-cell office:value-type="string" calcext:value-type="string">
            <text:p>9782800125442</text:p>
          </table:table-cell>
          <table:table-cell table:formula="of:=[.$B$1]&amp;[.A786]&amp;&quot;/[0:300]&quot;" office:value-type="string" office:string-value="https://reader.izneo.com/read/9782800125442/[0:300]" calcext:value-type="string">
            <text:p>https://reader.izneo.com/read/9782800125442/[0:300]</text:p>
          </table:table-cell>
        </table:table-row>
        <table:table-row table:style-name="ro1">
          <table:table-cell office:value-type="string" calcext:value-type="string">
            <text:p>9782800125459</text:p>
          </table:table-cell>
          <table:table-cell table:formula="of:=[.$B$1]&amp;[.A787]&amp;&quot;/[0:300]&quot;" office:value-type="string" office:string-value="https://reader.izneo.com/read/9782800125459/[0:300]" calcext:value-type="string">
            <text:p>https://reader.izneo.com/read/9782800125459/[0:300]</text:p>
          </table:table-cell>
        </table:table-row>
        <table:table-row table:style-name="ro1">
          <table:table-cell office:value-type="string" calcext:value-type="string">
            <text:p>9782800125466</text:p>
          </table:table-cell>
          <table:table-cell table:formula="of:=[.$B$1]&amp;[.A788]&amp;&quot;/[0:300]&quot;" office:value-type="string" office:string-value="https://reader.izneo.com/read/9782800125466/[0:300]" calcext:value-type="string">
            <text:p>https://reader.izneo.com/read/9782800125466/[0:300]</text:p>
          </table:table-cell>
        </table:table-row>
        <table:table-row table:style-name="ro1">
          <table:table-cell office:value-type="string" calcext:value-type="string">
            <text:p>9782800125473</text:p>
          </table:table-cell>
          <table:table-cell table:formula="of:=[.$B$1]&amp;[.A789]&amp;&quot;/[0:300]&quot;" office:value-type="string" office:string-value="https://reader.izneo.com/read/9782800125473/[0:300]" calcext:value-type="string">
            <text:p>https://reader.izneo.com/read/9782800125473/[0:300]</text:p>
          </table:table-cell>
        </table:table-row>
        <table:table-row table:style-name="ro1">
          <table:table-cell office:value-type="string" calcext:value-type="string">
            <text:p>9782800125480</text:p>
          </table:table-cell>
          <table:table-cell table:formula="of:=[.$B$1]&amp;[.A790]&amp;&quot;/[0:300]&quot;" office:value-type="string" office:string-value="https://reader.izneo.com/read/9782800125480/[0:300]" calcext:value-type="string">
            <text:p>https://reader.izneo.com/read/9782800125480/[0:300]</text:p>
          </table:table-cell>
        </table:table-row>
        <table:table-row table:style-name="ro1">
          <table:table-cell office:value-type="string" calcext:value-type="string">
            <text:p>9782800125497</text:p>
          </table:table-cell>
          <table:table-cell table:formula="of:=[.$B$1]&amp;[.A791]&amp;&quot;/[0:300]&quot;" office:value-type="string" office:string-value="https://reader.izneo.com/read/9782800125497/[0:300]" calcext:value-type="string">
            <text:p>https://reader.izneo.com/read/9782800125497/[0:300]</text:p>
          </table:table-cell>
        </table:table-row>
        <table:table-row table:style-name="ro1">
          <table:table-cell office:value-type="string" calcext:value-type="string">
            <text:p>9782800125503</text:p>
          </table:table-cell>
          <table:table-cell table:formula="of:=[.$B$1]&amp;[.A792]&amp;&quot;/[0:300]&quot;" office:value-type="string" office:string-value="https://reader.izneo.com/read/9782800125503/[0:300]" calcext:value-type="string">
            <text:p>https://reader.izneo.com/read/9782800125503/[0:300]</text:p>
          </table:table-cell>
        </table:table-row>
        <table:table-row table:style-name="ro1">
          <table:table-cell office:value-type="string" calcext:value-type="string">
            <text:p>9782800125619</text:p>
          </table:table-cell>
          <table:table-cell table:formula="of:=[.$B$1]&amp;[.A793]&amp;&quot;/[0:300]&quot;" office:value-type="string" office:string-value="https://reader.izneo.com/read/9782800125619/[0:300]" calcext:value-type="string">
            <text:p>https://reader.izneo.com/read/9782800125619/[0:300]</text:p>
          </table:table-cell>
        </table:table-row>
        <table:table-row table:style-name="ro1">
          <table:table-cell office:value-type="string" calcext:value-type="string">
            <text:p>9782800125626</text:p>
          </table:table-cell>
          <table:table-cell table:formula="of:=[.$B$1]&amp;[.A794]&amp;&quot;/[0:300]&quot;" office:value-type="string" office:string-value="https://reader.izneo.com/read/9782800125626/[0:300]" calcext:value-type="string">
            <text:p>https://reader.izneo.com/read/9782800125626/[0:300]</text:p>
          </table:table-cell>
        </table:table-row>
        <table:table-row table:style-name="ro1">
          <table:table-cell office:value-type="string" calcext:value-type="string">
            <text:p>9782800125633</text:p>
          </table:table-cell>
          <table:table-cell table:formula="of:=[.$B$1]&amp;[.A795]&amp;&quot;/[0:300]&quot;" office:value-type="string" office:string-value="https://reader.izneo.com/read/9782800125633/[0:300]" calcext:value-type="string">
            <text:p>https://reader.izneo.com/read/9782800125633/[0:300]</text:p>
          </table:table-cell>
        </table:table-row>
        <table:table-row table:style-name="ro1">
          <table:table-cell office:value-type="string" calcext:value-type="string">
            <text:p>9782800125640</text:p>
          </table:table-cell>
          <table:table-cell table:formula="of:=[.$B$1]&amp;[.A796]&amp;&quot;/[0:300]&quot;" office:value-type="string" office:string-value="https://reader.izneo.com/read/9782800125640/[0:300]" calcext:value-type="string">
            <text:p>https://reader.izneo.com/read/9782800125640/[0:300]</text:p>
          </table:table-cell>
        </table:table-row>
        <table:table-row table:style-name="ro1">
          <table:table-cell office:value-type="string" calcext:value-type="string">
            <text:p>9782800125657</text:p>
          </table:table-cell>
          <table:table-cell table:formula="of:=[.$B$1]&amp;[.A797]&amp;&quot;/[0:300]&quot;" office:value-type="string" office:string-value="https://reader.izneo.com/read/9782800125657/[0:300]" calcext:value-type="string">
            <text:p>https://reader.izneo.com/read/9782800125657/[0:300]</text:p>
          </table:table-cell>
        </table:table-row>
        <table:table-row table:style-name="ro1">
          <table:table-cell office:value-type="string" calcext:value-type="string">
            <text:p>9782800125664</text:p>
          </table:table-cell>
          <table:table-cell table:formula="of:=[.$B$1]&amp;[.A798]&amp;&quot;/[0:300]&quot;" office:value-type="string" office:string-value="https://reader.izneo.com/read/9782800125664/[0:300]" calcext:value-type="string">
            <text:p>https://reader.izneo.com/read/9782800125664/[0:300]</text:p>
          </table:table-cell>
        </table:table-row>
        <table:table-row table:style-name="ro1">
          <table:table-cell office:value-type="string" calcext:value-type="string">
            <text:p>9782800125671</text:p>
          </table:table-cell>
          <table:table-cell table:formula="of:=[.$B$1]&amp;[.A799]&amp;&quot;/[0:300]&quot;" office:value-type="string" office:string-value="https://reader.izneo.com/read/9782800125671/[0:300]" calcext:value-type="string">
            <text:p>https://reader.izneo.com/read/9782800125671/[0:300]</text:p>
          </table:table-cell>
        </table:table-row>
        <table:table-row table:style-name="ro1">
          <table:table-cell office:value-type="string" calcext:value-type="string">
            <text:p>9782800125688</text:p>
          </table:table-cell>
          <table:table-cell table:formula="of:=[.$B$1]&amp;[.A800]&amp;&quot;/[0:300]&quot;" office:value-type="string" office:string-value="https://reader.izneo.com/read/9782800125688/[0:300]" calcext:value-type="string">
            <text:p>https://reader.izneo.com/read/9782800125688/[0:300]</text:p>
          </table:table-cell>
        </table:table-row>
        <table:table-row table:style-name="ro1">
          <table:table-cell office:value-type="string" calcext:value-type="string">
            <text:p>9782800125695</text:p>
          </table:table-cell>
          <table:table-cell table:formula="of:=[.$B$1]&amp;[.A801]&amp;&quot;/[0:300]&quot;" office:value-type="string" office:string-value="https://reader.izneo.com/read/9782800125695/[0:300]" calcext:value-type="string">
            <text:p>https://reader.izneo.com/read/9782800125695/[0:300]</text:p>
          </table:table-cell>
        </table:table-row>
        <table:table-row table:style-name="ro1">
          <table:table-cell office:value-type="string" calcext:value-type="string">
            <text:p>9782800125701</text:p>
          </table:table-cell>
          <table:table-cell table:formula="of:=[.$B$1]&amp;[.A802]&amp;&quot;/[0:300]&quot;" office:value-type="string" office:string-value="https://reader.izneo.com/read/9782800125701/[0:300]" calcext:value-type="string">
            <text:p>https://reader.izneo.com/read/9782800125701/[0:300]</text:p>
          </table:table-cell>
        </table:table-row>
        <table:table-row table:style-name="ro1">
          <table:table-cell office:value-type="string" calcext:value-type="string">
            <text:p>9782800125718</text:p>
          </table:table-cell>
          <table:table-cell table:formula="of:=[.$B$1]&amp;[.A803]&amp;&quot;/[0:300]&quot;" office:value-type="string" office:string-value="https://reader.izneo.com/read/9782800125718/[0:300]" calcext:value-type="string">
            <text:p>https://reader.izneo.com/read/9782800125718/[0:300]</text:p>
          </table:table-cell>
        </table:table-row>
        <table:table-row table:style-name="ro1">
          <table:table-cell office:value-type="string" calcext:value-type="string">
            <text:p>9782800125725</text:p>
          </table:table-cell>
          <table:table-cell table:formula="of:=[.$B$1]&amp;[.A804]&amp;&quot;/[0:300]&quot;" office:value-type="string" office:string-value="https://reader.izneo.com/read/9782800125725/[0:300]" calcext:value-type="string">
            <text:p>https://reader.izneo.com/read/9782800125725/[0:300]</text:p>
          </table:table-cell>
        </table:table-row>
        <table:table-row table:style-name="ro1">
          <table:table-cell office:value-type="string" calcext:value-type="string">
            <text:p>9782800125732</text:p>
          </table:table-cell>
          <table:table-cell table:formula="of:=[.$B$1]&amp;[.A805]&amp;&quot;/[0:300]&quot;" office:value-type="string" office:string-value="https://reader.izneo.com/read/9782800125732/[0:300]" calcext:value-type="string">
            <text:p>https://reader.izneo.com/read/9782800125732/[0:300]</text:p>
          </table:table-cell>
        </table:table-row>
        <table:table-row table:style-name="ro1">
          <table:table-cell office:value-type="string" calcext:value-type="string">
            <text:p>9782800125749</text:p>
          </table:table-cell>
          <table:table-cell table:formula="of:=[.$B$1]&amp;[.A806]&amp;&quot;/[0:300]&quot;" office:value-type="string" office:string-value="https://reader.izneo.com/read/9782800125749/[0:300]" calcext:value-type="string">
            <text:p>https://reader.izneo.com/read/9782800125749/[0:300]</text:p>
          </table:table-cell>
        </table:table-row>
        <table:table-row table:style-name="ro1">
          <table:table-cell office:value-type="string" calcext:value-type="string">
            <text:p>9782800125756</text:p>
          </table:table-cell>
          <table:table-cell table:formula="of:=[.$B$1]&amp;[.A807]&amp;&quot;/[0:300]&quot;" office:value-type="string" office:string-value="https://reader.izneo.com/read/9782800125756/[0:300]" calcext:value-type="string">
            <text:p>https://reader.izneo.com/read/9782800125756/[0:300]</text:p>
          </table:table-cell>
        </table:table-row>
        <table:table-row table:style-name="ro1">
          <table:table-cell office:value-type="string" calcext:value-type="string">
            <text:p>9782800125794</text:p>
          </table:table-cell>
          <table:table-cell table:formula="of:=[.$B$1]&amp;[.A808]&amp;&quot;/[0:300]&quot;" office:value-type="string" office:string-value="https://reader.izneo.com/read/9782800125794/[0:300]" calcext:value-type="string">
            <text:p>https://reader.izneo.com/read/9782800125794/[0:300]</text:p>
          </table:table-cell>
        </table:table-row>
        <table:table-row table:style-name="ro1">
          <table:table-cell office:value-type="string" calcext:value-type="string">
            <text:p>9782800125886</text:p>
          </table:table-cell>
          <table:table-cell table:formula="of:=[.$B$1]&amp;[.A809]&amp;&quot;/[0:300]&quot;" office:value-type="string" office:string-value="https://reader.izneo.com/read/9782800125886/[0:300]" calcext:value-type="string">
            <text:p>https://reader.izneo.com/read/9782800125886/[0:300]</text:p>
          </table:table-cell>
        </table:table-row>
        <table:table-row table:style-name="ro1">
          <table:table-cell office:value-type="string" calcext:value-type="string">
            <text:p>9782800125930</text:p>
          </table:table-cell>
          <table:table-cell table:formula="of:=[.$B$1]&amp;[.A810]&amp;&quot;/[0:300]&quot;" office:value-type="string" office:string-value="https://reader.izneo.com/read/9782800125930/[0:300]" calcext:value-type="string">
            <text:p>https://reader.izneo.com/read/9782800125930/[0:300]</text:p>
          </table:table-cell>
        </table:table-row>
        <table:table-row table:style-name="ro1">
          <table:table-cell office:value-type="string" calcext:value-type="string">
            <text:p>9782800125961</text:p>
          </table:table-cell>
          <table:table-cell table:formula="of:=[.$B$1]&amp;[.A811]&amp;&quot;/[0:300]&quot;" office:value-type="string" office:string-value="https://reader.izneo.com/read/9782800125961/[0:300]" calcext:value-type="string">
            <text:p>https://reader.izneo.com/read/9782800125961/[0:300]</text:p>
          </table:table-cell>
        </table:table-row>
        <table:table-row table:style-name="ro1">
          <table:table-cell office:value-type="string" calcext:value-type="string">
            <text:p>9782800125985</text:p>
          </table:table-cell>
          <table:table-cell table:formula="of:=[.$B$1]&amp;[.A812]&amp;&quot;/[0:300]&quot;" office:value-type="string" office:string-value="https://reader.izneo.com/read/9782800125985/[0:300]" calcext:value-type="string">
            <text:p>https://reader.izneo.com/read/9782800125985/[0:300]</text:p>
          </table:table-cell>
        </table:table-row>
        <table:table-row table:style-name="ro1">
          <table:table-cell office:value-type="string" calcext:value-type="string">
            <text:p>9782800126289</text:p>
          </table:table-cell>
          <table:table-cell table:formula="of:=[.$B$1]&amp;[.A813]&amp;&quot;/[0:300]&quot;" office:value-type="string" office:string-value="https://reader.izneo.com/read/9782800126289/[0:300]" calcext:value-type="string">
            <text:p>https://reader.izneo.com/read/9782800126289/[0:300]</text:p>
          </table:table-cell>
        </table:table-row>
        <table:table-row table:style-name="ro1">
          <table:table-cell office:value-type="string" calcext:value-type="string">
            <text:p>9782800126500</text:p>
          </table:table-cell>
          <table:table-cell table:formula="of:=[.$B$1]&amp;[.A814]&amp;&quot;/[0:300]&quot;" office:value-type="string" office:string-value="https://reader.izneo.com/read/9782800126500/[0:300]" calcext:value-type="string">
            <text:p>https://reader.izneo.com/read/9782800126500/[0:300]</text:p>
          </table:table-cell>
        </table:table-row>
        <table:table-row table:style-name="ro1">
          <table:table-cell office:value-type="string" calcext:value-type="string">
            <text:p>9782800126609</text:p>
          </table:table-cell>
          <table:table-cell table:formula="of:=[.$B$1]&amp;[.A815]&amp;&quot;/[0:300]&quot;" office:value-type="string" office:string-value="https://reader.izneo.com/read/9782800126609/[0:300]" calcext:value-type="string">
            <text:p>https://reader.izneo.com/read/9782800126609/[0:300]</text:p>
          </table:table-cell>
        </table:table-row>
        <table:table-row table:style-name="ro1">
          <table:table-cell office:value-type="string" calcext:value-type="string">
            <text:p>9782800127224</text:p>
          </table:table-cell>
          <table:table-cell table:formula="of:=[.$B$1]&amp;[.A816]&amp;&quot;/[0:300]&quot;" office:value-type="string" office:string-value="https://reader.izneo.com/read/9782800127224/[0:300]" calcext:value-type="string">
            <text:p>https://reader.izneo.com/read/9782800127224/[0:300]</text:p>
          </table:table-cell>
        </table:table-row>
        <table:table-row table:style-name="ro1">
          <table:table-cell office:value-type="string" calcext:value-type="string">
            <text:p>9782800127231</text:p>
          </table:table-cell>
          <table:table-cell table:formula="of:=[.$B$1]&amp;[.A817]&amp;&quot;/[0:300]&quot;" office:value-type="string" office:string-value="https://reader.izneo.com/read/9782800127231/[0:300]" calcext:value-type="string">
            <text:p>https://reader.izneo.com/read/9782800127231/[0:300]</text:p>
          </table:table-cell>
        </table:table-row>
        <table:table-row table:style-name="ro1">
          <table:table-cell office:value-type="string" calcext:value-type="string">
            <text:p>9782800127316</text:p>
          </table:table-cell>
          <table:table-cell table:formula="of:=[.$B$1]&amp;[.A818]&amp;&quot;/[0:300]&quot;" office:value-type="string" office:string-value="https://reader.izneo.com/read/9782800127316/[0:300]" calcext:value-type="string">
            <text:p>https://reader.izneo.com/read/9782800127316/[0:300]</text:p>
          </table:table-cell>
        </table:table-row>
        <table:table-row table:style-name="ro1">
          <table:table-cell office:value-type="string" calcext:value-type="string">
            <text:p>9782800127347</text:p>
          </table:table-cell>
          <table:table-cell table:formula="of:=[.$B$1]&amp;[.A819]&amp;&quot;/[0:300]&quot;" office:value-type="string" office:string-value="https://reader.izneo.com/read/9782800127347/[0:300]" calcext:value-type="string">
            <text:p>https://reader.izneo.com/read/9782800127347/[0:300]</text:p>
          </table:table-cell>
        </table:table-row>
        <table:table-row table:style-name="ro1">
          <table:table-cell office:value-type="string" calcext:value-type="string">
            <text:p>9782800127361</text:p>
          </table:table-cell>
          <table:table-cell table:formula="of:=[.$B$1]&amp;[.A820]&amp;&quot;/[0:300]&quot;" office:value-type="string" office:string-value="https://reader.izneo.com/read/9782800127361/[0:300]" calcext:value-type="string">
            <text:p>https://reader.izneo.com/read/9782800127361/[0:300]</text:p>
          </table:table-cell>
        </table:table-row>
        <table:table-row table:style-name="ro1">
          <table:table-cell office:value-type="string" calcext:value-type="string">
            <text:p>9782800127378</text:p>
          </table:table-cell>
          <table:table-cell table:formula="of:=[.$B$1]&amp;[.A821]&amp;&quot;/[0:300]&quot;" office:value-type="string" office:string-value="https://reader.izneo.com/read/9782800127378/[0:300]" calcext:value-type="string">
            <text:p>https://reader.izneo.com/read/9782800127378/[0:300]</text:p>
          </table:table-cell>
        </table:table-row>
        <table:table-row table:style-name="ro1">
          <table:table-cell office:value-type="string" calcext:value-type="string">
            <text:p>9782800127385</text:p>
          </table:table-cell>
          <table:table-cell table:formula="of:=[.$B$1]&amp;[.A822]&amp;&quot;/[0:300]&quot;" office:value-type="string" office:string-value="https://reader.izneo.com/read/9782800127385/[0:300]" calcext:value-type="string">
            <text:p>https://reader.izneo.com/read/9782800127385/[0:300]</text:p>
          </table:table-cell>
        </table:table-row>
        <table:table-row table:style-name="ro1">
          <table:table-cell office:value-type="string" calcext:value-type="string">
            <text:p>9782800127651</text:p>
          </table:table-cell>
          <table:table-cell table:formula="of:=[.$B$1]&amp;[.A823]&amp;&quot;/[0:300]&quot;" office:value-type="string" office:string-value="https://reader.izneo.com/read/9782800127651/[0:300]" calcext:value-type="string">
            <text:p>https://reader.izneo.com/read/9782800127651/[0:300]</text:p>
          </table:table-cell>
        </table:table-row>
        <table:table-row table:style-name="ro1">
          <table:table-cell office:value-type="string" calcext:value-type="string">
            <text:p>9782800127682</text:p>
          </table:table-cell>
          <table:table-cell table:formula="of:=[.$B$1]&amp;[.A824]&amp;&quot;/[0:300]&quot;" office:value-type="string" office:string-value="https://reader.izneo.com/read/9782800127682/[0:300]" calcext:value-type="string">
            <text:p>https://reader.izneo.com/read/9782800127682/[0:300]</text:p>
          </table:table-cell>
        </table:table-row>
        <table:table-row table:style-name="ro1">
          <table:table-cell office:value-type="string" calcext:value-type="string">
            <text:p>9782800127774</text:p>
          </table:table-cell>
          <table:table-cell table:formula="of:=[.$B$1]&amp;[.A825]&amp;&quot;/[0:300]&quot;" office:value-type="string" office:string-value="https://reader.izneo.com/read/9782800127774/[0:300]" calcext:value-type="string">
            <text:p>https://reader.izneo.com/read/9782800127774/[0:300]</text:p>
          </table:table-cell>
        </table:table-row>
        <table:table-row table:style-name="ro1">
          <table:table-cell office:value-type="string" calcext:value-type="string">
            <text:p>9782800127781</text:p>
          </table:table-cell>
          <table:table-cell table:formula="of:=[.$B$1]&amp;[.A826]&amp;&quot;/[0:300]&quot;" office:value-type="string" office:string-value="https://reader.izneo.com/read/9782800127781/[0:300]" calcext:value-type="string">
            <text:p>https://reader.izneo.com/read/9782800127781/[0:300]</text:p>
          </table:table-cell>
        </table:table-row>
        <table:table-row table:style-name="ro1">
          <table:table-cell office:value-type="string" calcext:value-type="string">
            <text:p>9782800127866</text:p>
          </table:table-cell>
          <table:table-cell table:formula="of:=[.$B$1]&amp;[.A827]&amp;&quot;/[0:300]&quot;" office:value-type="string" office:string-value="https://reader.izneo.com/read/9782800127866/[0:300]" calcext:value-type="string">
            <text:p>https://reader.izneo.com/read/9782800127866/[0:300]</text:p>
          </table:table-cell>
        </table:table-row>
        <table:table-row table:style-name="ro1">
          <table:table-cell office:value-type="string" calcext:value-type="string">
            <text:p>9782800128498</text:p>
          </table:table-cell>
          <table:table-cell table:formula="of:=[.$B$1]&amp;[.A828]&amp;&quot;/[0:300]&quot;" office:value-type="string" office:string-value="https://reader.izneo.com/read/9782800128498/[0:300]" calcext:value-type="string">
            <text:p>https://reader.izneo.com/read/9782800128498/[0:300]</text:p>
          </table:table-cell>
        </table:table-row>
        <table:table-row table:style-name="ro1">
          <table:table-cell office:value-type="string" calcext:value-type="string">
            <text:p>9782800128504</text:p>
          </table:table-cell>
          <table:table-cell table:formula="of:=[.$B$1]&amp;[.A829]&amp;&quot;/[0:300]&quot;" office:value-type="string" office:string-value="https://reader.izneo.com/read/9782800128504/[0:300]" calcext:value-type="string">
            <text:p>https://reader.izneo.com/read/9782800128504/[0:300]</text:p>
          </table:table-cell>
        </table:table-row>
        <table:table-row table:style-name="ro1">
          <table:table-cell office:value-type="string" calcext:value-type="string">
            <text:p>9782800128535</text:p>
          </table:table-cell>
          <table:table-cell table:formula="of:=[.$B$1]&amp;[.A830]&amp;&quot;/[0:300]&quot;" office:value-type="string" office:string-value="https://reader.izneo.com/read/9782800128535/[0:300]" calcext:value-type="string">
            <text:p>https://reader.izneo.com/read/9782800128535/[0:300]</text:p>
          </table:table-cell>
        </table:table-row>
        <table:table-row table:style-name="ro1">
          <table:table-cell office:value-type="string" calcext:value-type="string">
            <text:p>9782800128702</text:p>
          </table:table-cell>
          <table:table-cell table:formula="of:=[.$B$1]&amp;[.A831]&amp;&quot;/[0:300]&quot;" office:value-type="string" office:string-value="https://reader.izneo.com/read/9782800128702/[0:300]" calcext:value-type="string">
            <text:p>https://reader.izneo.com/read/9782800128702/[0:300]</text:p>
          </table:table-cell>
        </table:table-row>
        <table:table-row table:style-name="ro1">
          <table:table-cell office:value-type="string" calcext:value-type="string">
            <text:p>9782800129167</text:p>
          </table:table-cell>
          <table:table-cell table:formula="of:=[.$B$1]&amp;[.A832]&amp;&quot;/[0:300]&quot;" office:value-type="string" office:string-value="https://reader.izneo.com/read/9782800129167/[0:300]" calcext:value-type="string">
            <text:p>https://reader.izneo.com/read/9782800129167/[0:300]</text:p>
          </table:table-cell>
        </table:table-row>
        <table:table-row table:style-name="ro1">
          <table:table-cell office:value-type="string" calcext:value-type="string">
            <text:p>9782800129402</text:p>
          </table:table-cell>
          <table:table-cell table:formula="of:=[.$B$1]&amp;[.A833]&amp;&quot;/[0:300]&quot;" office:value-type="string" office:string-value="https://reader.izneo.com/read/9782800129402/[0:300]" calcext:value-type="string">
            <text:p>https://reader.izneo.com/read/9782800129402/[0:300]</text:p>
          </table:table-cell>
        </table:table-row>
        <table:table-row table:style-name="ro1">
          <table:table-cell office:value-type="string" calcext:value-type="string">
            <text:p>9782800129457</text:p>
          </table:table-cell>
          <table:table-cell table:formula="of:=[.$B$1]&amp;[.A834]&amp;&quot;/[0:300]&quot;" office:value-type="string" office:string-value="https://reader.izneo.com/read/9782800129457/[0:300]" calcext:value-type="string">
            <text:p>https://reader.izneo.com/read/9782800129457/[0:300]</text:p>
          </table:table-cell>
        </table:table-row>
        <table:table-row table:style-name="ro1">
          <table:table-cell office:value-type="string" calcext:value-type="string">
            <text:p>9782800129471</text:p>
          </table:table-cell>
          <table:table-cell table:formula="of:=[.$B$1]&amp;[.A835]&amp;&quot;/[0:300]&quot;" office:value-type="string" office:string-value="https://reader.izneo.com/read/9782800129471/[0:300]" calcext:value-type="string">
            <text:p>https://reader.izneo.com/read/9782800129471/[0:300]</text:p>
          </table:table-cell>
        </table:table-row>
        <table:table-row table:style-name="ro1">
          <table:table-cell office:value-type="string" calcext:value-type="string">
            <text:p>9782800129495</text:p>
          </table:table-cell>
          <table:table-cell table:formula="of:=[.$B$1]&amp;[.A836]&amp;&quot;/[0:300]&quot;" office:value-type="string" office:string-value="https://reader.izneo.com/read/9782800129495/[0:300]" calcext:value-type="string">
            <text:p>https://reader.izneo.com/read/9782800129495/[0:300]</text:p>
          </table:table-cell>
        </table:table-row>
        <table:table-row table:style-name="ro1">
          <table:table-cell office:value-type="string" calcext:value-type="string">
            <text:p>9782800129501</text:p>
          </table:table-cell>
          <table:table-cell table:formula="of:=[.$B$1]&amp;[.A837]&amp;&quot;/[0:300]&quot;" office:value-type="string" office:string-value="https://reader.izneo.com/read/9782800129501/[0:300]" calcext:value-type="string">
            <text:p>https://reader.izneo.com/read/9782800129501/[0:300]</text:p>
          </table:table-cell>
        </table:table-row>
        <table:table-row table:style-name="ro1">
          <table:table-cell office:value-type="string" calcext:value-type="string">
            <text:p>9782800129563</text:p>
          </table:table-cell>
          <table:table-cell table:formula="of:=[.$B$1]&amp;[.A838]&amp;&quot;/[0:300]&quot;" office:value-type="string" office:string-value="https://reader.izneo.com/read/9782800129563/[0:300]" calcext:value-type="string">
            <text:p>https://reader.izneo.com/read/9782800129563/[0:300]</text:p>
          </table:table-cell>
        </table:table-row>
        <table:table-row table:style-name="ro1">
          <table:table-cell office:value-type="string" calcext:value-type="string">
            <text:p>9782800129815</text:p>
          </table:table-cell>
          <table:table-cell table:formula="of:=[.$B$1]&amp;[.A839]&amp;&quot;/[0:300]&quot;" office:value-type="string" office:string-value="https://reader.izneo.com/read/9782800129815/[0:300]" calcext:value-type="string">
            <text:p>https://reader.izneo.com/read/9782800129815/[0:300]</text:p>
          </table:table-cell>
        </table:table-row>
        <table:table-row table:style-name="ro1">
          <table:table-cell office:value-type="string" calcext:value-type="string">
            <text:p>9782800130439</text:p>
          </table:table-cell>
          <table:table-cell table:formula="of:=[.$B$1]&amp;[.A840]&amp;&quot;/[0:300]&quot;" office:value-type="string" office:string-value="https://reader.izneo.com/read/9782800130439/[0:300]" calcext:value-type="string">
            <text:p>https://reader.izneo.com/read/9782800130439/[0:300]</text:p>
          </table:table-cell>
        </table:table-row>
        <table:table-row table:style-name="ro1">
          <table:table-cell office:value-type="string" calcext:value-type="string">
            <text:p>9782800130460</text:p>
          </table:table-cell>
          <table:table-cell table:formula="of:=[.$B$1]&amp;[.A841]&amp;&quot;/[0:300]&quot;" office:value-type="string" office:string-value="https://reader.izneo.com/read/9782800130460/[0:300]" calcext:value-type="string">
            <text:p>https://reader.izneo.com/read/9782800130460/[0:300]</text:p>
          </table:table-cell>
        </table:table-row>
        <table:table-row table:style-name="ro1">
          <table:table-cell office:value-type="string" calcext:value-type="string">
            <text:p>9782800130958</text:p>
          </table:table-cell>
          <table:table-cell table:formula="of:=[.$B$1]&amp;[.A842]&amp;&quot;/[0:300]&quot;" office:value-type="string" office:string-value="https://reader.izneo.com/read/9782800130958/[0:300]" calcext:value-type="string">
            <text:p>https://reader.izneo.com/read/9782800130958/[0:300]</text:p>
          </table:table-cell>
        </table:table-row>
        <table:table-row table:style-name="ro1">
          <table:table-cell office:value-type="string" calcext:value-type="string">
            <text:p>9782800131023</text:p>
          </table:table-cell>
          <table:table-cell table:formula="of:=[.$B$1]&amp;[.A843]&amp;&quot;/[0:300]&quot;" office:value-type="string" office:string-value="https://reader.izneo.com/read/9782800131023/[0:300]" calcext:value-type="string">
            <text:p>https://reader.izneo.com/read/9782800131023/[0:300]</text:p>
          </table:table-cell>
        </table:table-row>
        <table:table-row table:style-name="ro1">
          <table:table-cell office:value-type="string" calcext:value-type="string">
            <text:p>9782800131092</text:p>
          </table:table-cell>
          <table:table-cell table:formula="of:=[.$B$1]&amp;[.A844]&amp;&quot;/[0:300]&quot;" office:value-type="string" office:string-value="https://reader.izneo.com/read/9782800131092/[0:300]" calcext:value-type="string">
            <text:p>https://reader.izneo.com/read/9782800131092/[0:300]</text:p>
          </table:table-cell>
        </table:table-row>
        <table:table-row table:style-name="ro1">
          <table:table-cell office:value-type="string" calcext:value-type="string">
            <text:p>9782800131214</text:p>
          </table:table-cell>
          <table:table-cell table:formula="of:=[.$B$1]&amp;[.A845]&amp;&quot;/[0:300]&quot;" office:value-type="string" office:string-value="https://reader.izneo.com/read/9782800131214/[0:300]" calcext:value-type="string">
            <text:p>https://reader.izneo.com/read/9782800131214/[0:300]</text:p>
          </table:table-cell>
        </table:table-row>
        <table:table-row table:style-name="ro1">
          <table:table-cell office:value-type="string" calcext:value-type="string">
            <text:p>9782800131221</text:p>
          </table:table-cell>
          <table:table-cell table:formula="of:=[.$B$1]&amp;[.A846]&amp;&quot;/[0:300]&quot;" office:value-type="string" office:string-value="https://reader.izneo.com/read/9782800131221/[0:300]" calcext:value-type="string">
            <text:p>https://reader.izneo.com/read/9782800131221/[0:300]</text:p>
          </table:table-cell>
        </table:table-row>
        <table:table-row table:style-name="ro1">
          <table:table-cell office:value-type="string" calcext:value-type="string">
            <text:p>9782800131238</text:p>
          </table:table-cell>
          <table:table-cell table:formula="of:=[.$B$1]&amp;[.A847]&amp;&quot;/[0:300]&quot;" office:value-type="string" office:string-value="https://reader.izneo.com/read/9782800131238/[0:300]" calcext:value-type="string">
            <text:p>https://reader.izneo.com/read/9782800131238/[0:300]</text:p>
          </table:table-cell>
        </table:table-row>
        <table:table-row table:style-name="ro1">
          <table:table-cell office:value-type="string" calcext:value-type="string">
            <text:p>9782800131405</text:p>
          </table:table-cell>
          <table:table-cell table:formula="of:=[.$B$1]&amp;[.A848]&amp;&quot;/[0:300]&quot;" office:value-type="string" office:string-value="https://reader.izneo.com/read/9782800131405/[0:300]" calcext:value-type="string">
            <text:p>https://reader.izneo.com/read/9782800131405/[0:300]</text:p>
          </table:table-cell>
        </table:table-row>
        <table:table-row table:style-name="ro1">
          <table:table-cell office:value-type="string" calcext:value-type="string">
            <text:p>9782800131412</text:p>
          </table:table-cell>
          <table:table-cell table:formula="of:=[.$B$1]&amp;[.A849]&amp;&quot;/[0:300]&quot;" office:value-type="string" office:string-value="https://reader.izneo.com/read/9782800131412/[0:300]" calcext:value-type="string">
            <text:p>https://reader.izneo.com/read/9782800131412/[0:300]</text:p>
          </table:table-cell>
        </table:table-row>
        <table:table-row table:style-name="ro1">
          <table:table-cell office:value-type="string" calcext:value-type="string">
            <text:p>9782800131702</text:p>
          </table:table-cell>
          <table:table-cell table:formula="of:=[.$B$1]&amp;[.A850]&amp;&quot;/[0:300]&quot;" office:value-type="string" office:string-value="https://reader.izneo.com/read/9782800131702/[0:300]" calcext:value-type="string">
            <text:p>https://reader.izneo.com/read/9782800131702/[0:300]</text:p>
          </table:table-cell>
        </table:table-row>
        <table:table-row table:style-name="ro1">
          <table:table-cell office:value-type="string" calcext:value-type="string">
            <text:p>9782800131719</text:p>
          </table:table-cell>
          <table:table-cell table:formula="of:=[.$B$1]&amp;[.A851]&amp;&quot;/[0:300]&quot;" office:value-type="string" office:string-value="https://reader.izneo.com/read/9782800131719/[0:300]" calcext:value-type="string">
            <text:p>https://reader.izneo.com/read/9782800131719/[0:300]</text:p>
          </table:table-cell>
        </table:table-row>
        <table:table-row table:style-name="ro1">
          <table:table-cell office:value-type="string" calcext:value-type="string">
            <text:p>9782800131726</text:p>
          </table:table-cell>
          <table:table-cell table:formula="of:=[.$B$1]&amp;[.A852]&amp;&quot;/[0:300]&quot;" office:value-type="string" office:string-value="https://reader.izneo.com/read/9782800131726/[0:300]" calcext:value-type="string">
            <text:p>https://reader.izneo.com/read/9782800131726/[0:300]</text:p>
          </table:table-cell>
        </table:table-row>
        <table:table-row table:style-name="ro1">
          <table:table-cell office:value-type="string" calcext:value-type="string">
            <text:p>9782800131733</text:p>
          </table:table-cell>
          <table:table-cell table:formula="of:=[.$B$1]&amp;[.A853]&amp;&quot;/[0:300]&quot;" office:value-type="string" office:string-value="https://reader.izneo.com/read/9782800131733/[0:300]" calcext:value-type="string">
            <text:p>https://reader.izneo.com/read/9782800131733/[0:300]</text:p>
          </table:table-cell>
        </table:table-row>
        <table:table-row table:style-name="ro1">
          <table:table-cell office:value-type="string" calcext:value-type="string">
            <text:p>9782800131740</text:p>
          </table:table-cell>
          <table:table-cell table:formula="of:=[.$B$1]&amp;[.A854]&amp;&quot;/[0:300]&quot;" office:value-type="string" office:string-value="https://reader.izneo.com/read/9782800131740/[0:300]" calcext:value-type="string">
            <text:p>https://reader.izneo.com/read/9782800131740/[0:300]</text:p>
          </table:table-cell>
        </table:table-row>
        <table:table-row table:style-name="ro1">
          <table:table-cell office:value-type="string" calcext:value-type="string">
            <text:p>9782800131757</text:p>
          </table:table-cell>
          <table:table-cell table:formula="of:=[.$B$1]&amp;[.A855]&amp;&quot;/[0:300]&quot;" office:value-type="string" office:string-value="https://reader.izneo.com/read/9782800131757/[0:300]" calcext:value-type="string">
            <text:p>https://reader.izneo.com/read/9782800131757/[0:300]</text:p>
          </table:table-cell>
        </table:table-row>
        <table:table-row table:style-name="ro1">
          <table:table-cell office:value-type="string" calcext:value-type="string">
            <text:p>9782800132297</text:p>
          </table:table-cell>
          <table:table-cell table:formula="of:=[.$B$1]&amp;[.A856]&amp;&quot;/[0:300]&quot;" office:value-type="string" office:string-value="https://reader.izneo.com/read/9782800132297/[0:300]" calcext:value-type="string">
            <text:p>https://reader.izneo.com/read/9782800132297/[0:300]</text:p>
          </table:table-cell>
        </table:table-row>
        <table:table-row table:style-name="ro1">
          <table:table-cell office:value-type="string" calcext:value-type="string">
            <text:p>9782800132372</text:p>
          </table:table-cell>
          <table:table-cell table:formula="of:=[.$B$1]&amp;[.A857]&amp;&quot;/[0:300]&quot;" office:value-type="string" office:string-value="https://reader.izneo.com/read/9782800132372/[0:300]" calcext:value-type="string">
            <text:p>https://reader.izneo.com/read/9782800132372/[0:300]</text:p>
          </table:table-cell>
        </table:table-row>
        <table:table-row table:style-name="ro1">
          <table:table-cell office:value-type="string" calcext:value-type="string">
            <text:p>9782800132389</text:p>
          </table:table-cell>
          <table:table-cell table:formula="of:=[.$B$1]&amp;[.A858]&amp;&quot;/[0:300]&quot;" office:value-type="string" office:string-value="https://reader.izneo.com/read/9782800132389/[0:300]" calcext:value-type="string">
            <text:p>https://reader.izneo.com/read/9782800132389/[0:300]</text:p>
          </table:table-cell>
        </table:table-row>
        <table:table-row table:style-name="ro1">
          <table:table-cell office:value-type="string" calcext:value-type="string">
            <text:p>9782800132396</text:p>
          </table:table-cell>
          <table:table-cell table:formula="of:=[.$B$1]&amp;[.A859]&amp;&quot;/[0:300]&quot;" office:value-type="string" office:string-value="https://reader.izneo.com/read/9782800132396/[0:300]" calcext:value-type="string">
            <text:p>https://reader.izneo.com/read/9782800132396/[0:300]</text:p>
          </table:table-cell>
        </table:table-row>
        <table:table-row table:style-name="ro1">
          <table:table-cell office:value-type="string" calcext:value-type="string">
            <text:p>9782800132471</text:p>
          </table:table-cell>
          <table:table-cell table:formula="of:=[.$B$1]&amp;[.A860]&amp;&quot;/[0:300]&quot;" office:value-type="string" office:string-value="https://reader.izneo.com/read/9782800132471/[0:300]" calcext:value-type="string">
            <text:p>https://reader.izneo.com/read/9782800132471/[0:300]</text:p>
          </table:table-cell>
        </table:table-row>
        <table:table-row table:style-name="ro1">
          <table:table-cell office:value-type="string" calcext:value-type="string">
            <text:p>9782800132587</text:p>
          </table:table-cell>
          <table:table-cell table:formula="of:=[.$B$1]&amp;[.A861]&amp;&quot;/[0:300]&quot;" office:value-type="string" office:string-value="https://reader.izneo.com/read/9782800132587/[0:300]" calcext:value-type="string">
            <text:p>https://reader.izneo.com/read/9782800132587/[0:300]</text:p>
          </table:table-cell>
        </table:table-row>
        <table:table-row table:style-name="ro1">
          <table:table-cell office:value-type="string" calcext:value-type="string">
            <text:p>9782800132624</text:p>
          </table:table-cell>
          <table:table-cell table:formula="of:=[.$B$1]&amp;[.A862]&amp;&quot;/[0:300]&quot;" office:value-type="string" office:string-value="https://reader.izneo.com/read/9782800132624/[0:300]" calcext:value-type="string">
            <text:p>https://reader.izneo.com/read/9782800132624/[0:300]</text:p>
          </table:table-cell>
        </table:table-row>
        <table:table-row table:style-name="ro1">
          <table:table-cell office:value-type="string" calcext:value-type="string">
            <text:p>9782800132679</text:p>
          </table:table-cell>
          <table:table-cell table:formula="of:=[.$B$1]&amp;[.A863]&amp;&quot;/[0:300]&quot;" office:value-type="string" office:string-value="https://reader.izneo.com/read/9782800132679/[0:300]" calcext:value-type="string">
            <text:p>https://reader.izneo.com/read/9782800132679/[0:300]</text:p>
          </table:table-cell>
        </table:table-row>
        <table:table-row table:style-name="ro1">
          <table:table-cell office:value-type="string" calcext:value-type="string">
            <text:p>9782800132709</text:p>
          </table:table-cell>
          <table:table-cell table:formula="of:=[.$B$1]&amp;[.A864]&amp;&quot;/[0:300]&quot;" office:value-type="string" office:string-value="https://reader.izneo.com/read/9782800132709/[0:300]" calcext:value-type="string">
            <text:p>https://reader.izneo.com/read/9782800132709/[0:300]</text:p>
          </table:table-cell>
        </table:table-row>
        <table:table-row table:style-name="ro1">
          <table:table-cell office:value-type="string" calcext:value-type="string">
            <text:p>9782800133300</text:p>
          </table:table-cell>
          <table:table-cell table:formula="of:=[.$B$1]&amp;[.A865]&amp;&quot;/[0:300]&quot;" office:value-type="string" office:string-value="https://reader.izneo.com/read/9782800133300/[0:300]" calcext:value-type="string">
            <text:p>https://reader.izneo.com/read/9782800133300/[0:300]</text:p>
          </table:table-cell>
        </table:table-row>
        <table:table-row table:style-name="ro1">
          <table:table-cell office:value-type="string" calcext:value-type="string">
            <text:p>9782800133539</text:p>
          </table:table-cell>
          <table:table-cell table:formula="of:=[.$B$1]&amp;[.A866]&amp;&quot;/[0:300]&quot;" office:value-type="string" office:string-value="https://reader.izneo.com/read/9782800133539/[0:300]" calcext:value-type="string">
            <text:p>https://reader.izneo.com/read/9782800133539/[0:300]</text:p>
          </table:table-cell>
        </table:table-row>
        <table:table-row table:style-name="ro1">
          <table:table-cell office:value-type="string" calcext:value-type="string">
            <text:p>9782800133546</text:p>
          </table:table-cell>
          <table:table-cell table:formula="of:=[.$B$1]&amp;[.A867]&amp;&quot;/[0:300]&quot;" office:value-type="string" office:string-value="https://reader.izneo.com/read/9782800133546/[0:300]" calcext:value-type="string">
            <text:p>https://reader.izneo.com/read/9782800133546/[0:300]</text:p>
          </table:table-cell>
        </table:table-row>
        <table:table-row table:style-name="ro1">
          <table:table-cell office:value-type="string" calcext:value-type="string">
            <text:p>9782800133560</text:p>
          </table:table-cell>
          <table:table-cell table:formula="of:=[.$B$1]&amp;[.A868]&amp;&quot;/[0:300]&quot;" office:value-type="string" office:string-value="https://reader.izneo.com/read/9782800133560/[0:300]" calcext:value-type="string">
            <text:p>https://reader.izneo.com/read/9782800133560/[0:300]</text:p>
          </table:table-cell>
        </table:table-row>
        <table:table-row table:style-name="ro1">
          <table:table-cell office:value-type="string" calcext:value-type="string">
            <text:p>9782800133768</text:p>
          </table:table-cell>
          <table:table-cell table:formula="of:=[.$B$1]&amp;[.A869]&amp;&quot;/[0:300]&quot;" office:value-type="string" office:string-value="https://reader.izneo.com/read/9782800133768/[0:300]" calcext:value-type="string">
            <text:p>https://reader.izneo.com/read/9782800133768/[0:300]</text:p>
          </table:table-cell>
        </table:table-row>
        <table:table-row table:style-name="ro1">
          <table:table-cell office:value-type="string" calcext:value-type="string">
            <text:p>9782800133867</text:p>
          </table:table-cell>
          <table:table-cell table:formula="of:=[.$B$1]&amp;[.A870]&amp;&quot;/[0:300]&quot;" office:value-type="string" office:string-value="https://reader.izneo.com/read/9782800133867/[0:300]" calcext:value-type="string">
            <text:p>https://reader.izneo.com/read/9782800133867/[0:300]</text:p>
          </table:table-cell>
        </table:table-row>
        <table:table-row table:style-name="ro1">
          <table:table-cell office:value-type="string" calcext:value-type="string">
            <text:p>9782800133874</text:p>
          </table:table-cell>
          <table:table-cell table:formula="of:=[.$B$1]&amp;[.A871]&amp;&quot;/[0:300]&quot;" office:value-type="string" office:string-value="https://reader.izneo.com/read/9782800133874/[0:300]" calcext:value-type="string">
            <text:p>https://reader.izneo.com/read/9782800133874/[0:300]</text:p>
          </table:table-cell>
        </table:table-row>
        <table:table-row table:style-name="ro1">
          <table:table-cell office:value-type="string" calcext:value-type="string">
            <text:p>9782800133881</text:p>
          </table:table-cell>
          <table:table-cell table:formula="of:=[.$B$1]&amp;[.A872]&amp;&quot;/[0:300]&quot;" office:value-type="string" office:string-value="https://reader.izneo.com/read/9782800133881/[0:300]" calcext:value-type="string">
            <text:p>https://reader.izneo.com/read/9782800133881/[0:300]</text:p>
          </table:table-cell>
        </table:table-row>
        <table:table-row table:style-name="ro1">
          <table:table-cell office:value-type="string" calcext:value-type="string">
            <text:p>9782800133898</text:p>
          </table:table-cell>
          <table:table-cell table:formula="of:=[.$B$1]&amp;[.A873]&amp;&quot;/[0:300]&quot;" office:value-type="string" office:string-value="https://reader.izneo.com/read/9782800133898/[0:300]" calcext:value-type="string">
            <text:p>https://reader.izneo.com/read/9782800133898/[0:300]</text:p>
          </table:table-cell>
        </table:table-row>
        <table:table-row table:style-name="ro1">
          <table:table-cell office:value-type="string" calcext:value-type="string">
            <text:p>9782800133904</text:p>
          </table:table-cell>
          <table:table-cell table:formula="of:=[.$B$1]&amp;[.A874]&amp;&quot;/[0:300]&quot;" office:value-type="string" office:string-value="https://reader.izneo.com/read/9782800133904/[0:300]" calcext:value-type="string">
            <text:p>https://reader.izneo.com/read/9782800133904/[0:300]</text:p>
          </table:table-cell>
        </table:table-row>
        <table:table-row table:style-name="ro1">
          <table:table-cell office:value-type="string" calcext:value-type="string">
            <text:p>9782800134031</text:p>
          </table:table-cell>
          <table:table-cell table:formula="of:=[.$B$1]&amp;[.A875]&amp;&quot;/[0:300]&quot;" office:value-type="string" office:string-value="https://reader.izneo.com/read/9782800134031/[0:300]" calcext:value-type="string">
            <text:p>https://reader.izneo.com/read/9782800134031/[0:300]</text:p>
          </table:table-cell>
        </table:table-row>
        <table:table-row table:style-name="ro1">
          <table:table-cell office:value-type="string" calcext:value-type="string">
            <text:p>9782800134369</text:p>
          </table:table-cell>
          <table:table-cell table:formula="of:=[.$B$1]&amp;[.A876]&amp;&quot;/[0:300]&quot;" office:value-type="string" office:string-value="https://reader.izneo.com/read/9782800134369/[0:300]" calcext:value-type="string">
            <text:p>https://reader.izneo.com/read/9782800134369/[0:300]</text:p>
          </table:table-cell>
        </table:table-row>
        <table:table-row table:style-name="ro1">
          <table:table-cell office:value-type="string" calcext:value-type="string">
            <text:p>9782800134628</text:p>
          </table:table-cell>
          <table:table-cell table:formula="of:=[.$B$1]&amp;[.A877]&amp;&quot;/[0:300]&quot;" office:value-type="string" office:string-value="https://reader.izneo.com/read/9782800134628/[0:300]" calcext:value-type="string">
            <text:p>https://reader.izneo.com/read/9782800134628/[0:300]</text:p>
          </table:table-cell>
        </table:table-row>
        <table:table-row table:style-name="ro1">
          <table:table-cell office:value-type="string" calcext:value-type="string">
            <text:p>9782800134963</text:p>
          </table:table-cell>
          <table:table-cell table:formula="of:=[.$B$1]&amp;[.A878]&amp;&quot;/[0:300]&quot;" office:value-type="string" office:string-value="https://reader.izneo.com/read/9782800134963/[0:300]" calcext:value-type="string">
            <text:p>https://reader.izneo.com/read/9782800134963/[0:300]</text:p>
          </table:table-cell>
        </table:table-row>
        <table:table-row table:style-name="ro1">
          <table:table-cell office:value-type="string" calcext:value-type="string">
            <text:p>9782800134970</text:p>
          </table:table-cell>
          <table:table-cell table:formula="of:=[.$B$1]&amp;[.A879]&amp;&quot;/[0:300]&quot;" office:value-type="string" office:string-value="https://reader.izneo.com/read/9782800134970/[0:300]" calcext:value-type="string">
            <text:p>https://reader.izneo.com/read/9782800134970/[0:300]</text:p>
          </table:table-cell>
        </table:table-row>
        <table:table-row table:style-name="ro1">
          <table:table-cell office:value-type="string" calcext:value-type="string">
            <text:p>9782800134987</text:p>
          </table:table-cell>
          <table:table-cell table:formula="of:=[.$B$1]&amp;[.A880]&amp;&quot;/[0:300]&quot;" office:value-type="string" office:string-value="https://reader.izneo.com/read/9782800134987/[0:300]" calcext:value-type="string">
            <text:p>https://reader.izneo.com/read/9782800134987/[0:300]</text:p>
          </table:table-cell>
        </table:table-row>
        <table:table-row table:style-name="ro1">
          <table:table-cell office:value-type="string" calcext:value-type="string">
            <text:p>9782800134994</text:p>
          </table:table-cell>
          <table:table-cell table:formula="of:=[.$B$1]&amp;[.A881]&amp;&quot;/[0:300]&quot;" office:value-type="string" office:string-value="https://reader.izneo.com/read/9782800134994/[0:300]" calcext:value-type="string">
            <text:p>https://reader.izneo.com/read/9782800134994/[0:300]</text:p>
          </table:table-cell>
        </table:table-row>
        <table:table-row table:style-name="ro1">
          <table:table-cell office:value-type="string" calcext:value-type="string">
            <text:p>9782800135007</text:p>
          </table:table-cell>
          <table:table-cell table:formula="of:=[.$B$1]&amp;[.A882]&amp;&quot;/[0:300]&quot;" office:value-type="string" office:string-value="https://reader.izneo.com/read/9782800135007/[0:300]" calcext:value-type="string">
            <text:p>https://reader.izneo.com/read/9782800135007/[0:300]</text:p>
          </table:table-cell>
        </table:table-row>
        <table:table-row table:style-name="ro1">
          <table:table-cell office:value-type="string" calcext:value-type="string">
            <text:p>9782800135076</text:p>
          </table:table-cell>
          <table:table-cell table:formula="of:=[.$B$1]&amp;[.A883]&amp;&quot;/[0:300]&quot;" office:value-type="string" office:string-value="https://reader.izneo.com/read/9782800135076/[0:300]" calcext:value-type="string">
            <text:p>https://reader.izneo.com/read/9782800135076/[0:300]</text:p>
          </table:table-cell>
        </table:table-row>
        <table:table-row table:style-name="ro1">
          <table:table-cell office:value-type="string" calcext:value-type="string">
            <text:p>9782800135113</text:p>
          </table:table-cell>
          <table:table-cell table:formula="of:=[.$B$1]&amp;[.A884]&amp;&quot;/[0:300]&quot;" office:value-type="string" office:string-value="https://reader.izneo.com/read/9782800135113/[0:300]" calcext:value-type="string">
            <text:p>https://reader.izneo.com/read/9782800135113/[0:300]</text:p>
          </table:table-cell>
        </table:table-row>
        <table:table-row table:style-name="ro1">
          <table:table-cell office:value-type="string" calcext:value-type="string">
            <text:p>9782800135168</text:p>
          </table:table-cell>
          <table:table-cell table:formula="of:=[.$B$1]&amp;[.A885]&amp;&quot;/[0:300]&quot;" office:value-type="string" office:string-value="https://reader.izneo.com/read/9782800135168/[0:300]" calcext:value-type="string">
            <text:p>https://reader.izneo.com/read/9782800135168/[0:300]</text:p>
          </table:table-cell>
        </table:table-row>
        <table:table-row table:style-name="ro1">
          <table:table-cell office:value-type="string" calcext:value-type="string">
            <text:p>9782800135182</text:p>
          </table:table-cell>
          <table:table-cell table:formula="of:=[.$B$1]&amp;[.A886]&amp;&quot;/[0:300]&quot;" office:value-type="string" office:string-value="https://reader.izneo.com/read/9782800135182/[0:300]" calcext:value-type="string">
            <text:p>https://reader.izneo.com/read/9782800135182/[0:300]</text:p>
          </table:table-cell>
        </table:table-row>
        <table:table-row table:style-name="ro1">
          <table:table-cell office:value-type="string" calcext:value-type="string">
            <text:p>9782800135281</text:p>
          </table:table-cell>
          <table:table-cell table:formula="of:=[.$B$1]&amp;[.A887]&amp;&quot;/[0:300]&quot;" office:value-type="string" office:string-value="https://reader.izneo.com/read/9782800135281/[0:300]" calcext:value-type="string">
            <text:p>https://reader.izneo.com/read/9782800135281/[0:300]</text:p>
          </table:table-cell>
        </table:table-row>
        <table:table-row table:style-name="ro1">
          <table:table-cell office:value-type="string" calcext:value-type="string">
            <text:p>9782800135298</text:p>
          </table:table-cell>
          <table:table-cell table:formula="of:=[.$B$1]&amp;[.A888]&amp;&quot;/[0:300]&quot;" office:value-type="string" office:string-value="https://reader.izneo.com/read/9782800135298/[0:300]" calcext:value-type="string">
            <text:p>https://reader.izneo.com/read/9782800135298/[0:300]</text:p>
          </table:table-cell>
        </table:table-row>
        <table:table-row table:style-name="ro1">
          <table:table-cell office:value-type="string" calcext:value-type="string">
            <text:p>9782800135366</text:p>
          </table:table-cell>
          <table:table-cell table:formula="of:=[.$B$1]&amp;[.A889]&amp;&quot;/[0:300]&quot;" office:value-type="string" office:string-value="https://reader.izneo.com/read/9782800135366/[0:300]" calcext:value-type="string">
            <text:p>https://reader.izneo.com/read/9782800135366/[0:300]</text:p>
          </table:table-cell>
        </table:table-row>
        <table:table-row table:style-name="ro1">
          <table:table-cell office:value-type="string" calcext:value-type="string">
            <text:p>9782800135373</text:p>
          </table:table-cell>
          <table:table-cell table:formula="of:=[.$B$1]&amp;[.A890]&amp;&quot;/[0:300]&quot;" office:value-type="string" office:string-value="https://reader.izneo.com/read/9782800135373/[0:300]" calcext:value-type="string">
            <text:p>https://reader.izneo.com/read/9782800135373/[0:300]</text:p>
          </table:table-cell>
        </table:table-row>
        <table:table-row table:style-name="ro1">
          <table:table-cell office:value-type="string" calcext:value-type="string">
            <text:p>9782800135380</text:p>
          </table:table-cell>
          <table:table-cell table:formula="of:=[.$B$1]&amp;[.A891]&amp;&quot;/[0:300]&quot;" office:value-type="string" office:string-value="https://reader.izneo.com/read/9782800135380/[0:300]" calcext:value-type="string">
            <text:p>https://reader.izneo.com/read/9782800135380/[0:300]</text:p>
          </table:table-cell>
        </table:table-row>
        <table:table-row table:style-name="ro1">
          <table:table-cell office:value-type="string" calcext:value-type="string">
            <text:p>9782800135397</text:p>
          </table:table-cell>
          <table:table-cell table:formula="of:=[.$B$1]&amp;[.A892]&amp;&quot;/[0:300]&quot;" office:value-type="string" office:string-value="https://reader.izneo.com/read/9782800135397/[0:300]" calcext:value-type="string">
            <text:p>https://reader.izneo.com/read/9782800135397/[0:300]</text:p>
          </table:table-cell>
        </table:table-row>
        <table:table-row table:style-name="ro1">
          <table:table-cell office:value-type="string" calcext:value-type="string">
            <text:p>9782800135779</text:p>
          </table:table-cell>
          <table:table-cell table:formula="of:=[.$B$1]&amp;[.A893]&amp;&quot;/[0:300]&quot;" office:value-type="string" office:string-value="https://reader.izneo.com/read/9782800135779/[0:300]" calcext:value-type="string">
            <text:p>https://reader.izneo.com/read/9782800135779/[0:300]</text:p>
          </table:table-cell>
        </table:table-row>
        <table:table-row table:style-name="ro1">
          <table:table-cell office:value-type="string" calcext:value-type="string">
            <text:p>9782800135786</text:p>
          </table:table-cell>
          <table:table-cell table:formula="of:=[.$B$1]&amp;[.A894]&amp;&quot;/[0:300]&quot;" office:value-type="string" office:string-value="https://reader.izneo.com/read/9782800135786/[0:300]" calcext:value-type="string">
            <text:p>https://reader.izneo.com/read/9782800135786/[0:300]</text:p>
          </table:table-cell>
        </table:table-row>
        <table:table-row table:style-name="ro1">
          <table:table-cell office:value-type="string" calcext:value-type="string">
            <text:p>9782800135793</text:p>
          </table:table-cell>
          <table:table-cell table:formula="of:=[.$B$1]&amp;[.A895]&amp;&quot;/[0:300]&quot;" office:value-type="string" office:string-value="https://reader.izneo.com/read/9782800135793/[0:300]" calcext:value-type="string">
            <text:p>https://reader.izneo.com/read/9782800135793/[0:300]</text:p>
          </table:table-cell>
        </table:table-row>
        <table:table-row table:style-name="ro1">
          <table:table-cell office:value-type="string" calcext:value-type="string">
            <text:p>9782800135953</text:p>
          </table:table-cell>
          <table:table-cell table:formula="of:=[.$B$1]&amp;[.A896]&amp;&quot;/[0:300]&quot;" office:value-type="string" office:string-value="https://reader.izneo.com/read/9782800135953/[0:300]" calcext:value-type="string">
            <text:p>https://reader.izneo.com/read/9782800135953/[0:300]</text:p>
          </table:table-cell>
        </table:table-row>
        <table:table-row table:style-name="ro1">
          <table:table-cell office:value-type="string" calcext:value-type="string">
            <text:p>9782800135960</text:p>
          </table:table-cell>
          <table:table-cell table:formula="of:=[.$B$1]&amp;[.A897]&amp;&quot;/[0:300]&quot;" office:value-type="string" office:string-value="https://reader.izneo.com/read/9782800135960/[0:300]" calcext:value-type="string">
            <text:p>https://reader.izneo.com/read/9782800135960/[0:300]</text:p>
          </table:table-cell>
        </table:table-row>
        <table:table-row table:style-name="ro1">
          <table:table-cell office:value-type="string" calcext:value-type="string">
            <text:p>9782800135977</text:p>
          </table:table-cell>
          <table:table-cell table:formula="of:=[.$B$1]&amp;[.A898]&amp;&quot;/[0:300]&quot;" office:value-type="string" office:string-value="https://reader.izneo.com/read/9782800135977/[0:300]" calcext:value-type="string">
            <text:p>https://reader.izneo.com/read/9782800135977/[0:300]</text:p>
          </table:table-cell>
        </table:table-row>
        <table:table-row table:style-name="ro1">
          <table:table-cell office:value-type="string" calcext:value-type="string">
            <text:p>9782800136080</text:p>
          </table:table-cell>
          <table:table-cell table:formula="of:=[.$B$1]&amp;[.A899]&amp;&quot;/[0:300]&quot;" office:value-type="string" office:string-value="https://reader.izneo.com/read/9782800136080/[0:300]" calcext:value-type="string">
            <text:p>https://reader.izneo.com/read/9782800136080/[0:300]</text:p>
          </table:table-cell>
        </table:table-row>
        <table:table-row table:style-name="ro1">
          <table:table-cell office:value-type="string" calcext:value-type="string">
            <text:p>9782800136318</text:p>
          </table:table-cell>
          <table:table-cell table:formula="of:=[.$B$1]&amp;[.A900]&amp;&quot;/[0:300]&quot;" office:value-type="string" office:string-value="https://reader.izneo.com/read/9782800136318/[0:300]" calcext:value-type="string">
            <text:p>https://reader.izneo.com/read/9782800136318/[0:300]</text:p>
          </table:table-cell>
        </table:table-row>
        <table:table-row table:style-name="ro1">
          <table:table-cell office:value-type="string" calcext:value-type="string">
            <text:p>9782800136356</text:p>
          </table:table-cell>
          <table:table-cell table:formula="of:=[.$B$1]&amp;[.A901]&amp;&quot;/[0:300]&quot;" office:value-type="string" office:string-value="https://reader.izneo.com/read/9782800136356/[0:300]" calcext:value-type="string">
            <text:p>https://reader.izneo.com/read/9782800136356/[0:300]</text:p>
          </table:table-cell>
        </table:table-row>
        <table:table-row table:style-name="ro1">
          <table:table-cell office:value-type="string" calcext:value-type="string">
            <text:p>9782800136387</text:p>
          </table:table-cell>
          <table:table-cell table:formula="of:=[.$B$1]&amp;[.A902]&amp;&quot;/[0:300]&quot;" office:value-type="string" office:string-value="https://reader.izneo.com/read/9782800136387/[0:300]" calcext:value-type="string">
            <text:p>https://reader.izneo.com/read/9782800136387/[0:300]</text:p>
          </table:table-cell>
        </table:table-row>
        <table:table-row table:style-name="ro1">
          <table:table-cell office:value-type="string" calcext:value-type="string">
            <text:p>9782800136516</text:p>
          </table:table-cell>
          <table:table-cell table:formula="of:=[.$B$1]&amp;[.A903]&amp;&quot;/[0:300]&quot;" office:value-type="string" office:string-value="https://reader.izneo.com/read/9782800136516/[0:300]" calcext:value-type="string">
            <text:p>https://reader.izneo.com/read/9782800136516/[0:300]</text:p>
          </table:table-cell>
        </table:table-row>
        <table:table-row table:style-name="ro1">
          <table:table-cell office:value-type="string" calcext:value-type="string">
            <text:p>9782800136523</text:p>
          </table:table-cell>
          <table:table-cell table:formula="of:=[.$B$1]&amp;[.A904]&amp;&quot;/[0:300]&quot;" office:value-type="string" office:string-value="https://reader.izneo.com/read/9782800136523/[0:300]" calcext:value-type="string">
            <text:p>https://reader.izneo.com/read/9782800136523/[0:300]</text:p>
          </table:table-cell>
        </table:table-row>
        <table:table-row table:style-name="ro1">
          <table:table-cell office:value-type="string" calcext:value-type="string">
            <text:p>9782800136554</text:p>
          </table:table-cell>
          <table:table-cell table:formula="of:=[.$B$1]&amp;[.A905]&amp;&quot;/[0:300]&quot;" office:value-type="string" office:string-value="https://reader.izneo.com/read/9782800136554/[0:300]" calcext:value-type="string">
            <text:p>https://reader.izneo.com/read/9782800136554/[0:300]</text:p>
          </table:table-cell>
        </table:table-row>
        <table:table-row table:style-name="ro1">
          <table:table-cell office:value-type="string" calcext:value-type="string">
            <text:p>9782800136561</text:p>
          </table:table-cell>
          <table:table-cell table:formula="of:=[.$B$1]&amp;[.A906]&amp;&quot;/[0:300]&quot;" office:value-type="string" office:string-value="https://reader.izneo.com/read/9782800136561/[0:300]" calcext:value-type="string">
            <text:p>https://reader.izneo.com/read/9782800136561/[0:300]</text:p>
          </table:table-cell>
        </table:table-row>
        <table:table-row table:style-name="ro1">
          <table:table-cell office:value-type="string" calcext:value-type="string">
            <text:p>9782800136592</text:p>
          </table:table-cell>
          <table:table-cell table:formula="of:=[.$B$1]&amp;[.A907]&amp;&quot;/[0:300]&quot;" office:value-type="string" office:string-value="https://reader.izneo.com/read/9782800136592/[0:300]" calcext:value-type="string">
            <text:p>https://reader.izneo.com/read/9782800136592/[0:300]</text:p>
          </table:table-cell>
        </table:table-row>
        <table:table-row table:style-name="ro1">
          <table:table-cell office:value-type="string" calcext:value-type="string">
            <text:p>9782800136608</text:p>
          </table:table-cell>
          <table:table-cell table:formula="of:=[.$B$1]&amp;[.A908]&amp;&quot;/[0:300]&quot;" office:value-type="string" office:string-value="https://reader.izneo.com/read/9782800136608/[0:300]" calcext:value-type="string">
            <text:p>https://reader.izneo.com/read/9782800136608/[0:300]</text:p>
          </table:table-cell>
        </table:table-row>
        <table:table-row table:style-name="ro1">
          <table:table-cell office:value-type="string" calcext:value-type="string">
            <text:p>9782800136776</text:p>
          </table:table-cell>
          <table:table-cell table:formula="of:=[.$B$1]&amp;[.A909]&amp;&quot;/[0:300]&quot;" office:value-type="string" office:string-value="https://reader.izneo.com/read/9782800136776/[0:300]" calcext:value-type="string">
            <text:p>https://reader.izneo.com/read/9782800136776/[0:300]</text:p>
          </table:table-cell>
        </table:table-row>
        <table:table-row table:style-name="ro1">
          <table:table-cell office:value-type="string" calcext:value-type="string">
            <text:p>9782800136929</text:p>
          </table:table-cell>
          <table:table-cell table:formula="of:=[.$B$1]&amp;[.A910]&amp;&quot;/[0:300]&quot;" office:value-type="string" office:string-value="https://reader.izneo.com/read/9782800136929/[0:300]" calcext:value-type="string">
            <text:p>https://reader.izneo.com/read/9782800136929/[0:300]</text:p>
          </table:table-cell>
        </table:table-row>
        <table:table-row table:style-name="ro1">
          <table:table-cell office:value-type="string" calcext:value-type="string">
            <text:p>9782800136943</text:p>
          </table:table-cell>
          <table:table-cell table:formula="of:=[.$B$1]&amp;[.A911]&amp;&quot;/[0:300]&quot;" office:value-type="string" office:string-value="https://reader.izneo.com/read/9782800136943/[0:300]" calcext:value-type="string">
            <text:p>https://reader.izneo.com/read/9782800136943/[0:300]</text:p>
          </table:table-cell>
        </table:table-row>
        <table:table-row table:style-name="ro1">
          <table:table-cell office:value-type="string" calcext:value-type="string">
            <text:p>9782800136974</text:p>
          </table:table-cell>
          <table:table-cell table:formula="of:=[.$B$1]&amp;[.A912]&amp;&quot;/[0:300]&quot;" office:value-type="string" office:string-value="https://reader.izneo.com/read/9782800136974/[0:300]" calcext:value-type="string">
            <text:p>https://reader.izneo.com/read/9782800136974/[0:300]</text:p>
          </table:table-cell>
        </table:table-row>
        <table:table-row table:style-name="ro1">
          <table:table-cell office:value-type="string" calcext:value-type="string">
            <text:p>9782800137001</text:p>
          </table:table-cell>
          <table:table-cell table:formula="of:=[.$B$1]&amp;[.A913]&amp;&quot;/[0:300]&quot;" office:value-type="string" office:string-value="https://reader.izneo.com/read/9782800137001/[0:300]" calcext:value-type="string">
            <text:p>https://reader.izneo.com/read/9782800137001/[0:300]</text:p>
          </table:table-cell>
        </table:table-row>
        <table:table-row table:style-name="ro1">
          <table:table-cell office:value-type="string" calcext:value-type="string">
            <text:p>9782800137056</text:p>
          </table:table-cell>
          <table:table-cell table:formula="of:=[.$B$1]&amp;[.A914]&amp;&quot;/[0:300]&quot;" office:value-type="string" office:string-value="https://reader.izneo.com/read/9782800137056/[0:300]" calcext:value-type="string">
            <text:p>https://reader.izneo.com/read/9782800137056/[0:300]</text:p>
          </table:table-cell>
        </table:table-row>
        <table:table-row table:style-name="ro1">
          <table:table-cell office:value-type="string" calcext:value-type="string">
            <text:p>9782800137087</text:p>
          </table:table-cell>
          <table:table-cell table:formula="of:=[.$B$1]&amp;[.A915]&amp;&quot;/[0:300]&quot;" office:value-type="string" office:string-value="https://reader.izneo.com/read/9782800137087/[0:300]" calcext:value-type="string">
            <text:p>https://reader.izneo.com/read/9782800137087/[0:300]</text:p>
          </table:table-cell>
        </table:table-row>
        <table:table-row table:style-name="ro1">
          <table:table-cell office:value-type="string" calcext:value-type="string">
            <text:p>9782800137094</text:p>
          </table:table-cell>
          <table:table-cell table:formula="of:=[.$B$1]&amp;[.A916]&amp;&quot;/[0:300]&quot;" office:value-type="string" office:string-value="https://reader.izneo.com/read/9782800137094/[0:300]" calcext:value-type="string">
            <text:p>https://reader.izneo.com/read/9782800137094/[0:300]</text:p>
          </table:table-cell>
        </table:table-row>
        <table:table-row table:style-name="ro1">
          <table:table-cell office:value-type="string" calcext:value-type="string">
            <text:p>9782800137162</text:p>
          </table:table-cell>
          <table:table-cell table:formula="of:=[.$B$1]&amp;[.A917]&amp;&quot;/[0:300]&quot;" office:value-type="string" office:string-value="https://reader.izneo.com/read/9782800137162/[0:300]" calcext:value-type="string">
            <text:p>https://reader.izneo.com/read/9782800137162/[0:300]</text:p>
          </table:table-cell>
        </table:table-row>
        <table:table-row table:style-name="ro1">
          <table:table-cell office:value-type="string" calcext:value-type="string">
            <text:p>9782800137209</text:p>
          </table:table-cell>
          <table:table-cell table:formula="of:=[.$B$1]&amp;[.A918]&amp;&quot;/[0:300]&quot;" office:value-type="string" office:string-value="https://reader.izneo.com/read/9782800137209/[0:300]" calcext:value-type="string">
            <text:p>https://reader.izneo.com/read/9782800137209/[0:300]</text:p>
          </table:table-cell>
        </table:table-row>
        <table:table-row table:style-name="ro1">
          <table:table-cell office:value-type="string" calcext:value-type="string">
            <text:p>9782800137704</text:p>
          </table:table-cell>
          <table:table-cell table:formula="of:=[.$B$1]&amp;[.A919]&amp;&quot;/[0:300]&quot;" office:value-type="string" office:string-value="https://reader.izneo.com/read/9782800137704/[0:300]" calcext:value-type="string">
            <text:p>https://reader.izneo.com/read/9782800137704/[0:300]</text:p>
          </table:table-cell>
        </table:table-row>
        <table:table-row table:style-name="ro1">
          <table:table-cell office:value-type="string" calcext:value-type="string">
            <text:p>9782800137728</text:p>
          </table:table-cell>
          <table:table-cell table:formula="of:=[.$B$1]&amp;[.A920]&amp;&quot;/[0:300]&quot;" office:value-type="string" office:string-value="https://reader.izneo.com/read/9782800137728/[0:300]" calcext:value-type="string">
            <text:p>https://reader.izneo.com/read/9782800137728/[0:300]</text:p>
          </table:table-cell>
        </table:table-row>
        <table:table-row table:style-name="ro1">
          <table:table-cell office:value-type="string" calcext:value-type="string">
            <text:p>9782800137742</text:p>
          </table:table-cell>
          <table:table-cell table:formula="of:=[.$B$1]&amp;[.A921]&amp;&quot;/[0:300]&quot;" office:value-type="string" office:string-value="https://reader.izneo.com/read/9782800137742/[0:300]" calcext:value-type="string">
            <text:p>https://reader.izneo.com/read/9782800137742/[0:300]</text:p>
          </table:table-cell>
        </table:table-row>
        <table:table-row table:style-name="ro1">
          <table:table-cell office:value-type="string" calcext:value-type="string">
            <text:p>9782800137841</text:p>
          </table:table-cell>
          <table:table-cell table:formula="of:=[.$B$1]&amp;[.A922]&amp;&quot;/[0:300]&quot;" office:value-type="string" office:string-value="https://reader.izneo.com/read/9782800137841/[0:300]" calcext:value-type="string">
            <text:p>https://reader.izneo.com/read/9782800137841/[0:300]</text:p>
          </table:table-cell>
        </table:table-row>
        <table:table-row table:style-name="ro1">
          <table:table-cell office:value-type="string" calcext:value-type="string">
            <text:p>9782800137858</text:p>
          </table:table-cell>
          <table:table-cell table:formula="of:=[.$B$1]&amp;[.A923]&amp;&quot;/[0:300]&quot;" office:value-type="string" office:string-value="https://reader.izneo.com/read/9782800137858/[0:300]" calcext:value-type="string">
            <text:p>https://reader.izneo.com/read/9782800137858/[0:300]</text:p>
          </table:table-cell>
        </table:table-row>
        <table:table-row table:style-name="ro1">
          <table:table-cell office:value-type="string" calcext:value-type="string">
            <text:p>9782800137964</text:p>
          </table:table-cell>
          <table:table-cell table:formula="of:=[.$B$1]&amp;[.A924]&amp;&quot;/[0:300]&quot;" office:value-type="string" office:string-value="https://reader.izneo.com/read/9782800137964/[0:300]" calcext:value-type="string">
            <text:p>https://reader.izneo.com/read/9782800137964/[0:300]</text:p>
          </table:table-cell>
        </table:table-row>
        <table:table-row table:style-name="ro1">
          <table:table-cell office:value-type="string" calcext:value-type="string">
            <text:p>9782800137971</text:p>
          </table:table-cell>
          <table:table-cell table:formula="of:=[.$B$1]&amp;[.A925]&amp;&quot;/[0:300]&quot;" office:value-type="string" office:string-value="https://reader.izneo.com/read/9782800137971/[0:300]" calcext:value-type="string">
            <text:p>https://reader.izneo.com/read/9782800137971/[0:300]</text:p>
          </table:table-cell>
        </table:table-row>
        <table:table-row table:style-name="ro1">
          <table:table-cell office:value-type="string" calcext:value-type="string">
            <text:p>9782800138039</text:p>
          </table:table-cell>
          <table:table-cell table:formula="of:=[.$B$1]&amp;[.A926]&amp;&quot;/[0:300]&quot;" office:value-type="string" office:string-value="https://reader.izneo.com/read/9782800138039/[0:300]" calcext:value-type="string">
            <text:p>https://reader.izneo.com/read/9782800138039/[0:300]</text:p>
          </table:table-cell>
        </table:table-row>
        <table:table-row table:style-name="ro1">
          <table:table-cell office:value-type="string" calcext:value-type="string">
            <text:p>9782800138046</text:p>
          </table:table-cell>
          <table:table-cell table:formula="of:=[.$B$1]&amp;[.A927]&amp;&quot;/[0:300]&quot;" office:value-type="string" office:string-value="https://reader.izneo.com/read/9782800138046/[0:300]" calcext:value-type="string">
            <text:p>https://reader.izneo.com/read/9782800138046/[0:300]</text:p>
          </table:table-cell>
        </table:table-row>
        <table:table-row table:style-name="ro1">
          <table:table-cell office:value-type="string" calcext:value-type="string">
            <text:p>9782800138053</text:p>
          </table:table-cell>
          <table:table-cell table:formula="of:=[.$B$1]&amp;[.A928]&amp;&quot;/[0:300]&quot;" office:value-type="string" office:string-value="https://reader.izneo.com/read/9782800138053/[0:300]" calcext:value-type="string">
            <text:p>https://reader.izneo.com/read/9782800138053/[0:300]</text:p>
          </table:table-cell>
        </table:table-row>
        <table:table-row table:style-name="ro1">
          <table:table-cell office:value-type="string" calcext:value-type="string">
            <text:p>9782800138084</text:p>
          </table:table-cell>
          <table:table-cell table:formula="of:=[.$B$1]&amp;[.A929]&amp;&quot;/[0:300]&quot;" office:value-type="string" office:string-value="https://reader.izneo.com/read/9782800138084/[0:300]" calcext:value-type="string">
            <text:p>https://reader.izneo.com/read/9782800138084/[0:300]</text:p>
          </table:table-cell>
        </table:table-row>
        <table:table-row table:style-name="ro1">
          <table:table-cell office:value-type="string" calcext:value-type="string">
            <text:p>9782800138206</text:p>
          </table:table-cell>
          <table:table-cell table:formula="of:=[.$B$1]&amp;[.A930]&amp;&quot;/[0:300]&quot;" office:value-type="string" office:string-value="https://reader.izneo.com/read/9782800138206/[0:300]" calcext:value-type="string">
            <text:p>https://reader.izneo.com/read/9782800138206/[0:300]</text:p>
          </table:table-cell>
        </table:table-row>
        <table:table-row table:style-name="ro1">
          <table:table-cell office:value-type="string" calcext:value-type="string">
            <text:p>9782800138268</text:p>
          </table:table-cell>
          <table:table-cell table:formula="of:=[.$B$1]&amp;[.A931]&amp;&quot;/[0:300]&quot;" office:value-type="string" office:string-value="https://reader.izneo.com/read/9782800138268/[0:300]" calcext:value-type="string">
            <text:p>https://reader.izneo.com/read/9782800138268/[0:300]</text:p>
          </table:table-cell>
        </table:table-row>
        <table:table-row table:style-name="ro1">
          <table:table-cell office:value-type="string" calcext:value-type="string">
            <text:p>9782800138282</text:p>
          </table:table-cell>
          <table:table-cell table:formula="of:=[.$B$1]&amp;[.A932]&amp;&quot;/[0:300]&quot;" office:value-type="string" office:string-value="https://reader.izneo.com/read/9782800138282/[0:300]" calcext:value-type="string">
            <text:p>https://reader.izneo.com/read/9782800138282/[0:300]</text:p>
          </table:table-cell>
        </table:table-row>
        <table:table-row table:style-name="ro1">
          <table:table-cell office:value-type="string" calcext:value-type="string">
            <text:p>9782800138329</text:p>
          </table:table-cell>
          <table:table-cell table:formula="of:=[.$B$1]&amp;[.A933]&amp;&quot;/[0:300]&quot;" office:value-type="string" office:string-value="https://reader.izneo.com/read/9782800138329/[0:300]" calcext:value-type="string">
            <text:p>https://reader.izneo.com/read/9782800138329/[0:300]</text:p>
          </table:table-cell>
        </table:table-row>
        <table:table-row table:style-name="ro1">
          <table:table-cell office:value-type="string" calcext:value-type="string">
            <text:p>9782800138336</text:p>
          </table:table-cell>
          <table:table-cell table:formula="of:=[.$B$1]&amp;[.A934]&amp;&quot;/[0:300]&quot;" office:value-type="string" office:string-value="https://reader.izneo.com/read/9782800138336/[0:300]" calcext:value-type="string">
            <text:p>https://reader.izneo.com/read/9782800138336/[0:300]</text:p>
          </table:table-cell>
        </table:table-row>
        <table:table-row table:style-name="ro1">
          <table:table-cell office:value-type="string" calcext:value-type="string">
            <text:p>9782800138367</text:p>
          </table:table-cell>
          <table:table-cell table:formula="of:=[.$B$1]&amp;[.A935]&amp;&quot;/[0:300]&quot;" office:value-type="string" office:string-value="https://reader.izneo.com/read/9782800138367/[0:300]" calcext:value-type="string">
            <text:p>https://reader.izneo.com/read/9782800138367/[0:300]</text:p>
          </table:table-cell>
        </table:table-row>
        <table:table-row table:style-name="ro1">
          <table:table-cell office:value-type="string" calcext:value-type="string">
            <text:p>9782800138374</text:p>
          </table:table-cell>
          <table:table-cell table:formula="of:=[.$B$1]&amp;[.A936]&amp;&quot;/[0:300]&quot;" office:value-type="string" office:string-value="https://reader.izneo.com/read/9782800138374/[0:300]" calcext:value-type="string">
            <text:p>https://reader.izneo.com/read/9782800138374/[0:300]</text:p>
          </table:table-cell>
        </table:table-row>
        <table:table-row table:style-name="ro1">
          <table:table-cell office:value-type="string" calcext:value-type="string">
            <text:p>9782800138442</text:p>
          </table:table-cell>
          <table:table-cell table:formula="of:=[.$B$1]&amp;[.A937]&amp;&quot;/[0:300]&quot;" office:value-type="string" office:string-value="https://reader.izneo.com/read/9782800138442/[0:300]" calcext:value-type="string">
            <text:p>https://reader.izneo.com/read/9782800138442/[0:300]</text:p>
          </table:table-cell>
        </table:table-row>
        <table:table-row table:style-name="ro1">
          <table:table-cell office:value-type="string" calcext:value-type="string">
            <text:p>9782800138473</text:p>
          </table:table-cell>
          <table:table-cell table:formula="of:=[.$B$1]&amp;[.A938]&amp;&quot;/[0:300]&quot;" office:value-type="string" office:string-value="https://reader.izneo.com/read/9782800138473/[0:300]" calcext:value-type="string">
            <text:p>https://reader.izneo.com/read/9782800138473/[0:300]</text:p>
          </table:table-cell>
        </table:table-row>
        <table:table-row table:style-name="ro1">
          <table:table-cell office:value-type="string" calcext:value-type="string">
            <text:p>9782800138589</text:p>
          </table:table-cell>
          <table:table-cell table:formula="of:=[.$B$1]&amp;[.A939]&amp;&quot;/[0:300]&quot;" office:value-type="string" office:string-value="https://reader.izneo.com/read/9782800138589/[0:300]" calcext:value-type="string">
            <text:p>https://reader.izneo.com/read/9782800138589/[0:300]</text:p>
          </table:table-cell>
        </table:table-row>
        <table:table-row table:style-name="ro1">
          <table:table-cell office:value-type="string" calcext:value-type="string">
            <text:p>9782800138619</text:p>
          </table:table-cell>
          <table:table-cell table:formula="of:=[.$B$1]&amp;[.A940]&amp;&quot;/[0:300]&quot;" office:value-type="string" office:string-value="https://reader.izneo.com/read/9782800138619/[0:300]" calcext:value-type="string">
            <text:p>https://reader.izneo.com/read/9782800138619/[0:300]</text:p>
          </table:table-cell>
        </table:table-row>
        <table:table-row table:style-name="ro1">
          <table:table-cell office:value-type="string" calcext:value-type="string">
            <text:p>9782800138640</text:p>
          </table:table-cell>
          <table:table-cell table:formula="of:=[.$B$1]&amp;[.A941]&amp;&quot;/[0:300]&quot;" office:value-type="string" office:string-value="https://reader.izneo.com/read/9782800138640/[0:300]" calcext:value-type="string">
            <text:p>https://reader.izneo.com/read/9782800138640/[0:300]</text:p>
          </table:table-cell>
        </table:table-row>
        <table:table-row table:style-name="ro1">
          <table:table-cell office:value-type="string" calcext:value-type="string">
            <text:p>9782800138657</text:p>
          </table:table-cell>
          <table:table-cell table:formula="of:=[.$B$1]&amp;[.A942]&amp;&quot;/[0:300]&quot;" office:value-type="string" office:string-value="https://reader.izneo.com/read/9782800138657/[0:300]" calcext:value-type="string">
            <text:p>https://reader.izneo.com/read/9782800138657/[0:300]</text:p>
          </table:table-cell>
        </table:table-row>
        <table:table-row table:style-name="ro1">
          <table:table-cell office:value-type="string" calcext:value-type="string">
            <text:p>9782800138749</text:p>
          </table:table-cell>
          <table:table-cell table:formula="of:=[.$B$1]&amp;[.A943]&amp;&quot;/[0:300]&quot;" office:value-type="string" office:string-value="https://reader.izneo.com/read/9782800138749/[0:300]" calcext:value-type="string">
            <text:p>https://reader.izneo.com/read/9782800138749/[0:300]</text:p>
          </table:table-cell>
        </table:table-row>
        <table:table-row table:style-name="ro1">
          <table:table-cell office:value-type="string" calcext:value-type="string">
            <text:p>9782800138763</text:p>
          </table:table-cell>
          <table:table-cell table:formula="of:=[.$B$1]&amp;[.A944]&amp;&quot;/[0:300]&quot;" office:value-type="string" office:string-value="https://reader.izneo.com/read/9782800138763/[0:300]" calcext:value-type="string">
            <text:p>https://reader.izneo.com/read/9782800138763/[0:300]</text:p>
          </table:table-cell>
        </table:table-row>
        <table:table-row table:style-name="ro1">
          <table:table-cell office:value-type="string" calcext:value-type="string">
            <text:p>9782800138794</text:p>
          </table:table-cell>
          <table:table-cell table:formula="of:=[.$B$1]&amp;[.A945]&amp;&quot;/[0:300]&quot;" office:value-type="string" office:string-value="https://reader.izneo.com/read/9782800138794/[0:300]" calcext:value-type="string">
            <text:p>https://reader.izneo.com/read/9782800138794/[0:300]</text:p>
          </table:table-cell>
        </table:table-row>
        <table:table-row table:style-name="ro1">
          <table:table-cell office:value-type="string" calcext:value-type="string">
            <text:p>9782800138800</text:p>
          </table:table-cell>
          <table:table-cell table:formula="of:=[.$B$1]&amp;[.A946]&amp;&quot;/[0:300]&quot;" office:value-type="string" office:string-value="https://reader.izneo.com/read/9782800138800/[0:300]" calcext:value-type="string">
            <text:p>https://reader.izneo.com/read/9782800138800/[0:300]</text:p>
          </table:table-cell>
        </table:table-row>
        <table:table-row table:style-name="ro1">
          <table:table-cell office:value-type="string" calcext:value-type="string">
            <text:p>9782800138824</text:p>
          </table:table-cell>
          <table:table-cell table:formula="of:=[.$B$1]&amp;[.A947]&amp;&quot;/[0:300]&quot;" office:value-type="string" office:string-value="https://reader.izneo.com/read/9782800138824/[0:300]" calcext:value-type="string">
            <text:p>https://reader.izneo.com/read/9782800138824/[0:300]</text:p>
          </table:table-cell>
        </table:table-row>
        <table:table-row table:style-name="ro1">
          <table:table-cell office:value-type="string" calcext:value-type="string">
            <text:p>9782800138862</text:p>
          </table:table-cell>
          <table:table-cell table:formula="of:=[.$B$1]&amp;[.A948]&amp;&quot;/[0:300]&quot;" office:value-type="string" office:string-value="https://reader.izneo.com/read/9782800138862/[0:300]" calcext:value-type="string">
            <text:p>https://reader.izneo.com/read/9782800138862/[0:300]</text:p>
          </table:table-cell>
        </table:table-row>
        <table:table-row table:style-name="ro1">
          <table:table-cell office:value-type="string" calcext:value-type="string">
            <text:p>9782800138909</text:p>
          </table:table-cell>
          <table:table-cell table:formula="of:=[.$B$1]&amp;[.A949]&amp;&quot;/[0:300]&quot;" office:value-type="string" office:string-value="https://reader.izneo.com/read/9782800138909/[0:300]" calcext:value-type="string">
            <text:p>https://reader.izneo.com/read/9782800138909/[0:300]</text:p>
          </table:table-cell>
        </table:table-row>
        <table:table-row table:style-name="ro1">
          <table:table-cell office:value-type="string" calcext:value-type="string">
            <text:p>9782800138923</text:p>
          </table:table-cell>
          <table:table-cell table:formula="of:=[.$B$1]&amp;[.A950]&amp;&quot;/[0:300]&quot;" office:value-type="string" office:string-value="https://reader.izneo.com/read/9782800138923/[0:300]" calcext:value-type="string">
            <text:p>https://reader.izneo.com/read/9782800138923/[0:300]</text:p>
          </table:table-cell>
        </table:table-row>
        <table:table-row table:style-name="ro1">
          <table:table-cell office:value-type="string" calcext:value-type="string">
            <text:p>9782800138947</text:p>
          </table:table-cell>
          <table:table-cell table:formula="of:=[.$B$1]&amp;[.A951]&amp;&quot;/[0:300]&quot;" office:value-type="string" office:string-value="https://reader.izneo.com/read/9782800138947/[0:300]" calcext:value-type="string">
            <text:p>https://reader.izneo.com/read/9782800138947/[0:300]</text:p>
          </table:table-cell>
        </table:table-row>
        <table:table-row table:style-name="ro1">
          <table:table-cell office:value-type="string" calcext:value-type="string">
            <text:p>9782800138954</text:p>
          </table:table-cell>
          <table:table-cell table:formula="of:=[.$B$1]&amp;[.A952]&amp;&quot;/[0:300]&quot;" office:value-type="string" office:string-value="https://reader.izneo.com/read/9782800138954/[0:300]" calcext:value-type="string">
            <text:p>https://reader.izneo.com/read/9782800138954/[0:300]</text:p>
          </table:table-cell>
        </table:table-row>
        <table:table-row table:style-name="ro1">
          <table:table-cell office:value-type="string" calcext:value-type="string">
            <text:p>9782800139128</text:p>
          </table:table-cell>
          <table:table-cell table:formula="of:=[.$B$1]&amp;[.A953]&amp;&quot;/[0:300]&quot;" office:value-type="string" office:string-value="https://reader.izneo.com/read/9782800139128/[0:300]" calcext:value-type="string">
            <text:p>https://reader.izneo.com/read/9782800139128/[0:300]</text:p>
          </table:table-cell>
        </table:table-row>
        <table:table-row table:style-name="ro1">
          <table:table-cell office:value-type="string" calcext:value-type="string">
            <text:p>9782800139135</text:p>
          </table:table-cell>
          <table:table-cell table:formula="of:=[.$B$1]&amp;[.A954]&amp;&quot;/[0:300]&quot;" office:value-type="string" office:string-value="https://reader.izneo.com/read/9782800139135/[0:300]" calcext:value-type="string">
            <text:p>https://reader.izneo.com/read/9782800139135/[0:300]</text:p>
          </table:table-cell>
        </table:table-row>
        <table:table-row table:style-name="ro1">
          <table:table-cell office:value-type="string" calcext:value-type="string">
            <text:p>9782800139203</text:p>
          </table:table-cell>
          <table:table-cell table:formula="of:=[.$B$1]&amp;[.A955]&amp;&quot;/[0:300]&quot;" office:value-type="string" office:string-value="https://reader.izneo.com/read/9782800139203/[0:300]" calcext:value-type="string">
            <text:p>https://reader.izneo.com/read/9782800139203/[0:300]</text:p>
          </table:table-cell>
        </table:table-row>
        <table:table-row table:style-name="ro1">
          <table:table-cell office:value-type="string" calcext:value-type="string">
            <text:p>9782800139272</text:p>
          </table:table-cell>
          <table:table-cell table:formula="of:=[.$B$1]&amp;[.A956]&amp;&quot;/[0:300]&quot;" office:value-type="string" office:string-value="https://reader.izneo.com/read/9782800139272/[0:300]" calcext:value-type="string">
            <text:p>https://reader.izneo.com/read/9782800139272/[0:300]</text:p>
          </table:table-cell>
        </table:table-row>
        <table:table-row table:style-name="ro1">
          <table:table-cell office:value-type="string" calcext:value-type="string">
            <text:p>9782800139296</text:p>
          </table:table-cell>
          <table:table-cell table:formula="of:=[.$B$1]&amp;[.A957]&amp;&quot;/[0:300]&quot;" office:value-type="string" office:string-value="https://reader.izneo.com/read/9782800139296/[0:300]" calcext:value-type="string">
            <text:p>https://reader.izneo.com/read/9782800139296/[0:300]</text:p>
          </table:table-cell>
        </table:table-row>
        <table:table-row table:style-name="ro1">
          <table:table-cell office:value-type="string" calcext:value-type="string">
            <text:p>9782800139326</text:p>
          </table:table-cell>
          <table:table-cell table:formula="of:=[.$B$1]&amp;[.A958]&amp;&quot;/[0:300]&quot;" office:value-type="string" office:string-value="https://reader.izneo.com/read/9782800139326/[0:300]" calcext:value-type="string">
            <text:p>https://reader.izneo.com/read/9782800139326/[0:300]</text:p>
          </table:table-cell>
        </table:table-row>
        <table:table-row table:style-name="ro1">
          <table:table-cell office:value-type="string" calcext:value-type="string">
            <text:p>9782800139357</text:p>
          </table:table-cell>
          <table:table-cell table:formula="of:=[.$B$1]&amp;[.A959]&amp;&quot;/[0:300]&quot;" office:value-type="string" office:string-value="https://reader.izneo.com/read/9782800139357/[0:300]" calcext:value-type="string">
            <text:p>https://reader.izneo.com/read/9782800139357/[0:300]</text:p>
          </table:table-cell>
        </table:table-row>
        <table:table-row table:style-name="ro1">
          <table:table-cell office:value-type="string" calcext:value-type="string">
            <text:p>9782800139364</text:p>
          </table:table-cell>
          <table:table-cell table:formula="of:=[.$B$1]&amp;[.A960]&amp;&quot;/[0:300]&quot;" office:value-type="string" office:string-value="https://reader.izneo.com/read/9782800139364/[0:300]" calcext:value-type="string">
            <text:p>https://reader.izneo.com/read/9782800139364/[0:300]</text:p>
          </table:table-cell>
        </table:table-row>
        <table:table-row table:style-name="ro1">
          <table:table-cell office:value-type="string" calcext:value-type="string">
            <text:p>9782800139470</text:p>
          </table:table-cell>
          <table:table-cell table:formula="of:=[.$B$1]&amp;[.A961]&amp;&quot;/[0:300]&quot;" office:value-type="string" office:string-value="https://reader.izneo.com/read/9782800139470/[0:300]" calcext:value-type="string">
            <text:p>https://reader.izneo.com/read/9782800139470/[0:300]</text:p>
          </table:table-cell>
        </table:table-row>
        <table:table-row table:style-name="ro1">
          <table:table-cell office:value-type="string" calcext:value-type="string">
            <text:p>9782800139586</text:p>
          </table:table-cell>
          <table:table-cell table:formula="of:=[.$B$1]&amp;[.A962]&amp;&quot;/[0:300]&quot;" office:value-type="string" office:string-value="https://reader.izneo.com/read/9782800139586/[0:300]" calcext:value-type="string">
            <text:p>https://reader.izneo.com/read/9782800139586/[0:300]</text:p>
          </table:table-cell>
        </table:table-row>
        <table:table-row table:style-name="ro1">
          <table:table-cell office:value-type="string" calcext:value-type="string">
            <text:p>9782800139593</text:p>
          </table:table-cell>
          <table:table-cell table:formula="of:=[.$B$1]&amp;[.A963]&amp;&quot;/[0:300]&quot;" office:value-type="string" office:string-value="https://reader.izneo.com/read/9782800139593/[0:300]" calcext:value-type="string">
            <text:p>https://reader.izneo.com/read/9782800139593/[0:300]</text:p>
          </table:table-cell>
        </table:table-row>
        <table:table-row table:style-name="ro1">
          <table:table-cell office:value-type="string" calcext:value-type="string">
            <text:p>9782800139760</text:p>
          </table:table-cell>
          <table:table-cell table:formula="of:=[.$B$1]&amp;[.A964]&amp;&quot;/[0:300]&quot;" office:value-type="string" office:string-value="https://reader.izneo.com/read/9782800139760/[0:300]" calcext:value-type="string">
            <text:p>https://reader.izneo.com/read/9782800139760/[0:300]</text:p>
          </table:table-cell>
        </table:table-row>
        <table:table-row table:style-name="ro1">
          <table:table-cell office:value-type="string" calcext:value-type="string">
            <text:p>9782800139913</text:p>
          </table:table-cell>
          <table:table-cell table:formula="of:=[.$B$1]&amp;[.A965]&amp;&quot;/[0:300]&quot;" office:value-type="string" office:string-value="https://reader.izneo.com/read/9782800139913/[0:300]" calcext:value-type="string">
            <text:p>https://reader.izneo.com/read/9782800139913/[0:300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00/00/0000</text:date>, <text:time style:data-style-name="N2" text:time-value="07:52:51.35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oum </meta:initial-creator>
    <meta:creation-date>2017-11-06T12:57:11.198043000</meta:creation-date>
    <dc:date>2017-11-11T20:12:59.182000000</dc:date>
    <meta:editing-duration>PT13H20M23S</meta:editing-duration>
    <meta:editing-cycles>17</meta:editing-cycles>
    <meta:generator>LibreOffice/5.2.6.2$Windows_x86 LibreOffice_project/a3100ed2409ebf1c212f5048fbe377c281438fdc</meta:generator>
    <meta:document-statistic meta:table-count="1" meta:cell-count="1927" meta:object-count="0"/>
  </office:meta>
</office:document-meta>
</file>